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8.634cm"/>
    </style:style>
    <style:style style:name="co3" style:family="table-column">
      <style:table-column-properties fo:break-before="auto" style:column-width="13.353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15.51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>
            <text:p>t_nr</text:p>
          </table:table-cell>
          <table:table-cell office:value-type="string">
            <text:p>vejnavn</text:p>
          </table:table-cell>
          <table:table-cell office:value-type="string">
            <text:p>beskrivelse</text:p>
          </table:table-cell>
          <table:table-cell office:value-type="string">
            <text:p>husnummer</text:p>
          </table:table-cell>
          <table:table-cell office:value-type="string">
            <text:p>taellested</text:p>
          </table:table-cell>
          <table:table-cell office:value-type="string">
            <text:p>kode</text:p>
          </table:table-cell>
          <table:table-cell office:value-type="string">
            <text:p>ktj</text:p>
          </table:table-cell>
          <table:table-cell office:value-type="string">
            <text:p>tung_pct</text:p>
          </table:table-cell>
          <table:table-cell office:value-type="string">
            <text:p>aadt_koret</text:p>
          </table:table-cell>
          <table:table-cell office:value-type="string">
            <text:p>hvdt_koret</text:p>
          </table:table-cell>
          <table:table-cell office:value-type="string">
            <text:p>cykler</text:p>
          </table:table-cell>
          <table:table-cell office:value-type="string">
            <text:p>aadt_cykle</text:p>
          </table:table-cell>
          <table:table-cell office:value-type="string">
            <text:p>hvdt_cykle</text:p>
          </table:table-cell>
          <table:table-cell office:value-type="string">
            <text:p>aar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.C. Andersens Boulevard</text:p>
          </table:table-cell>
          <table:table-cell office:value-type="string">
            <text:p>sydøst for Jarmers Plads</text:p>
          </table:table-cell>
          <table:table-cell office:value-type="string">
            <text:p>4 eller 5A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3394">
            <text:p>43394</text:p>
          </table:table-cell>
          <table:table-cell office:value-type="string">
            <text:p>3,5</text:p>
          </table:table-cell>
          <table:table-cell office:value-type="float" office:value="50800">
            <text:p>50800</text:p>
          </table:table-cell>
          <table:table-cell office:value-type="float" office:value="56800">
            <text:p>56800</text:p>
          </table:table-cell>
          <table:table-cell office:value-type="float" office:value="18484">
            <text:p>18484</text:p>
          </table:table-cell>
          <table:table-cell office:value-type="float" office:value="19000">
            <text:p>19000</text:p>
          </table:table-cell>
          <table:table-cell office:value-type="float" office:value="22600">
            <text:p>22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0p9Jdxn5E.pdf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redgade</text:p>
          </table:table-cell>
          <table:table-cell office:value-type="string">
            <text:p>nord for Kongens Nytorv</text:p>
          </table:table-cell>
          <table:table-cell office:value-type="string">
            <text:p>3 eller 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0713">
            <text:p>10713</text:p>
          </table:table-cell>
          <table:table-cell office:value-type="string">
            <text:p>4,6</text:p>
          </table:table-cell>
          <table:table-cell office:value-type="float" office:value="12500">
            <text:p>12500</text:p>
          </table:table-cell>
          <table:table-cell office:value-type="float" office:value="14000">
            <text:p>14000</text:p>
          </table:table-cell>
          <table:table-cell office:value-type="float" office:value="4214">
            <text:p>4214</text:p>
          </table:table-cell>
          <table:table-cell office:value-type="float" office:value="4300">
            <text:p>4300</text:p>
          </table:table-cell>
          <table:table-cell office:value-type="float" office:value="5100">
            <text:p>5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6lsEBGl96.pdf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ristian d. IV's Bro</text:p>
          </table:table-cell>
          <table:table-cell office:value-type="string">
            <text:p>syd for Niels Juels Gade</text:p>
          </table:table-cell>
          <table:table-cell office:value-type="string">
            <text:p>ingen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2435">
            <text:p>12435</text:p>
          </table:table-cell>
          <table:table-cell office:value-type="string">
            <text:p>0,1</text:p>
          </table:table-cell>
          <table:table-cell office:value-type="float" office:value="14500">
            <text:p>14500</text:p>
          </table:table-cell>
          <table:table-cell office:value-type="float" office:value="16300">
            <text:p>16300</text:p>
          </table:table-cell>
          <table:table-cell office:value-type="float" office:value="2201">
            <text:p>2201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XuB4TiN4o.pdf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ronning Louises Bro</text:p>
          </table:table-cell>
          <table:table-cell office:value-type="string">
            <text:p>øst for Nørrebrogade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5123">
            <text:p>5123</text:p>
          </table:table-cell>
          <table:table-cell office:value-type="string">
            <text:p>14,4</text:p>
          </table:table-cell>
          <table:table-cell office:value-type="float" office:value="6000">
            <text:p>6000</text:p>
          </table:table-cell>
          <table:table-cell office:value-type="float" office:value="6700">
            <text:p>6700</text:p>
          </table:table-cell>
          <table:table-cell office:value-type="float" office:value="34942">
            <text:p>34942</text:p>
          </table:table-cell>
          <table:table-cell office:value-type="float" office:value="36000">
            <text:p>36000</text:p>
          </table:table-cell>
          <table:table-cell office:value-type="float" office:value="42600">
            <text:p>42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x66gHJBhm.pdf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ampmannsgade</text:p>
          </table:table-cell>
          <table:table-cell office:value-type="string">
            <text:p>ud for søerne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5706">
            <text:p>5706</text:p>
          </table:table-cell>
          <table:table-cell office:value-type="string">
            <text:p>2,6</text:p>
          </table:table-cell>
          <table:table-cell office:value-type="float" office:value="6700">
            <text:p>6700</text:p>
          </table:table-cell>
          <table:table-cell office:value-type="float" office:value="7500">
            <text:p>7500</text:p>
          </table:table-cell>
          <table:table-cell office:value-type="float" office:value="7330">
            <text:p>7330</text:p>
          </table:table-cell>
          <table:table-cell office:value-type="float" office:value="7500">
            <text:p>7500</text:p>
          </table:table-cell>
          <table:table-cell office:value-type="float" office:value="8900">
            <text:p>8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JOMoOvjx3.pdf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llebjergvej</text:p>
          </table:table-cell>
          <table:table-cell office:value-type="string">
            <text:p>øst for Poppelstykket</text:p>
          </table:table-cell>
          <table:table-cell office:value-type="string">
            <text:p>138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30647">
            <text:p>30647</text:p>
          </table:table-cell>
          <table:table-cell office:value-type="string">
            <text:p>4,0</text:p>
          </table:table-cell>
          <table:table-cell office:value-type="float" office:value="35900">
            <text:p>35900</text:p>
          </table:table-cell>
          <table:table-cell office:value-type="float" office:value="40100">
            <text:p>40100</text:p>
          </table:table-cell>
          <table:table-cell office:value-type="float" office:value="2282">
            <text:p>2282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bluyB4K60.pdf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nglandsvej</text:p>
          </table:table-cell>
          <table:table-cell office:value-type="string">
            <text:p>nord for Følfodvej</text:p>
          </table:table-cell>
          <table:table-cell office:value-type="string">
            <text:p>229 eller 230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1226">
            <text:p>11226</text:p>
          </table:table-cell>
          <table:table-cell office:value-type="string">
            <text:p>1,7</text:p>
          </table:table-cell>
          <table:table-cell office:value-type="float" office:value="13100">
            <text:p>13100</text:p>
          </table:table-cell>
          <table:table-cell office:value-type="float" office:value="14700">
            <text:p>14700</text:p>
          </table:table-cell>
          <table:table-cell office:value-type="float" office:value="1758">
            <text:p>1758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GVR23BBbu.pdf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arvergade</text:p>
          </table:table-cell>
          <table:table-cell office:value-type="string">
            <text:p>nordøst for Rådhuspladsen</text:p>
          </table:table-cell>
          <table:table-cell office:value-type="string">
            <text:p>6 eller 1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00">
            <text:p>1400</text:p>
          </table:table-cell>
          <table:table-cell office:value-type="string">
            <text:p>2,5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P0wKTrElo1.pdf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rederiksborggade</text:p>
          </table:table-cell>
          <table:table-cell office:value-type="string">
            <text:p>øst for Nørre Voldgade</text:p>
          </table:table-cell>
          <table:table-cell office:value-type="string">
            <text:p>1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MTGMgvdLo.pdf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rederiksborggade</text:p>
          </table:table-cell>
          <table:table-cell office:value-type="string">
            <text:p>sydøst for Søtorvet</text:p>
          </table:table-cell>
          <table:table-cell office:value-type="string">
            <text:p>43 eller 5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886">
            <text:p>4886</text:p>
          </table:table-cell>
          <table:table-cell office:value-type="string">
            <text:p>13,2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15845">
            <text:p>15845</text:p>
          </table:table-cell>
          <table:table-cell office:value-type="float" office:value="16300">
            <text:p>16300</text:p>
          </table:table-cell>
          <table:table-cell office:value-type="float" office:value="19300">
            <text:p>19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PExnGkDZa.pdf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rederiksborgvej</text:p>
          </table:table-cell>
          <table:table-cell office:value-type="string">
            <text:p>syd for Gladsaxevej</text:p>
          </table:table-cell>
          <table:table-cell office:value-type="string">
            <text:p>221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3182">
            <text:p>13182</text:p>
          </table:table-cell>
          <table:table-cell office:value-type="string">
            <text:p>3,4</text:p>
          </table:table-cell>
          <table:table-cell office:value-type="float" office:value="15400">
            <text:p>15400</text:p>
          </table:table-cell>
          <table:table-cell office:value-type="float" office:value="17300">
            <text:p>17300</text:p>
          </table:table-cell>
          <table:table-cell office:value-type="float" office:value="4313">
            <text:p>4313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X7paR8s4B.pdf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rederikssundsvej</text:p>
          </table:table-cell>
          <table:table-cell office:value-type="string">
            <text:p>ved fæstningsvolden</text:p>
          </table:table-cell>
          <table:table-cell office:value-type="string">
            <text:p>356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6873">
            <text:p>16873</text:p>
          </table:table-cell>
          <table:table-cell office:value-type="string">
            <text:p>3,1</text:p>
          </table:table-cell>
          <table:table-cell office:value-type="float" office:value="19700">
            <text:p>19700</text:p>
          </table:table-cell>
          <table:table-cell office:value-type="float" office:value="22100">
            <text:p>22100</text:p>
          </table:table-cell>
          <table:table-cell office:value-type="float" office:value="2964">
            <text:p>2964</text:p>
          </table:table-cell>
          <table:table-cell office:value-type="float" office:value="3100">
            <text:p>3100</text:p>
          </table:table-cell>
          <table:table-cell office:value-type="float" office:value="3600">
            <text:p>3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9C3xQnToN.pdf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l. Køge Landevej</text:p>
          </table:table-cell>
          <table:table-cell office:value-type="string">
            <text:p>syd for Vigerslevvej</text:p>
          </table:table-cell>
          <table:table-cell office:value-type="string">
            <text:p>220A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2358">
            <text:p>12358</text:p>
          </table:table-cell>
          <table:table-cell office:value-type="string">
            <text:p>5,1</text:p>
          </table:table-cell>
          <table:table-cell office:value-type="float" office:value="14500">
            <text:p>14500</text:p>
          </table:table-cell>
          <table:table-cell office:value-type="float" office:value="16200">
            <text:p>16200</text:p>
          </table:table-cell>
          <table:table-cell office:value-type="float" office:value="2744">
            <text:p>2744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hACh8CSu9.pdf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othersgade</text:p>
          </table:table-cell>
          <table:table-cell office:value-type="string">
            <text:p>sydøst for Søtorvet</text:p>
          </table:table-cell>
          <table:table-cell office:value-type="string">
            <text:p>160 eller 175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137">
            <text:p>4137</text:p>
          </table:table-cell>
          <table:table-cell office:value-type="string">
            <text:p>2,0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office:value-type="float" office:value="10958">
            <text:p>10958</text:p>
          </table:table-cell>
          <table:table-cell office:value-type="float" office:value="11300">
            <text:p>11300</text:p>
          </table:table-cell>
          <table:table-cell office:value-type="float" office:value="13400">
            <text:p>13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7UxVwymtu.pdf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røndals Parkvej</text:p>
          </table:table-cell>
          <table:table-cell office:value-type="string">
            <text:p>nord for Peter Bangs Vej</text:p>
          </table:table-cell>
          <table:table-cell office:value-type="string">
            <text:p>ingen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4536">
            <text:p>14536</text:p>
          </table:table-cell>
          <table:table-cell office:value-type="string">
            <text:p>4,0</text:p>
          </table:table-cell>
          <table:table-cell office:value-type="float" office:value="17000">
            <text:p>17000</text:p>
          </table:table-cell>
          <table:table-cell office:value-type="float" office:value="19000">
            <text:p>19000</text:p>
          </table:table-cell>
          <table:table-cell office:value-type="float" office:value="2077">
            <text:p>2077</text:p>
          </table:table-cell>
          <table:table-cell office:value-type="float" office:value="2100">
            <text:p>2100</text:p>
          </table:table-cell>
          <table:table-cell office:value-type="float" office:value="2500">
            <text:p>2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xwZ1DKFSk.pdf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yldenløvesgade</text:p>
          </table:table-cell>
          <table:table-cell office:value-type="string">
            <text:p>ud for Søpavillonen</text:p>
          </table:table-cell>
          <table:table-cell office:value-type="string">
            <text:p>24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43135">
            <text:p>43135</text:p>
          </table:table-cell>
          <table:table-cell office:value-type="string">
            <text:p>3,3</text:p>
          </table:table-cell>
          <table:table-cell office:value-type="float" office:value="50500">
            <text:p>50500</text:p>
          </table:table-cell>
          <table:table-cell office:value-type="float" office:value="56500">
            <text:p>56500</text:p>
          </table:table-cell>
          <table:table-cell office:value-type="float" office:value="26076">
            <text:p>26076</text:p>
          </table:table-cell>
          <table:table-cell office:value-type="float" office:value="26900">
            <text:p>26900</text:p>
          </table:table-cell>
          <table:table-cell office:value-type="float" office:value="31800">
            <text:p>3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lUj7a5AO8.pdf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Hareskov motorvej</text:p>
          </table:table-cell>
          <table:table-cell office:value-type="string">
            <text:p>tælles på bro over Ruten</text:p>
          </table:table-cell>
          <table:table-cell office:value-type="string">
            <text:p/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43973">
            <text:p>43973</text:p>
          </table:table-cell>
          <table:table-cell office:value-type="string">
            <text:p>1,3</text:p>
          </table:table-cell>
          <table:table-cell office:value-type="float" office:value="51400">
            <text:p>51400</text:p>
          </table:table-cell>
          <table:table-cell office:value-type="float" office:value="57600">
            <text:p>57600</text:p>
          </table:table-cell>
          <table:table-cell office:value-type="float" office:value="4940">
            <text:p>4940</text:p>
          </table:table-cell>
          <table:table-cell office:value-type="float" office:value="5100">
            <text:p>5100</text:p>
          </table:table-cell>
          <table:table-cell office:value-type="float" office:value="6000">
            <text:p>6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cy9XKPgWQ.pdf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Hillerødgade</text:p>
          </table:table-cell>
          <table:table-cell office:value-type="string">
            <text:p>vest for Borups Allé</text:p>
          </table:table-cell>
          <table:table-cell office:value-type="string">
            <text:p>89 eller 112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4143">
            <text:p>14143</text:p>
          </table:table-cell>
          <table:table-cell office:value-type="string">
            <text:p>2,6</text:p>
          </table:table-cell>
          <table:table-cell office:value-type="float" office:value="16500">
            <text:p>16500</text:p>
          </table:table-cell>
          <table:table-cell office:value-type="float" office:value="18500">
            <text:p>18500</text:p>
          </table:table-cell>
          <table:table-cell office:value-type="float" office:value="3572">
            <text:p>3572</text:p>
          </table:table-cell>
          <table:table-cell office:value-type="float" office:value="3700">
            <text:p>3700</text:p>
          </table:table-cell>
          <table:table-cell office:value-type="float" office:value="4400">
            <text:p>4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c8TFPYDD0.pdf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agtvej</text:p>
          </table:table-cell>
          <table:table-cell office:value-type="string">
            <text:p>syd for Nørrebrogade</text:p>
          </table:table-cell>
          <table:table-cell office:value-type="string">
            <text:p>69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3891">
            <text:p>13891</text:p>
          </table:table-cell>
          <table:table-cell office:value-type="string">
            <text:p>3,8</text:p>
          </table:table-cell>
          <table:table-cell office:value-type="float" office:value="16300">
            <text:p>16300</text:p>
          </table:table-cell>
          <table:table-cell office:value-type="float" office:value="18200">
            <text:p>18200</text:p>
          </table:table-cell>
          <table:table-cell office:value-type="float" office:value="15579">
            <text:p>15579</text:p>
          </table:table-cell>
          <table:table-cell office:value-type="float" office:value="16000">
            <text:p>16000</text:p>
          </table:table-cell>
          <table:table-cell office:value-type="float" office:value="19000">
            <text:p>19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q7d5PwcBd.pdf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yllingevej</text:p>
          </table:table-cell>
          <table:table-cell office:value-type="string">
            <text:p>vest for Tudskærvej</text:p>
          </table:table-cell>
          <table:table-cell office:value-type="string">
            <text:p>125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25828">
            <text:p>25828</text:p>
          </table:table-cell>
          <table:table-cell office:value-type="string">
            <text:p>3,0</text:p>
          </table:table-cell>
          <table:table-cell office:value-type="float" office:value="30200">
            <text:p>30200</text:p>
          </table:table-cell>
          <table:table-cell office:value-type="float" office:value="33800">
            <text:p>33800</text:p>
          </table:table-cell>
          <table:table-cell office:value-type="float" office:value="1863">
            <text:p>1863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zk5gA1LNl.pdf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Kalvebod Brygge</text:p>
          </table:table-cell>
          <table:table-cell office:value-type="string">
            <text:p>sydvest for Bernstorffgade</text:p>
          </table:table-cell>
          <table:table-cell office:value-type="string">
            <text:p>37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31866">
            <text:p>31866</text:p>
          </table:table-cell>
          <table:table-cell office:value-type="string">
            <text:p>5,3</text:p>
          </table:table-cell>
          <table:table-cell office:value-type="float" office:value="37300">
            <text:p>37300</text:p>
          </table:table-cell>
          <table:table-cell office:value-type="float" office:value="41700">
            <text:p>41700</text:p>
          </table:table-cell>
          <table:table-cell office:value-type="float" office:value="2713">
            <text:p>2713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dV7ZpJUMb.pdf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Knippelsbro</text:p>
          </table:table-cell>
          <table:table-cell office:value-type="string">
            <text:p>nord for Torvegade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18986">
            <text:p>18986</text:p>
          </table:table-cell>
          <table:table-cell office:value-type="string">
            <text:p>6,2</text:p>
          </table:table-cell>
          <table:table-cell office:value-type="float" office:value="22200">
            <text:p>22200</text:p>
          </table:table-cell>
          <table:table-cell office:value-type="float" office:value="24900">
            <text:p>24900</text:p>
          </table:table-cell>
          <table:table-cell office:value-type="float" office:value="33964">
            <text:p>33964</text:p>
          </table:table-cell>
          <table:table-cell office:value-type="float" office:value="35000">
            <text:p>35000</text:p>
          </table:table-cell>
          <table:table-cell office:value-type="float" office:value="41400">
            <text:p>41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kbMyjclc6.pdf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Kristen Bernikows Gade</text:p>
          </table:table-cell>
          <table:table-cell office:value-type="string">
            <text:p>nordvest for Østergade</text:p>
          </table:table-cell>
          <table:table-cell office:value-type="string">
            <text:p>2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900">
            <text:p>4900</text:p>
          </table:table-cell>
          <table:table-cell office:value-type="string">
            <text:p>7,4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12300">
            <text:p>12300</text:p>
          </table:table-cell>
          <table:table-cell office:value-type="float" office:value="12700">
            <text:p>12700</text:p>
          </table:table-cell>
          <table:table-cell office:value-type="float" office:value="15000">
            <text:p>15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El5a8n9Tm.pdf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angebro</text:p>
          </table:table-cell>
          <table:table-cell office:value-type="string">
            <text:p>vest for Amager Boulevard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46218">
            <text:p>46218</text:p>
          </table:table-cell>
          <table:table-cell office:value-type="string">
            <text:p>4,0</text:p>
          </table:table-cell>
          <table:table-cell office:value-type="float" office:value="54100">
            <text:p>54100</text:p>
          </table:table-cell>
          <table:table-cell office:value-type="float" office:value="60500">
            <text:p>60500</text:p>
          </table:table-cell>
          <table:table-cell office:value-type="float" office:value="28056">
            <text:p>28056</text:p>
          </table:table-cell>
          <table:table-cell office:value-type="float" office:value="28900">
            <text:p>28900</text:p>
          </table:table-cell>
          <table:table-cell office:value-type="float" office:value="34200">
            <text:p>34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qzPAwBDVI.pdf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angebro</text:p>
          </table:table-cell>
          <table:table-cell office:value-type="string">
            <text:p>vest for Amager Boulevard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46218">
            <text:p>46218</text:p>
          </table:table-cell>
          <table:table-cell office:value-type="string">
            <text:p>4,0</text:p>
          </table:table-cell>
          <table:table-cell office:value-type="float" office:value="54100">
            <text:p>54100</text:p>
          </table:table-cell>
          <table:table-cell office:value-type="float" office:value="60500">
            <text:p>60500</text:p>
          </table:table-cell>
          <table:table-cell office:value-type="float" office:value="28056">
            <text:p>28056</text:p>
          </table:table-cell>
          <table:table-cell office:value-type="float" office:value="28900">
            <text:p>28900</text:p>
          </table:table-cell>
          <table:table-cell office:value-type="float" office:value="34200">
            <text:p>34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qzPAwBDVI.pdf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Lyngbyvej</text:p>
          </table:table-cell>
          <table:table-cell office:value-type="string">
            <text:p>ved Emdrupvej</text:p>
          </table:table-cell>
          <table:table-cell office:value-type="string">
            <text:p>144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53668">
            <text:p>53668</text:p>
          </table:table-cell>
          <table:table-cell office:value-type="string">
            <text:p>1,6</text:p>
          </table:table-cell>
          <table:table-cell office:value-type="float" office:value="62800">
            <text:p>62800</text:p>
          </table:table-cell>
          <table:table-cell office:value-type="float" office:value="70300">
            <text:p>703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3zOpVUJTQ.pdf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Nørre Allé</text:p>
          </table:table-cell>
          <table:table-cell office:value-type="string">
            <text:p>syd for Universitetsparken</text:p>
          </table:table-cell>
          <table:table-cell office:value-type="string">
            <text:p>ingen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6300">
            <text:p>26300</text:p>
          </table:table-cell>
          <table:table-cell office:value-type="string">
            <text:p>3,2</text:p>
          </table:table-cell>
          <table:table-cell office:value-type="float" office:value="30800">
            <text:p>30800</text:p>
          </table:table-cell>
          <table:table-cell office:value-type="float" office:value="34500">
            <text:p>34500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10400">
            <text:p>104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ZbFzACygkn.pdf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Nørregade</text:p>
          </table:table-cell>
          <table:table-cell office:value-type="string">
            <text:p>sydøst for Nørre Voldgade</text:p>
          </table:table-cell>
          <table:table-cell office:value-type="string">
            <text:p>40 eller 49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gmvuIBFZX.pdf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Nørre Voldgade</text:p>
          </table:table-cell>
          <table:table-cell office:value-type="string">
            <text:p>nordøst for Jarmers Plads</text:p>
          </table:table-cell>
          <table:table-cell office:value-type="string">
            <text:p>6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8500">
            <text:p>8500</text:p>
          </table:table-cell>
          <table:table-cell office:value-type="string">
            <text:p>10,3</text:p>
          </table:table-cell>
          <table:table-cell office:value-type="float" office:value="9900">
            <text:p>9900</text:p>
          </table:table-cell>
          <table:table-cell office:value-type="float" office:value="11100">
            <text:p>11100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10400">
            <text:p>104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JTCBHjVkHa.pdf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oskildevej</text:p>
          </table:table-cell>
          <table:table-cell office:value-type="string">
            <text:p>ud for Damhussøen</text:p>
          </table:table-cell>
          <table:table-cell office:value-type="string">
            <text:p>213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36092">
            <text:p>36092</text:p>
          </table:table-cell>
          <table:table-cell office:value-type="string">
            <text:p>3,1</text:p>
          </table:table-cell>
          <table:table-cell office:value-type="float" office:value="42200">
            <text:p>42200</text:p>
          </table:table-cell>
          <table:table-cell office:value-type="float" office:value="47300">
            <text:p>47300</text:p>
          </table:table-cell>
          <table:table-cell office:value-type="float" office:value="6068">
            <text:p>6068</text:p>
          </table:table-cell>
          <table:table-cell office:value-type="float" office:value="6300">
            <text:p>6300</text:p>
          </table:table-cell>
          <table:table-cell office:value-type="float" office:value="7400">
            <text:p>7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Nunvd4dZF.pdf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jællandsbroen</text:p>
          </table:table-cell>
          <table:table-cell office:value-type="string">
            <text:p>øst for Slusevej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3073">
            <text:p>43073</text:p>
          </table:table-cell>
          <table:table-cell office:value-type="string">
            <text:p>5,1</text:p>
          </table:table-cell>
          <table:table-cell office:value-type="float" office:value="50400">
            <text:p>50400</text:p>
          </table:table-cell>
          <table:table-cell office:value-type="float" office:value="56400">
            <text:p>56400</text:p>
          </table:table-cell>
          <table:table-cell office:value-type="float" office:value="1799">
            <text:p>1799</text:p>
          </table:table-cell>
          <table:table-cell office:value-type="float" office:value="1900">
            <text:p>1900</text:p>
          </table:table-cell>
          <table:table-cell office:value-type="float" office:value="2200">
            <text:p>2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VuSYcSoKt.pdf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lotsherrensvej</text:p>
          </table:table-cell>
          <table:table-cell office:value-type="string">
            <text:p>ved Islev St.</text:p>
          </table:table-cell>
          <table:table-cell office:value-type="string">
            <text:p>139 eller 140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3402">
            <text:p>13402</text:p>
          </table:table-cell>
          <table:table-cell office:value-type="string">
            <text:p>2,1</text:p>
          </table:table-cell>
          <table:table-cell office:value-type="float" office:value="15700">
            <text:p>15700</text:p>
          </table:table-cell>
          <table:table-cell office:value-type="float" office:value="17600">
            <text:p>17600</text:p>
          </table:table-cell>
          <table:table-cell office:value-type="float" office:value="2123">
            <text:p>2123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kYuujMoov.pdf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Randbøl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JxbeYlf9j.pdf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St. Kongens Gade</text:p>
          </table:table-cell>
          <table:table-cell office:value-type="string">
            <text:p>nord for Kongens Nytorv</text:p>
          </table:table-cell>
          <table:table-cell office:value-type="string">
            <text:p>7 eller 2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9725">
            <text:p>9725</text:p>
          </table:table-cell>
          <table:table-cell office:value-type="string">
            <text:p>5,0</text:p>
          </table:table-cell>
          <table:table-cell office:value-type="float" office:value="11400">
            <text:p>11400</text:p>
          </table:table-cell>
          <table:table-cell office:value-type="float" office:value="12700">
            <text:p>12700</text:p>
          </table:table-cell>
          <table:table-cell office:value-type="float" office:value="4664">
            <text:p>4664</text:p>
          </table:table-cell>
          <table:table-cell office:value-type="float" office:value="4800">
            <text:p>4800</text:p>
          </table:table-cell>
          <table:table-cell office:value-type="float" office:value="5700">
            <text:p>5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uQ7HW4NtT.pdf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trandboulevarden</text:p>
          </table:table-cell>
          <table:table-cell office:value-type="string">
            <text:p>nord for Classensgade</text:p>
          </table:table-cell>
          <table:table-cell office:value-type="string">
            <text:p>13 eller 32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6800">
            <text:p>6800</text:p>
          </table:table-cell>
          <table:table-cell office:value-type="string">
            <text:p>2,9</text:p>
          </table:table-cell>
          <table:table-cell office:value-type="float" office:value="8000">
            <text:p>8000</text:p>
          </table:table-cell>
          <table:table-cell office:value-type="float" office:value="8900">
            <text:p>89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gA845XZ01x.pdf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trandvejen</text:p>
          </table:table-cell>
          <table:table-cell office:value-type="string">
            <text:p>syd for Tuborgvej</text:p>
          </table:table-cell>
          <table:table-cell office:value-type="string">
            <text:p>119 eller 121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21255">
            <text:p>21255</text:p>
          </table:table-cell>
          <table:table-cell office:value-type="string">
            <text:p>1,6</text:p>
          </table:table-cell>
          <table:table-cell office:value-type="float" office:value="24900">
            <text:p>24900</text:p>
          </table:table-cell>
          <table:table-cell office:value-type="float" office:value="27800">
            <text:p>27800</text:p>
          </table:table-cell>
          <table:table-cell office:value-type="float" office:value="6908">
            <text:p>6908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bvDpSxYzU.pdf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ølvgade</text:p>
          </table:table-cell>
          <table:table-cell office:value-type="string">
            <text:p>nordvest for Øster Farimagsgade</text:p>
          </table:table-cell>
          <table:table-cell office:value-type="string">
            <text:p>87 eller 88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9159">
            <text:p>9159</text:p>
          </table:table-cell>
          <table:table-cell office:value-type="string">
            <text:p>6,2</text:p>
          </table:table-cell>
          <table:table-cell office:value-type="float" office:value="10700">
            <text:p>10700</text:p>
          </table:table-cell>
          <table:table-cell office:value-type="float" office:value="12000">
            <text:p>12000</text:p>
          </table:table-cell>
          <table:table-cell office:value-type="float" office:value="6848">
            <text:p>6848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2Dla55hWA.pdf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ønderkær</text:p>
          </table:table-cell>
          <table:table-cell office:value-type="string">
            <text:p>syd for Holbækmotorvejen</text:p>
          </table:table-cell>
          <table:table-cell office:value-type="string">
            <text:p/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6624">
            <text:p>6624</text:p>
          </table:table-cell>
          <table:table-cell office:value-type="string">
            <text:p>7,2</text:p>
          </table:table-cell>
          <table:table-cell office:value-type="float" office:value="7800">
            <text:p>7800</text:p>
          </table:table-cell>
          <table:table-cell office:value-type="float" office:value="8700">
            <text:p>8700</text:p>
          </table:table-cell>
          <table:table-cell office:value-type="float" office:value="1405">
            <text:p>1405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tk5t34NUUV.pdf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Tagensvej</text:p>
          </table:table-cell>
          <table:table-cell office:value-type="string">
            <text:p>sydøst for Tuborgvej</text:p>
          </table:table-cell>
          <table:table-cell office:value-type="string">
            <text:p>196 A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5853">
            <text:p>15853</text:p>
          </table:table-cell>
          <table:table-cell office:value-type="string">
            <text:p>3,3</text:p>
          </table:table-cell>
          <table:table-cell office:value-type="float" office:value="18500">
            <text:p>18500</text:p>
          </table:table-cell>
          <table:table-cell office:value-type="float" office:value="20800">
            <text:p>20800</text:p>
          </table:table-cell>
          <table:table-cell office:value-type="float" office:value="4668">
            <text:p>4668</text:p>
          </table:table-cell>
          <table:table-cell office:value-type="float" office:value="4800">
            <text:p>4800</text:p>
          </table:table-cell>
          <table:table-cell office:value-type="float" office:value="5700">
            <text:p>5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7somRThNm.pdf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Tuborgvej</text:p>
          </table:table-cell>
          <table:table-cell office:value-type="string">
            <text:p>syd for Bispebjerg Parkallé</text:p>
          </table:table-cell>
          <table:table-cell office:value-type="string">
            <text:p>174 eller 17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4426">
            <text:p>24426</text:p>
          </table:table-cell>
          <table:table-cell office:value-type="string">
            <text:p>2,1</text:p>
          </table:table-cell>
          <table:table-cell office:value-type="float" office:value="28600">
            <text:p>28600</text:p>
          </table:table-cell>
          <table:table-cell office:value-type="float" office:value="32000">
            <text:p>32000</text:p>
          </table:table-cell>
          <table:table-cell office:value-type="float" office:value="2864">
            <text:p>2864</text:p>
          </table:table-cell>
          <table:table-cell office:value-type="float" office:value="2900">
            <text:p>2900</text:p>
          </table:table-cell>
          <table:table-cell office:value-type="float" office:value="3500">
            <text:p>3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ZnJRwUYMcW.pdf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Tuborgvej</text:p>
          </table:table-cell>
          <table:table-cell office:value-type="string">
            <text:p>sydvest for Lundedalsvej</text:p>
          </table:table-cell>
          <table:table-cell office:value-type="string">
            <text:p>157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24118">
            <text:p>24118</text:p>
          </table:table-cell>
          <table:table-cell office:value-type="string">
            <text:p>2,3</text:p>
          </table:table-cell>
          <table:table-cell office:value-type="float" office:value="28200">
            <text:p>28200</text:p>
          </table:table-cell>
          <table:table-cell office:value-type="float" office:value="31600">
            <text:p>31600</text:p>
          </table:table-cell>
          <table:table-cell office:value-type="float" office:value="2607">
            <text:p>2607</text:p>
          </table:table-cell>
          <table:table-cell office:value-type="float" office:value="2700">
            <text:p>2700</text:p>
          </table:table-cell>
          <table:table-cell office:value-type="float" office:value="3200">
            <text:p>3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TzYlgYr8mD.pdf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Vesterbrogade</text:p>
          </table:table-cell>
          <table:table-cell office:value-type="string">
            <text:p>sydvest for Rådhuspladsen</text:p>
          </table:table-cell>
          <table:table-cell office:value-type="string">
            <text:p>3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7984">
            <text:p>7984</text:p>
          </table:table-cell>
          <table:table-cell office:value-type="string">
            <text:p>13,7</text:p>
          </table:table-cell>
          <table:table-cell office:value-type="float" office:value="9300">
            <text:p>9300</text:p>
          </table:table-cell>
          <table:table-cell office:value-type="float" office:value="10500">
            <text:p>10500</text:p>
          </table:table-cell>
          <table:table-cell office:value-type="float" office:value="9532">
            <text:p>9532</text:p>
          </table:table-cell>
          <table:table-cell office:value-type="float" office:value="9800">
            <text:p>9800</text:p>
          </table:table-cell>
          <table:table-cell office:value-type="float" office:value="11600">
            <text:p>11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UK3CyGTz0.pdf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Vester Farimagsgade</text:p>
          </table:table-cell>
          <table:table-cell office:value-type="string">
            <text:p>nord for Ved vesterport</text:p>
          </table:table-cell>
          <table:table-cell office:value-type="string">
            <text:p>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1617">
            <text:p>11617</text:p>
          </table:table-cell>
          <table:table-cell office:value-type="string">
            <text:p>3,4</text:p>
          </table:table-cell>
          <table:table-cell office:value-type="float" office:value="13600">
            <text:p>13600</text:p>
          </table:table-cell>
          <table:table-cell office:value-type="float" office:value="15200">
            <text:p>15200</text:p>
          </table:table-cell>
          <table:table-cell office:value-type="float" office:value="6045">
            <text:p>6045</text:p>
          </table:table-cell>
          <table:table-cell office:value-type="float" office:value="6200">
            <text:p>6200</text:p>
          </table:table-cell>
          <table:table-cell office:value-type="float" office:value="7400">
            <text:p>7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TYua8bDrV.pdf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Vigerslev Allé</text:p>
          </table:table-cell>
          <table:table-cell office:value-type="string">
            <text:p>øst for Toftegårds plads</text:p>
          </table:table-cell>
          <table:table-cell office:value-type="string">
            <text:p>38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5840">
            <text:p>15840</text:p>
          </table:table-cell>
          <table:table-cell office:value-type="string">
            <text:p>6,4</text:p>
          </table:table-cell>
          <table:table-cell office:value-type="float" office:value="18500">
            <text:p>18500</text:p>
          </table:table-cell>
          <table:table-cell office:value-type="float" office:value="20800">
            <text:p>20800</text:p>
          </table:table-cell>
          <table:table-cell office:value-type="float" office:value="4977">
            <text:p>4977</text:p>
          </table:table-cell>
          <table:table-cell office:value-type="float" office:value="5100">
            <text:p>5100</text:p>
          </table:table-cell>
          <table:table-cell office:value-type="float" office:value="6100">
            <text:p>6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UXTXYOjtr.pdf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Vigerslev Allé</text:p>
          </table:table-cell>
          <table:table-cell office:value-type="string">
            <text:p>vest for Vigerslevvej</text:p>
          </table:table-cell>
          <table:table-cell office:value-type="string">
            <text:p>362A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string">
            <text:p>9,6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421">
            <text:p>1421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bJusTjXR1r.pdf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Vigerslevvej</text:p>
          </table:table-cell>
          <table:table-cell office:value-type="string">
            <text:p>nord for Langagervej</text:p>
          </table:table-cell>
          <table:table-cell office:value-type="string">
            <text:p>113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2520">
            <text:p>12520</text:p>
          </table:table-cell>
          <table:table-cell office:value-type="string">
            <text:p>2,9</text:p>
          </table:table-cell>
          <table:table-cell office:value-type="float" office:value="14600">
            <text:p>14600</text:p>
          </table:table-cell>
          <table:table-cell office:value-type="float" office:value="16400">
            <text:p>16400</text:p>
          </table:table-cell>
          <table:table-cell office:value-type="float" office:value="1782">
            <text:p>1782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XMAfUrRUw.pdf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Østbanegade</text:p>
          </table:table-cell>
          <table:table-cell office:value-type="string">
            <text:p>nord for Classensgade</text:p>
          </table:table-cell>
          <table:table-cell office:value-type="string">
            <text:p>55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office:value-type="string">
            <text:p>5,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503">
            <text:p>1503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rH7pd2r2s.pdf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Øster Allé</text:p>
          </table:table-cell>
          <table:table-cell office:value-type="string">
            <text:p>øst for Nørre Allé</text:p>
          </table:table-cell>
          <table:table-cell office:value-type="string">
            <text:p>ingen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0022">
            <text:p>10022</text:p>
          </table:table-cell>
          <table:table-cell office:value-type="string">
            <text:p>3,1</text:p>
          </table:table-cell>
          <table:table-cell office:value-type="float" office:value="11700">
            <text:p>11700</text:p>
          </table:table-cell>
          <table:table-cell office:value-type="float" office:value="13100">
            <text:p>13100</text:p>
          </table:table-cell>
          <table:table-cell office:value-type="float" office:value="1677">
            <text:p>1677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DtPeLmuiI.pdf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Østerbrogade</text:p>
          </table:table-cell>
          <table:table-cell office:value-type="string">
            <text:p>nord for Classensgade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17168">
            <text:p>17168</text:p>
          </table:table-cell>
          <table:table-cell office:value-type="string">
            <text:p>4,9</text:p>
          </table:table-cell>
          <table:table-cell office:value-type="float" office:value="20100">
            <text:p>20100</text:p>
          </table:table-cell>
          <table:table-cell office:value-type="float" office:value="22500">
            <text:p>22500</text:p>
          </table:table-cell>
          <table:table-cell office:value-type="float" office:value="20574">
            <text:p>20574</text:p>
          </table:table-cell>
          <table:table-cell office:value-type="float" office:value="21200">
            <text:p>21200</text:p>
          </table:table-cell>
          <table:table-cell office:value-type="float" office:value="25100">
            <text:p>25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fDi0rF2vA.pdf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Øster Søgade</text:p>
          </table:table-cell>
          <table:table-cell office:value-type="string">
            <text:p>nordøst for Gothersgade</text:p>
          </table:table-cell>
          <table:table-cell office:value-type="string">
            <text:p>8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3000">
            <text:p>23000</text:p>
          </table:table-cell>
          <table:table-cell office:value-type="string">
            <text:p>2,3</text:p>
          </table:table-cell>
          <table:table-cell office:value-type="float" office:value="26900">
            <text:p>26900</text:p>
          </table:table-cell>
          <table:table-cell office:value-type="float" office:value="30100">
            <text:p>30100</text:p>
          </table:table-cell>
          <table:table-cell office:value-type="float" office:value="10400">
            <text:p>10400</text:p>
          </table:table-cell>
          <table:table-cell office:value-type="float" office:value="10700">
            <text:p>10700</text:p>
          </table:table-cell>
          <table:table-cell office:value-type="float" office:value="12700">
            <text:p>12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q1yIIF8mw.pdf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Åboulevard</text:p>
          </table:table-cell>
          <table:table-cell office:value-type="string">
            <text:p>nordvest for Tømrergade</text:p>
          </table:table-cell>
          <table:table-cell office:value-type="string">
            <text:p>16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37500">
            <text:p>37500</text:p>
          </table:table-cell>
          <table:table-cell office:value-type="string">
            <text:p>2,9</text:p>
          </table:table-cell>
          <table:table-cell office:value-type="float" office:value="43900">
            <text:p>43900</text:p>
          </table:table-cell>
          <table:table-cell office:value-type="float" office:value="49100">
            <text:p>49100</text:p>
          </table:table-cell>
          <table:table-cell office:value-type="float" office:value="10603">
            <text:p>10603</text:p>
          </table:table-cell>
          <table:table-cell office:value-type="float" office:value="10900">
            <text:p>10900</text:p>
          </table:table-cell>
          <table:table-cell office:value-type="float" office:value="12900">
            <text:p>12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GuPQPAA0U.pdf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magerbrogade</text:p>
          </table:table-cell>
          <table:table-cell office:value-type="string">
            <text:p>syd for Adriansvej</text:p>
          </table:table-cell>
          <table:table-cell office:value-type="string">
            <text:p>289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9591">
            <text:p>9591</text:p>
          </table:table-cell>
          <table:table-cell office:value-type="string">
            <text:p>4,7</text:p>
          </table:table-cell>
          <table:table-cell office:value-type="float" office:value="11200">
            <text:p>11200</text:p>
          </table:table-cell>
          <table:table-cell office:value-type="float" office:value="12600">
            <text:p>12600</text:p>
          </table:table-cell>
          <table:table-cell office:value-type="float" office:value="3062">
            <text:p>3062</text:p>
          </table:table-cell>
          <table:table-cell office:value-type="float" office:value="3200">
            <text:p>3200</text:p>
          </table:table-cell>
          <table:table-cell office:value-type="float" office:value="3700">
            <text:p>3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GgXmpihaf.pdf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mager Strandvej</text:p>
          </table:table-cell>
          <table:table-cell office:value-type="string">
            <text:p>syd for Hedegårdsvej</text:p>
          </table:table-cell>
          <table:table-cell office:value-type="string">
            <text:p/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9965">
            <text:p>9965</text:p>
          </table:table-cell>
          <table:table-cell office:value-type="string">
            <text:p>9,6</text:p>
          </table:table-cell>
          <table:table-cell office:value-type="float" office:value="11700">
            <text:p>11700</text:p>
          </table:table-cell>
          <table:table-cell office:value-type="float" office:value="13100">
            <text:p>13100</text:p>
          </table:table-cell>
          <table:table-cell office:value-type="float" office:value="371">
            <text:p>371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MJD5pic6i.pdf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maliegade</text:p>
          </table:table-cell>
          <table:table-cell office:value-type="string">
            <text:p>nord for Toldbodgade</text:p>
          </table:table-cell>
          <table:table-cell office:value-type="string">
            <text:p>35 eller 4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067">
            <text:p>6067</text:p>
          </table:table-cell>
          <table:table-cell office:value-type="string">
            <text:p>4,5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3177">
            <text:p>3177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UHibGRyHs.pdf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ag Hammerskjölds Allé</text:p>
          </table:table-cell>
          <table:table-cell office:value-type="string">
            <text:p>sydøst for Øster Farimagsgade</text:p>
          </table:table-cell>
          <table:table-cell office:value-type="string">
            <text:p>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1630">
            <text:p>11630</text:p>
          </table:table-cell>
          <table:table-cell office:value-type="string">
            <text:p>5,1</text:p>
          </table:table-cell>
          <table:table-cell office:value-type="float" office:value="13600">
            <text:p>13600</text:p>
          </table:table-cell>
          <table:table-cell office:value-type="float" office:value="15200">
            <text:p>15200</text:p>
          </table:table-cell>
          <table:table-cell office:value-type="float" office:value="11790">
            <text:p>11790</text:p>
          </table:table-cell>
          <table:table-cell office:value-type="float" office:value="12100">
            <text:p>12100</text:p>
          </table:table-cell>
          <table:table-cell office:value-type="float" office:value="14400">
            <text:p>14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FHSKuHaHfk.pdf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Enghavevej</text:p>
          </table:table-cell>
          <table:table-cell office:value-type="string">
            <text:p>nord for P. Knudsensgade</text:p>
          </table:table-cell>
          <table:table-cell office:value-type="string">
            <text:p>200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7065">
            <text:p>17065</text:p>
          </table:table-cell>
          <table:table-cell office:value-type="string">
            <text:p>5,0</text:p>
          </table:table-cell>
          <table:table-cell office:value-type="float" office:value="20000">
            <text:p>20000</text:p>
          </table:table-cell>
          <table:table-cell office:value-type="float" office:value="22400">
            <text:p>22400</text:p>
          </table:table-cell>
          <table:table-cell office:value-type="float" office:value="6949">
            <text:p>6949</text:p>
          </table:table-cell>
          <table:table-cell office:value-type="float" office:value="7200">
            <text:p>7200</text:p>
          </table:table-cell>
          <table:table-cell office:value-type="float" office:value="8500">
            <text:p>8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B8bUAjgRX.pdf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Folke Bernadottes Alle</text:p>
          </table:table-cell>
          <table:table-cell office:value-type="string">
            <text:p>syd for Indiakaj</text:p>
          </table:table-cell>
          <table:table-cell office:value-type="string">
            <text:p>45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9000">
            <text:p>19000</text:p>
          </table:table-cell>
          <table:table-cell office:value-type="string">
            <text:p>5,9</text:p>
          </table:table-cell>
          <table:table-cell office:value-type="float" office:value="22200">
            <text:p>22200</text:p>
          </table:table-cell>
          <table:table-cell office:value-type="float" office:value="24900">
            <text:p>24900</text:p>
          </table:table-cell>
          <table:table-cell office:value-type="float" office:value="7800">
            <text:p>7800</text:p>
          </table:table-cell>
          <table:table-cell office:value-type="float" office:value="8000">
            <text:p>8000</text:p>
          </table:table-cell>
          <table:table-cell office:value-type="float" office:value="9500">
            <text:p>95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h84VC5Jvo8.pdf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Fredensbro</text:p>
          </table:table-cell>
          <table:table-cell office:value-type="string">
            <text:p>sydøst for Fredensgade 1</text:p>
          </table:table-cell>
          <table:table-cell office:value-type="string">
            <text:p>ingen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31383">
            <text:p>31383</text:p>
          </table:table-cell>
          <table:table-cell office:value-type="string">
            <text:p>309</text:p>
          </table:table-cell>
          <table:table-cell office:value-type="float" office:value="36700">
            <text:p>36700</text:p>
          </table:table-cell>
          <table:table-cell office:value-type="float" office:value="41100">
            <text:p>41100</text:p>
          </table:table-cell>
          <table:table-cell office:value-type="float" office:value="17868">
            <text:p>17868</text:p>
          </table:table-cell>
          <table:table-cell office:value-type="float" office:value="18400">
            <text:p>18400</text:p>
          </table:table-cell>
          <table:table-cell office:value-type="float" office:value="21800">
            <text:p>21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HdOLLaXBx.pdf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Grønnemose Allé</text:p>
          </table:table-cell>
          <table:table-cell office:value-type="string">
            <text:p>vest for Moseskellet</text:p>
          </table:table-cell>
          <table:table-cell office:value-type="string">
            <text:p>42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string">
            <text:p>0,6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1331">
            <text:p>1331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IXGdqGc9O.pdf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Horsebakken</text:p>
          </table:table-cell>
          <table:table-cell office:value-type="string">
            <text:p>nord for Mosesvinget</text:p>
          </table:table-cell>
          <table:table-cell office:value-type="string">
            <text:p>88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2312">
            <text:p>2312</text:p>
          </table:table-cell>
          <table:table-cell office:value-type="string">
            <text:p>2,7</text:p>
          </table:table-cell>
          <table:table-cell office:value-type="float" office:value="2700">
            <text:p>2700</text:p>
          </table:table-cell>
          <table:table-cell office:value-type="float" office:value="3000">
            <text:p>3000</text:p>
          </table:table-cell>
          <table:table-cell office:value-type="float" office:value="863">
            <text:p>863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eDJfbo5LK.pdf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Ingerslevsgade</text:p>
          </table:table-cell>
          <table:table-cell office:value-type="string">
            <text:p>sydøst for Tietgensgade</text:p>
          </table:table-cell>
          <table:table-cell office:value-type="string">
            <text:p>ingen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7793">
            <text:p>7793</text:p>
          </table:table-cell>
          <table:table-cell office:value-type="string">
            <text:p>7,7</text:p>
          </table:table-cell>
          <table:table-cell office:value-type="float" office:value="9100">
            <text:p>9100</text:p>
          </table:table-cell>
          <table:table-cell office:value-type="float" office:value="10200">
            <text:p>10200</text:p>
          </table:table-cell>
          <table:table-cell office:value-type="float" office:value="3937">
            <text:p>3937</text:p>
          </table:table-cell>
          <table:table-cell office:value-type="float" office:value="4100">
            <text:p>4100</text:p>
          </table:table-cell>
          <table:table-cell office:value-type="float" office:value="4800">
            <text:p>4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cacoEoexX.pdf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slevhusvej</text:p>
          </table:table-cell>
          <table:table-cell office:value-type="string">
            <text:p>vest for Vesterløkken</text:p>
          </table:table-cell>
          <table:table-cell office:value-type="string">
            <text:p>78 eller 83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8545">
            <text:p>8545</text:p>
          </table:table-cell>
          <table:table-cell office:value-type="string">
            <text:p>5,1</text:p>
          </table:table-cell>
          <table:table-cell office:value-type="float" office:value="10000">
            <text:p>10000</text:p>
          </table:table-cell>
          <table:table-cell office:value-type="float" office:value="11200">
            <text:p>11200</text:p>
          </table:table-cell>
          <table:table-cell office:value-type="float" office:value="1375">
            <text:p>1375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BL0ad575V.pdf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Kastrupvej</text:p>
          </table:table-cell>
          <table:table-cell office:value-type="string">
            <text:p>syd for Backersvej</text:p>
          </table:table-cell>
          <table:table-cell office:value-type="string">
            <text:p>104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7201">
            <text:p>7201</text:p>
          </table:table-cell>
          <table:table-cell office:value-type="string">
            <text:p>301</text:p>
          </table:table-cell>
          <table:table-cell office:value-type="float" office:value="8400">
            <text:p>8400</text:p>
          </table:table-cell>
          <table:table-cell office:value-type="float" office:value="9400">
            <text:p>9400</text:p>
          </table:table-cell>
          <table:table-cell office:value-type="float" office:value="1473">
            <text:p>1473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mIbR09GlX.pdf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Kongelundsvej</text:p>
          </table:table-cell>
          <table:table-cell office:value-type="string">
            <text:p>nord for Floridavej</text:p>
          </table:table-cell>
          <table:table-cell office:value-type="string">
            <text:p>82B eller 83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7559">
            <text:p>7559</text:p>
          </table:table-cell>
          <table:table-cell office:value-type="string">
            <text:p>3,3</text:p>
          </table:table-cell>
          <table:table-cell office:value-type="float" office:value="8800">
            <text:p>8800</text:p>
          </table:table-cell>
          <table:table-cell office:value-type="float" office:value="9900">
            <text:p>9900</text:p>
          </table:table-cell>
          <table:table-cell office:value-type="float" office:value="1743">
            <text:p>1743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L1qHiCG2b.pdf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Kronprinsessegade</text:p>
          </table:table-cell>
          <table:table-cell office:value-type="string">
            <text:p>nord for Gothersgade</text:p>
          </table:table-cell>
          <table:table-cell office:value-type="string">
            <text:p>3 eller 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300">
            <text:p>4300</text:p>
          </table:table-cell>
          <table:table-cell office:value-type="string">
            <text:p>2,9</text:p>
          </table:table-cell>
          <table:table-cell office:value-type="float" office:value="5000">
            <text:p>5000</text:p>
          </table:table-cell>
          <table:table-cell office:value-type="float" office:value="5600">
            <text:p>56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Lvpe79Yi4N.pdf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Mørkhøjvej</text:p>
          </table:table-cell>
          <table:table-cell office:value-type="string">
            <text:p>nord for Frederikssundsvej</text:p>
          </table:table-cell>
          <table:table-cell office:value-type="string">
            <text:p>2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string">
            <text:p>4,4</text:p>
          </table:table-cell>
          <table:table-cell office:value-type="float" office:value="8700">
            <text:p>8700</text:p>
          </table:table-cell>
          <table:table-cell office:value-type="float" office:value="9700">
            <text:p>9700</text:p>
          </table:table-cell>
          <table:table-cell office:value-type="float" office:value="2694">
            <text:p>2694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YaMYaXNme.pdf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Rygårds Allé</text:p>
          </table:table-cell>
          <table:table-cell office:value-type="string">
            <text:p>syd for Lundeskovsvej</text:p>
          </table:table-cell>
          <table:table-cell office:value-type="string">
            <text:p>104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string">
            <text:p>1,4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569">
            <text:p>569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cvxN9x708.pdf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Ryvangs Allé</text:p>
          </table:table-cell>
          <table:table-cell office:value-type="string">
            <text:p>syd for Callisensvej</text:p>
          </table:table-cell>
          <table:table-cell office:value-type="string">
            <text:p>77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string">
            <text:p>0,8</text:p>
          </table:table-cell>
          <table:table-cell office:value-type="float" office:value="5600">
            <text:p>5600</text:p>
          </table:table-cell>
          <table:table-cell office:value-type="float" office:value="6300">
            <text:p>6300</text:p>
          </table:table-cell>
          <table:table-cell office:value-type="float" office:value="2301">
            <text:p>2301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ZtT2x8NEY.pdf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umatravej</text:p>
          </table:table-cell>
          <table:table-cell office:value-type="string">
            <text:p>nord for Hedegårdsvej</text:p>
          </table:table-cell>
          <table:table-cell office:value-type="string">
            <text:p>7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4,8</text:p>
          </table:table-cell>
          <table:table-cell office:value-type="float" office:value="200">
            <text:p>200</text:p>
          </table:table-cell>
          <table:table-cell table:number-columns-repeated="3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8ZGqs2YtFc.pdf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vanemøllevej</text:p>
          </table:table-cell>
          <table:table-cell office:value-type="string">
            <text:p>syd for Callisensvej</text:p>
          </table:table-cell>
          <table:table-cell office:value-type="string">
            <text:p>77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string">
            <text:p>1,5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712">
            <text:p>712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wgvsF9zrp.pdf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Sølvgade</text:p>
          </table:table-cell>
          <table:table-cell office:value-type="string">
            <text:p>øst for Øster Voldgade</text:p>
          </table:table-cell>
          <table:table-cell office:value-type="string">
            <text:p>3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856">
            <text:p>10856</text:p>
          </table:table-cell>
          <table:table-cell office:value-type="string">
            <text:p>2,8</text:p>
          </table:table-cell>
          <table:table-cell office:value-type="float" office:value="12700">
            <text:p>12700</text:p>
          </table:table-cell>
          <table:table-cell office:value-type="float" office:value="14200">
            <text:p>14200</text:p>
          </table:table-cell>
          <table:table-cell office:value-type="float" office:value="7999">
            <text:p>7999</text:p>
          </table:table-cell>
          <table:table-cell office:value-type="float" office:value="8200">
            <text:p>8200</text:p>
          </table:table-cell>
          <table:table-cell office:value-type="float" office:value="9800">
            <text:p>9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Bi39VZdkx.pdf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ølvgade</text:p>
          </table:table-cell>
          <table:table-cell office:value-type="string">
            <text:p>øst for Stokholmsgade</text:p>
          </table:table-cell>
          <table:table-cell office:value-type="string">
            <text:p>81 eller 5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9100">
            <text:p>19100</text:p>
          </table:table-cell>
          <table:table-cell office:value-type="string">
            <text:p>5</text:p>
          </table:table-cell>
          <table:table-cell office:value-type="float" office:value="22300">
            <text:p>22300</text:p>
          </table:table-cell>
          <table:table-cell office:value-type="float" office:value="25000">
            <text:p>25000</text:p>
          </table:table-cell>
          <table:table-cell office:value-type="float" office:value="11300">
            <text:p>11300</text:p>
          </table:table-cell>
          <table:table-cell office:value-type="float" office:value="11600">
            <text:p>11600</text:p>
          </table:table-cell>
          <table:table-cell office:value-type="float" office:value="13800">
            <text:p>13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hcT9YZA8lD.pdf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Torvegade</text:p>
          </table:table-cell>
          <table:table-cell office:value-type="string">
            <text:p>nord for Christmas Møllers Plads</text:p>
          </table:table-cell>
          <table:table-cell office:value-type="string">
            <text:p>75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9513">
            <text:p>19513</text:p>
          </table:table-cell>
          <table:table-cell office:value-type="string">
            <text:p>5,5</text:p>
          </table:table-cell>
          <table:table-cell office:value-type="float" office:value="22800">
            <text:p>22800</text:p>
          </table:table-cell>
          <table:table-cell office:value-type="float" office:value="25600">
            <text:p>25600</text:p>
          </table:table-cell>
          <table:table-cell office:value-type="float" office:value="23733">
            <text:p>23733</text:p>
          </table:table-cell>
          <table:table-cell office:value-type="float" office:value="24400">
            <text:p>24400</text:p>
          </table:table-cell>
          <table:table-cell office:value-type="float" office:value="29000">
            <text:p>29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yOWoB6hjq.pdf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Universitetsparken</text:p>
          </table:table-cell>
          <table:table-cell office:value-type="string">
            <text:p>vest for Nørre Allé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400">
            <text:p>5400</text:p>
          </table:table-cell>
          <table:table-cell office:value-type="string">
            <text:p>4,1</text:p>
          </table:table-cell>
          <table:table-cell office:value-type="float" office:value="6300">
            <text:p>6300</text:p>
          </table:table-cell>
          <table:table-cell office:value-type="float" office:value="7100">
            <text:p>7100</text:p>
          </table:table-cell>
          <table:table-cell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5700">
            <text:p>5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O4lcsT8Rbk.pdf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Øster Farimagsgade</text:p>
          </table:table-cell>
          <table:table-cell office:value-type="string">
            <text:p>nordøst for Gothersgade</text:p>
          </table:table-cell>
          <table:table-cell office:value-type="string">
            <text:p>2A eller 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MrAcDIriW.pdf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Øster Voldgade</text:p>
          </table:table-cell>
          <table:table-cell office:value-type="string">
            <text:p>nord for Gothersgade</text:p>
          </table:table-cell>
          <table:table-cell office:value-type="string">
            <text:p>10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200">
            <text:p>15200</text:p>
          </table:table-cell>
          <table:table-cell office:value-type="string">
            <text:p>8,5</text:p>
          </table:table-cell>
          <table:table-cell office:value-type="float" office:value="17800">
            <text:p>17800</text:p>
          </table:table-cell>
          <table:table-cell office:value-type="float" office:value="19900">
            <text:p>19900</text:p>
          </table:table-cell>
          <table:table-cell office:value-type="float" office:value="6800">
            <text:p>6800</text:p>
          </table:table-cell>
          <table:table-cell office:value-type="float" office:value="7000">
            <text:p>7000</text:p>
          </table:table-cell>
          <table:table-cell office:value-type="float" office:value="8300">
            <text:p>83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bqc5rocVFw.pdf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Amager Boulevard</text:p>
          </table:table-cell>
          <table:table-cell office:value-type="string">
            <text:p>nordvest for Amagerbrogade</text:p>
          </table:table-cell>
          <table:table-cell office:value-type="string">
            <text:p>130 eller 1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100">
            <text:p>10100</text:p>
          </table:table-cell>
          <table:table-cell office:value-type="string">
            <text:p>5,9</text:p>
          </table:table-cell>
          <table:table-cell office:value-type="float" office:value="11800">
            <text:p>11800</text:p>
          </table:table-cell>
          <table:table-cell office:value-type="float" office:value="13200">
            <text:p>13200</text:p>
          </table:table-cell>
          <table:table-cell office:value-type="float" office:value="6200">
            <text:p>6200</text:p>
          </table:table-cell>
          <table:table-cell office:value-type="float" office:value="6400">
            <text:p>6400</text:p>
          </table:table-cell>
          <table:table-cell office:value-type="float" office:value="7600">
            <text:p>7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qX7Gzxs6YY.pdf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magerbrogade</text:p>
          </table:table-cell>
          <table:table-cell office:value-type="string">
            <text:p>nord for Englandsvej</text:p>
          </table:table-cell>
          <table:table-cell office:value-type="string">
            <text:p>12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159">
            <text:p>10159</text:p>
          </table:table-cell>
          <table:table-cell office:value-type="string">
            <text:p>6,9</text:p>
          </table:table-cell>
          <table:table-cell office:value-type="float" office:value="11900">
            <text:p>11900</text:p>
          </table:table-cell>
          <table:table-cell office:value-type="float" office:value="13300">
            <text:p>13300</text:p>
          </table:table-cell>
          <table:table-cell office:value-type="float" office:value="11100">
            <text:p>11100</text:p>
          </table:table-cell>
          <table:table-cell office:value-type="float" office:value="11400">
            <text:p>11400</text:p>
          </table:table-cell>
          <table:table-cell office:value-type="float" office:value="13500">
            <text:p>13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OGxWktcH7.pdf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nnebergvej</text:p>
          </table:table-cell>
          <table:table-cell office:value-type="string">
            <text:p>nord for bellahøjvej</text:p>
          </table:table-cell>
          <table:table-cell office:value-type="string">
            <text:p>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3200">
            <text:p>3200</text:p>
          </table:table-cell>
          <table:table-cell office:value-type="string">
            <text:p>12,1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o11tM7XGb.pdf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ellahøjvej</text:p>
          </table:table-cell>
          <table:table-cell office:value-type="string">
            <text:p>syd for Frederikssundsvej</text:p>
          </table:table-cell>
          <table:table-cell office:value-type="string">
            <text:p>4A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263">
            <text:p>8263</text:p>
          </table:table-cell>
          <table:table-cell office:value-type="string">
            <text:p>2,2</text:p>
          </table:table-cell>
          <table:table-cell office:value-type="float" office:value="9700">
            <text:p>9700</text:p>
          </table:table-cell>
          <table:table-cell office:value-type="float" office:value="10800">
            <text:p>10800</text:p>
          </table:table-cell>
          <table:table-cell office:value-type="float" office:value="1548">
            <text:p>1548</text:p>
          </table:table-cell>
          <table:table-cell office:value-type="float" office:value="1600">
            <text:p>1600</text:p>
          </table:table-cell>
          <table:table-cell office:value-type="float" office:value="1900">
            <text:p>1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Zhyv1Dq6D.pdf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orgergade</text:p>
          </table:table-cell>
          <table:table-cell office:value-type="string">
            <text:p>nord for Gothersgade</text:p>
          </table:table-cell>
          <table:table-cell office:value-type="string">
            <text:p>2 eller 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996">
            <text:p>2996</text:p>
          </table:table-cell>
          <table:table-cell office:value-type="string">
            <text:p>1,6</text:p>
          </table:table-cell>
          <table:table-cell office:value-type="float" office:value="3500">
            <text:p>3500</text:p>
          </table:table-cell>
          <table:table-cell office:value-type="float" office:value="3900">
            <text:p>3900</text:p>
          </table:table-cell>
          <table:table-cell office:value-type="float" office:value="4391">
            <text:p>4391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ZkcN4VWcL.pdf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ybbølsbro</text:p>
          </table:table-cell>
          <table:table-cell office:value-type="string">
            <text:p>mellem Kalvebod brygge og Ingerslevsgade</text:p>
          </table:table-cell>
          <table:table-cell office:value-type="string">
            <text:p/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500">
            <text:p>8500</text:p>
          </table:table-cell>
          <table:table-cell office:value-type="string">
            <text:p>3,6</text:p>
          </table:table-cell>
          <table:table-cell office:value-type="float" office:value="9900">
            <text:p>9900</text:p>
          </table:table-cell>
          <table:table-cell office:value-type="float" office:value="11100">
            <text:p>11100</text:p>
          </table:table-cell>
          <table:table-cell office:value-type="float" office:value="8300">
            <text:p>8300</text:p>
          </table:table-cell>
          <table:table-cell office:value-type="float" office:value="8500">
            <text:p>8500</text:p>
          </table:table-cell>
          <table:table-cell office:value-type="float" office:value="10100">
            <text:p>10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6ghcJ9Zy5L.pdf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Frederiksberggade</text:p>
          </table:table-cell>
          <table:table-cell office:value-type="string">
            <text:p>nordøst for Rådhuspladsen</text:p>
          </table:table-cell>
          <table:table-cell office:value-type="string">
            <text:p>27 eller 3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string">
            <text:p/>
          </table:table-cell>
          <table:table-cell table:number-columns-repeated="2" office:value-type="float" office:value="100">
            <text:p>100</text:p>
          </table:table-cell>
          <table:table-cell office:value-type="float" office:value="378">
            <text:p>378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G4grIKjKE.pdf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Frederikssundsvej</text:p>
          </table:table-cell>
          <table:table-cell office:value-type="string">
            <text:p>øst for Frederiksborgvej</text:p>
          </table:table-cell>
          <table:table-cell office:value-type="string">
            <text:p>2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8072">
            <text:p>8072</text:p>
          </table:table-cell>
          <table:table-cell office:value-type="string">
            <text:p>11,1</text:p>
          </table:table-cell>
          <table:table-cell office:value-type="float" office:value="9400">
            <text:p>9400</text:p>
          </table:table-cell>
          <table:table-cell office:value-type="float" office:value="10600">
            <text:p>10600</text:p>
          </table:table-cell>
          <table:table-cell office:value-type="float" office:value="13539">
            <text:p>13539</text:p>
          </table:table-cell>
          <table:table-cell office:value-type="float" office:value="13900">
            <text:p>13900</text:p>
          </table:table-cell>
          <table:table-cell office:value-type="float" office:value="16500">
            <text:p>16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5WMSxJFKC.pdf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Frederikssundsvej</text:p>
          </table:table-cell>
          <table:table-cell office:value-type="string">
            <text:p>øst for Brønshøj Torv</text:p>
          </table:table-cell>
          <table:table-cell office:value-type="string">
            <text:p>173 eller 154A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447">
            <text:p>14447</text:p>
          </table:table-cell>
          <table:table-cell office:value-type="string">
            <text:p>5,8</text:p>
          </table:table-cell>
          <table:table-cell office:value-type="float" office:value="16900">
            <text:p>16900</text:p>
          </table:table-cell>
          <table:table-cell office:value-type="float" office:value="18900">
            <text:p>18900</text:p>
          </table:table-cell>
          <table:table-cell office:value-type="float" office:value="5003">
            <text:p>5003</text:p>
          </table:table-cell>
          <table:table-cell office:value-type="float" office:value="5200">
            <text:p>5200</text:p>
          </table:table-cell>
          <table:table-cell office:value-type="float" office:value="6100">
            <text:p>6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5hF5ZHqpZ.pdf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Fælledvej</text:p>
          </table:table-cell>
          <table:table-cell office:value-type="string">
            <text:p>nordøst for Nørrebrogade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300">
            <text:p>3300</text:p>
          </table:table-cell>
          <table:table-cell office:value-type="string">
            <text:p>9,5</text:p>
          </table:table-cell>
          <table:table-cell office:value-type="float" office:value="3900">
            <text:p>3900</text:p>
          </table:table-cell>
          <table:table-cell office:value-type="float" office:value="4300">
            <text:p>4300</text:p>
          </table:table-cell>
          <table:table-cell office:value-type="float" office:value="7800">
            <text:p>7800</text:p>
          </table:table-cell>
          <table:table-cell office:value-type="float" office:value="8000">
            <text:p>8000</text:p>
          </table:table-cell>
          <table:table-cell office:value-type="float" office:value="9500">
            <text:p>9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qbyfgfF4f.pdf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Fælledvej</text:p>
          </table:table-cell>
          <table:table-cell office:value-type="string">
            <text:p>nordøst for Nørrebrogade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400">
            <text:p>3400</text:p>
          </table:table-cell>
          <table:table-cell office:value-type="string">
            <text:p>8,4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8800">
            <text:p>8800</text:p>
          </table:table-cell>
          <table:table-cell office:value-type="float" office:value="9100">
            <text:p>9100</text:p>
          </table:table-cell>
          <table:table-cell office:value-type="float" office:value="10700">
            <text:p>10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EIXoeKUQAK.pdf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ammel Kongevej</text:p>
          </table:table-cell>
          <table:table-cell office:value-type="string">
            <text:p>vest for Stenogade</text:p>
          </table:table-cell>
          <table:table-cell office:value-type="string">
            <text:p>23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9472">
            <text:p>9472</text:p>
          </table:table-cell>
          <table:table-cell office:value-type="string">
            <text:p>3,5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13067">
            <text:p>13067</text:p>
          </table:table-cell>
          <table:table-cell office:value-type="float" office:value="13500">
            <text:p>13500</text:p>
          </table:table-cell>
          <table:table-cell office:value-type="float" office:value="15900">
            <text:p>15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kJ6ma42l0.pdf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Gl. Køge Landevej</text:p>
          </table:table-cell>
          <table:table-cell office:value-type="string">
            <text:p>syd for Toftegårds Plads</text:p>
          </table:table-cell>
          <table:table-cell office:value-type="string">
            <text:p>20 A eller 39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9869">
            <text:p>19869</text:p>
          </table:table-cell>
          <table:table-cell office:value-type="string">
            <text:p>3,6</text:p>
          </table:table-cell>
          <table:table-cell office:value-type="float" office:value="23200">
            <text:p>23200</text:p>
          </table:table-cell>
          <table:table-cell office:value-type="float" office:value="26000">
            <text:p>26000</text:p>
          </table:table-cell>
          <table:table-cell office:value-type="float" office:value="3847">
            <text:p>3847</text:p>
          </table:table-cell>
          <table:table-cell office:value-type="float" office:value="4000">
            <text:p>4000</text:p>
          </table:table-cell>
          <table:table-cell office:value-type="float" office:value="4700">
            <text:p>4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YXbHKiFCo7.pdf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Gothersgade</text:p>
          </table:table-cell>
          <table:table-cell office:value-type="string">
            <text:p>vest for kongens Nytorv</text:p>
          </table:table-cell>
          <table:table-cell office:value-type="string">
            <text:p>2 eller 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900">
            <text:p>4900</text:p>
          </table:table-cell>
          <table:table-cell office:value-type="string">
            <text:p>6,9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6000">
            <text:p>6000</text:p>
          </table:table-cell>
          <table:table-cell office:value-type="float" office:value="6200">
            <text:p>6200</text:p>
          </table:table-cell>
          <table:table-cell office:value-type="float" office:value="7300">
            <text:p>7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Y7v2Z4K7gF.pdf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Bryggebroen</text:p>
          </table:table-cell>
          <table:table-cell office:value-type="string">
            <text:p>cykel- og gangbro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3826">
            <text:p>13826</text:p>
          </table:table-cell>
          <table:table-cell office:value-type="float" office:value="14200">
            <text:p>14200</text:p>
          </table:table-cell>
          <table:table-cell office:value-type="float" office:value="16900">
            <text:p>16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95EWlobKN.pdf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Hillerødgade</text:p>
          </table:table-cell>
          <table:table-cell office:value-type="string">
            <text:p>øst for Nattergalevej</text:p>
          </table:table-cell>
          <table:table-cell office:value-type="string">
            <text:p>6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500">
            <text:p>8500</text:p>
          </table:table-cell>
          <table:table-cell office:value-type="string">
            <text:p>3,4</text:p>
          </table:table-cell>
          <table:table-cell office:value-type="float" office:value="9900">
            <text:p>9900</text:p>
          </table:table-cell>
          <table:table-cell office:value-type="float" office:value="11100">
            <text:p>11100</text:p>
          </table:table-cell>
          <table:table-cell office:value-type="float" office:value="5500">
            <text:p>55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P4cr4a1U2.pdf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Holmens kanal</text:p>
          </table:table-cell>
          <table:table-cell office:value-type="string">
            <text:p>syd for Vingårdsstræde</text:p>
          </table:table-cell>
          <table:table-cell office:value-type="string">
            <text:p>2 eller 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1300">
            <text:p>21300</text:p>
          </table:table-cell>
          <table:table-cell office:value-type="string">
            <text:p>5,7</text:p>
          </table:table-cell>
          <table:table-cell office:value-type="float" office:value="24900">
            <text:p>24900</text:p>
          </table:table-cell>
          <table:table-cell office:value-type="float" office:value="27900">
            <text:p>27900</text:p>
          </table:table-cell>
          <table:table-cell office:value-type="float" office:value="11200">
            <text:p>11200</text:p>
          </table:table-cell>
          <table:table-cell office:value-type="float" office:value="11500">
            <text:p>11500</text:p>
          </table:table-cell>
          <table:table-cell office:value-type="float" office:value="13700">
            <text:p>13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33li6B82OJ.pdf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Hulgårdsvej</text:p>
          </table:table-cell>
          <table:table-cell office:value-type="string">
            <text:p>nord for Hillerødgade</text:p>
          </table:table-cell>
          <table:table-cell office:value-type="string">
            <text:p>4A eller 29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1927">
            <text:p>21927</text:p>
          </table:table-cell>
          <table:table-cell office:value-type="string">
            <text:p>2,2</text:p>
          </table:table-cell>
          <table:table-cell office:value-type="float" office:value="25700">
            <text:p>25700</text:p>
          </table:table-cell>
          <table:table-cell office:value-type="float" office:value="28700">
            <text:p>28700</text:p>
          </table:table-cell>
          <table:table-cell office:value-type="float" office:value="1958">
            <text:p>1958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74iAtX023.pdf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Lygten</text:p>
          </table:table-cell>
          <table:table-cell office:value-type="string">
            <text:p>syd for Drejervej</text:p>
          </table:table-cell>
          <table:table-cell office:value-type="string">
            <text:p>3A eller 2B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200">
            <text:p>10200</text:p>
          </table:table-cell>
          <table:table-cell office:value-type="string">
            <text:p>4,6</text:p>
          </table:table-cell>
          <table:table-cell office:value-type="float" office:value="11900">
            <text:p>11900</text:p>
          </table:table-cell>
          <table:table-cell office:value-type="float" office:value="13400">
            <text:p>13400</text:p>
          </table:table-cell>
          <table:table-cell office:value-type="float" office:value="9200">
            <text:p>9200</text:p>
          </table:table-cell>
          <table:table-cell office:value-type="float" office:value="9500">
            <text:p>9500</text:p>
          </table:table-cell>
          <table:table-cell office:value-type="float" office:value="11200">
            <text:p>11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YPgctJGfZ0.pdf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Nyhavnsbroen</text:p>
          </table:table-cell>
          <table:table-cell office:value-type="string">
            <text:p>nord for Holbergsgade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630">
            <text:p>8630</text:p>
          </table:table-cell>
          <table:table-cell office:value-type="string">
            <text:p>5,6</text:p>
          </table:table-cell>
          <table:table-cell office:value-type="float" office:value="10100">
            <text:p>10100</text:p>
          </table:table-cell>
          <table:table-cell office:value-type="float" office:value="11300">
            <text:p>11300</text:p>
          </table:table-cell>
          <table:table-cell office:value-type="float" office:value="2975">
            <text:p>2975</text:p>
          </table:table-cell>
          <table:table-cell office:value-type="float" office:value="3100">
            <text:p>3100</text:p>
          </table:table-cell>
          <table:table-cell office:value-type="float" office:value="3600">
            <text:p>3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FuaQ0ByyTp.pdf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Åbuen</text:p>
          </table:table-cell>
          <table:table-cell office:value-type="string">
            <text:p>Cykel- og gangbro over Ågade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539">
            <text:p>4539</text:p>
          </table:table-cell>
          <table:table-cell office:value-type="float" office:value="4700">
            <text:p>4700</text:p>
          </table:table-cell>
          <table:table-cell office:value-type="float" office:value="5500">
            <text:p>5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rhdcOePBK.pdf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Emdrupvej</text:p>
          </table:table-cell>
          <table:table-cell office:value-type="string">
            <text:p>øst for Tuborgvej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700">
            <text:p>4700</text:p>
          </table:table-cell>
          <table:table-cell office:value-type="string">
            <text:p/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FchkEgKAaI.pdf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Nørrebrogade</text:p>
          </table:table-cell>
          <table:table-cell office:value-type="string">
            <text:p>nordvest for Jagtvej</text:p>
          </table:table-cell>
          <table:table-cell office:value-type="string">
            <text:p>148 eller 15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300">
            <text:p>7300</text:p>
          </table:table-cell>
          <table:table-cell office:value-type="string">
            <text:p>10,1</text:p>
          </table:table-cell>
          <table:table-cell office:value-type="float" office:value="8500">
            <text:p>8500</text:p>
          </table:table-cell>
          <table:table-cell office:value-type="float" office:value="9600">
            <text:p>9600</text:p>
          </table:table-cell>
          <table:table-cell office:value-type="float" office:value="17400">
            <text:p>17400</text:p>
          </table:table-cell>
          <table:table-cell office:value-type="float" office:value="17900">
            <text:p>17900</text:p>
          </table:table-cell>
          <table:table-cell office:value-type="float" office:value="21200">
            <text:p>21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NBTm55Xoan.pdf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Nørre Søgade</text:p>
          </table:table-cell>
          <table:table-cell office:value-type="string">
            <text:p>sydvest for Vendersgade</text:p>
          </table:table-cell>
          <table:table-cell office:value-type="string">
            <text:p>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5404">
            <text:p>25404</text:p>
          </table:table-cell>
          <table:table-cell office:value-type="string">
            <text:p>2,0</text:p>
          </table:table-cell>
          <table:table-cell office:value-type="float" office:value="29700">
            <text:p>29700</text:p>
          </table:table-cell>
          <table:table-cell office:value-type="float" office:value="33300">
            <text:p>33300</text:p>
          </table:table-cell>
          <table:table-cell office:value-type="float" office:value="10987">
            <text:p>10987</text:p>
          </table:table-cell>
          <table:table-cell office:value-type="float" office:value="11300">
            <text:p>11300</text:p>
          </table:table-cell>
          <table:table-cell office:value-type="float" office:value="13400">
            <text:p>13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74iAtX023.pdf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eter Bangs Vej</text:p>
          </table:table-cell>
          <table:table-cell office:value-type="string">
            <text:p>nord for Roskildevej</text:p>
          </table:table-cell>
          <table:table-cell office:value-type="string">
            <text:p>28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8500">
            <text:p>18500</text:p>
          </table:table-cell>
          <table:table-cell office:value-type="string">
            <text:p>2,1</text:p>
          </table:table-cell>
          <table:table-cell office:value-type="float" office:value="21600">
            <text:p>21600</text:p>
          </table:table-cell>
          <table:table-cell office:value-type="float" office:value="24200">
            <text:p>242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evwCIQPJg.pdf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Rebildvej</text:p>
          </table:table-cell>
          <table:table-cell office:value-type="string">
            <text:p>sydvest for Dybendalsvej</text:p>
          </table:table-cell>
          <table:table-cell office:value-type="string">
            <text:p>20A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7652">
            <text:p>17652</text:p>
          </table:table-cell>
          <table:table-cell office:value-type="string">
            <text:p>2,9</text:p>
          </table:table-cell>
          <table:table-cell office:value-type="float" office:value="20700">
            <text:p>20700</text:p>
          </table:table-cell>
          <table:table-cell office:value-type="float" office:value="23100">
            <text:p>23100</text:p>
          </table:table-cell>
          <table:table-cell office:value-type="float" office:value="1836">
            <text:p>1836</text:p>
          </table:table-cell>
          <table:table-cell office:value-type="float" office:value="1900">
            <text:p>1900</text:p>
          </table:table-cell>
          <table:table-cell office:value-type="float" office:value="2200">
            <text:p>2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XlHrhZCIL.pdf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Røde Mellemvej</text:p>
          </table:table-cell>
          <table:table-cell office:value-type="string">
            <text:p>syd for Sundbyvestervej</text:p>
          </table:table-cell>
          <table:table-cell office:value-type="string">
            <text:p>93 eller 9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803">
            <text:p>10803</text:p>
          </table:table-cell>
          <table:table-cell office:value-type="string">
            <text:p>4</text:p>
          </table:table-cell>
          <table:table-cell office:value-type="float" office:value="12600">
            <text:p>12600</text:p>
          </table:table-cell>
          <table:table-cell office:value-type="float" office:value="14200">
            <text:p>14200</text:p>
          </table:table-cell>
          <table:table-cell office:value-type="float" office:value="2845">
            <text:p>2845</text:p>
          </table:table-cell>
          <table:table-cell office:value-type="float" office:value="2900">
            <text:p>2900</text:p>
          </table:table-cell>
          <table:table-cell office:value-type="float" office:value="3500">
            <text:p>3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ai3qqNZgf.pdf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Slotsherrensvej</text:p>
          </table:table-cell>
          <table:table-cell office:value-type="string">
            <text:p>nord for Jyllingevej</text:p>
          </table:table-cell>
          <table:table-cell office:value-type="string">
            <text:p>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600">
            <text:p>9600</text:p>
          </table:table-cell>
          <table:table-cell office:value-type="string">
            <text:p>1,4</text:p>
          </table:table-cell>
          <table:table-cell office:value-type="float" office:value="11200">
            <text:p>11200</text:p>
          </table:table-cell>
          <table:table-cell office:value-type="float" office:value="12600">
            <text:p>126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omvueEnrWh.pdf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Stormgade</text:p>
          </table:table-cell>
          <table:table-cell office:value-type="string">
            <text:p>nordøst for Vester Voldgade</text:p>
          </table:table-cell>
          <table:table-cell office:value-type="string">
            <text:p>14 E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924">
            <text:p>10924</text:p>
          </table:table-cell>
          <table:table-cell office:value-type="string">
            <text:p>12,2</text:p>
          </table:table-cell>
          <table:table-cell office:value-type="float" office:value="12800">
            <text:p>12800</text:p>
          </table:table-cell>
          <table:table-cell office:value-type="float" office:value="14300">
            <text:p>14300</text:p>
          </table:table-cell>
          <table:table-cell office:value-type="float" office:value="8409">
            <text:p>8409</text:p>
          </table:table-cell>
          <table:table-cell office:value-type="float" office:value="8700">
            <text:p>8700</text:p>
          </table:table-cell>
          <table:table-cell office:value-type="float" office:value="10300">
            <text:p>10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1uB7Q2teCg.pdf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Strandvejen</text:p>
          </table:table-cell>
          <table:table-cell office:value-type="string">
            <text:p>syd for Callisensvej</text:p>
          </table:table-cell>
          <table:table-cell office:value-type="string">
            <text:p>72 eller 143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16710">
            <text:p>16710</text:p>
          </table:table-cell>
          <table:table-cell office:value-type="string">
            <text:p>4,7</text:p>
          </table:table-cell>
          <table:table-cell office:value-type="float" office:value="19600">
            <text:p>19600</text:p>
          </table:table-cell>
          <table:table-cell office:value-type="float" office:value="21900">
            <text:p>21900</text:p>
          </table:table-cell>
          <table:table-cell office:value-type="float" office:value="5821">
            <text:p>5821</text:p>
          </table:table-cell>
          <table:table-cell office:value-type="float" office:value="6000">
            <text:p>6000</text:p>
          </table:table-cell>
          <table:table-cell office:value-type="float" office:value="7100">
            <text:p>7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5C9gI8HcK.pdf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Strandvænget</text:p>
          </table:table-cell>
          <table:table-cell office:value-type="string">
            <text:p>ud for Roklubberne</text:p>
          </table:table-cell>
          <table:table-cell office:value-type="string">
            <text:p>42 eller 6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400">
            <text:p>15400</text:p>
          </table:table-cell>
          <table:table-cell office:value-type="string">
            <text:p>6,7</text:p>
          </table:table-cell>
          <table:table-cell office:value-type="float" office:value="18000">
            <text:p>18000</text:p>
          </table:table-cell>
          <table:table-cell office:value-type="float" office:value="20200">
            <text:p>2020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pzDCWFQrAJ.pdf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Svanemøllebroen</text:p>
          </table:table-cell>
          <table:table-cell office:value-type="string">
            <text:p>ved stationen</text:p>
          </table:table-cell>
          <table:table-cell office:value-type="string">
            <text:p/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6600">
            <text:p>16600</text:p>
          </table:table-cell>
          <table:table-cell office:value-type="string">
            <text:p>3,3</text:p>
          </table:table-cell>
          <table:table-cell office:value-type="float" office:value="19400">
            <text:p>19400</text:p>
          </table:table-cell>
          <table:table-cell office:value-type="float" office:value="21700">
            <text:p>21700</text:p>
          </table:table-cell>
          <table:table-cell office:value-type="float" office:value="5700">
            <text:p>5700</text:p>
          </table:table-cell>
          <table:table-cell office:value-type="float" office:value="5900">
            <text:p>5900</text:p>
          </table:table-cell>
          <table:table-cell office:value-type="float" office:value="7000">
            <text:p>7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XOcWYvqbOA.pdf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Tietgensbro</text:p>
          </table:table-cell>
          <table:table-cell office:value-type="string">
            <text:p>Tietgensgade 39</text:p>
          </table:table-cell>
          <table:table-cell office:value-type="string">
            <text:p>39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000">
            <text:p>8000</text:p>
          </table:table-cell>
          <table:table-cell office:value-type="string">
            <text:p>7,8</text:p>
          </table:table-cell>
          <table:table-cell office:value-type="float" office:value="9400">
            <text:p>9400</text:p>
          </table:table-cell>
          <table:table-cell office:value-type="float" office:value="10500">
            <text:p>10500</text:p>
          </table:table-cell>
          <table:table-cell office:value-type="float" office:value="9500">
            <text:p>9500</text:p>
          </table:table-cell>
          <table:table-cell office:value-type="float" office:value="9800">
            <text:p>9800</text:p>
          </table:table-cell>
          <table:table-cell office:value-type="float" office:value="11600">
            <text:p>11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oMrw4Hqd9E.pdf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Toftegårdsbroen</text:p>
          </table:table-cell>
          <table:table-cell office:value-type="string">
            <text:p>øst for Valby Station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3100">
            <text:p>23100</text:p>
          </table:table-cell>
          <table:table-cell office:value-type="string">
            <text:p>4,3</text:p>
          </table:table-cell>
          <table:table-cell office:value-type="float" office:value="27000">
            <text:p>27000</text:p>
          </table:table-cell>
          <table:table-cell office:value-type="float" office:value="30300">
            <text:p>30300</text:p>
          </table:table-cell>
          <table:table-cell office:value-type="float" office:value="3300">
            <text:p>33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TI6rYdLlAf.pdf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msgårdsvej</text:p>
          </table:table-cell>
          <table:table-cell office:value-type="string">
            <text:p>nord for Frederikssundsvej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7906">
            <text:p>27906</text:p>
          </table:table-cell>
          <table:table-cell office:value-type="string">
            <text:p>2,5</text:p>
          </table:table-cell>
          <table:table-cell office:value-type="float" office:value="32700">
            <text:p>32700</text:p>
          </table:table-cell>
          <table:table-cell office:value-type="float" office:value="36600">
            <text:p>36600</text:p>
          </table:table-cell>
          <table:table-cell office:value-type="float" office:value="3403">
            <text:p>3403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qGHoPvmk1.pdf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Valby Langgade</text:p>
          </table:table-cell>
          <table:table-cell office:value-type="string">
            <text:p>øst for Nakskovvej</text:p>
          </table:table-cell>
          <table:table-cell office:value-type="string">
            <text:p>19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800">
            <text:p>9800</text:p>
          </table:table-cell>
          <table:table-cell office:value-type="string">
            <text:p>2,7</text:p>
          </table:table-cell>
          <table:table-cell office:value-type="float" office:value="11500">
            <text:p>11500</text:p>
          </table:table-cell>
          <table:table-cell office:value-type="float" office:value="12800">
            <text:p>12800</text:p>
          </table:table-cell>
          <table:table-cell office:value-type="float" office:value="3000">
            <text:p>3000</text:p>
          </table:table-cell>
          <table:table-cell office:value-type="float" office:value="3100">
            <text:p>3100</text:p>
          </table:table-cell>
          <table:table-cell office:value-type="float" office:value="3700">
            <text:p>3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Ps4oNsXQLf.pdf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Valby Langgade</text:p>
          </table:table-cell>
          <table:table-cell office:value-type="string">
            <text:p>vest for Vestervang</text:p>
          </table:table-cell>
          <table:table-cell office:value-type="string">
            <text:p>241 eller 26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400">
            <text:p>3400</text:p>
          </table:table-cell>
          <table:table-cell office:value-type="string">
            <text:p>2,1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Szu4S0lRnr.pdf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Vejlands Allé</text:p>
          </table:table-cell>
          <table:table-cell office:value-type="string">
            <text:p>øst for Røde Mellemvej</text:p>
          </table:table-cell>
          <table:table-cell office:value-type="string">
            <text:p>149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8432">
            <text:p>18432</text:p>
          </table:table-cell>
          <table:table-cell office:value-type="string">
            <text:p>5,0</text:p>
          </table:table-cell>
          <table:table-cell office:value-type="float" office:value="21600">
            <text:p>21600</text:p>
          </table:table-cell>
          <table:table-cell office:value-type="float" office:value="24100">
            <text:p>24100</text:p>
          </table:table-cell>
          <table:table-cell office:value-type="float" office:value="1747">
            <text:p>1747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hgDzCBIYi.pdf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Vermlandsgade</text:p>
          </table:table-cell>
          <table:table-cell office:value-type="string">
            <text:p>øst for Herjedalsgade</text:p>
          </table:table-cell>
          <table:table-cell office:value-type="string">
            <text:p>3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827">
            <text:p>15827</text:p>
          </table:table-cell>
          <table:table-cell office:value-type="string">
            <text:p>6,6</text:p>
          </table:table-cell>
          <table:table-cell office:value-type="float" office:value="18500">
            <text:p>18500</text:p>
          </table:table-cell>
          <table:table-cell office:value-type="float" office:value="20700">
            <text:p>20700</text:p>
          </table:table-cell>
          <table:table-cell office:value-type="float" office:value="5448">
            <text:p>5448</text:p>
          </table:table-cell>
          <table:table-cell office:value-type="float" office:value="5600">
            <text:p>5600</text:p>
          </table:table-cell>
          <table:table-cell office:value-type="float" office:value="6600">
            <text:p>6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Lz6nfu1iK.pdf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Vestergade</text:p>
          </table:table-cell>
          <table:table-cell office:value-type="string">
            <text:p>sydvest for Larsbjørnsstræde</text:p>
          </table:table-cell>
          <table:table-cell office:value-type="string">
            <text:p>1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87">
            <text:p>887</text:p>
          </table:table-cell>
          <table:table-cell office:value-type="string">
            <text:p>3,8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6082">
            <text:p>6082</text:p>
          </table:table-cell>
          <table:table-cell office:value-type="float" office:value="6300">
            <text:p>6300</text:p>
          </table:table-cell>
          <table:table-cell office:value-type="float" office:value="7400">
            <text:p>7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a2KLjGSmY.pdf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ester Voldgade</text:p>
          </table:table-cell>
          <table:table-cell office:value-type="string">
            <text:p>nordvest for Rådhuspladsen</text:p>
          </table:table-cell>
          <table:table-cell office:value-type="string">
            <text:p>14 eller 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200">
            <text:p>5200</text:p>
          </table:table-cell>
          <table:table-cell office:value-type="string">
            <text:p>18,5</text:p>
          </table:table-cell>
          <table:table-cell office:value-type="float" office:value="6100">
            <text:p>61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nJHIRnvToc.pdf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Vigerslev Allé</text:p>
          </table:table-cell>
          <table:table-cell office:value-type="string">
            <text:p>vest for Vester Kirkegårds Allé</text:p>
          </table:table-cell>
          <table:table-cell office:value-type="string">
            <text:p>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500">
            <text:p>14500</text:p>
          </table:table-cell>
          <table:table-cell office:value-type="string">
            <text:p>3,9</text:p>
          </table:table-cell>
          <table:table-cell office:value-type="float" office:value="17000">
            <text:p>17000</text:p>
          </table:table-cell>
          <table:table-cell office:value-type="float" office:value="19000">
            <text:p>19000</text:p>
          </table:table-cell>
          <table:table-cell office:value-type="float" office:value="4000">
            <text:p>4000</text:p>
          </table:table-cell>
          <table:table-cell office:value-type="float" office:value="4100">
            <text:p>4100</text:p>
          </table:table-cell>
          <table:table-cell office:value-type="float" office:value="4900">
            <text:p>4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AyEtCEpG8.pdf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Vigerslev Allé</text:p>
          </table:table-cell>
          <table:table-cell office:value-type="string">
            <text:p>øst for Retortvej</text:p>
          </table:table-cell>
          <table:table-cell office:value-type="string">
            <text:p>141 eller 15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600">
            <text:p>13600</text:p>
          </table:table-cell>
          <table:table-cell office:value-type="string">
            <text:p>5,1</text:p>
          </table:table-cell>
          <table:table-cell office:value-type="float" office:value="15900">
            <text:p>15900</text:p>
          </table:table-cell>
          <table:table-cell office:value-type="float" office:value="17800">
            <text:p>178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400">
            <text:p>3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v5I9kWGU9.pdf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Vigerslevvej</text:p>
          </table:table-cell>
          <table:table-cell office:value-type="string">
            <text:p>nordvest for Gammel Køge Landevej</text:p>
          </table:table-cell>
          <table:table-cell office:value-type="string">
            <text:p>35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200">
            <text:p>3200</text:p>
          </table:table-cell>
          <table:table-cell office:value-type="string">
            <text:p>4,5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XfeGRbFev.pdf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Øresundsvej</text:p>
          </table:table-cell>
          <table:table-cell office:value-type="string">
            <text:p>vest for Kastrupvej</text:p>
          </table:table-cell>
          <table:table-cell office:value-type="string">
            <text:p>49 eller 5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953">
            <text:p>5953</text:p>
          </table:table-cell>
          <table:table-cell office:value-type="string">
            <text:p>3</text:p>
          </table:table-cell>
          <table:table-cell office:value-type="float" office:value="7000">
            <text:p>7000</text:p>
          </table:table-cell>
          <table:table-cell office:value-type="float" office:value="7800">
            <text:p>7800</text:p>
          </table:table-cell>
          <table:table-cell office:value-type="float" office:value="4041">
            <text:p>4041</text:p>
          </table:table-cell>
          <table:table-cell office:value-type="float" office:value="4200">
            <text:p>4200</text:p>
          </table:table-cell>
          <table:table-cell office:value-type="float" office:value="4900">
            <text:p>4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mYA0ur55J.pdf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Østerbrogade</text:p>
          </table:table-cell>
          <table:table-cell office:value-type="string">
            <text:p>syd for Jagtvej</text:p>
          </table:table-cell>
          <table:table-cell office:value-type="string">
            <text:p>15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7000">
            <text:p>17000</text:p>
          </table:table-cell>
          <table:table-cell office:value-type="string">
            <text:p>3,9</text:p>
          </table:table-cell>
          <table:table-cell office:value-type="float" office:value="19900">
            <text:p>19900</text:p>
          </table:table-cell>
          <table:table-cell office:value-type="float" office:value="22300">
            <text:p>22300</text:p>
          </table:table-cell>
          <table:table-cell office:value-type="float" office:value="7200">
            <text:p>7200</text:p>
          </table:table-cell>
          <table:table-cell office:value-type="float" office:value="7400">
            <text:p>7400</text:p>
          </table:table-cell>
          <table:table-cell office:value-type="float" office:value="8800">
            <text:p>88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i2gj7pAau.pdf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Øster Farimagsgade</text:p>
          </table:table-cell>
          <table:table-cell office:value-type="string">
            <text:p>sydvest for Lille Triangel</text:p>
          </table:table-cell>
          <table:table-cell office:value-type="string">
            <text:p>9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303">
            <text:p>6303</text:p>
          </table:table-cell>
          <table:table-cell office:value-type="string">
            <text:p>7,2</text:p>
          </table:table-cell>
          <table:table-cell office:value-type="float" office:value="7400">
            <text:p>7400</text:p>
          </table:table-cell>
          <table:table-cell office:value-type="float" office:value="8300">
            <text:p>8300</text:p>
          </table:table-cell>
          <table:table-cell office:value-type="float" office:value="7454">
            <text:p>7454</text:p>
          </table:table-cell>
          <table:table-cell office:value-type="float" office:value="7700">
            <text:p>7700</text:p>
          </table:table-cell>
          <table:table-cell office:value-type="float" office:value="9100">
            <text:p>9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lqhWqPNzg.pdf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Øster Søgade</text:p>
          </table:table-cell>
          <table:table-cell office:value-type="string">
            <text:p>sydvest for Lille Triangel</text:p>
          </table:table-cell>
          <table:table-cell office:value-type="string">
            <text:p>11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600">
            <text:p>2600</text:p>
          </table:table-cell>
          <table:table-cell office:value-type="string">
            <text:p>2,1</text:p>
          </table:table-cell>
          <table:table-cell office:value-type="float" office:value="3000">
            <text:p>3000</text:p>
          </table:table-cell>
          <table:table-cell office:value-type="float" office:value="3400">
            <text:p>34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office:value-type="float" office:value="4600">
            <text:p>46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maSinIeZzv.pdf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Ålekistevej</text:p>
          </table:table-cell>
          <table:table-cell office:value-type="string">
            <text:p>nord for Peter Bangs Vej</text:p>
          </table:table-cell>
          <table:table-cell office:value-type="string">
            <text:p>2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1900">
            <text:p>11900</text:p>
          </table:table-cell>
          <table:table-cell office:value-type="string">
            <text:p>3</text:p>
          </table:table-cell>
          <table:table-cell office:value-type="float" office:value="13900">
            <text:p>13900</text:p>
          </table:table-cell>
          <table:table-cell office:value-type="float" office:value="15600">
            <text:p>15600</text:p>
          </table:table-cell>
          <table:table-cell office:value-type="float" office:value="3100">
            <text:p>3100</text:p>
          </table:table-cell>
          <table:table-cell office:value-type="float" office:value="3200">
            <text:p>3200</text:p>
          </table:table-cell>
          <table:table-cell office:value-type="float" office:value="3800">
            <text:p>38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kAmEDZ9Ohf.pdf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Ålekistevej</text:p>
          </table:table-cell>
          <table:table-cell office:value-type="string">
            <text:p>syd for Slotsherrensvej</text:p>
          </table:table-cell>
          <table:table-cell office:value-type="string">
            <text:p>23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600">
            <text:p>9600</text:p>
          </table:table-cell>
          <table:table-cell office:value-type="string">
            <text:p>2,8</text:p>
          </table:table-cell>
          <table:table-cell office:value-type="float" office:value="11200">
            <text:p>11200</text:p>
          </table:table-cell>
          <table:table-cell office:value-type="float" office:value="12600">
            <text:p>126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GtJUNhj5oQ.pdf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Ålholmvej</text:p>
          </table:table-cell>
          <table:table-cell office:value-type="string">
            <text:p>nord for Roskildevej</text:p>
          </table:table-cell>
          <table:table-cell office:value-type="string">
            <text:p>29 eller 3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900">
            <text:p>13900</text:p>
          </table:table-cell>
          <table:table-cell office:value-type="string">
            <text:p>4,2</text:p>
          </table:table-cell>
          <table:table-cell office:value-type="float" office:value="16300">
            <text:p>16300</text:p>
          </table:table-cell>
          <table:table-cell office:value-type="float" office:value="18200">
            <text:p>182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CN65427pDo.pdf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Amager Fælledvej</text:p>
          </table:table-cell>
          <table:table-cell office:value-type="string">
            <text:p>syd for Sundholmsvej</text:p>
          </table:table-cell>
          <table:table-cell office:value-type="string">
            <text:p>5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2627">
            <text:p>12627</text:p>
          </table:table-cell>
          <table:table-cell office:value-type="string">
            <text:p>4,9</text:p>
          </table:table-cell>
          <table:table-cell office:value-type="float" office:value="14800">
            <text:p>14800</text:p>
          </table:table-cell>
          <table:table-cell office:value-type="float" office:value="16500">
            <text:p>16500</text:p>
          </table:table-cell>
          <table:table-cell office:value-type="float" office:value="4839">
            <text:p>4839</text:p>
          </table:table-cell>
          <table:table-cell office:value-type="float" office:value="5000">
            <text:p>5000</text:p>
          </table:table-cell>
          <table:table-cell office:value-type="float" office:value="5900">
            <text:p>5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eUyBaC8RP.pdf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Blegdamsvej</text:p>
          </table:table-cell>
          <table:table-cell office:value-type="string">
            <text:p>sydvest for Trianglen</text:p>
          </table:table-cell>
          <table:table-cell office:value-type="string">
            <text:p>3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600">
            <text:p>6600</text:p>
          </table:table-cell>
          <table:table-cell office:value-type="string">
            <text:p>6</text:p>
          </table:table-cell>
          <table:table-cell office:value-type="float" office:value="7700">
            <text:p>7700</text:p>
          </table:table-cell>
          <table:table-cell office:value-type="float" office:value="8600">
            <text:p>8600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office:value-type="float" office:value="8700">
            <text:p>87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hBOk3fkg1.pdf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Classensgade</text:p>
          </table:table-cell>
          <table:table-cell office:value-type="string">
            <text:p>øst for Østerbrogade</text:p>
          </table:table-cell>
          <table:table-cell office:value-type="string">
            <text:p>1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747">
            <text:p>3747</text:p>
          </table:table-cell>
          <table:table-cell office:value-type="string">
            <text:p>4,5</text:p>
          </table:table-cell>
          <table:table-cell office:value-type="float" office:value="4400">
            <text:p>4400</text:p>
          </table:table-cell>
          <table:table-cell office:value-type="float" office:value="4900">
            <text:p>4900</text:p>
          </table:table-cell>
          <table:table-cell office:value-type="float" office:value="4159">
            <text:p>4159</text:p>
          </table:table-cell>
          <table:table-cell office:value-type="float" office:value="4300">
            <text:p>4300</text:p>
          </table:table-cell>
          <table:table-cell office:value-type="float" office:value="5100">
            <text:p>5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WZSZ4ihEk.pdf</text:p>
          </table:table-cell>
        </table:table-row>
        <table:table-row table:style-name="ro2">
          <table:table-cell office:value-type="float" office:value="6510">
            <text:p>6510</text:p>
          </table:table-cell>
          <table:table-cell office:value-type="string">
            <text:p>Gammel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wnc1LVcXh.pdf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Gothersgade</text:p>
          </table:table-cell>
          <table:table-cell office:value-type="string">
            <text:p>øst for Nørre Voldgade</text:p>
          </table:table-cell>
          <table:table-cell office:value-type="string">
            <text:p>11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628">
            <text:p>6628</text:p>
          </table:table-cell>
          <table:table-cell office:value-type="string">
            <text:p>8,2</text:p>
          </table:table-cell>
          <table:table-cell office:value-type="float" office:value="7800">
            <text:p>7800</text:p>
          </table:table-cell>
          <table:table-cell office:value-type="float" office:value="8700">
            <text:p>8700</text:p>
          </table:table-cell>
          <table:table-cell office:value-type="float" office:value="18153">
            <text:p>18153</text:p>
          </table:table-cell>
          <table:table-cell office:value-type="float" office:value="18700">
            <text:p>18700</text:p>
          </table:table-cell>
          <table:table-cell office:value-type="float" office:value="22100">
            <text:p>22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ULNOGZv32s.pdf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Hamletsgade</text:p>
          </table:table-cell>
          <table:table-cell office:value-type="string">
            <text:p>nordøst for Nannasgade</text:p>
          </table:table-cell>
          <table:table-cell office:value-type="string">
            <text:p>1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418">
            <text:p>5418</text:p>
          </table:table-cell>
          <table:table-cell office:value-type="string">
            <text:p>1,3</text:p>
          </table:table-cell>
          <table:table-cell office:value-type="float" office:value="6300">
            <text:p>6300</text:p>
          </table:table-cell>
          <table:table-cell office:value-type="float" office:value="7100">
            <text:p>7100</text:p>
          </table:table-cell>
          <table:table-cell office:value-type="float" office:value="2067">
            <text:p>2067</text:p>
          </table:table-cell>
          <table:table-cell office:value-type="float" office:value="2100">
            <text:p>2100</text:p>
          </table:table-cell>
          <table:table-cell office:value-type="float" office:value="2500">
            <text:p>2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EVQuS5eai.pdf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Hamletsgade</text:p>
          </table:table-cell>
          <table:table-cell office:value-type="string">
            <text:p>nordøst for Nannasgade</text:p>
          </table:table-cell>
          <table:table-cell office:value-type="string">
            <text:p>1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400">
            <text:p>5400</text:p>
          </table:table-cell>
          <table:table-cell office:value-type="string">
            <text:p>1,3</text:p>
          </table:table-cell>
          <table:table-cell office:value-type="float" office:value="6300">
            <text:p>6300</text:p>
          </table:table-cell>
          <table:table-cell office:value-type="float" office:value="7100">
            <text:p>71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9qrErjqAT.pdf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Hammerichsgade</text:p>
          </table:table-cell>
          <table:table-cell office:value-type="string">
            <text:p>sydvest for H.C. Andersens Boulevard</text:p>
          </table:table-cell>
          <table:table-cell office:value-type="string">
            <text:p>1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700">
            <text:p>5700</text:p>
          </table:table-cell>
          <table:table-cell office:value-type="string">
            <text:p>6,3</text:p>
          </table:table-cell>
          <table:table-cell office:value-type="float" office:value="6700">
            <text:p>6700</text:p>
          </table:table-cell>
          <table:table-cell office:value-type="float" office:value="7500">
            <text:p>7500</text:p>
          </table:table-cell>
          <table:table-cell office:value-type="float" office:value="5600">
            <text:p>5600</text:p>
          </table:table-cell>
          <table:table-cell office:value-type="float" office:value="5800">
            <text:p>5800</text:p>
          </table:table-cell>
          <table:table-cell office:value-type="float" office:value="6800">
            <text:p>68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Hdxh4294g0.pdf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Lyrskovgade</text:p>
          </table:table-cell>
          <table:table-cell office:value-type="string">
            <text:p>øst for Vester Fælledvej</text:p>
          </table:table-cell>
          <table:table-cell office:value-type="string">
            <text:p>3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200">
            <text:p>3200</text:p>
          </table:table-cell>
          <table:table-cell office:value-type="string">
            <text:p>1,4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yKIt2HS8vq.pdf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Løngangsstræde</text:p>
          </table:table-cell>
          <table:table-cell office:value-type="string">
            <text:p>nordøst for Vester Voldgade</text:p>
          </table:table-cell>
          <table:table-cell office:value-type="string">
            <text:p>3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00">
            <text:p>1400</text:p>
          </table:table-cell>
          <table:table-cell office:value-type="string">
            <text:p>11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tGXYKMlmi6.pdf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Peder Lykkes Vej</text:p>
          </table:table-cell>
          <table:table-cell office:value-type="string">
            <text:p>øst for Røde Mellemvej</text:p>
          </table:table-cell>
          <table:table-cell office:value-type="string">
            <text:p>10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870">
            <text:p>8870</text:p>
          </table:table-cell>
          <table:table-cell office:value-type="string">
            <text:p>3,2</text:p>
          </table:table-cell>
          <table:table-cell office:value-type="float" office:value="10400">
            <text:p>10400</text:p>
          </table:table-cell>
          <table:table-cell office:value-type="float" office:value="11600">
            <text:p>11600</text:p>
          </table:table-cell>
          <table:table-cell office:value-type="float" office:value="3617">
            <text:p>3617</text:p>
          </table:table-cell>
          <table:table-cell office:value-type="float" office:value="3700">
            <text:p>3700</text:p>
          </table:table-cell>
          <table:table-cell office:value-type="float" office:value="4400">
            <text:p>4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6xGIo64OG.pdf</text:p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tudiestræde</text:p>
          </table:table-cell>
          <table:table-cell office:value-type="string">
            <text:p>øst for Vester Voldgade</text:p>
          </table:table-cell>
          <table:table-cell office:value-type="string">
            <text:p>40 eller 4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string">
            <text:p>3,6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4200">
            <text:p>4200</text:p>
          </table:table-cell>
          <table:table-cell office:value-type="float" office:value="4300">
            <text:p>4300</text:p>
          </table:table-cell>
          <table:table-cell office:value-type="float" office:value="5100">
            <text:p>51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Cy4uA6BSOP.pdf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Uplandsgade</text:p>
          </table:table-cell>
          <table:table-cell office:value-type="string">
            <text:p>nordvest for Prags Boulevard</text:p>
          </table:table-cell>
          <table:table-cell office:value-type="string">
            <text:p>7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736">
            <text:p>9736</text:p>
          </table:table-cell>
          <table:table-cell office:value-type="string">
            <text:p>10,1</text:p>
          </table:table-cell>
          <table:table-cell office:value-type="float" office:value="11400">
            <text:p>11400</text:p>
          </table:table-cell>
          <table:table-cell office:value-type="float" office:value="12800">
            <text:p>12800</text:p>
          </table:table-cell>
          <table:table-cell office:value-type="float" office:value="1028">
            <text:p>1028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YtT1J68Oe.pdf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Århusgade</text:p>
          </table:table-cell>
          <table:table-cell office:value-type="string">
            <text:p>vest for Østbanegade</text:p>
          </table:table-cell>
          <table:table-cell office:value-type="string">
            <text:p>101 -10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851">
            <text:p>1851</text:p>
          </table:table-cell>
          <table:table-cell office:value-type="string">
            <text:p>16,9</text:p>
          </table:table-cell>
          <table:table-cell office:value-type="float" office:value="2200">
            <text:p>2200</text:p>
          </table:table-cell>
          <table:table-cell office:value-type="float" office:value="2400">
            <text:p>2400</text:p>
          </table:table-cell>
          <table:table-cell office:value-type="float" office:value="2057">
            <text:p>2057</text:p>
          </table:table-cell>
          <table:table-cell office:value-type="float" office:value="2100">
            <text:p>2100</text:p>
          </table:table-cell>
          <table:table-cell office:value-type="float" office:value="2500">
            <text:p>2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gFwgc3iSU.pdf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Amager Strandvej</text:p>
          </table:table-cell>
          <table:table-cell office:value-type="string">
            <text:p>syd for Prags Boulevard</text:p>
          </table:table-cell>
          <table:table-cell office:value-type="string">
            <text:p>1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300">
            <text:p>7300</text:p>
          </table:table-cell>
          <table:table-cell office:value-type="string">
            <text:p>14,4</text:p>
          </table:table-cell>
          <table:table-cell office:value-type="float" office:value="8500">
            <text:p>8500</text:p>
          </table:table-cell>
          <table:table-cell office:value-type="float" office:value="9600">
            <text:p>96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ccryQe9cq.pdf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Islands Brygge</text:p>
          </table:table-cell>
          <table:table-cell office:value-type="string">
            <text:p>under Langebro</text:p>
          </table:table-cell>
          <table:table-cell office:value-type="string">
            <text:p>1A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135">
            <text:p>4135</text:p>
          </table:table-cell>
          <table:table-cell office:value-type="string">
            <text:p>2,9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office:value-type="float" office:value="6922">
            <text:p>6922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GIwEfck7x.pdf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Fiolstræde</text:p>
          </table:table-cell>
          <table:table-cell office:value-type="string">
            <text:p>syd for Nørre Voldgade</text:p>
          </table:table-cell>
          <table:table-cell office:value-type="string">
            <text:p>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string">
            <text:p/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285">
            <text:p>1285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fpJBgQZSk1.pdf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Sjælør Boulevard</text:p>
          </table:table-cell>
          <table:table-cell office:value-type="string">
            <text:p>nord for Ellebjergvej</text:p>
          </table:table-cell>
          <table:table-cell office:value-type="string">
            <text:p>5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100">
            <text:p>7100</text:p>
          </table:table-cell>
          <table:table-cell office:value-type="string">
            <text:p>7,2</text:p>
          </table:table-cell>
          <table:table-cell office:value-type="float" office:value="8300">
            <text:p>8300</text:p>
          </table:table-cell>
          <table:table-cell office:value-type="float" office:value="9300">
            <text:p>9300</text:p>
          </table:table-cell>
          <table:table-cell office:value-type="float" office:value="2900">
            <text:p>2900</text:p>
          </table:table-cell>
          <table:table-cell office:value-type="float" office:value="3000">
            <text:p>3000</text:p>
          </table:table-cell>
          <table:table-cell office:value-type="float" office:value="3500">
            <text:p>3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AJ4PjZaIf2.pdf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Roskildevej</text:p>
          </table:table-cell>
          <table:table-cell office:value-type="string">
            <text:p>vest for Skellet</text:p>
          </table:table-cell>
          <table:table-cell office:value-type="string">
            <text:p>130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6950">
            <text:p>16950</text:p>
          </table:table-cell>
          <table:table-cell office:value-type="string">
            <text:p>3,2</text:p>
          </table:table-cell>
          <table:table-cell office:value-type="float" office:value="19800">
            <text:p>19800</text:p>
          </table:table-cell>
          <table:table-cell office:value-type="float" office:value="22200">
            <text:p>22200</text:p>
          </table:table-cell>
          <table:table-cell office:value-type="float" office:value="3717">
            <text:p>3717</text:p>
          </table:table-cell>
          <table:table-cell office:value-type="float" office:value="3800">
            <text:p>3800</text:p>
          </table:table-cell>
          <table:table-cell office:value-type="float" office:value="4500">
            <text:p>4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pWGLgj4nj.pdf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Landlystvej</text:p>
          </table:table-cell>
          <table:table-cell office:value-type="string">
            <text:p>vest for Engdals Allé</text:p>
          </table:table-cell>
          <table:table-cell office:value-type="string">
            <text:p>ingen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5338">
            <text:p>5338</text:p>
          </table:table-cell>
          <table:table-cell office:value-type="string">
            <text:p>1,1</text:p>
          </table:table-cell>
          <table:table-cell office:value-type="float" office:value="6200">
            <text:p>6200</text:p>
          </table:table-cell>
          <table:table-cell office:value-type="float" office:value="7000">
            <text:p>7000</text:p>
          </table:table-cell>
          <table:table-cell office:value-type="float" office:value="1242">
            <text:p>1242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qjKD7WbUn.pdf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Blegdamsvej</text:p>
          </table:table-cell>
          <table:table-cell office:value-type="string">
            <text:p>sydvest for Fredensgade</text:p>
          </table:table-cell>
          <table:table-cell office:value-type="string">
            <text:p>3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800">
            <text:p>5800</text:p>
          </table:table-cell>
          <table:table-cell office:value-type="string">
            <text:p>7,7</text:p>
          </table:table-cell>
          <table:table-cell office:value-type="float" office:value="6800">
            <text:p>6800</text:p>
          </table:table-cell>
          <table:table-cell office:value-type="float" office:value="7600">
            <text:p>7600</text:p>
          </table:table-cell>
          <table:table-cell office:value-type="float" office:value="7900">
            <text:p>7900</text:p>
          </table:table-cell>
          <table:table-cell office:value-type="float" office:value="8100">
            <text:p>8100</text:p>
          </table:table-cell>
          <table:table-cell office:value-type="float" office:value="9600">
            <text:p>9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NuxkCmJit9.pdf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Husumvej</text:p>
          </table:table-cell>
          <table:table-cell office:value-type="string">
            <text:p>nord for Tølløsevej</text:p>
          </table:table-cell>
          <table:table-cell office:value-type="string">
            <text:p>1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400">
            <text:p>7400</text:p>
          </table:table-cell>
          <table:table-cell office:value-type="string">
            <text:p>2,2</text:p>
          </table:table-cell>
          <table:table-cell office:value-type="float" office:value="8700">
            <text:p>8700</text:p>
          </table:table-cell>
          <table:table-cell office:value-type="float" office:value="9700">
            <text:p>97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2q3Jg5vy4l.pdf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Nørre Allé</text:p>
          </table:table-cell>
          <table:table-cell office:value-type="string">
            <text:p>syd for Tagensvej</text:p>
          </table:table-cell>
          <table:table-cell office:value-type="string">
            <text:p>4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500">
            <text:p>4500</text:p>
          </table:table-cell>
          <table:table-cell office:value-type="string">
            <text:p>2,2</text:p>
          </table:table-cell>
          <table:table-cell office:value-type="float" office:value="5300">
            <text:p>5300</text:p>
          </table:table-cell>
          <table:table-cell office:value-type="float" office:value="5900">
            <text:p>5900</text:p>
          </table:table-cell>
          <table:table-cell office:value-type="float" office:value="7200">
            <text:p>7200</text:p>
          </table:table-cell>
          <table:table-cell office:value-type="float" office:value="7400">
            <text:p>7400</text:p>
          </table:table-cell>
          <table:table-cell office:value-type="float" office:value="8800">
            <text:p>88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NaNB5jKGkH.pdf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Ved Stadsgraven</text:p>
          </table:table-cell>
          <table:table-cell office:value-type="string">
            <text:p>nordøst for Amager Boulevard</text:p>
          </table:table-cell>
          <table:table-cell office:value-type="string">
            <text:p>1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000">
            <text:p>15000</text:p>
          </table:table-cell>
          <table:table-cell office:value-type="string">
            <text:p>8,9</text:p>
          </table:table-cell>
          <table:table-cell office:value-type="float" office:value="17600">
            <text:p>17600</text:p>
          </table:table-cell>
          <table:table-cell office:value-type="float" office:value="19700">
            <text:p>197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400">
            <text:p>3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kZFzwffoiL.pdf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Rådvadsvej</text:p>
          </table:table-cell>
          <table:table-cell office:value-type="string">
            <text:p>vest for Frederiksborgvej</text:p>
          </table:table-cell>
          <table:table-cell office:value-type="string">
            <text:p>139 eller 14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858">
            <text:p>2858</text:p>
          </table:table-cell>
          <table:table-cell office:value-type="string">
            <text:p>1,1</text:p>
          </table:table-cell>
          <table:table-cell office:value-type="float" office:value="3300">
            <text:p>3300</text:p>
          </table:table-cell>
          <table:table-cell office:value-type="float" office:value="3700">
            <text:p>3700</text:p>
          </table:table-cell>
          <table:table-cell office:value-type="float" office:value="461">
            <text:p>461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kVG3u6kc2.pdf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string">
            <text:p>Englandsvej</text:p>
          </table:table-cell>
          <table:table-cell office:value-type="string">
            <text:p>syd for Sundbyvestervej</text:p>
          </table:table-cell>
          <table:table-cell office:value-type="string">
            <text:p>14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592">
            <text:p>8592</text:p>
          </table:table-cell>
          <table:table-cell office:value-type="string">
            <text:p>3,5</text:p>
          </table:table-cell>
          <table:table-cell office:value-type="float" office:value="10100">
            <text:p>10100</text:p>
          </table:table-cell>
          <table:table-cell office:value-type="float" office:value="11300">
            <text:p>11300</text:p>
          </table:table-cell>
          <table:table-cell office:value-type="float" office:value="2160">
            <text:p>216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JY2Y1vbnU.pdf</text:p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Jagtvej</text:p>
          </table:table-cell>
          <table:table-cell office:value-type="string">
            <text:p>øst for Lyngbyvej</text:p>
          </table:table-cell>
          <table:table-cell office:value-type="string">
            <text:p>17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8500">
            <text:p>18500</text:p>
          </table:table-cell>
          <table:table-cell office:value-type="string">
            <text:p>3,8</text:p>
          </table:table-cell>
          <table:table-cell office:value-type="float" office:value="21600">
            <text:p>21600</text:p>
          </table:table-cell>
          <table:table-cell office:value-type="float" office:value="24200">
            <text:p>24200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10400">
            <text:p>10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zjVLUsnNw.pdf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string">
            <text:p>Tagensvej</text:p>
          </table:table-cell>
          <table:table-cell office:value-type="string">
            <text:p>nordvest for Jagtvej</text:p>
          </table:table-cell>
          <table:table-cell office:value-type="string">
            <text:p>40 eller 4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600">
            <text:p>15600</text:p>
          </table:table-cell>
          <table:table-cell office:value-type="string">
            <text:p>3,6</text:p>
          </table:table-cell>
          <table:table-cell office:value-type="float" office:value="18300">
            <text:p>18300</text:p>
          </table:table-cell>
          <table:table-cell office:value-type="float" office:value="20400">
            <text:p>20400</text:p>
          </table:table-cell>
          <table:table-cell office:value-type="float" office:value="10500">
            <text:p>10500</text:p>
          </table:table-cell>
          <table:table-cell office:value-type="float" office:value="10800">
            <text:p>10800</text:p>
          </table:table-cell>
          <table:table-cell office:value-type="float" office:value="12800">
            <text:p>12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6d5iLtLfJ.pdf</text:p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Ågade</text:p>
          </table:table-cell>
          <table:table-cell office:value-type="string">
            <text:p>vest for Jagtvej</text:p>
          </table:table-cell>
          <table:table-cell office:value-type="string">
            <text:p>11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1600">
            <text:p>41600</text:p>
          </table:table-cell>
          <table:table-cell office:value-type="string">
            <text:p>2,3</text:p>
          </table:table-cell>
          <table:table-cell office:value-type="float" office:value="48700">
            <text:p>48700</text:p>
          </table:table-cell>
          <table:table-cell office:value-type="float" office:value="54500">
            <text:p>54500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5600">
            <text:p>5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QSbPg6ixwe.pdf</text:p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Gammel Jernbanevej</text:p>
          </table:table-cell>
          <table:table-cell office:value-type="string">
            <text:p>øst for Toftegårds Allé</text:p>
          </table:table-cell>
          <table:table-cell office:value-type="string">
            <text:p>43 eller 4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office:value-type="string">
            <text:p>2,3</text:p>
          </table:table-cell>
          <table:table-cell office:value-type="float" office:value="4700">
            <text:p>4700</text:p>
          </table:table-cell>
          <table:table-cell office:value-type="float" office:value="5200">
            <text:p>520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Zus2QyD92.pdf</text:p>
          </table:table-cell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Holbækmotorvejen</text:p>
          </table:table-cell>
          <table:table-cell office:value-type="string">
            <text:p>vest for Sønderkær</text:p>
          </table:table-cell>
          <table:table-cell office:value-type="string">
            <text:p>ingen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41561">
            <text:p>41561</text:p>
          </table:table-cell>
          <table:table-cell office:value-type="string">
            <text:p>3,2</text:p>
          </table:table-cell>
          <table:table-cell office:value-type="float" office:value="48600">
            <text:p>48600</text:p>
          </table:table-cell>
          <table:table-cell office:value-type="float" office:value="54400">
            <text:p>544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kCEcjlX5e.pdf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Folehaven</text:p>
          </table:table-cell>
          <table:table-cell office:value-type="string">
            <text:p>vest for Retortvej</text:p>
          </table:table-cell>
          <table:table-cell office:value-type="string">
            <text:p>59 eller 7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3500">
            <text:p>33500</text:p>
          </table:table-cell>
          <table:table-cell office:value-type="string">
            <text:p>3,8</text:p>
          </table:table-cell>
          <table:table-cell office:value-type="float" office:value="39200">
            <text:p>39200</text:p>
          </table:table-cell>
          <table:table-cell office:value-type="float" office:value="43900">
            <text:p>439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q3L4OxbYv.pdf</text:p>
          </table:table-cell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Webersgade</text:p>
          </table:table-cell>
          <table:table-cell office:value-type="string">
            <text:p>nordvest for Øster Farimagsgade</text:p>
          </table:table-cell>
          <table:table-cell office:value-type="string">
            <text:p>1 eller 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6968">
            <text:p>6968</text:p>
          </table:table-cell>
          <table:table-cell office:value-type="string">
            <text:p>7,8</text:p>
          </table:table-cell>
          <table:table-cell office:value-type="float" office:value="8200">
            <text:p>8200</text:p>
          </table:table-cell>
          <table:table-cell office:value-type="float" office:value="9100">
            <text:p>9100</text:p>
          </table:table-cell>
          <table:table-cell office:value-type="float" office:value="4590">
            <text:p>4590</text:p>
          </table:table-cell>
          <table:table-cell office:value-type="float" office:value="4700">
            <text:p>4700</text:p>
          </table:table-cell>
          <table:table-cell office:value-type="float" office:value="5600">
            <text:p>5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pEK8VGBai.pdf</text:p>
          </table:table-cell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Sundholmsvej</text:p>
          </table:table-cell>
          <table:table-cell office:value-type="string">
            <text:p>øst for Amager Fælledvej</text:p>
          </table:table-cell>
          <table:table-cell office:value-type="string">
            <text:p>1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919">
            <text:p>6919</text:p>
          </table:table-cell>
          <table:table-cell office:value-type="string">
            <text:p>2,7</text:p>
          </table:table-cell>
          <table:table-cell office:value-type="float" office:value="8100">
            <text:p>8100</text:p>
          </table:table-cell>
          <table:table-cell office:value-type="float" office:value="9100">
            <text:p>9100</text:p>
          </table:table-cell>
          <table:table-cell office:value-type="float" office:value="5933">
            <text:p>5933</text:p>
          </table:table-cell>
          <table:table-cell office:value-type="float" office:value="6100">
            <text:p>6100</text:p>
          </table:table-cell>
          <table:table-cell office:value-type="float" office:value="7200">
            <text:p>7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DIGma3cuUP.pdf</text:p>
          </table:table-cell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Irlandsvej</text:p>
          </table:table-cell>
          <table:table-cell office:value-type="string">
            <text:p>nord for Følfodvej</text:p>
          </table:table-cell>
          <table:table-cell office:value-type="string">
            <text:p>119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718">
            <text:p>2718</text:p>
          </table:table-cell>
          <table:table-cell office:value-type="string">
            <text:p>0,8</text:p>
          </table:table-cell>
          <table:table-cell office:value-type="float" office:value="3200">
            <text:p>3200</text:p>
          </table:table-cell>
          <table:table-cell office:value-type="float" office:value="3600">
            <text:p>3600</text:p>
          </table:table-cell>
          <table:table-cell office:value-type="float" office:value="1491">
            <text:p>1491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bWPhKoe7J.pdf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Haraldsgade</text:p>
          </table:table-cell>
          <table:table-cell office:value-type="string">
            <text:p>vest for Lyngbyvej</text:p>
          </table:table-cell>
          <table:table-cell office:value-type="string">
            <text:p>107 eller 11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00">
            <text:p>6100</text:p>
          </table:table-cell>
          <table:table-cell office:value-type="string">
            <text:p>6,7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tYsmFf5WJ4.pdf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Bangsbo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iGejVHIhDs.pdf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Borups Allé</text:p>
          </table:table-cell>
          <table:table-cell office:value-type="string">
            <text:p>syd for Frederikssundsvej</text:p>
          </table:table-cell>
          <table:table-cell office:value-type="string">
            <text:p>28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8148">
            <text:p>38148</text:p>
          </table:table-cell>
          <table:table-cell office:value-type="string">
            <text:p>1,4</text:p>
          </table:table-cell>
          <table:table-cell office:value-type="float" office:value="44600">
            <text:p>44600</text:p>
          </table:table-cell>
          <table:table-cell office:value-type="float" office:value="50000">
            <text:p>5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5TFI1bwMmB.pdf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Nordre Fasanvej</text:p>
          </table:table-cell>
          <table:table-cell office:value-type="string">
            <text:p>syd for Glentevej</text:p>
          </table:table-cell>
          <table:table-cell office:value-type="string">
            <text:p>210 eller 23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2200">
            <text:p>12200</text:p>
          </table:table-cell>
          <table:table-cell office:value-type="string">
            <text:p>4,1</text:p>
          </table:table-cell>
          <table:table-cell office:value-type="float" office:value="14300">
            <text:p>14300</text:p>
          </table:table-cell>
          <table:table-cell office:value-type="float" office:value="16000">
            <text:p>160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office:value-type="float" office:value="11100">
            <text:p>11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thWpfIFhJw.pdf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Peter Bangs Vej</text:p>
          </table:table-cell>
          <table:table-cell office:value-type="string">
            <text:p>vest for Ålstrupvej</text:p>
          </table:table-cell>
          <table:table-cell office:value-type="string">
            <text:p>23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100">
            <text:p>10100</text:p>
          </table:table-cell>
          <table:table-cell office:value-type="string">
            <text:p>1,7</text:p>
          </table:table-cell>
          <table:table-cell office:value-type="float" office:value="11800">
            <text:p>11800</text:p>
          </table:table-cell>
          <table:table-cell office:value-type="float" office:value="13200">
            <text:p>13200</text:p>
          </table:table-cell>
          <table:table-cell office:value-type="float" office:value="2900">
            <text:p>2900</text:p>
          </table:table-cell>
          <table:table-cell office:value-type="float" office:value="3000">
            <text:p>3000</text:p>
          </table:table-cell>
          <table:table-cell office:value-type="float" office:value="3500">
            <text:p>35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iBfUbQCbd9.pdf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Åkandevej</text:p>
          </table:table-cell>
          <table:table-cell office:value-type="string">
            <text:p>nord for Gadelandet</text:p>
          </table:table-cell>
          <table:table-cell office:value-type="string">
            <text:p/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12">
            <text:p>6112</text:p>
          </table:table-cell>
          <table:table-cell office:value-type="string">
            <text:p>6,6</text:p>
          </table:table-cell>
          <table:table-cell office:value-type="float" office:value="7200">
            <text:p>7200</text:p>
          </table:table-cell>
          <table:table-cell office:value-type="float" office:value="8000">
            <text:p>8000</text:p>
          </table:table-cell>
          <table:table-cell office:value-type="float" office:value="423">
            <text:p>423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f2l7cRHWl.pdf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Bispeengbuen</text:p>
          </table:table-cell>
          <table:table-cell office:value-type="string">
            <text:p>for enden af Kronprinsesse Sofies Vej</text:p>
          </table:table-cell>
          <table:table-cell office:value-type="string">
            <text:p>ingen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2058">
            <text:p>42058</text:p>
          </table:table-cell>
          <table:table-cell office:value-type="string">
            <text:p>2,0</text:p>
          </table:table-cell>
          <table:table-cell office:value-type="float" office:value="49200">
            <text:p>49200</text:p>
          </table:table-cell>
          <table:table-cell office:value-type="float" office:value="55100">
            <text:p>551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0RkhVMz1x.pdf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Højbro</text:p>
          </table:table-cell>
          <table:table-cell office:value-type="string">
            <text:p>syd for Absalons statue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  <table:table-cell office:value-type="string">
            <text:p>7,5</text:p>
          </table:table-cell>
          <table:table-cell office:value-type="float" office:value="2600">
            <text:p>2600</text:p>
          </table:table-cell>
          <table:table-cell office:value-type="float" office:value="2900">
            <text:p>2900</text:p>
          </table:table-cell>
          <table:table-cell office:value-type="float" office:value="3100">
            <text:p>3100</text:p>
          </table:table-cell>
          <table:table-cell office:value-type="float" office:value="3200">
            <text:p>3200</text:p>
          </table:table-cell>
          <table:table-cell office:value-type="float" office:value="3800">
            <text:p>38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mSb6xIi9Nh.pdf</text:p>
          </table:table-cell>
        </table:table-row>
        <table:table-row table:style-name="ro2">
          <table:table-cell office:value-type="float" office:value="542">
            <text:p>542</text:p>
          </table:table-cell>
          <table:table-cell office:value-type="string">
            <text:p>Landemærket</text:p>
          </table:table-cell>
          <table:table-cell office:value-type="string">
            <text:p>syd for Gothersgade</text:p>
          </table:table-cell>
          <table:table-cell office:value-type="string">
            <text:p>26 eller 49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100">
            <text:p>3100</text:p>
          </table:table-cell>
          <table:table-cell office:value-type="string">
            <text:p>2,9</text:p>
          </table:table-cell>
          <table:table-cell office:value-type="float" office:value="3600">
            <text:p>3600</text:p>
          </table:table-cell>
          <table:table-cell office:value-type="float" office:value="4100">
            <text:p>4100</text:p>
          </table:table-cell>
          <table:table-cell office:value-type="float" office:value="2500">
            <text:p>2500</text:p>
          </table:table-cell>
          <table:table-cell office:value-type="float" office:value="2600">
            <text:p>2600</text:p>
          </table:table-cell>
          <table:table-cell office:value-type="float" office:value="3100">
            <text:p>31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sEK9PKBIb.pdf</text:p>
          </table:table-cell>
        </table:table-row>
        <table:table-row table:style-name="ro2">
          <table:table-cell office:value-type="float" office:value="544">
            <text:p>544</text:p>
          </table:table-cell>
          <table:table-cell office:value-type="string">
            <text:p>Høje Gladsaxevej</text:p>
          </table:table-cell>
          <table:table-cell office:value-type="string">
            <text:p>nordøst for Hareskovvej/Ruten</text:p>
          </table:table-cell>
          <table:table-cell office:value-type="string">
            <text:p>1A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5706">
            <text:p>5706</text:p>
          </table:table-cell>
          <table:table-cell office:value-type="string">
            <text:p>3,1</text:p>
          </table:table-cell>
          <table:table-cell office:value-type="float" office:value="6700">
            <text:p>6700</text:p>
          </table:table-cell>
          <table:table-cell office:value-type="float" office:value="7500">
            <text:p>7500</text:p>
          </table:table-cell>
          <table:table-cell office:value-type="float" office:value="542">
            <text:p>542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wAa9salES.pdf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Godthåbsvej</text:p>
          </table:table-cell>
          <table:table-cell office:value-type="string">
            <text:p>sydøst for Grøndals Parkvej</text:p>
          </table:table-cell>
          <table:table-cell office:value-type="string">
            <text:p>175 eller 17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681">
            <text:p>10681</text:p>
          </table:table-cell>
          <table:table-cell office:value-type="string">
            <text:p>3,8</text:p>
          </table:table-cell>
          <table:table-cell office:value-type="float" office:value="12500">
            <text:p>12500</text:p>
          </table:table-cell>
          <table:table-cell office:value-type="float" office:value="14000">
            <text:p>14000</text:p>
          </table:table-cell>
          <table:table-cell office:value-type="float" office:value="6568">
            <text:p>6568</text:p>
          </table:table-cell>
          <table:table-cell office:value-type="float" office:value="6800">
            <text:p>6800</text:p>
          </table:table-cell>
          <table:table-cell office:value-type="float" office:value="8000">
            <text:p>8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Wrs2DgRLt.pdf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Amagerbrogade</text:p>
          </table:table-cell>
          <table:table-cell office:value-type="string">
            <text:p>Syd for Hollænderdybet</text:p>
          </table:table-cell>
          <table:table-cell office:value-type="string">
            <text:p>32 eller 3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6053">
            <text:p>16053</text:p>
          </table:table-cell>
          <table:table-cell office:value-type="string">
            <text:p>6,9</text:p>
          </table:table-cell>
          <table:table-cell office:value-type="float" office:value="18800">
            <text:p>18800</text:p>
          </table:table-cell>
          <table:table-cell office:value-type="float" office:value="21000">
            <text:p>21000</text:p>
          </table:table-cell>
          <table:table-cell office:value-type="float" office:value="19255">
            <text:p>19255</text:p>
          </table:table-cell>
          <table:table-cell office:value-type="float" office:value="19800">
            <text:p>19800</text:p>
          </table:table-cell>
          <table:table-cell office:value-type="float" office:value="23500">
            <text:p>23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2F29YgY1b.pdf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office:value-type="string">
            <text:p>Amagerbrogade</text:p>
          </table:table-cell>
          <table:table-cell office:value-type="string">
            <text:p>Syd for Hollænderdybet</text:p>
          </table:table-cell>
          <table:table-cell office:value-type="string">
            <text:p>32 eller 37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TZUAsvE8Hl.pdf</text:p>
          </table:table-cell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Østrigsgade</text:p>
          </table:table-cell>
          <table:table-cell office:value-type="string">
            <text:p>syd for Holmbladsgade</text:p>
          </table:table-cell>
          <table:table-cell office:value-type="string">
            <text:p>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082">
            <text:p>5082</text:p>
          </table:table-cell>
          <table:table-cell office:value-type="string">
            <text:p>7</text:p>
          </table:table-cell>
          <table:table-cell office:value-type="float" office:value="5900">
            <text:p>5900</text:p>
          </table:table-cell>
          <table:table-cell office:value-type="float" office:value="6700">
            <text:p>6700</text:p>
          </table:table-cell>
          <table:table-cell office:value-type="float" office:value="2416">
            <text:p>2416</text:p>
          </table:table-cell>
          <table:table-cell office:value-type="float" office:value="2500">
            <text:p>2500</text:p>
          </table:table-cell>
          <table:table-cell office:value-type="float" office:value="2900">
            <text:p>2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XYzu8i0Wq.pdf</text:p>
          </table:table-cell>
        </table:table-row>
        <table:table-row table:style-name="ro2">
          <table:table-cell office:value-type="float" office:value="553">
            <text:p>553</text:p>
          </table:table-cell>
          <table:table-cell office:value-type="string">
            <text:p>Kastrupvej</text:p>
          </table:table-cell>
          <table:table-cell office:value-type="string">
            <text:p>sydøst for Øresundsvej</text:p>
          </table:table-cell>
          <table:table-cell office:value-type="string">
            <text:p>4 eller 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700">
            <text:p>4700</text:p>
          </table:table-cell>
          <table:table-cell office:value-type="string">
            <text:p>3,9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office:value-type="float" office:value="2500">
            <text:p>2500</text:p>
          </table:table-cell>
          <table:table-cell office:value-type="float" office:value="2600">
            <text:p>2600</text:p>
          </table:table-cell>
          <table:table-cell office:value-type="float" office:value="3100">
            <text:p>3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NQQJhVvRP.pdf</text:p>
          </table:table-cell>
        </table:table-row>
        <table:table-row table:style-name="ro2">
          <table:table-cell office:value-type="float" office:value="554">
            <text:p>554</text:p>
          </table:table-cell>
          <table:table-cell office:value-type="string">
            <text:p>Artillerivej</text:p>
          </table:table-cell>
          <table:table-cell office:value-type="string">
            <text:p>Syd for Artillerivej 161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0105">
            <text:p>10105</text:p>
          </table:table-cell>
          <table:table-cell office:value-type="string">
            <text:p>2,7</text:p>
          </table:table-cell>
          <table:table-cell office:value-type="float" office:value="11800">
            <text:p>11800</text:p>
          </table:table-cell>
          <table:table-cell office:value-type="float" office:value="13200">
            <text:p>13200</text:p>
          </table:table-cell>
          <table:table-cell office:value-type="float" office:value="1141">
            <text:p>1141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twrDZbaI1.pdf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Thorshavnsgade</text:p>
          </table:table-cell>
          <table:table-cell office:value-type="string">
            <text:p>sydvest for Amager Boulevard</text:p>
          </table:table-cell>
          <table:table-cell office:value-type="string">
            <text:p>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861">
            <text:p>4861</text:p>
          </table:table-cell>
          <table:table-cell office:value-type="string">
            <text:p>6,7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5550">
            <text:p>5550</text:p>
          </table:table-cell>
          <table:table-cell office:value-type="float" office:value="5700">
            <text:p>5700</text:p>
          </table:table-cell>
          <table:table-cell office:value-type="float" office:value="6800">
            <text:p>6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9y4aTaNlD.pdf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string">
            <text:p>Kronprinsessegade</text:p>
          </table:table-cell>
          <table:table-cell office:value-type="string">
            <text:p>syd for Øster Voldgade</text:p>
          </table:table-cell>
          <table:table-cell office:value-type="string">
            <text:p>73 eller 9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492">
            <text:p>2492</text:p>
          </table:table-cell>
          <table:table-cell office:value-type="string">
            <text:p>4,3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office:value-type="float" office:value="3047">
            <text:p>3047</text:p>
          </table:table-cell>
          <table:table-cell office:value-type="float" office:value="3100">
            <text:p>3100</text:p>
          </table:table-cell>
          <table:table-cell office:value-type="float" office:value="3700">
            <text:p>3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VH4FQqt6H.pdf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string">
            <text:p>Nørre Farimagsgade</text:p>
          </table:table-cell>
          <table:table-cell office:value-type="string">
            <text:p>syd for Ahlefeldtsgade</text:p>
          </table:table-cell>
          <table:table-cell office:value-type="string">
            <text:p>3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000">
            <text:p>13000</text:p>
          </table:table-cell>
          <table:table-cell office:value-type="string">
            <text:p>4,9</text:p>
          </table:table-cell>
          <table:table-cell office:value-type="float" office:value="15200">
            <text:p>15200</text:p>
          </table:table-cell>
          <table:table-cell office:value-type="float" office:value="17000">
            <text:p>17000</text:p>
          </table:table-cell>
          <table:table-cell office:value-type="float" office:value="7900">
            <text:p>7900</text:p>
          </table:table-cell>
          <table:table-cell office:value-type="float" office:value="8100">
            <text:p>8100</text:p>
          </table:table-cell>
          <table:table-cell office:value-type="float" office:value="9600">
            <text:p>9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cD9QiuTCnJ.pdf</text:p>
          </table:table-cell>
        </table:table-row>
        <table:table-row table:style-name="ro2">
          <table:table-cell office:value-type="float" office:value="586">
            <text:p>586</text:p>
          </table:table-cell>
          <table:table-cell office:value-type="string">
            <text:p>Valby Langgade</text:p>
          </table:table-cell>
          <table:table-cell office:value-type="string">
            <text:p>vest for Toftegårds Allé</text:p>
          </table:table-cell>
          <table:table-cell office:value-type="string">
            <text:p>44B eller 49B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600">
            <text:p>6600</text:p>
          </table:table-cell>
          <table:table-cell office:value-type="string">
            <text:p>4</text:p>
          </table:table-cell>
          <table:table-cell office:value-type="float" office:value="7700">
            <text:p>7700</text:p>
          </table:table-cell>
          <table:table-cell office:value-type="float" office:value="8600">
            <text:p>86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bddCFngWDV.pdf</text:p>
          </table:table-cell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Nygårdsvej</text:p>
          </table:table-cell>
          <table:table-cell office:value-type="string">
            <text:p>vest for Fanøgade</text:p>
          </table:table-cell>
          <table:table-cell office:value-type="string">
            <text:p>30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667">
            <text:p>2667</text:p>
          </table:table-cell>
          <table:table-cell office:value-type="string">
            <text:p>1,9</text:p>
          </table:table-cell>
          <table:table-cell office:value-type="float" office:value="3100">
            <text:p>3100</text:p>
          </table:table-cell>
          <table:table-cell office:value-type="float" office:value="3500">
            <text:p>3500</text:p>
          </table:table-cell>
          <table:table-cell office:value-type="float" office:value="2028">
            <text:p>2028</text:p>
          </table:table-cell>
          <table:table-cell office:value-type="float" office:value="2100">
            <text:p>2100</text:p>
          </table:table-cell>
          <table:table-cell office:value-type="float" office:value="2500">
            <text:p>2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PwinPNHou.pdf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Halmtorvet</text:p>
          </table:table-cell>
          <table:table-cell office:value-type="string">
            <text:p>nortdøst for Gasværksvej</text:p>
          </table:table-cell>
          <table:table-cell office:value-type="string">
            <text:p>28</text:p>
          </table:table-cell>
          <table:table-cell office:value-type="string">
            <text:p>Øvrige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string">
            <text:p>0,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nkkzuuUyx.pdf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Istedgade</text:p>
          </table:table-cell>
          <table:table-cell office:value-type="string">
            <text:p>nordøst for Gasværksvej</text:p>
          </table:table-cell>
          <table:table-cell office:value-type="string">
            <text:p>25 eller 34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5207">
            <text:p>5207</text:p>
          </table:table-cell>
          <table:table-cell office:value-type="string">
            <text:p>6,8</text:p>
          </table:table-cell>
          <table:table-cell office:value-type="float" office:value="6100">
            <text:p>6100</text:p>
          </table:table-cell>
          <table:table-cell office:value-type="float" office:value="6800">
            <text:p>6800</text:p>
          </table:table-cell>
          <table:table-cell office:value-type="float" office:value="5788">
            <text:p>5788</text:p>
          </table:table-cell>
          <table:table-cell office:value-type="float" office:value="6000">
            <text:p>6000</text:p>
          </table:table-cell>
          <table:table-cell office:value-type="float" office:value="7100">
            <text:p>7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A204zOHyr.pdf</text:p>
          </table:table-cell>
        </table:table-row>
        <table:table-row table:style-name="ro2">
          <table:table-cell office:value-type="float" office:value="603">
            <text:p>603</text:p>
          </table:table-cell>
          <table:table-cell office:value-type="string">
            <text:p>Vesterbrogade</text:p>
          </table:table-cell>
          <table:table-cell office:value-type="string">
            <text:p>vest for Stenogade</text:p>
          </table:table-cell>
          <table:table-cell office:value-type="string">
            <text:p>34 eller 41</text:p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11432">
            <text:p>11432</text:p>
          </table:table-cell>
          <table:table-cell office:value-type="string">
            <text:p>6,4</text:p>
          </table:table-cell>
          <table:table-cell office:value-type="float" office:value="13400">
            <text:p>13400</text:p>
          </table:table-cell>
          <table:table-cell office:value-type="float" office:value="15000">
            <text:p>15000</text:p>
          </table:table-cell>
          <table:table-cell office:value-type="float" office:value="13063">
            <text:p>13063</text:p>
          </table:table-cell>
          <table:table-cell office:value-type="float" office:value="13500">
            <text:p>13500</text:p>
          </table:table-cell>
          <table:table-cell office:value-type="float" office:value="15900">
            <text:p>15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ZfnGQGnJu.pdf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Amager Fælledvej</text:p>
          </table:table-cell>
          <table:table-cell office:value-type="string">
            <text:p>syd for Peter Vedels Gade</text:p>
          </table:table-cell>
          <table:table-cell office:value-type="string">
            <text:p>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731">
            <text:p>13731</text:p>
          </table:table-cell>
          <table:table-cell office:value-type="string">
            <text:p>3,9</text:p>
          </table:table-cell>
          <table:table-cell office:value-type="float" office:value="16100">
            <text:p>16100</text:p>
          </table:table-cell>
          <table:table-cell office:value-type="float" office:value="18000">
            <text:p>18000</text:p>
          </table:table-cell>
          <table:table-cell office:value-type="float" office:value="6863">
            <text:p>6863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FueEKGhDX.pdf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P. Knudsens Gade</text:p>
          </table:table-cell>
          <table:table-cell office:value-type="string">
            <text:p>nordøst for Borgm. Christiansens gade</text:p>
          </table:table-cell>
          <table:table-cell office:value-type="string">
            <text:p>53 eller 11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6000">
            <text:p>26000</text:p>
          </table:table-cell>
          <table:table-cell office:value-type="string">
            <text:p>3,5</text:p>
          </table:table-cell>
          <table:table-cell office:value-type="float" office:value="30400">
            <text:p>30400</text:p>
          </table:table-cell>
          <table:table-cell office:value-type="float" office:value="34100">
            <text:p>341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zoGjJqhfQ.pdf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Lersø Parkallé</text:p>
          </table:table-cell>
          <table:table-cell office:value-type="string">
            <text:p>nordvest for Jagtvej</text:p>
          </table:table-cell>
          <table:table-cell office:value-type="string">
            <text:p>2 eller 2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000">
            <text:p>7000</text:p>
          </table:table-cell>
          <table:table-cell office:value-type="string">
            <text:p>3,8</text:p>
          </table:table-cell>
          <table:table-cell office:value-type="float" office:value="8200">
            <text:p>8200</text:p>
          </table:table-cell>
          <table:table-cell office:value-type="float" office:value="9200">
            <text:p>9200</text:p>
          </table:table-cell>
          <table:table-cell office:value-type="float" office:value="4000">
            <text:p>4000</text:p>
          </table:table-cell>
          <table:table-cell office:value-type="float" office:value="4100">
            <text:p>4100</text:p>
          </table:table-cell>
          <table:table-cell office:value-type="float" office:value="4900">
            <text:p>49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0dGf0x4JyN.pdf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Lundtoftegade</text:p>
          </table:table-cell>
          <table:table-cell office:value-type="string">
            <text:p>syd for Hillerødgade</text:p>
          </table:table-cell>
          <table:table-cell office:value-type="string">
            <text:p>7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00">
            <text:p>6100</text:p>
          </table:table-cell>
          <table:table-cell office:value-type="string">
            <text:p>4,8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reayatRZJ8.pdf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Strandboulevarden</text:p>
          </table:table-cell>
          <table:table-cell office:value-type="string">
            <text:p>øst for Kertemindegade</text:p>
          </table:table-cell>
          <table:table-cell office:value-type="string">
            <text:p>16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700">
            <text:p>14700</text:p>
          </table:table-cell>
          <table:table-cell office:value-type="string">
            <text:p>3,9</text:p>
          </table:table-cell>
          <table:table-cell office:value-type="float" office:value="17200">
            <text:p>17200</text:p>
          </table:table-cell>
          <table:table-cell office:value-type="float" office:value="19300">
            <text:p>19300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5600">
            <text:p>5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kwH34Jj0lN.pdf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Tuborgvej</text:p>
          </table:table-cell>
          <table:table-cell office:value-type="string">
            <text:p>vest for Rymarksvej</text:p>
          </table:table-cell>
          <table:table-cell office:value-type="string">
            <text:p>68</text:p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21305">
            <text:p>21305</text:p>
          </table:table-cell>
          <table:table-cell office:value-type="string">
            <text:p>7,7</text:p>
          </table:table-cell>
          <table:table-cell office:value-type="float" office:value="24900">
            <text:p>24900</text:p>
          </table:table-cell>
          <table:table-cell office:value-type="float" office:value="27900">
            <text:p>27900</text:p>
          </table:table-cell>
          <table:table-cell office:value-type="float" office:value="2320">
            <text:p>232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3QvRscvHl7.pdf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Enghavevej</text:p>
          </table:table-cell>
          <table:table-cell office:value-type="string">
            <text:p>syd for Vesterbrogade</text:p>
          </table:table-cell>
          <table:table-cell office:value-type="string">
            <text:p>2 eller 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1551">
            <text:p>11551</text:p>
          </table:table-cell>
          <table:table-cell office:value-type="string">
            <text:p>4,1</text:p>
          </table:table-cell>
          <table:table-cell office:value-type="float" office:value="13500">
            <text:p>13500</text:p>
          </table:table-cell>
          <table:table-cell office:value-type="float" office:value="15100">
            <text:p>15100</text:p>
          </table:table-cell>
          <table:table-cell office:value-type="float" office:value="8724">
            <text:p>8724</text:p>
          </table:table-cell>
          <table:table-cell office:value-type="float" office:value="9000">
            <text:p>9000</text:p>
          </table:table-cell>
          <table:table-cell office:value-type="float" office:value="10600">
            <text:p>10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txJKfyo8H.pdf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Tagensvej</text:p>
          </table:table-cell>
          <table:table-cell office:value-type="string">
            <text:p>nordvest for Frederiks Bajers Plads</text:p>
          </table:table-cell>
          <table:table-cell office:value-type="string">
            <text:p>14 eller 6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000">
            <text:p>14000</text:p>
          </table:table-cell>
          <table:table-cell office:value-type="string">
            <text:p>4,3</text:p>
          </table:table-cell>
          <table:table-cell office:value-type="float" office:value="16400">
            <text:p>16400</text:p>
          </table:table-cell>
          <table:table-cell office:value-type="float" office:value="18300">
            <text:p>18300</text:p>
          </table:table-cell>
          <table:table-cell office:value-type="float" office:value="13500">
            <text:p>13500</text:p>
          </table:table-cell>
          <table:table-cell office:value-type="float" office:value="13900">
            <text:p>13900</text:p>
          </table:table-cell>
          <table:table-cell office:value-type="float" office:value="16500">
            <text:p>16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QLgl14HdOq.pdf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Ingerslevsgade</text:p>
          </table:table-cell>
          <table:table-cell office:value-type="string">
            <text:p>øst for Enghavevej</text:p>
          </table:table-cell>
          <table:table-cell office:value-type="string">
            <text:p>19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800">
            <text:p>10800</text:p>
          </table:table-cell>
          <table:table-cell office:value-type="string">
            <text:p>5,7</text:p>
          </table:table-cell>
          <table:table-cell office:value-type="float" office:value="12600">
            <text:p>12600</text:p>
          </table:table-cell>
          <table:table-cell office:value-type="float" office:value="14100">
            <text:p>14100</text:p>
          </table:table-cell>
          <table:table-cell office:value-type="float" office:value="3100">
            <text:p>3100</text:p>
          </table:table-cell>
          <table:table-cell office:value-type="float" office:value="3200">
            <text:p>3200</text:p>
          </table:table-cell>
          <table:table-cell office:value-type="float" office:value="3800">
            <text:p>38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SFBqL5AnYL.pdf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Jagtvej</text:p>
          </table:table-cell>
          <table:table-cell office:value-type="string">
            <text:p>nordøst for Lersø Parkallé</text:p>
          </table:table-cell>
          <table:table-cell office:value-type="string">
            <text:p>16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000">
            <text:p>15000</text:p>
          </table:table-cell>
          <table:table-cell office:value-type="string">
            <text:p>3,5</text:p>
          </table:table-cell>
          <table:table-cell office:value-type="float" office:value="17600">
            <text:p>17600</text:p>
          </table:table-cell>
          <table:table-cell office:value-type="float" office:value="19700">
            <text:p>197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10000">
            <text:p>100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lELxjIvcx.pdf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Strandlodsvej</text:p>
          </table:table-cell>
          <table:table-cell office:value-type="string">
            <text:p>nord for Øresundsvej</text:p>
          </table:table-cell>
          <table:table-cell office:value-type="string">
            <text:p>7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893">
            <text:p>5893</text:p>
          </table:table-cell>
          <table:table-cell office:value-type="string">
            <text:p>3,2</text:p>
          </table:table-cell>
          <table:table-cell office:value-type="float" office:value="6900">
            <text:p>6900</text:p>
          </table:table-cell>
          <table:table-cell office:value-type="float" office:value="7700">
            <text:p>7700</text:p>
          </table:table-cell>
          <table:table-cell office:value-type="float" office:value="1622">
            <text:p>1622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O4atPXkpl.pdf</text:p>
          </table:table-cell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Øresundsvej</text:p>
          </table:table-cell>
          <table:table-cell office:value-type="string">
            <text:p>øst for Strandlodsvej</text:p>
          </table:table-cell>
          <table:table-cell office:value-type="string">
            <text:p>121 eller 126A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071">
            <text:p>6071</text:p>
          </table:table-cell>
          <table:table-cell office:value-type="string">
            <text:p>2,2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office:value-type="float" office:value="3658">
            <text:p>3658</text:p>
          </table:table-cell>
          <table:table-cell office:value-type="float" office:value="3800">
            <text:p>3800</text:p>
          </table:table-cell>
          <table:table-cell office:value-type="float" office:value="4500">
            <text:p>4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4N15131oY.pdf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Grønningen</text:p>
          </table:table-cell>
          <table:table-cell office:value-type="string">
            <text:p>nord for Jens Kofods Gade</text:p>
          </table:table-cell>
          <table:table-cell office:value-type="string">
            <text:p>1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614">
            <text:p>15614</text:p>
          </table:table-cell>
          <table:table-cell office:value-type="string">
            <text:p>3,2</text:p>
          </table:table-cell>
          <table:table-cell office:value-type="float" office:value="18300">
            <text:p>18300</text:p>
          </table:table-cell>
          <table:table-cell office:value-type="float" office:value="20500">
            <text:p>20500</text:p>
          </table:table-cell>
          <table:table-cell office:value-type="float" office:value="5760">
            <text:p>5760</text:p>
          </table:table-cell>
          <table:table-cell office:value-type="float" office:value="5900">
            <text:p>5900</text:p>
          </table:table-cell>
          <table:table-cell office:value-type="float" office:value="7000">
            <text:p>7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6VURvwsiZ.pdf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St. Kongens Gade</text:p>
          </table:table-cell>
          <table:table-cell office:value-type="string">
            <text:p>nord for Jens Kofods Gade</text:p>
          </table:table-cell>
          <table:table-cell office:value-type="string">
            <text:p>17 eller 2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045">
            <text:p>6045</text:p>
          </table:table-cell>
          <table:table-cell office:value-type="string">
            <text:p>4,1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5005">
            <text:p>5005</text:p>
          </table:table-cell>
          <table:table-cell office:value-type="float" office:value="5200">
            <text:p>5200</text:p>
          </table:table-cell>
          <table:table-cell office:value-type="float" office:value="6100">
            <text:p>6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J8Th7NlXy.pdf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Frederikssundsvej</text:p>
          </table:table-cell>
          <table:table-cell office:value-type="string">
            <text:p>nordvest for Åkandevej</text:p>
          </table:table-cell>
          <table:table-cell office:value-type="string">
            <text:p>259C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4800">
            <text:p>14800</text:p>
          </table:table-cell>
          <table:table-cell office:value-type="string">
            <text:p>5,9</text:p>
          </table:table-cell>
          <table:table-cell office:value-type="float" office:value="17300">
            <text:p>17300</text:p>
          </table:table-cell>
          <table:table-cell office:value-type="float" office:value="19400">
            <text:p>19400</text:p>
          </table:table-cell>
          <table:table-cell office:value-type="float" office:value="4800">
            <text:p>4800</text:p>
          </table:table-cell>
          <table:table-cell office:value-type="float" office:value="4900">
            <text:p>4900</text:p>
          </table:table-cell>
          <table:table-cell office:value-type="float" office:value="5900">
            <text:p>59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iPbrh9Jaq.pdf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Åkandevej</text:p>
          </table:table-cell>
          <table:table-cell office:value-type="string">
            <text:p>nord for Frederikssundsvej</text:p>
          </table:table-cell>
          <table:table-cell office:value-type="string">
            <text:p>2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700">
            <text:p>3700</text:p>
          </table:table-cell>
          <table:table-cell office:value-type="string">
            <text:p>8,7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7xDpgKwFRy.pdf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Nordre Frihavnsgade</text:p>
          </table:table-cell>
          <table:table-cell office:value-type="string">
            <text:p>Nordøst for Trianglen</text:p>
          </table:table-cell>
          <table:table-cell office:value-type="string">
            <text:p>2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699">
            <text:p>4699</text:p>
          </table:table-cell>
          <table:table-cell office:value-type="string">
            <text:p>6,9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office:value-type="float" office:value="6551">
            <text:p>6551</text:p>
          </table:table-cell>
          <table:table-cell office:value-type="float" office:value="6700">
            <text:p>6700</text:p>
          </table:table-cell>
          <table:table-cell office:value-type="float" office:value="8000">
            <text:p>8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H8xK1zrVJM.pdf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Nørre Voldgade</text:p>
          </table:table-cell>
          <table:table-cell office:value-type="string">
            <text:p>syd for Frederiksborggade</text:p>
          </table:table-cell>
          <table:table-cell office:value-type="string">
            <text:p>11 eller 8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8200">
            <text:p>18200</text:p>
          </table:table-cell>
          <table:table-cell office:value-type="string">
            <text:p>11,7</text:p>
          </table:table-cell>
          <table:table-cell office:value-type="float" office:value="21300">
            <text:p>21300</text:p>
          </table:table-cell>
          <table:table-cell office:value-type="float" office:value="23800">
            <text:p>23800</text:p>
          </table:table-cell>
          <table:table-cell office:value-type="float" office:value="8900">
            <text:p>8900</text:p>
          </table:table-cell>
          <table:table-cell office:value-type="float" office:value="9200">
            <text:p>9200</text:p>
          </table:table-cell>
          <table:table-cell office:value-type="float" office:value="10900">
            <text:p>10900</text:p>
          </table:table-cell>
          <table:table-cell office:value-type="float" office:value="2008">
            <text:p>2008</text:p>
          </table:table-cell>
          <table:table-cell office:value-type="string">
            <text:p>http://kk.sites.itera.dk/apps/kk_trafik/pdf/nspkiVBHba.pdf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Hillerødgade</text:p>
          </table:table-cell>
          <table:table-cell office:value-type="string">
            <text:p>vest for Lundtoftegade</text:p>
          </table:table-cell>
          <table:table-cell office:value-type="string">
            <text:p>2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400">
            <text:p>9400</text:p>
          </table:table-cell>
          <table:table-cell office:value-type="string">
            <text:p>1,9</text:p>
          </table:table-cell>
          <table:table-cell office:value-type="float" office:value="11000">
            <text:p>11000</text:p>
          </table:table-cell>
          <table:table-cell office:value-type="float" office:value="12300">
            <text:p>12300</text:p>
          </table:table-cell>
          <table:table-cell office:value-type="float" office:value="7200">
            <text:p>7200</text:p>
          </table:table-cell>
          <table:table-cell office:value-type="float" office:value="7400">
            <text:p>7400</text:p>
          </table:table-cell>
          <table:table-cell office:value-type="float" office:value="8800">
            <text:p>88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3mo2OWtT8d.pdf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Nordre Fasanvej</text:p>
          </table:table-cell>
          <table:table-cell office:value-type="string">
            <text:p>syd for Hillerødgade</text:p>
          </table:table-cell>
          <table:table-cell office:value-type="string">
            <text:p>18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1700">
            <text:p>11700</text:p>
          </table:table-cell>
          <table:table-cell office:value-type="string">
            <text:p>3,8</text:p>
          </table:table-cell>
          <table:table-cell office:value-type="float" office:value="13700">
            <text:p>13700</text:p>
          </table:table-cell>
          <table:table-cell office:value-type="float" office:value="15300">
            <text:p>15300</text:p>
          </table:table-cell>
          <table:table-cell office:value-type="float" office:value="10100">
            <text:p>10100</text:p>
          </table:table-cell>
          <table:table-cell office:value-type="float" office:value="10400">
            <text:p>10400</text:p>
          </table:table-cell>
          <table:table-cell office:value-type="float" office:value="12300">
            <text:p>12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hmxD0CS2fI.pdf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Jyllingevej</text:p>
          </table:table-cell>
          <table:table-cell office:value-type="string">
            <text:p>vest for Sallingvej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0500">
            <text:p>20500</text:p>
          </table:table-cell>
          <table:table-cell office:value-type="string">
            <text:p>3,2</text:p>
          </table:table-cell>
          <table:table-cell office:value-type="float" office:value="24000">
            <text:p>24000</text:p>
          </table:table-cell>
          <table:table-cell office:value-type="float" office:value="26900">
            <text:p>269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fjApCajv7d.pdf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Sallingvej</text:p>
          </table:table-cell>
          <table:table-cell office:value-type="string">
            <text:p>øst for Jyllingevej</text:p>
          </table:table-cell>
          <table:table-cell office:value-type="string">
            <text:p>79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9300">
            <text:p>19300</text:p>
          </table:table-cell>
          <table:table-cell office:value-type="string">
            <text:p>2,7</text:p>
          </table:table-cell>
          <table:table-cell office:value-type="float" office:value="22600">
            <text:p>22600</text:p>
          </table:table-cell>
          <table:table-cell office:value-type="float" office:value="25300">
            <text:p>25300</text:p>
          </table:table-cell>
          <table:table-cell office:value-type="float" office:value="4100">
            <text:p>4100</text:p>
          </table:table-cell>
          <table:table-cell office:value-type="float" office:value="4200">
            <text:p>4200</text:p>
          </table:table-cell>
          <table:table-cell office:value-type="float" office:value="5000">
            <text:p>5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mxM3UbJRo2.pdf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Retortvej</text:p>
          </table:table-cell>
          <table:table-cell office:value-type="string">
            <text:p>syd for Vigerslev Allé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900">
            <text:p>5900</text:p>
          </table:table-cell>
          <table:table-cell office:value-type="string">
            <text:p>6,8</text:p>
          </table:table-cell>
          <table:table-cell office:value-type="float" office:value="6900">
            <text:p>6900</text:p>
          </table:table-cell>
          <table:table-cell office:value-type="float" office:value="7700">
            <text:p>77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eGUmxqNXMF.pdf</text:p>
          </table:table-cell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Englandsvej</text:p>
          </table:table-cell>
          <table:table-cell office:value-type="string">
            <text:p>nord for Sundholmsvej</text:p>
          </table:table-cell>
          <table:table-cell office:value-type="string">
            <text:p>1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103">
            <text:p>7103</text:p>
          </table:table-cell>
          <table:table-cell office:value-type="string">
            <text:p>2,7</text:p>
          </table:table-cell>
          <table:table-cell office:value-type="float" office:value="8300">
            <text:p>8300</text:p>
          </table:table-cell>
          <table:table-cell office:value-type="float" office:value="9300">
            <text:p>9300</text:p>
          </table:table-cell>
          <table:table-cell office:value-type="float" office:value="4007">
            <text:p>4007</text:p>
          </table:table-cell>
          <table:table-cell office:value-type="float" office:value="4100">
            <text:p>4100</text:p>
          </table:table-cell>
          <table:table-cell office:value-type="float" office:value="4900">
            <text:p>4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fVexnN83p.pdf</text:p>
          </table:table-cell>
        </table:table-row>
        <table:table-row table:style-name="ro2">
          <table:table-cell office:value-type="float" office:value="644">
            <text:p>644</text:p>
          </table:table-cell>
          <table:table-cell office:value-type="string">
            <text:p>Ørestads Boulevard</text:p>
          </table:table-cell>
          <table:table-cell office:value-type="string">
            <text:p>syd for Amager Boulevard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544">
            <text:p>13544</text:p>
          </table:table-cell>
          <table:table-cell office:value-type="string">
            <text:p>2,3</text:p>
          </table:table-cell>
          <table:table-cell office:value-type="float" office:value="15800">
            <text:p>15800</text:p>
          </table:table-cell>
          <table:table-cell office:value-type="float" office:value="17700">
            <text:p>17700</text:p>
          </table:table-cell>
          <table:table-cell office:value-type="float" office:value="5594">
            <text:p>5594</text:p>
          </table:table-cell>
          <table:table-cell office:value-type="float" office:value="5800">
            <text:p>5800</text:p>
          </table:table-cell>
          <table:table-cell office:value-type="float" office:value="6800">
            <text:p>6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712smg1QkP.pdf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Artillerivej</text:p>
          </table:table-cell>
          <table:table-cell office:value-type="string">
            <text:p>syd for Njalsgade</text:p>
          </table:table-cell>
          <table:table-cell office:value-type="string">
            <text:p>50 eller 5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461">
            <text:p>6461</text:p>
          </table:table-cell>
          <table:table-cell office:value-type="string">
            <text:p>1,3</text:p>
          </table:table-cell>
          <table:table-cell office:value-type="float" office:value="7600">
            <text:p>7600</text:p>
          </table:table-cell>
          <table:table-cell office:value-type="float" office:value="8500">
            <text:p>85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d8YrHa7NgP.pdf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Njalsgade</text:p>
          </table:table-cell>
          <table:table-cell office:value-type="string">
            <text:p>sydøst for Leifsgade</text:p>
          </table:table-cell>
          <table:table-cell office:value-type="string">
            <text:p>4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979">
            <text:p>3979</text:p>
          </table:table-cell>
          <table:table-cell office:value-type="string">
            <text:p>7,8</text:p>
          </table:table-cell>
          <table:table-cell office:value-type="float" office:value="4700">
            <text:p>4700</text:p>
          </table:table-cell>
          <table:table-cell office:value-type="float" office:value="5200">
            <text:p>5200</text:p>
          </table:table-cell>
          <table:table-cell office:value-type="float" office:value="4633">
            <text:p>4633</text:p>
          </table:table-cell>
          <table:table-cell office:value-type="float" office:value="4800">
            <text:p>4800</text:p>
          </table:table-cell>
          <table:table-cell office:value-type="float" office:value="5700">
            <text:p>5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1asmm90pj.pdf</text:p>
          </table:table-cell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Njalsgade</text:p>
          </table:table-cell>
          <table:table-cell office:value-type="string">
            <text:p>øst for Artillerivej</text:p>
          </table:table-cell>
          <table:table-cell office:value-type="string">
            <text:p>vest for Metro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443">
            <text:p>9443</text:p>
          </table:table-cell>
          <table:table-cell office:value-type="string">
            <text:p>3,3</text:p>
          </table:table-cell>
          <table:table-cell office:value-type="float" office:value="11000">
            <text:p>11000</text:p>
          </table:table-cell>
          <table:table-cell office:value-type="float" office:value="12400">
            <text:p>12400</text:p>
          </table:table-cell>
          <table:table-cell office:value-type="float" office:value="6370">
            <text:p>6370</text:p>
          </table:table-cell>
          <table:table-cell office:value-type="float" office:value="6600">
            <text:p>6600</text:p>
          </table:table-cell>
          <table:table-cell office:value-type="float" office:value="7800">
            <text:p>7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G8Arsgmco.pdf</text:p>
          </table:table-cell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Sundkrogsgade</text:p>
          </table:table-cell>
          <table:table-cell office:value-type="string">
            <text:p>øst for Kalkbrænderihavnsgade</text:p>
          </table:table-cell>
          <table:table-cell office:value-type="string">
            <text:p>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2600">
            <text:p>12600</text:p>
          </table:table-cell>
          <table:table-cell office:value-type="string">
            <text:p>14</text:p>
          </table:table-cell>
          <table:table-cell office:value-type="float" office:value="14700">
            <text:p>14700</text:p>
          </table:table-cell>
          <table:table-cell office:value-type="float" office:value="16500">
            <text:p>16500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KY8mhdvhQ.pdf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ovedvagtsgade</text:p>
          </table:table-cell>
          <table:table-cell office:value-type="string">
            <text:p>vest for Kongens Nytorv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2,3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BPAUxwk2mw.pdf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Grønnegade</text:p>
          </table:table-cell>
          <table:table-cell office:value-type="string">
            <text:p>syd for Gothersgade</text:p>
          </table:table-cell>
          <table:table-cell office:value-type="string">
            <text:p>36 eller 4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600">
            <text:p>1600</text:p>
          </table:table-cell>
          <table:table-cell office:value-type="string">
            <text:p>2,1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400">
            <text:p>34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qdX9ETX1I.pdf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Store Regnegade</text:p>
          </table:table-cell>
          <table:table-cell office:value-type="string">
            <text:p>syd for Gothersgade</text:p>
          </table:table-cell>
          <table:table-cell office:value-type="string">
            <text:p>17 eller 2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string">
            <text:p>2,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P0Hy5AUqUT.pdf</text:p>
          </table:table-cell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Terrasserne</text:p>
          </table:table-cell>
          <table:table-cell office:value-type="string">
            <text:p>nord for Ruten</text:p>
          </table:table-cell>
          <table:table-cell office:value-type="string">
            <text:p>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757">
            <text:p>2757</text:p>
          </table:table-cell>
          <table:table-cell office:value-type="string">
            <text:p>2,2</text:p>
          </table:table-cell>
          <table:table-cell office:value-type="float" office:value="3200">
            <text:p>3200</text:p>
          </table:table-cell>
          <table:table-cell office:value-type="float" office:value="3600">
            <text:p>3600</text:p>
          </table:table-cell>
          <table:table-cell office:value-type="float" office:value="426">
            <text:p>426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5ZlpZhi4I.pdf</text:p>
          </table:table-cell>
        </table:table-row>
        <table:table-row table:style-name="ro2">
          <table:table-cell office:value-type="float" office:value="661">
            <text:p>661</text:p>
          </table:table-cell>
          <table:table-cell office:value-type="string">
            <text:p>Ruten</text:p>
          </table:table-cell>
          <table:table-cell office:value-type="string">
            <text:p>vest for Hareskovvej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283">
            <text:p>5283</text:p>
          </table:table-cell>
          <table:table-cell office:value-type="string">
            <text:p>1,7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TEn7UiLPJ.pdf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Ruten</text:p>
          </table:table-cell>
          <table:table-cell office:value-type="string">
            <text:p>vest for Åkandevej</text:p>
          </table:table-cell>
          <table:table-cell office:value-type="string">
            <text:p>8A eller 1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249">
            <text:p>3249</text:p>
          </table:table-cell>
          <table:table-cell office:value-type="string">
            <text:p>11</text:p>
          </table:table-cell>
          <table:table-cell office:value-type="float" office:value="3800">
            <text:p>3800</text:p>
          </table:table-cell>
          <table:table-cell office:value-type="float" office:value="4300">
            <text:p>430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3qtf3uYpE.pdf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Jernbane Allé</text:p>
          </table:table-cell>
          <table:table-cell office:value-type="string">
            <text:p>nord for Vanløse Allé</text:p>
          </table:table-cell>
          <table:table-cell office:value-type="string">
            <text:p>45 eller 4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657">
            <text:p>6657</text:p>
          </table:table-cell>
          <table:table-cell office:value-type="string">
            <text:p>6</text:p>
          </table:table-cell>
          <table:table-cell office:value-type="float" office:value="7800">
            <text:p>7800</text:p>
          </table:table-cell>
          <table:table-cell office:value-type="float" office:value="8700">
            <text:p>8700</text:p>
          </table:table-cell>
          <table:table-cell office:value-type="float" office:value="4478">
            <text:p>4478</text:p>
          </table:table-cell>
          <table:table-cell office:value-type="float" office:value="4600">
            <text:p>4600</text:p>
          </table:table-cell>
          <table:table-cell office:value-type="float" office:value="5500">
            <text:p>55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vRV1px1ytx.pdf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Jernbane Allé</text:p>
          </table:table-cell>
          <table:table-cell office:value-type="string">
            <text:p>syd for Vanløse Allé</text:p>
          </table:table-cell>
          <table:table-cell office:value-type="string">
            <text:p>4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903">
            <text:p>5903</text:p>
          </table:table-cell>
          <table:table-cell office:value-type="string">
            <text:p>5,6</text:p>
          </table:table-cell>
          <table:table-cell office:value-type="float" office:value="6900">
            <text:p>6900</text:p>
          </table:table-cell>
          <table:table-cell office:value-type="float" office:value="7700">
            <text:p>7700</text:p>
          </table:table-cell>
          <table:table-cell office:value-type="float" office:value="4514">
            <text:p>4514</text:p>
          </table:table-cell>
          <table:table-cell office:value-type="float" office:value="4600">
            <text:p>4600</text:p>
          </table:table-cell>
          <table:table-cell office:value-type="float" office:value="5500">
            <text:p>55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bCgiXHtusk.pdf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Vanløse Allé</text:p>
          </table:table-cell>
          <table:table-cell office:value-type="string">
            <text:p>vest for Apollovej</text:p>
          </table:table-cell>
          <table:table-cell office:value-type="string">
            <text:p>89 eller 9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300">
            <text:p>3300</text:p>
          </table:table-cell>
          <table:table-cell office:value-type="string">
            <text:p>3,6</text:p>
          </table:table-cell>
          <table:table-cell office:value-type="float" office:value="3900">
            <text:p>3900</text:p>
          </table:table-cell>
          <table:table-cell office:value-type="float" office:value="4300">
            <text:p>43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gzHOiBcECs.pdf</text:p>
          </table:table-cell>
        </table:table-row>
        <table:table-row table:style-name="ro2">
          <table:table-cell office:value-type="float" office:value="667">
            <text:p>667</text:p>
          </table:table-cell>
          <table:table-cell office:value-type="string">
            <text:p>Holmbladsgade</text:p>
          </table:table-cell>
          <table:table-cell office:value-type="string">
            <text:p>vest for Østrigsgade</text:p>
          </table:table-cell>
          <table:table-cell office:value-type="string">
            <text:p>7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399">
            <text:p>4399</text:p>
          </table:table-cell>
          <table:table-cell office:value-type="string">
            <text:p>7,6</text:p>
          </table:table-cell>
          <table:table-cell office:value-type="float" office:value="5100">
            <text:p>5100</text:p>
          </table:table-cell>
          <table:table-cell office:value-type="float" office:value="5800">
            <text:p>5800</text:p>
          </table:table-cell>
          <table:table-cell office:value-type="float" office:value="3368">
            <text:p>3368</text:p>
          </table:table-cell>
          <table:table-cell office:value-type="float" office:value="3500">
            <text:p>3500</text:p>
          </table:table-cell>
          <table:table-cell office:value-type="float" office:value="4100">
            <text:p>4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ZnZQSb1dU.pdf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Vermlandsgade</text:p>
          </table:table-cell>
          <table:table-cell office:value-type="string">
            <text:p>øst for Uplandsgade</text:p>
          </table:table-cell>
          <table:table-cell office:value-type="string">
            <text:p>4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429">
            <text:p>5429</text:p>
          </table:table-cell>
          <table:table-cell office:value-type="string">
            <text:p>2</text:p>
          </table:table-cell>
          <table:table-cell office:value-type="float" office:value="6400">
            <text:p>6400</text:p>
          </table:table-cell>
          <table:table-cell office:value-type="float" office:value="7100">
            <text:p>7100</text:p>
          </table:table-cell>
          <table:table-cell office:value-type="float" office:value="3874">
            <text:p>3874</text:p>
          </table:table-cell>
          <table:table-cell office:value-type="float" office:value="4000">
            <text:p>4000</text:p>
          </table:table-cell>
          <table:table-cell office:value-type="float" office:value="4700">
            <text:p>4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doMOi53Zh.pdf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Tagensvej</text:p>
          </table:table-cell>
          <table:table-cell office:value-type="string">
            <text:p>nordvest for Rovsinggade</text:p>
          </table:table-cell>
          <table:table-cell office:value-type="string">
            <text:p>135 eller 15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7500">
            <text:p>17500</text:p>
          </table:table-cell>
          <table:table-cell office:value-type="string">
            <text:p>5,4</text:p>
          </table:table-cell>
          <table:table-cell office:value-type="float" office:value="20500">
            <text:p>20500</text:p>
          </table:table-cell>
          <table:table-cell office:value-type="float" office:value="22900">
            <text:p>22900</text:p>
          </table:table-cell>
          <table:table-cell office:value-type="float" office:value="8600">
            <text:p>8600</text:p>
          </table:table-cell>
          <table:table-cell office:value-type="float" office:value="8900">
            <text:p>8900</text:p>
          </table:table-cell>
          <table:table-cell office:value-type="float" office:value="10500">
            <text:p>10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ysXcQjyf1m.pdf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Hulgårdsvej</text:p>
          </table:table-cell>
          <table:table-cell office:value-type="string">
            <text:p>syd for Frederikssundsvej</text:p>
          </table:table-cell>
          <table:table-cell office:value-type="string">
            <text:p>14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2831">
            <text:p>22831</text:p>
          </table:table-cell>
          <table:table-cell office:value-type="string">
            <text:p>2,6</text:p>
          </table:table-cell>
          <table:table-cell office:value-type="float" office:value="26700">
            <text:p>26700</text:p>
          </table:table-cell>
          <table:table-cell office:value-type="float" office:value="29900">
            <text:p>29900</text:p>
          </table:table-cell>
          <table:table-cell office:value-type="float" office:value="2239">
            <text:p>2239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XCeUTYf8d.pdf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Bangsbo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QLuvP3fpe.pdf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Irlandsvej</text:p>
          </table:table-cell>
          <table:table-cell office:value-type="string">
            <text:p>nord for Sundbyvestervej</text:p>
          </table:table-cell>
          <table:table-cell office:value-type="string">
            <text:p>5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913">
            <text:p>2913</text:p>
          </table:table-cell>
          <table:table-cell office:value-type="string">
            <text:p>3</text:p>
          </table:table-cell>
          <table:table-cell office:value-type="float" office:value="3400">
            <text:p>3400</text:p>
          </table:table-cell>
          <table:table-cell office:value-type="float" office:value="3800">
            <text:p>3800</text:p>
          </table:table-cell>
          <table:table-cell office:value-type="float" office:value="2264">
            <text:p>2264</text:p>
          </table:table-cell>
          <table:table-cell office:value-type="float" office:value="2300">
            <text:p>2300</text:p>
          </table:table-cell>
          <table:table-cell office:value-type="float" office:value="2800">
            <text:p>2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hKrPlbVjyx.pdf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Sundbyvestervej</text:p>
          </table:table-cell>
          <table:table-cell office:value-type="string">
            <text:p>øst for Irlandsvej</text:p>
          </table:table-cell>
          <table:table-cell office:value-type="string">
            <text:p>42 eller 4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  <table:table-cell office:value-type="string">
            <text:p>5,3</text:p>
          </table:table-cell>
          <table:table-cell office:value-type="float" office:value="2300">
            <text:p>2300</text:p>
          </table:table-cell>
          <table:table-cell office:value-type="float" office:value="2600">
            <text:p>2600</text:p>
          </table:table-cell>
          <table:table-cell office:value-type="float" office:value="1271">
            <text:p>1271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liK2wfGEJ.pdf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Frederiksborgvej</text:p>
          </table:table-cell>
          <table:table-cell office:value-type="string">
            <text:p>syd for Bispebjerg Torv</text:p>
          </table:table-cell>
          <table:table-cell office:value-type="string">
            <text:p>122 eller 12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900">
            <text:p>4900</text:p>
          </table:table-cell>
          <table:table-cell office:value-type="string">
            <text:p>5,3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lZzFoeV5Dp.pdf</text:p>
          </table:table-cell>
        </table:table-row>
        <table:table-row table:style-name="ro2">
          <table:table-cell office:value-type="float" office:value="678">
            <text:p>678</text:p>
          </table:table-cell>
          <table:table-cell office:value-type="string">
            <text:p>Lersø Parkallé</text:p>
          </table:table-cell>
          <table:table-cell office:value-type="string">
            <text:p>syd for Tuborgvej</text:p>
          </table:table-cell>
          <table:table-cell office:value-type="string">
            <text:p>17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547">
            <text:p>7547</text:p>
          </table:table-cell>
          <table:table-cell office:value-type="string">
            <text:p>2,6</text:p>
          </table:table-cell>
          <table:table-cell office:value-type="float" office:value="8800">
            <text:p>8800</text:p>
          </table:table-cell>
          <table:table-cell office:value-type="float" office:value="9900">
            <text:p>9900</text:p>
          </table:table-cell>
          <table:table-cell office:value-type="float" office:value="2239">
            <text:p>2239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5urYyqy0NV.pdf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Tagensvej</text:p>
          </table:table-cell>
          <table:table-cell office:value-type="string">
            <text:p>syd for Bispebjerg Torv</text:p>
          </table:table-cell>
          <table:table-cell office:value-type="string">
            <text:p>254 eller 25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900">
            <text:p>4900</text:p>
          </table:table-cell>
          <table:table-cell office:value-type="string">
            <text:p>7,1</text:p>
          </table:table-cell>
          <table:table-cell office:value-type="float" office:value="5700">
            <text:p>5700</text:p>
          </table:table-cell>
          <table:table-cell office:value-type="float" office:value="6400">
            <text:p>64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PxcI7NrKbT.pdf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string">
            <text:p>Utterslevvej</text:p>
          </table:table-cell>
          <table:table-cell office:value-type="string">
            <text:p>nord for Hareskovvej</text:p>
          </table:table-cell>
          <table:table-cell office:value-type="string">
            <text:p>1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8313">
            <text:p>8313</text:p>
          </table:table-cell>
          <table:table-cell office:value-type="string">
            <text:p>1,5</text:p>
          </table:table-cell>
          <table:table-cell office:value-type="float" office:value="9700">
            <text:p>9700</text:p>
          </table:table-cell>
          <table:table-cell office:value-type="float" office:value="10900">
            <text:p>10900</text:p>
          </table:table-cell>
          <table:table-cell office:value-type="float" office:value="2334">
            <text:p>2334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KxkiDKxR9.pdf</text:p>
          </table:table-cell>
        </table:table-row>
        <table:table-row table:style-name="ro2">
          <table:table-cell office:value-type="float" office:value="681">
            <text:p>681</text:p>
          </table:table-cell>
          <table:table-cell office:value-type="string">
            <text:p>Carl Jacobsens Vej</text:p>
          </table:table-cell>
          <table:table-cell office:value-type="string">
            <text:p>vest for Bjørnsonsvej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000">
            <text:p>3000</text:p>
          </table:table-cell>
          <table:table-cell office:value-type="string">
            <text:p>6,8</text:p>
          </table:table-cell>
          <table:table-cell office:value-type="float" office:value="3500">
            <text:p>3500</text:p>
          </table:table-cell>
          <table:table-cell office:value-type="float" office:value="3900">
            <text:p>3900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5hoBjKXXo.pdf</text:p>
          </table:table-cell>
        </table:table-row>
        <table:table-row table:style-name="ro2">
          <table:table-cell office:value-type="float" office:value="682">
            <text:p>682</text:p>
          </table:table-cell>
          <table:table-cell office:value-type="string">
            <text:p>Enghave Plads</text:p>
          </table:table-cell>
          <table:table-cell office:value-type="string">
            <text:p>Mellem Haderslevgade og Enghavevej</text:p>
          </table:table-cell>
          <table:table-cell office:value-type="string">
            <text:p>1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25e6iebZUV.pdf</text:p>
          </table:table-cell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Scandiagade</text:p>
          </table:table-cell>
          <table:table-cell office:value-type="string">
            <text:p>nordøst for Sydhavnsgade</text:p>
          </table:table-cell>
          <table:table-cell office:value-type="string">
            <text:p>1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0000">
            <text:p>20000</text:p>
          </table:table-cell>
          <table:table-cell office:value-type="string">
            <text:p>4,8</text:p>
          </table:table-cell>
          <table:table-cell office:value-type="float" office:value="23400">
            <text:p>23400</text:p>
          </table:table-cell>
          <table:table-cell office:value-type="float" office:value="26200">
            <text:p>262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IeTTCDfOLw.pdf</text:p>
          </table:table-cell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Vester Fælledvej</text:p>
          </table:table-cell>
          <table:table-cell office:value-type="string">
            <text:p>nord for Ny Carlsberg Vej</text:p>
          </table:table-cell>
          <table:table-cell office:value-type="string">
            <text:p>5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400">
            <text:p>6400</text:p>
          </table:table-cell>
          <table:table-cell office:value-type="string">
            <text:p>2,1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pfIDvZ24W.pdf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Bellmannsgade</text:p>
          </table:table-cell>
          <table:table-cell office:value-type="string">
            <text:p>øst for Vennemindevej</text:p>
          </table:table-cell>
          <table:table-cell office:value-type="string">
            <text:p>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900">
            <text:p>3900</text:p>
          </table:table-cell>
          <table:table-cell office:value-type="string">
            <text:p>7,3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x7kXY9Y7Ws.pdf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Emdrupvej</text:p>
          </table:table-cell>
          <table:table-cell office:value-type="string">
            <text:p>vest for Strødamsvej</text:p>
          </table:table-cell>
          <table:table-cell office:value-type="string">
            <text:p>3 eller 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700">
            <text:p>4700</text:p>
          </table:table-cell>
          <table:table-cell office:value-type="string">
            <text:p>3,6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86G6W1PCv.pdf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Strandøre</text:p>
          </table:table-cell>
          <table:table-cell office:value-type="string">
            <text:p>øst for Strandvejen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400">
            <text:p>9400</text:p>
          </table:table-cell>
          <table:table-cell office:value-type="string">
            <text:p>0,5</text:p>
          </table:table-cell>
          <table:table-cell office:value-type="float" office:value="11000">
            <text:p>11000</text:p>
          </table:table-cell>
          <table:table-cell office:value-type="float" office:value="12300">
            <text:p>1230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xbtbp6K8Kc.pdf</text:p>
          </table:table-cell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Amager Fælledvej</text:p>
          </table:table-cell>
          <table:table-cell office:value-type="string">
            <text:p>nord for Amager Boulevard</text:p>
          </table:table-cell>
          <table:table-cell office:value-type="string">
            <text:p>1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7100">
            <text:p>7100</text:p>
          </table:table-cell>
          <table:table-cell office:value-type="string">
            <text:p>7,4</text:p>
          </table:table-cell>
          <table:table-cell office:value-type="float" office:value="8300">
            <text:p>8300</text:p>
          </table:table-cell>
          <table:table-cell office:value-type="float" office:value="9300">
            <text:p>93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SfpkDD8ls4.pdf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Backersvej</text:p>
          </table:table-cell>
          <table:table-cell office:value-type="string">
            <text:p>syd for Greisvej</text:p>
          </table:table-cell>
          <table:table-cell office:value-type="string">
            <text:p>169 eller 15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800">
            <text:p>2800</text:p>
          </table:table-cell>
          <table:table-cell office:value-type="string">
            <text:p>3,5</text:p>
          </table:table-cell>
          <table:table-cell office:value-type="float" office:value="3300">
            <text:p>330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FPLk7Z7GD3.pdf</text:p>
          </table:table-cell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Kløvermarksvej</text:p>
          </table:table-cell>
          <table:table-cell office:value-type="string">
            <text:p>øst for Raffinaderivej</text:p>
          </table:table-cell>
          <table:table-cell office:value-type="string">
            <text:p>7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400">
            <text:p>6400</text:p>
          </table:table-cell>
          <table:table-cell office:value-type="string">
            <text:p>13,5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VC84ukmvp.pdf</text:p>
          </table:table-cell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Hedegårdsvej</text:p>
          </table:table-cell>
          <table:table-cell office:value-type="string">
            <text:p>vest for Engvej</text:p>
          </table:table-cell>
          <table:table-cell office:value-type="string">
            <text:p>34 eller 3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string">
            <text:p>3,3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oufvv6wzlH.pdf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Hyltebro</text:p>
          </table:table-cell>
          <table:table-cell office:value-type="string">
            <text:p>sydvest for Nørrebrogade</text:p>
          </table:table-cell>
          <table:table-cell office:value-type="string">
            <text:p>3 eller 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000">
            <text:p>6000</text:p>
          </table:table-cell>
          <table:table-cell office:value-type="string">
            <text:p>5,8</text:p>
          </table:table-cell>
          <table:table-cell office:value-type="float" office:value="7000">
            <text:p>7000</text:p>
          </table:table-cell>
          <table:table-cell office:value-type="float" office:value="7900">
            <text:p>7900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ADH3rn4IKO.pdf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Storegårdsvej</text:p>
          </table:table-cell>
          <table:table-cell office:value-type="string">
            <text:p>nordøst for Frederikssundsvej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00">
            <text:p>6100</text:p>
          </table:table-cell>
          <table:table-cell office:value-type="string">
            <text:p>4,5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0MSTgopGpc.pdf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Bernstorffgade</text:p>
          </table:table-cell>
          <table:table-cell office:value-type="string">
            <text:p>nord for Kalvebod Brygge</text:p>
          </table:table-cell>
          <table:table-cell office:value-type="string">
            <text:p>33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3100">
            <text:p>13100</text:p>
          </table:table-cell>
          <table:table-cell office:value-type="string">
            <text:p>8,6</text:p>
          </table:table-cell>
          <table:table-cell office:value-type="float" office:value="15300">
            <text:p>15300</text:p>
          </table:table-cell>
          <table:table-cell office:value-type="float" office:value="17200">
            <text:p>17200</text:p>
          </table:table-cell>
          <table:table-cell table:number-columns-repeated="2"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HgZ3mwCS1Z.pdf</text:p>
          </table:table-cell>
        </table:table-row>
        <table:table-row table:style-name="ro2">
          <table:table-cell office:value-type="float" office:value="698">
            <text:p>698</text:p>
          </table:table-cell>
          <table:table-cell office:value-type="string">
            <text:p>Islands Brygge</text:p>
          </table:table-cell>
          <table:table-cell office:value-type="string">
            <text:p>nord for Drechelsgade</text:p>
          </table:table-cell>
          <table:table-cell office:value-type="string">
            <text:p>36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613">
            <text:p>2613</text:p>
          </table:table-cell>
          <table:table-cell office:value-type="string">
            <text:p>4,6</text:p>
          </table:table-cell>
          <table:table-cell office:value-type="float" office:value="3100">
            <text:p>3100</text:p>
          </table:table-cell>
          <table:table-cell office:value-type="float" office:value="3400">
            <text:p>3400</text:p>
          </table:table-cell>
          <table:table-cell office:value-type="float" office:value="1613">
            <text:p>1613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SguQ5CZKH.pdf</text:p>
          </table:table-cell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Vejlands Allé</text:p>
          </table:table-cell>
          <table:table-cell office:value-type="string">
            <text:p>ved Lossepladsvej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3500">
            <text:p>23500</text:p>
          </table:table-cell>
          <table:table-cell office:value-type="string">
            <text:p>5,7</text:p>
          </table:table-cell>
          <table:table-cell office:value-type="float" office:value="27500">
            <text:p>27500</text:p>
          </table:table-cell>
          <table:table-cell office:value-type="float" office:value="30800">
            <text:p>3080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VX1Ipt0frT.pdf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Vejlands Allé</text:p>
          </table:table-cell>
          <table:table-cell office:value-type="string">
            <text:p>vest for Amagerbrogade</text:p>
          </table:table-cell>
          <table:table-cell office:value-type="string">
            <text:p>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723">
            <text:p>4723</text:p>
          </table:table-cell>
          <table:table-cell office:value-type="string">
            <text:p>4,8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office:value-type="float" office:value="740">
            <text:p>74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RuPfqWZW8g.pdf</text:p>
          </table:table-cell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Sankt Annæ Plads</text:p>
          </table:table-cell>
          <table:table-cell office:value-type="string">
            <text:p>øst for Amaliegade</text:p>
          </table:table-cell>
          <table:table-cell office:value-type="string">
            <text:p>15 eller 1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281">
            <text:p>3281</text:p>
          </table:table-cell>
          <table:table-cell office:value-type="string">
            <text:p>8,7</text:p>
          </table:table-cell>
          <table:table-cell office:value-type="float" office:value="3800">
            <text:p>3800</text:p>
          </table:table-cell>
          <table:table-cell office:value-type="float" office:value="4300">
            <text:p>4300</text:p>
          </table:table-cell>
          <table:table-cell office:value-type="float" office:value="1054">
            <text:p>1054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QBKFfMCfU.pdf</text:p>
          </table:table-cell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Annexstræde</text:p>
          </table:table-cell>
          <table:table-cell office:value-type="string">
            <text:p>syd for Valby langgade</text:p>
          </table:table-cell>
          <table:table-cell office:value-type="string">
            <text:p>10 eller 27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00">
            <text:p>6100</text:p>
          </table:table-cell>
          <table:table-cell office:value-type="string">
            <text:p>1,2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3exmXzG34E.pdf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Borgbjergvej</text:p>
          </table:table-cell>
          <table:table-cell office:value-type="string">
            <text:p>sydvest for Sydhavnsgade</text:p>
          </table:table-cell>
          <table:table-cell office:value-type="string">
            <text:p>3 eller 1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4100">
            <text:p>4100</text:p>
          </table:table-cell>
          <table:table-cell office:value-type="string">
            <text:p>9,4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gXKyAvtExU.pdf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Glasvej</text:p>
          </table:table-cell>
          <table:table-cell office:value-type="string">
            <text:p>sydvest for Frederiksborgvej</text:p>
          </table:table-cell>
          <table:table-cell office:value-type="string">
            <text:p>2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3810">
            <text:p>3810</text:p>
          </table:table-cell>
          <table:table-cell office:value-type="string">
            <text:p>0,8</text:p>
          </table:table-cell>
          <table:table-cell office:value-type="float" office:value="4500">
            <text:p>4500</text:p>
          </table:table-cell>
          <table:table-cell office:value-type="float" office:value="5000">
            <text:p>5000</text:p>
          </table:table-cell>
          <table:table-cell office:value-type="float" office:value="1385">
            <text:p>1385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B5mXwk5zk.pdf</text:p>
          </table:table-cell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Sejrøgade</text:p>
          </table:table-cell>
          <table:table-cell office:value-type="string">
            <text:p>øst for Lyngbyvej</text:p>
          </table:table-cell>
          <table:table-cell office:value-type="string">
            <text:p>4 eller 5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100">
            <text:p>6100</text:p>
          </table:table-cell>
          <table:table-cell office:value-type="string">
            <text:p>7,3</text:p>
          </table:table-cell>
          <table:table-cell office:value-type="float" office:value="7100">
            <text:p>7100</text:p>
          </table:table-cell>
          <table:table-cell office:value-type="float" office:value="8000">
            <text:p>8000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CVsBOePia9.pdf</text:p>
          </table:table-cell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Øresundsmotorvejen</text:p>
          </table:table-cell>
          <table:table-cell office:value-type="string">
            <text:p>ved bro syd for Ørestad Station</text:p>
          </table:table-cell>
          <table:table-cell office:value-type="string">
            <text:p/>
          </table:table-cell>
          <table:table-cell office:value-type="string">
            <text:p>Kommunegrænsen</text:p>
          </table:table-cell>
          <table:table-cell office:value-type="float" office:value="1">
            <text:p>1</text:p>
          </table:table-cell>
          <table:table-cell office:value-type="float" office:value="57742">
            <text:p>57742</text:p>
          </table:table-cell>
          <table:table-cell office:value-type="string">
            <text:p>5,4</text:p>
          </table:table-cell>
          <table:table-cell office:value-type="float" office:value="67600">
            <text:p>67600</text:p>
          </table:table-cell>
          <table:table-cell office:value-type="float" office:value="75600">
            <text:p>756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AYffN3wVA.pdf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Marbjergvej</text:p>
          </table:table-cell>
          <table:table-cell office:value-type="string">
            <text:p>syd for Frederikssundsvej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400">
            <text:p>5400</text:p>
          </table:table-cell>
          <table:table-cell office:value-type="string">
            <text:p>1,6</text:p>
          </table:table-cell>
          <table:table-cell office:value-type="float" office:value="6300">
            <text:p>6300</text:p>
          </table:table-cell>
          <table:table-cell office:value-type="float" office:value="7100">
            <text:p>71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Fd8aSu5aIp.pdf</text:p>
          </table:table-cell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Kongelundsvej</text:p>
          </table:table-cell>
          <table:table-cell office:value-type="string">
            <text:p>nord for Kommunegrænsen</text:p>
          </table:table-cell>
          <table:table-cell office:value-type="string">
            <text:p>15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400">
            <text:p>6400</text:p>
          </table:table-cell>
          <table:table-cell office:value-type="string">
            <text:p>4,1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USkBgNqxAc.pdf</text:p>
          </table:table-cell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Søndre Fasanvej</text:p>
          </table:table-cell>
          <table:table-cell office:value-type="string">
            <text:p>syd for Roskildevej</text:p>
          </table:table-cell>
          <table:table-cell office:value-type="string">
            <text:p>40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2300">
            <text:p>12300</text:p>
          </table:table-cell>
          <table:table-cell office:value-type="string">
            <text:p>4,8</text:p>
          </table:table-cell>
          <table:table-cell office:value-type="float" office:value="14400">
            <text:p>14400</text:p>
          </table:table-cell>
          <table:table-cell office:value-type="float" office:value="16100">
            <text:p>16100</text:p>
          </table:table-cell>
          <table:table-cell office:value-type="float" office:value="4500">
            <text:p>4500</text:p>
          </table:table-cell>
          <table:table-cell office:value-type="float" office:value="4600">
            <text:p>4600</text:p>
          </table:table-cell>
          <table:table-cell office:value-type="float" office:value="5500">
            <text:p>55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gdFJsTgkMM.pdf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Bangsbo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73G8zDEy6p.pdf</text:p>
          </table:table-cell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Rovsingsgade</text:p>
          </table:table-cell>
          <table:table-cell office:value-type="string">
            <text:p>nordøst for Tagensvej</text:p>
          </table:table-cell>
          <table:table-cell office:value-type="string">
            <text:p/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200">
            <text:p>9200</text:p>
          </table:table-cell>
          <table:table-cell office:value-type="string">
            <text:p>5,4</text:p>
          </table:table-cell>
          <table:table-cell office:value-type="float" office:value="10800">
            <text:p>10800</text:p>
          </table:table-cell>
          <table:table-cell office:value-type="float" office:value="12100">
            <text:p>12100</text:p>
          </table:table-cell>
          <table:table-cell office:value-type="float" office:value="5200">
            <text:p>5200</text:p>
          </table:table-cell>
          <table:table-cell office:value-type="float" office:value="5400">
            <text:p>5400</text:p>
          </table:table-cell>
          <table:table-cell office:value-type="float" office:value="6300">
            <text:p>6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fFE38IitaJ.pdf</text:p>
          </table:table-cell>
        </table:table-row>
        <table:table-row table:style-name="ro2">
          <table:table-cell office:value-type="float" office:value="717">
            <text:p>717</text:p>
          </table:table-cell>
          <table:table-cell office:value-type="string">
            <text:p>Kalkbrænderihavnsgade</text:p>
          </table:table-cell>
          <table:table-cell office:value-type="string">
            <text:p>nord for Indiakaj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13684">
            <text:p>13684</text:p>
          </table:table-cell>
          <table:table-cell office:value-type="string">
            <text:p>8,1</text:p>
          </table:table-cell>
          <table:table-cell office:value-type="float" office:value="16000">
            <text:p>16000</text:p>
          </table:table-cell>
          <table:table-cell office:value-type="float" office:value="17900">
            <text:p>17900</text:p>
          </table:table-cell>
          <table:table-cell office:value-type="float" office:value="4776">
            <text:p>4776</text:p>
          </table:table-cell>
          <table:table-cell office:value-type="float" office:value="4900">
            <text:p>4900</text:p>
          </table:table-cell>
          <table:table-cell office:value-type="float" office:value="5800">
            <text:p>5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strK07jdz.pdf</text:p>
          </table:table-cell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Frederikssundsvej</text:p>
          </table:table-cell>
          <table:table-cell office:value-type="string">
            <text:p>vest for Hulgårdsvej</text:p>
          </table:table-cell>
          <table:table-cell office:value-type="string">
            <text:p>83C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5500">
            <text:p>15500</text:p>
          </table:table-cell>
          <table:table-cell office:value-type="string">
            <text:p>6,3</text:p>
          </table:table-cell>
          <table:table-cell office:value-type="float" office:value="18100">
            <text:p>18100</text:p>
          </table:table-cell>
          <table:table-cell office:value-type="float" office:value="20300">
            <text:p>20300</text:p>
          </table:table-cell>
          <table:table-cell office:value-type="float" office:value="4800">
            <text:p>4800</text:p>
          </table:table-cell>
          <table:table-cell office:value-type="float" office:value="4900">
            <text:p>4900</text:p>
          </table:table-cell>
          <table:table-cell office:value-type="float" office:value="5900">
            <text:p>59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YB3hqiKpcP.pdf</text:p>
          </table:table-cell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Gyldenløvesgade</text:p>
          </table:table-cell>
          <table:table-cell office:value-type="string">
            <text:p>sydøst for Nørre Søgade</text:p>
          </table:table-cell>
          <table:table-cell office:value-type="string">
            <text:p>2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7800">
            <text:p>57800</text:p>
          </table:table-cell>
          <table:table-cell office:value-type="string">
            <text:p>4,1</text:p>
          </table:table-cell>
          <table:table-cell office:value-type="float" office:value="67600">
            <text:p>67600</text:p>
          </table:table-cell>
          <table:table-cell office:value-type="float" office:value="75700">
            <text:p>75700</text:p>
          </table:table-cell>
          <table:table-cell office:value-type="float" office:value="20300">
            <text:p>20300</text:p>
          </table:table-cell>
          <table:table-cell office:value-type="float" office:value="20900">
            <text:p>20900</text:p>
          </table:table-cell>
          <table:table-cell office:value-type="float" office:value="24800">
            <text:p>248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mzb360XWv4.pdf</text:p>
          </table:table-cell>
        </table:table-row>
        <table:table-row table:style-name="ro2">
          <table:table-cell office:value-type="float" office:value="726">
            <text:p>726</text:p>
          </table:table-cell>
          <table:table-cell office:value-type="string">
            <text:p>Bernstorffgade</text:p>
          </table:table-cell>
          <table:table-cell office:value-type="string">
            <text:p>nord for Tietgensbro</text:p>
          </table:table-cell>
          <table:table-cell office:value-type="string">
            <text:p>24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6500">
            <text:p>16500</text:p>
          </table:table-cell>
          <table:table-cell office:value-type="string">
            <text:p>14,6</text:p>
          </table:table-cell>
          <table:table-cell office:value-type="float" office:value="19300">
            <text:p>19300</text:p>
          </table:table-cell>
          <table:table-cell office:value-type="float" office:value="21600">
            <text:p>21600</text:p>
          </table:table-cell>
          <table:table-cell office:value-type="float" office:value="5000">
            <text:p>5000</text:p>
          </table:table-cell>
          <table:table-cell office:value-type="float" office:value="5200">
            <text:p>5200</text:p>
          </table:table-cell>
          <table:table-cell office:value-type="float" office:value="6100">
            <text:p>6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R8euK8XlLB.pdf</text:p>
          </table:table-cell>
        </table:table-row>
        <table:table-row table:style-name="ro2">
          <table:table-cell office:value-type="float" office:value="731">
            <text:p>731</text:p>
          </table:table-cell>
          <table:table-cell office:value-type="string">
            <text:p>Øster Voldgade</text:p>
          </table:table-cell>
          <table:table-cell office:value-type="string">
            <text:p>nord for Sølvgade</text:p>
          </table:table-cell>
          <table:table-cell office:value-type="string">
            <text:p>8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9400">
            <text:p>9400</text:p>
          </table:table-cell>
          <table:table-cell office:value-type="string">
            <text:p>8,6</text:p>
          </table:table-cell>
          <table:table-cell office:value-type="float" office:value="11000">
            <text:p>11000</text:p>
          </table:table-cell>
          <table:table-cell office:value-type="float" office:value="12300">
            <text:p>12300</text:p>
          </table:table-cell>
          <table:table-cell office:value-type="float" office:value="3900">
            <text:p>3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KjmHymUJ02.pdf</text:p>
          </table:table-cell>
        </table:table-row>
        <table:table-row table:style-name="ro2">
          <table:table-cell office:value-type="float" office:value="733">
            <text:p>733</text:p>
          </table:table-cell>
          <table:table-cell office:value-type="string">
            <text:p>Amagermotorvejen</text:p>
          </table:table-cell>
          <table:table-cell office:value-type="string">
            <text:p>vestlige ben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9451">
            <text:p>29451</text:p>
          </table:table-cell>
          <table:table-cell office:value-type="string">
            <text:p>4,5</text:p>
          </table:table-cell>
          <table:table-cell office:value-type="float" office:value="34500">
            <text:p>34500</text:p>
          </table:table-cell>
          <table:table-cell office:value-type="float" office:value="38600">
            <text:p>386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mtslykizG.pdf</text:p>
          </table:table-cell>
        </table:table-row>
        <table:table-row table:style-name="ro2">
          <table:table-cell office:value-type="float" office:value="734">
            <text:p>734</text:p>
          </table:table-cell>
          <table:table-cell office:value-type="string">
            <text:p>Amagermotorvejen</text:p>
          </table:table-cell>
          <table:table-cell office:value-type="string">
            <text:p>østlige ben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6845">
            <text:p>16845</text:p>
          </table:table-cell>
          <table:table-cell office:value-type="string">
            <text:p>5,8</text:p>
          </table:table-cell>
          <table:table-cell office:value-type="float" office:value="19700">
            <text:p>19700</text:p>
          </table:table-cell>
          <table:table-cell office:value-type="float" office:value="22100">
            <text:p>221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ZpJTgyz8UW.pdf</text:p>
          </table:table-cell>
        </table:table-row>
        <table:table-row table:style-name="ro2">
          <table:table-cell office:value-type="float" office:value="736">
            <text:p>736</text:p>
          </table:table-cell>
          <table:table-cell office:value-type="string">
            <text:p>Vejlands Allé</text:p>
          </table:table-cell>
          <table:table-cell office:value-type="string">
            <text:p>mellem motorvejsgrenen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100">
            <text:p>12100</text:p>
          </table:table-cell>
          <table:table-cell office:value-type="string">
            <text:p>7,5</text:p>
          </table:table-cell>
          <table:table-cell office:value-type="float" office:value="14200">
            <text:p>14200</text:p>
          </table:table-cell>
          <table:table-cell office:value-type="float" office:value="15900">
            <text:p>159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5JgMG3OQEV.pdf</text:p>
          </table:table-cell>
        </table:table-row>
        <table:table-row table:style-name="ro2">
          <table:table-cell office:value-type="float" office:value="737">
            <text:p>737</text:p>
          </table:table-cell>
          <table:table-cell office:value-type="string">
            <text:p>Vejlands Allé</text:p>
          </table:table-cell>
          <table:table-cell office:value-type="string">
            <text:p>vest for Artilleri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8200">
            <text:p>28200</text:p>
          </table:table-cell>
          <table:table-cell office:value-type="string">
            <text:p>6,7</text:p>
          </table:table-cell>
          <table:table-cell office:value-type="float" office:value="33000">
            <text:p>33000</text:p>
          </table:table-cell>
          <table:table-cell office:value-type="float" office:value="36900">
            <text:p>369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SIaPLGFJ88.pdf</text:p>
          </table:table-cell>
        </table:table-row>
        <table:table-row table:style-name="ro2">
          <table:table-cell office:value-type="float" office:value="738">
            <text:p>738</text:p>
          </table:table-cell>
          <table:table-cell office:value-type="string">
            <text:p>Center Boulevard</text:p>
          </table:table-cell>
          <table:table-cell office:value-type="string">
            <text:p>syd for vejlands Allé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7983">
            <text:p>7983</text:p>
          </table:table-cell>
          <table:table-cell office:value-type="string">
            <text:p>2,8</text:p>
          </table:table-cell>
          <table:table-cell office:value-type="float" office:value="9300">
            <text:p>9300</text:p>
          </table:table-cell>
          <table:table-cell office:value-type="float" office:value="10500">
            <text:p>10500</text:p>
          </table:table-cell>
          <table:table-cell office:value-type="float" office:value="937">
            <text:p>937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oVJEXRJqE.pdf</text:p>
          </table:table-cell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Klaksvigsgade</text:p>
          </table:table-cell>
          <table:table-cell office:value-type="string">
            <text:p>syd for Amager Boulevard</text:p>
          </table:table-cell>
          <table:table-cell office:value-type="string">
            <text:p>2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5988">
            <text:p>5988</text:p>
          </table:table-cell>
          <table:table-cell office:value-type="string">
            <text:p>5,8</text:p>
          </table:table-cell>
          <table:table-cell office:value-type="float" office:value="7000">
            <text:p>7000</text:p>
          </table:table-cell>
          <table:table-cell office:value-type="float" office:value="7800">
            <text:p>7800</text:p>
          </table:table-cell>
          <table:table-cell office:value-type="float" office:value="3504">
            <text:p>3504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ofkeNXPsP.pdf</text:p>
          </table:table-cell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Ørestads Boulevard</text:p>
          </table:table-cell>
          <table:table-cell office:value-type="string">
            <text:p>syd for C. F. Møllers Allé</text:p>
          </table:table-cell>
          <table:table-cell office:value-type="string">
            <text:p>57 G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2,8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v4wzfTA19O.pdf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Italiensvej</text:p>
          </table:table-cell>
          <table:table-cell office:value-type="string">
            <text:p>mellem Kastrupvej og Backersvej</text:p>
          </table:table-cell>
          <table:table-cell office:value-type="string">
            <text:p>1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2092">
            <text:p>2092</text:p>
          </table:table-cell>
          <table:table-cell office:value-type="string">
            <text:p>1,7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1858">
            <text:p>1858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K6Tk6pLnB.pdf</text:p>
          </table:table-cell>
        </table:table-row>
        <table:table-row table:style-name="ro2">
          <table:table-cell office:value-type="float" office:value="751">
            <text:p>751</text:p>
          </table:table-cell>
          <table:table-cell office:value-type="string">
            <text:p>Teglværksbroen</text:p>
          </table:table-cell>
          <table:table-cell table:number-columns-repeated="2"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3921">
            <text:p>3921</text:p>
          </table:table-cell>
          <table:table-cell office:value-type="string">
            <text:p>9,1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1020">
            <text:p>102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iNhXMGcMo.pdf</text:p>
          </table:table-cell>
        </table:table-row>
        <table:table-row table:style-name="ro2">
          <table:table-cell office:value-type="float" office:value="752">
            <text:p>752</text:p>
          </table:table-cell>
          <table:table-cell office:value-type="string">
            <text:p>Bagerstræde</text:p>
          </table:table-cell>
          <table:table-cell office:value-type="string">
            <text:p>nordvest for Vesterbrogade</text:p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600">
            <text:p>2600</text:p>
          </table:table-cell>
          <table:table-cell office:value-type="string">
            <text:p>2,2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3400">
            <text:p>3400</text:p>
          </table:table-cell>
          <table:table-cell office:value-type="float" office:value="3500">
            <text:p>3500</text:p>
          </table:table-cell>
          <table:table-cell office:value-type="float" office:value="4100">
            <text:p>4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WCvlytFx33.pdf</text:p>
          </table:table-cell>
        </table:table-row>
        <table:table-row table:style-name="ro2">
          <table:table-cell office:value-type="float" office:value="753">
            <text:p>753</text:p>
          </table:table-cell>
          <table:table-cell office:value-type="string">
            <text:p>Langebrogade</text:p>
          </table:table-cell>
          <table:table-cell office:value-type="string">
            <text:p>nordøst for Langebro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office:value-type="string">
            <text:p>1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kgarYNVr19.pdf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Værnedamsvej</text:p>
          </table:table-cell>
          <table:table-cell office:value-type="string">
            <text:p>syd for Tullinsgade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00">
            <text:p>1500</text:p>
          </table:table-cell>
          <table:table-cell office:value-type="string">
            <text:p>2,9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5100">
            <text:p>5100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wDjlDCC8hO.pdf</text:p>
          </table:table-cell>
        </table:table-row>
        <table:table-row table:style-name="ro2">
          <table:table-cell office:value-type="float" office:value="754">
            <text:p>754</text:p>
          </table:table-cell>
          <table:table-cell office:value-type="string">
            <text:p>Værnedamsvej</text:p>
          </table:table-cell>
          <table:table-cell office:value-type="string">
            <text:p>syd for Tullinsgade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00">
            <text:p>1500</text:p>
          </table:table-cell>
          <table:table-cell office:value-type="string">
            <text:p>1,2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5300">
            <text:p>5300</text:p>
          </table:table-cell>
          <table:table-cell office:value-type="float" office:value="5500">
            <text:p>5500</text:p>
          </table:table-cell>
          <table:table-cell office:value-type="float" office:value="6500">
            <text:p>65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UYQJKy46cJ.pdf</text:p>
          </table:table-cell>
        </table:table-row>
        <table:table-row table:style-name="ro2">
          <table:table-cell office:value-type="float" office:value="757">
            <text:p>757</text:p>
          </table:table-cell>
          <table:table-cell office:value-type="string">
            <text:p>Møllegade</text:p>
          </table:table-cell>
          <table:table-cell office:value-type="string">
            <text:p>nordøst for Nørrebrogade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70">
            <text:p>1270</text:p>
          </table:table-cell>
          <table:table-cell office:value-type="string">
            <text:p>0,9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2227">
            <text:p>2227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gt3PLvKvH.pdf</text:p>
          </table:table-cell>
        </table:table-row>
        <table:table-row table:style-name="ro2">
          <table:table-cell office:value-type="float" office:value="758">
            <text:p>758</text:p>
          </table:table-cell>
          <table:table-cell office:value-type="string">
            <text:p>Peter Fabers Gade</text:p>
          </table:table-cell>
          <table:table-cell office:value-type="string">
            <text:p>nordøst for Nørrebrogade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1,1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H5fsJE4HbB.pdf</text:p>
          </table:table-cell>
        </table:table-row>
        <table:table-row table:style-name="ro2">
          <table:table-cell office:value-type="float" office:value="759">
            <text:p>759</text:p>
          </table:table-cell>
          <table:table-cell office:value-type="string">
            <text:p>Ægirsgade</text:p>
          </table:table-cell>
          <table:table-cell office:value-type="string">
            <text:p>nordøst for Nørrebrogade</text:p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2,4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s9u9xFic7.pdf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Baldersgade</text:p>
          </table:table-cell>
          <table:table-cell office:value-type="string">
            <text:p>nordøst for Nørre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1,9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ySp3r2wTRy.pdf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Baldersgade</text:p>
          </table:table-cell>
          <table:table-cell office:value-type="string">
            <text:p>nordøst for Nørre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string">
            <text:p>3,2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tA4StRYrdC.pdf</text:p>
          </table:table-cell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Bragesgade</text:p>
          </table:table-cell>
          <table:table-cell office:value-type="string">
            <text:p>nordøst for Nørre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1,5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7fg4754ZY.pdf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Elmegade</text:p>
          </table:table-cell>
          <table:table-cell office:value-type="string">
            <text:p>nordøst for Nørrebrogade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70">
            <text:p>1070</text:p>
          </table:table-cell>
          <table:table-cell office:value-type="string">
            <text:p>2,6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office:value-type="float" office:value="7107">
            <text:p>7107</text:p>
          </table:table-cell>
          <table:table-cell office:value-type="float" office:value="7300">
            <text:p>7300</text:p>
          </table:table-cell>
          <table:table-cell office:value-type="float" office:value="8700">
            <text:p>8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KJQ0IT0lu.pdf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Sortedamdosseringen</text:p>
          </table:table-cell>
          <table:table-cell office:value-type="string">
            <text:p>nord for Dr. Louises Bro</text:p>
          </table:table-cell>
          <table:table-cell office:value-type="string">
            <text:p>3 C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string">
            <text:p>2,3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office:value-type="float" office:value="3900">
            <text:p>3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qYQujMnNSR.pdf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Sortedamdosseringen</text:p>
          </table:table-cell>
          <table:table-cell office:value-type="string">
            <text:p>nord for Dr. Louises Bro</text:p>
          </table:table-cell>
          <table:table-cell office:value-type="string">
            <text:p>3 C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4,4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4100">
            <text:p>4100</text:p>
          </table:table-cell>
          <table:table-cell office:value-type="float" office:value="4200">
            <text:p>4200</text:p>
          </table:table-cell>
          <table:table-cell office:value-type="float" office:value="5000">
            <text:p>50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fg62DxoTJc.pdf</text:p>
          </table:table-cell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Baggesensgade</text:p>
          </table:table-cell>
          <table:table-cell office:value-type="string">
            <text:p>sydøst for Blågårdsgade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3,8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G4BkweZIB.pdf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Stengade</text:p>
          </table:table-cell>
          <table:table-cell office:value-type="string">
            <text:p>sydvest for Nørrebrogade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160">
            <text:p>3160</text:p>
          </table:table-cell>
          <table:table-cell office:value-type="string">
            <text:p>9,0</text:p>
          </table:table-cell>
          <table:table-cell office:value-type="float" office:value="3700">
            <text:p>3700</text:p>
          </table:table-cell>
          <table:table-cell office:value-type="float" office:value="4100">
            <text:p>4100</text:p>
          </table:table-cell>
          <table:table-cell office:value-type="float" office:value="5428">
            <text:p>5428</text:p>
          </table:table-cell>
          <table:table-cell office:value-type="float" office:value="5600">
            <text:p>5600</text:p>
          </table:table-cell>
          <table:table-cell office:value-type="float" office:value="6600">
            <text:p>6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6S9nWaWNI5.pdf</text:p>
          </table:table-cell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Guldbergsgade</text:p>
          </table:table-cell>
          <table:table-cell office:value-type="string">
            <text:p>sydøst for Ahornsgade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461">
            <text:p>2461</text:p>
          </table:table-cell>
          <table:table-cell office:value-type="string">
            <text:p>1,7</text:p>
          </table:table-cell>
          <table:table-cell office:value-type="float" office:value="2900">
            <text:p>2900</text:p>
          </table:table-cell>
          <table:table-cell office:value-type="float" office:value="3200">
            <text:p>3200</text:p>
          </table:table-cell>
          <table:table-cell office:value-type="float" office:value="5323">
            <text:p>5323</text:p>
          </table:table-cell>
          <table:table-cell office:value-type="float" office:value="5500">
            <text:p>5500</text:p>
          </table:table-cell>
          <table:table-cell office:value-type="float" office:value="6500">
            <text:p>6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nKbdFdSRq.pdf</text:p>
          </table:table-cell>
        </table:table-row>
        <table:table-row table:style-name="ro2">
          <table:table-cell office:value-type="float" office:value="767">
            <text:p>767</text:p>
          </table:table-cell>
          <table:table-cell office:value-type="string">
            <text:p>Møllegade</text:p>
          </table:table-cell>
          <table:table-cell office:value-type="string">
            <text:p>nordøst for Poppelgade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5">
            <text:p>705</text:p>
          </table:table-cell>
          <table:table-cell office:value-type="string">
            <text:p>1,1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3608">
            <text:p>3608</text:p>
          </table:table-cell>
          <table:table-cell office:value-type="float" office:value="3700">
            <text:p>3700</text:p>
          </table:table-cell>
          <table:table-cell office:value-type="float" office:value="4400">
            <text:p>4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gElgfprEw.pdf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Prinsesse Charlottes Gade</text:p>
          </table:table-cell>
          <table:table-cell office:value-type="string">
            <text:p>sydøst for Jagtvej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string">
            <text:p>1,7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ALho07RYWS.pdf</text:p>
          </table:table-cell>
        </table:table-row>
        <table:table-row table:style-name="ro2">
          <table:table-cell office:value-type="float" office:value="769">
            <text:p>769</text:p>
          </table:table-cell>
          <table:table-cell office:value-type="string">
            <text:p>Stefansgade</text:p>
          </table:table-cell>
          <table:table-cell office:value-type="string">
            <text:p>sydvest for Husumgade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800">
            <text:p>2800</text:p>
          </table:table-cell>
          <table:table-cell office:value-type="string">
            <text:p>1,1</text:p>
          </table:table-cell>
          <table:table-cell office:value-type="float" office:value="3300">
            <text:p>3300</text:p>
          </table:table-cell>
          <table:table-cell office:value-type="float" office:value="3700">
            <text:p>37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9ngliVrxkf.pdf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Esromgade</text:p>
          </table:table-cell>
          <table:table-cell office:value-type="string">
            <text:p>nord for Hillerødgade</text:p>
          </table:table-cell>
          <table:table-cell office:value-type="string">
            <text:p>3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1,3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ix4vjxkrBR.pdf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string">
            <text:p>Hillerødgade</text:p>
          </table:table-cell>
          <table:table-cell office:value-type="string">
            <text:p>vest for Nørrebrogade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700">
            <text:p>4700</text:p>
          </table:table-cell>
          <table:table-cell office:value-type="string">
            <text:p>1,7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office:value-type="float" office:value="4500">
            <text:p>4500</text:p>
          </table:table-cell>
          <table:table-cell office:value-type="float" office:value="4600">
            <text:p>4600</text:p>
          </table:table-cell>
          <table:table-cell office:value-type="float" office:value="5500">
            <text:p>5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lBMSXCgyDr.pdf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Mimersgade</text:p>
          </table:table-cell>
          <table:table-cell office:value-type="string">
            <text:p>vest for Hamletsgade</text:p>
          </table:table-cell>
          <table:table-cell office:value-type="string">
            <text:p>9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900">
            <text:p>12900</text:p>
          </table:table-cell>
          <table:table-cell office:value-type="string">
            <text:p>4,6</text:p>
          </table:table-cell>
          <table:table-cell office:value-type="float" office:value="15100">
            <text:p>15100</text:p>
          </table:table-cell>
          <table:table-cell office:value-type="float" office:value="16900">
            <text:p>16900</text:p>
          </table:table-cell>
          <table:table-cell office:value-type="float" office:value="6000">
            <text:p>6000</text:p>
          </table:table-cell>
          <table:table-cell office:value-type="float" office:value="6200">
            <text:p>6200</text:p>
          </table:table-cell>
          <table:table-cell office:value-type="float" office:value="7300">
            <text:p>73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oZyywgzcuX.pdf</text:p>
          </table:table-cell>
        </table:table-row>
        <table:table-row table:style-name="ro2">
          <table:table-cell office:value-type="float" office:value="772">
            <text:p>772</text:p>
          </table:table-cell>
          <table:table-cell office:value-type="string">
            <text:p>Mimersgade</text:p>
          </table:table-cell>
          <table:table-cell office:value-type="string">
            <text:p>vest for Hamletsgade</text:p>
          </table:table-cell>
          <table:table-cell office:value-type="string">
            <text:p>9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200">
            <text:p>11200</text:p>
          </table:table-cell>
          <table:table-cell office:value-type="string">
            <text:p>4,1</text:p>
          </table:table-cell>
          <table:table-cell office:value-type="float" office:value="13100">
            <text:p>13100</text:p>
          </table:table-cell>
          <table:table-cell office:value-type="float" office:value="14700">
            <text:p>14700</text:p>
          </table:table-cell>
          <table:table-cell office:value-type="float" office:value="4500">
            <text:p>4500</text:p>
          </table:table-cell>
          <table:table-cell office:value-type="float" office:value="4600">
            <text:p>4600</text:p>
          </table:table-cell>
          <table:table-cell office:value-type="float" office:value="5500">
            <text:p>55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LN0ebnaET4.pdf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Nannasgade</text:p>
          </table:table-cell>
          <table:table-cell office:value-type="string">
            <text:p>øst for Bragesgade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3,4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OXe3BLpjwq.pdf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Nannasgade</text:p>
          </table:table-cell>
          <table:table-cell office:value-type="string">
            <text:p>øst for Bragesgade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600">
            <text:p>2600</text:p>
          </table:table-cell>
          <table:table-cell office:value-type="string">
            <text:p>3,3</text:p>
          </table:table-cell>
          <table:table-cell office:value-type="float" office:value="3000">
            <text:p>3000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4FX7RE7tpN.pdf</text:p>
          </table:table-cell>
        </table:table-row>
        <table:table-row table:style-name="ro2">
          <table:table-cell office:value-type="float" office:value="774">
            <text:p>774</text:p>
          </table:table-cell>
          <table:table-cell office:value-type="string">
            <text:p>Nannasgade</text:p>
          </table:table-cell>
          <table:table-cell office:value-type="string">
            <text:p>øst for Bragesgade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400">
            <text:p>2400</text:p>
          </table:table-cell>
          <table:table-cell office:value-type="string">
            <text:p>2,1</text:p>
          </table:table-cell>
          <table:table-cell office:value-type="float" office:value="2800">
            <text:p>28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qkXjPg3i0B.pdf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Mimersgade</text:p>
          </table:table-cell>
          <table:table-cell office:value-type="string">
            <text:p>vest for Jagtvej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800">
            <text:p>1800</text:p>
          </table:table-cell>
          <table:table-cell office:value-type="string">
            <text:p>1,8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5300">
            <text:p>5300</text:p>
          </table:table-cell>
          <table:table-cell office:value-type="float" office:value="5500">
            <text:p>5500</text:p>
          </table:table-cell>
          <table:table-cell office:value-type="float" office:value="6500">
            <text:p>6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ICL3zL7Ao4.pdf</text:p>
          </table:table-cell>
        </table:table-row>
        <table:table-row table:style-name="ro2">
          <table:table-cell office:value-type="float" office:value="776">
            <text:p>776</text:p>
          </table:table-cell>
          <table:table-cell office:value-type="string">
            <text:p>Birkegade</text:p>
          </table:table-cell>
          <table:table-cell office:value-type="string">
            <text:p>nord for Elme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3,8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QJOKMCAtzX.pdf</text:p>
          </table:table-cell>
        </table:table-row>
        <table:table-row table:style-name="ro2">
          <table:table-cell office:value-type="float" office:value="777">
            <text:p>777</text:p>
          </table:table-cell>
          <table:table-cell office:value-type="string">
            <text:p>Egegade</text:p>
          </table:table-cell>
          <table:table-cell office:value-type="string">
            <text:p>nordvest for Elme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5,8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R9QJYTPsix.pdf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Rådmandsgade</text:p>
          </table:table-cell>
          <table:table-cell office:value-type="string">
            <text:p>nord for Mimersgade</text:p>
          </table:table-cell>
          <table:table-cell office:value-type="string">
            <text:p>2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1,7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m0u90BKfkh.pdf</text:p>
          </table:table-cell>
        </table:table-row>
        <table:table-row table:style-name="ro2">
          <table:table-cell office:value-type="float" office:value="778">
            <text:p>778</text:p>
          </table:table-cell>
          <table:table-cell office:value-type="string">
            <text:p>Rådmandsgade</text:p>
          </table:table-cell>
          <table:table-cell office:value-type="string">
            <text:p>nord for Mimersgade</text:p>
          </table:table-cell>
          <table:table-cell office:value-type="string">
            <text:p>2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office:value-type="string">
            <text:p>2,7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lVyO0aum8E.pdf</text:p>
          </table:table-cell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Baldersgade</text:p>
          </table:table-cell>
          <table:table-cell office:value-type="string">
            <text:p>nord for Nannasgade</text:p>
          </table:table-cell>
          <table:table-cell office:value-type="string">
            <text:p>5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,9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9zfEsfUj6Y.pdf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derikssundsvej</text:p>
          </table:table-cell>
          <table:table-cell office:value-type="string">
            <text:p>bag Nørrebro Station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100">
            <text:p>12100</text:p>
          </table:table-cell>
          <table:table-cell office:value-type="string">
            <text:p>7,6</text:p>
          </table:table-cell>
          <table:table-cell office:value-type="float" office:value="14200">
            <text:p>14200</text:p>
          </table:table-cell>
          <table:table-cell office:value-type="float" office:value="15900">
            <text:p>15900</text:p>
          </table:table-cell>
          <table:table-cell office:value-type="float" office:value="19100">
            <text:p>19100</text:p>
          </table:table-cell>
          <table:table-cell office:value-type="float" office:value="19700">
            <text:p>19700</text:p>
          </table:table-cell>
          <table:table-cell office:value-type="float" office:value="23300">
            <text:p>233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siyH7af0Ke.pdf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Nørrebrogade</text:p>
          </table:table-cell>
          <table:table-cell office:value-type="string">
            <text:p>vest for Hyltebro</text:p>
          </table:table-cell>
          <table:table-cell office:value-type="string">
            <text:p>24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600">
            <text:p>3600</text:p>
          </table:table-cell>
          <table:table-cell office:value-type="string">
            <text:p>18,7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6800">
            <text:p>6800</text:p>
          </table:table-cell>
          <table:table-cell office:value-type="float" office:value="7000">
            <text:p>7000</text:p>
          </table:table-cell>
          <table:table-cell office:value-type="float" office:value="8300">
            <text:p>83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HfBNggASMp.pdf</text:p>
          </table:table-cell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Nørrebrogade</text:p>
          </table:table-cell>
          <table:table-cell office:value-type="string">
            <text:p>vest for Hyltebro</text:p>
          </table:table-cell>
          <table:table-cell office:value-type="string">
            <text:p>24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string">
            <text:p>19,2</text:p>
          </table:table-cell>
          <table:table-cell office:value-type="float" office:value="4100">
            <text:p>4100</text:p>
          </table:table-cell>
          <table:table-cell office:value-type="float" office:value="4600">
            <text:p>4600</text:p>
          </table:table-cell>
          <table:table-cell office:value-type="float" office:value="10700">
            <text:p>10700</text:p>
          </table:table-cell>
          <table:table-cell office:value-type="float" office:value="11000">
            <text:p>11000</text:p>
          </table:table-cell>
          <table:table-cell office:value-type="float" office:value="13100">
            <text:p>131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vknzAmemoJ.pdf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ørrebrogade</text:p>
          </table:table-cell>
          <table:table-cell office:value-type="string">
            <text:p>vest for Ole Jørgensens Gade</text:p>
          </table:table-cell>
          <table:table-cell office:value-type="string">
            <text:p>22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string">
            <text:p>16,7</text:p>
          </table:table-cell>
          <table:table-cell office:value-type="float" office:value="4100">
            <text:p>4100</text:p>
          </table:table-cell>
          <table:table-cell office:value-type="float" office:value="4600">
            <text:p>4600</text:p>
          </table:table-cell>
          <table:table-cell office:value-type="float" office:value="11300">
            <text:p>11300</text:p>
          </table:table-cell>
          <table:table-cell office:value-type="float" office:value="11600">
            <text:p>11600</text:p>
          </table:table-cell>
          <table:table-cell office:value-type="float" office:value="13800">
            <text:p>13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Wwd3ibBX3J.pdf</text:p>
          </table:table-cell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ørrebrogade</text:p>
          </table:table-cell>
          <table:table-cell office:value-type="string">
            <text:p>vest for Ole Jørgensens Gade</text:p>
          </table:table-cell>
          <table:table-cell office:value-type="string">
            <text:p>22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00">
            <text:p>4600</text:p>
          </table:table-cell>
          <table:table-cell office:value-type="string">
            <text:p>13,1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000">
            <text:p>8000</text:p>
          </table:table-cell>
          <table:table-cell office:value-type="float" office:value="8200">
            <text:p>8200</text:p>
          </table:table-cell>
          <table:table-cell office:value-type="float" office:value="9800">
            <text:p>9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QhqbFp4rON.pdf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ørrebrogade</text:p>
          </table:table-cell>
          <table:table-cell office:value-type="string">
            <text:p>bussluse nordvest for Bragesgade</text:p>
          </table:table-cell>
          <table:table-cell office:value-type="string">
            <text:p>20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500">
            <text:p>5500</text:p>
          </table:table-cell>
          <table:table-cell office:value-type="string">
            <text:p>13,4</text:p>
          </table:table-cell>
          <table:table-cell office:value-type="float" office:value="6400">
            <text:p>6400</text:p>
          </table:table-cell>
          <table:table-cell office:value-type="float" office:value="7200">
            <text:p>7200</text:p>
          </table:table-cell>
          <table:table-cell office:value-type="float" office:value="9400">
            <text:p>9400</text:p>
          </table:table-cell>
          <table:table-cell office:value-type="float" office:value="9700">
            <text:p>9700</text:p>
          </table:table-cell>
          <table:table-cell office:value-type="float" office:value="11500">
            <text:p>115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AYXPUNlAAe.pdf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Nørrebrogade</text:p>
          </table:table-cell>
          <table:table-cell office:value-type="string">
            <text:p>nordvest for Baldersgade</text:p>
          </table:table-cell>
          <table:table-cell office:value-type="string">
            <text:p>19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900">
            <text:p>2900</text:p>
          </table:table-cell>
          <table:table-cell office:value-type="string">
            <text:p>19,9</text:p>
          </table:table-cell>
          <table:table-cell office:value-type="float" office:value="3400">
            <text:p>3400</text:p>
          </table:table-cell>
          <table:table-cell office:value-type="float" office:value="3800">
            <text:p>38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Hm8T27chNV.pdf</text:p>
          </table:table-cell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Nørrebrogade</text:p>
          </table:table-cell>
          <table:table-cell office:value-type="string">
            <text:p>nordvest for Baldersgade</text:p>
          </table:table-cell>
          <table:table-cell office:value-type="string">
            <text:p>19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400">
            <text:p>2400</text:p>
          </table:table-cell>
          <table:table-cell office:value-type="string">
            <text:p>24,9</text:p>
          </table:table-cell>
          <table:table-cell office:value-type="float" office:value="2800">
            <text:p>2800</text:p>
          </table:table-cell>
          <table:table-cell office:value-type="float" office:value="3100">
            <text:p>31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ywgfQJxzpR.pdf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Nørrebrogade</text:p>
          </table:table-cell>
          <table:table-cell office:value-type="string">
            <text:p>nordvest for Vedbækgade</text:p>
          </table:table-cell>
          <table:table-cell office:value-type="string">
            <text:p>18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700">
            <text:p>5700</text:p>
          </table:table-cell>
          <table:table-cell office:value-type="string">
            <text:p>11,2</text:p>
          </table:table-cell>
          <table:table-cell office:value-type="float" office:value="6700">
            <text:p>6700</text:p>
          </table:table-cell>
          <table:table-cell office:value-type="float" office:value="7500">
            <text:p>75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nwuiklejzR.pdf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Nørrebrogade</text:p>
          </table:table-cell>
          <table:table-cell office:value-type="string">
            <text:p>nordvest for Vedbækgade</text:p>
          </table:table-cell>
          <table:table-cell office:value-type="string">
            <text:p>18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string">
            <text:p>9,9</text:p>
          </table:table-cell>
          <table:table-cell office:value-type="float" office:value="8200">
            <text:p>8200</text:p>
          </table:table-cell>
          <table:table-cell office:value-type="float" office:value="9200">
            <text:p>92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XfKoQGLgA8.pdf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Nørrebrogade</text:p>
          </table:table-cell>
          <table:table-cell office:value-type="string">
            <text:p>nordvest for Stengade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string">
            <text:p>18,8</text:p>
          </table:table-cell>
          <table:table-cell office:value-type="float" office:value="4100">
            <text:p>4100</text:p>
          </table:table-cell>
          <table:table-cell office:value-type="float" office:value="4600">
            <text:p>4600</text:p>
          </table:table-cell>
          <table:table-cell office:value-type="float" office:value="20900">
            <text:p>20900</text:p>
          </table:table-cell>
          <table:table-cell office:value-type="float" office:value="21500">
            <text:p>21500</text:p>
          </table:table-cell>
          <table:table-cell office:value-type="float" office:value="25500">
            <text:p>25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E8BOHWnFL1.pdf</text:p>
          </table:table-cell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Nørrebrogade</text:p>
          </table:table-cell>
          <table:table-cell office:value-type="string">
            <text:p>bussluse nordvest for Fælledvej</text:p>
          </table:table-cell>
          <table:table-cell office:value-type="string">
            <text:p>3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61,8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14200">
            <text:p>14200</text:p>
          </table:table-cell>
          <table:table-cell office:value-type="float" office:value="14600">
            <text:p>14600</text:p>
          </table:table-cell>
          <table:table-cell office:value-type="float" office:value="17300">
            <text:p>173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dwlO7IiVJw.pdf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Nørrebrogade</text:p>
          </table:table-cell>
          <table:table-cell office:value-type="string">
            <text:p>nordvest for Ravnsborggade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00">
            <text:p>4600</text:p>
          </table:table-cell>
          <table:table-cell office:value-type="string">
            <text:p>15,5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aDGz3BsDlO.pdf</text:p>
          </table:table-cell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Nørrebrogade</text:p>
          </table:table-cell>
          <table:table-cell office:value-type="string">
            <text:p>nordvest for Ravnsborggade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5,3</text:p>
          </table:table-cell>
          <table:table-cell office:value-type="float" office:value="5300">
            <text:p>5300</text:p>
          </table:table-cell>
          <table:table-cell office:value-type="float" office:value="5900">
            <text:p>5900</text:p>
          </table:table-cell>
          <table:table-cell table:number-columns-repeated="3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iRebD2IWew.pdf</text:p>
          </table:table-cell>
        </table:table-row>
        <table:table-row table:style-name="ro3">
          <table:table-cell office:value-type="float" office:value="789">
            <text:p>789</text:p>
          </table:table-cell>
          <table:table-cell office:value-type="string">
            <text:p>Borups Allé</text:p>
            <text:p/>
          </table:table-cell>
          <table:table-cell office:value-type="string">
            <text:p>sydøst for Hulgårdsvej</text:p>
            <text:p/>
          </table:table-cell>
          <table:table-cell office:value-type="string">
            <text:p>255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400">
            <text:p>40400</text:p>
          </table:table-cell>
          <table:table-cell office:value-type="string">
            <text:p>1,9</text:p>
          </table:table-cell>
          <table:table-cell office:value-type="float" office:value="47300">
            <text:p>47300</text:p>
          </table:table-cell>
          <table:table-cell office:value-type="float" office:value="52900">
            <text:p>529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mI13omMNT.pdf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Frederikssundsvej</text:p>
          </table:table-cell>
          <table:table-cell office:value-type="string">
            <text:p>nordvest for Provstevej</text:p>
          </table:table-cell>
          <table:table-cell office:value-type="string">
            <text:p>74 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700">
            <text:p>10700</text:p>
          </table:table-cell>
          <table:table-cell office:value-type="string">
            <text:p>7,2</text:p>
          </table:table-cell>
          <table:table-cell office:value-type="float" office:value="12500">
            <text:p>12500</text:p>
          </table:table-cell>
          <table:table-cell office:value-type="float" office:value="14000">
            <text:p>14000</text:p>
          </table:table-cell>
          <table:table-cell office:value-type="float" office:value="6400">
            <text:p>6400</text:p>
          </table:table-cell>
          <table:table-cell office:value-type="float" office:value="6600">
            <text:p>6600</text:p>
          </table:table-cell>
          <table:table-cell office:value-type="float" office:value="7800">
            <text:p>7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d8X7cYzfP.pdf</text:p>
          </table:table-cell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Jagtvej</text:p>
          </table:table-cell>
          <table:table-cell office:value-type="string">
            <text:p>nordøst for Nørrebrogade</text:p>
          </table:table-cell>
          <table:table-cell office:value-type="string">
            <text:p>52 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700">
            <text:p>15700</text:p>
          </table:table-cell>
          <table:table-cell office:value-type="string">
            <text:p>3,4</text:p>
          </table:table-cell>
          <table:table-cell office:value-type="float" office:value="18400">
            <text:p>18400</text:p>
          </table:table-cell>
          <table:table-cell office:value-type="float" office:value="20600">
            <text:p>20600</text:p>
          </table:table-cell>
          <table:table-cell office:value-type="float" office:value="14600">
            <text:p>14600</text:p>
          </table:table-cell>
          <table:table-cell office:value-type="float" office:value="15000">
            <text:p>15000</text:p>
          </table:table-cell>
          <table:table-cell office:value-type="float" office:value="17800">
            <text:p>17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pZ6CwQqUw.pdf</text:p>
          </table:table-cell>
        </table:table-row>
        <table:table-row table:style-name="ro3">
          <table:table-cell office:value-type="float" office:value="792">
            <text:p>792</text:p>
          </table:table-cell>
          <table:table-cell office:value-type="string">
            <text:p>Lundtoftegade</text:p>
            <text:p/>
          </table:table-cell>
          <table:table-cell office:value-type="string">
            <text:p>nord for Hillerødgade</text:p>
            <text:p/>
          </table:table-cell>
          <table:table-cell office:value-type="string">
            <text:p>82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200">
            <text:p>6200</text:p>
          </table:table-cell>
          <table:table-cell office:value-type="string">
            <text:p>5,5</text:p>
          </table:table-cell>
          <table:table-cell office:value-type="float" office:value="7300">
            <text:p>7300</text:p>
          </table:table-cell>
          <table:table-cell office:value-type="float" office:value="8100">
            <text:p>81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a7R2pRwZS.pdf</text:p>
          </table:table-cell>
        </table:table-row>
        <table:table-row table:style-name="ro3">
          <table:table-cell office:value-type="float" office:value="793">
            <text:p>793</text:p>
          </table:table-cell>
          <table:table-cell office:value-type="string">
            <text:p>Lygten</text:p>
            <text:p/>
          </table:table-cell>
          <table:table-cell office:value-type="string">
            <text:p>nord for Rentemestervej</text:p>
            <text:p/>
          </table:table-cell>
          <table:table-cell office:value-type="string">
            <text:p>39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100">
            <text:p>10100</text:p>
          </table:table-cell>
          <table:table-cell office:value-type="string">
            <text:p>4,4</text:p>
          </table:table-cell>
          <table:table-cell office:value-type="float" office:value="11800">
            <text:p>11800</text:p>
          </table:table-cell>
          <table:table-cell office:value-type="float" office:value="13200">
            <text:p>13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7900">
            <text:p>79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TD0mAa4NFu.pdf</text:p>
          </table:table-cell>
        </table:table-row>
        <table:table-row table:style-name="ro3">
          <table:table-cell office:value-type="float" office:value="794">
            <text:p>794</text:p>
          </table:table-cell>
          <table:table-cell office:value-type="string">
            <text:p>Mimersgade</text:p>
            <text:p/>
          </table:table-cell>
          <table:table-cell office:value-type="string">
            <text:p>øst for Borgmestervangen</text:p>
            <text:p/>
          </table:table-cell>
          <table:table-cell office:value-type="string">
            <text:p>118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300">
            <text:p>6300</text:p>
          </table:table-cell>
          <table:table-cell office:value-type="string">
            <text:p>2,8</text:p>
          </table:table-cell>
          <table:table-cell office:value-type="float" office:value="7400">
            <text:p>7400</text:p>
          </table:table-cell>
          <table:table-cell office:value-type="float" office:value="8300">
            <text:p>8300</text:p>
          </table:table-cell>
          <table:table-cell office:value-type="float" office:value="5600">
            <text:p>5600</text:p>
          </table:table-cell>
          <table:table-cell office:value-type="float" office:value="5800">
            <text:p>5800</text:p>
          </table:table-cell>
          <table:table-cell office:value-type="float" office:value="6800">
            <text:p>6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8boTeuCT30.pdf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Randbøl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cKu0Tf1UW6.pdf</text:p>
          </table:table-cell>
        </table:table-row>
        <table:table-row table:style-name="ro3">
          <table:table-cell office:value-type="float" office:value="795">
            <text:p>795</text:p>
          </table:table-cell>
          <table:table-cell office:value-type="string">
            <text:p>Mågevej</text:p>
            <text:p/>
          </table:table-cell>
          <table:table-cell office:value-type="string">
            <text:p>sydvest for Ørnevej</text:p>
            <text:p/>
          </table:table-cell>
          <table:table-cell office:value-type="string">
            <text:p>52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200">
            <text:p>3200</text:p>
          </table:table-cell>
          <table:table-cell office:value-type="string">
            <text:p>0,7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D4tYAEy1A.pdf</text:p>
          </table:table-cell>
        </table:table-row>
        <table:table-row table:style-name="ro3">
          <table:table-cell office:value-type="float" office:value="796">
            <text:p>796</text:p>
          </table:table-cell>
          <table:table-cell office:value-type="string">
            <text:p>Nørrebrogade</text:p>
            <text:p/>
          </table:table-cell>
          <table:table-cell office:value-type="string">
            <text:p>nordvest for Sortedam Dossering</text:p>
            <text:p/>
          </table:table-cell>
          <table:table-cell office:value-type="string">
            <text:p>8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400">
            <text:p>4400</text:p>
          </table:table-cell>
          <table:table-cell office:value-type="string">
            <text:p>18</text:p>
          </table:table-cell>
          <table:table-cell office:value-type="float" office:value="5100">
            <text:p>5100</text:p>
          </table:table-cell>
          <table:table-cell office:value-type="float" office:value="5800">
            <text:p>5800</text:p>
          </table:table-cell>
          <table:table-cell office:value-type="float" office:value="25300">
            <text:p>25300</text:p>
          </table:table-cell>
          <table:table-cell office:value-type="float" office:value="26100">
            <text:p>26100</text:p>
          </table:table-cell>
          <table:table-cell office:value-type="float" office:value="30900">
            <text:p>309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0xnorem2xU.pdf</text:p>
          </table:table-cell>
        </table:table-row>
        <table:table-row table:style-name="ro3">
          <table:table-cell office:value-type="float" office:value="797">
            <text:p>797</text:p>
          </table:table-cell>
          <table:table-cell office:value-type="string">
            <text:p>Nørrebrogade</text:p>
            <text:p/>
          </table:table-cell>
          <table:table-cell office:value-type="string">
            <text:p>nordvest for Thorsgade</text:p>
            <text:p/>
          </table:table-cell>
          <table:table-cell office:value-type="string">
            <text:p>160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600">
            <text:p>7600</text:p>
          </table:table-cell>
          <table:table-cell office:value-type="string">
            <text:p>9,9</text:p>
          </table:table-cell>
          <table:table-cell office:value-type="float" office:value="8900">
            <text:p>8900</text:p>
          </table:table-cell>
          <table:table-cell office:value-type="float" office:value="10000">
            <text:p>10000</text:p>
          </table:table-cell>
          <table:table-cell office:value-type="float" office:value="17200">
            <text:p>17200</text:p>
          </table:table-cell>
          <table:table-cell office:value-type="float" office:value="17700">
            <text:p>17700</text:p>
          </table:table-cell>
          <table:table-cell office:value-type="float" office:value="21000">
            <text:p>210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EfnFbiwxrR.pdf</text:p>
          </table:table-cell>
        </table:table-row>
        <table:table-row table:style-name="ro3">
          <table:table-cell office:value-type="float" office:value="798">
            <text:p>798</text:p>
          </table:table-cell>
          <table:table-cell office:value-type="string">
            <text:p>Nørrebrogade</text:p>
            <text:p/>
          </table:table-cell>
          <table:table-cell office:value-type="string">
            <text:p>nordvest for Esromgade</text:p>
            <text:p/>
          </table:table-cell>
          <table:table-cell office:value-type="string">
            <text:p>213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300">
            <text:p>4300</text:p>
          </table:table-cell>
          <table:table-cell office:value-type="string">
            <text:p>14,8</text:p>
          </table:table-cell>
          <table:table-cell office:value-type="float" office:value="5000">
            <text:p>5000</text:p>
          </table:table-cell>
          <table:table-cell office:value-type="float" office:value="5600">
            <text:p>5600</text:p>
          </table:table-cell>
          <table:table-cell office:value-type="float" office:value="13100">
            <text:p>13100</text:p>
          </table:table-cell>
          <table:table-cell office:value-type="float" office:value="13500">
            <text:p>13500</text:p>
          </table:table-cell>
          <table:table-cell office:value-type="float" office:value="16000">
            <text:p>160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ODHdmnHCp.pdf</text:p>
          </table:table-cell>
        </table:table-row>
        <table:table-row table:style-name="ro3">
          <table:table-cell office:value-type="float" office:value="799">
            <text:p>799</text:p>
          </table:table-cell>
          <table:table-cell office:value-type="string">
            <text:p>Tomsgårdsvej</text:p>
            <text:p/>
          </table:table-cell>
          <table:table-cell office:value-type="string">
            <text:p>nord for Rentemestervej</text:p>
            <text:p/>
          </table:table-cell>
          <table:table-cell office:value-type="string">
            <text:p>21</text:p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100">
            <text:p>25100</text:p>
          </table:table-cell>
          <table:table-cell office:value-type="string">
            <text:p>2,2</text:p>
          </table:table-cell>
          <table:table-cell office:value-type="float" office:value="29400">
            <text:p>29400</text:p>
          </table:table-cell>
          <table:table-cell office:value-type="float" office:value="32900">
            <text:p>32900</text:p>
          </table:table-cell>
          <table:table-cell office:value-type="float" office:value="3000">
            <text:p>3000</text:p>
          </table:table-cell>
          <table:table-cell office:value-type="float" office:value="3100">
            <text:p>3100</text:p>
          </table:table-cell>
          <table:table-cell office:value-type="float" office:value="3700">
            <text:p>3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ZQ0XnDiPjr.pdf</text:p>
          </table:table-cell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Baldersgade</text:p>
          </table:table-cell>
          <table:table-cell office:value-type="string">
            <text:p>nord for Mimersgade</text:p>
          </table:table-cell>
          <table:table-cell office:value-type="string">
            <text:p>4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string">
            <text:p/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GSf90BefTo.pdf</text:p>
          </table:table-cell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Bragesgade</text:p>
          </table:table-cell>
          <table:table-cell office:value-type="string">
            <text:p>nord for Mimersgade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/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nVM4jQCJ4O.pdf</text:p>
          </table:table-cell>
        </table:table-row>
        <table:table-row table:style-name="ro3">
          <table:table-cell office:value-type="float" office:value="803">
            <text:p>803</text:p>
          </table:table-cell>
          <table:table-cell office:value-type="string">
            <text:p>Backersvej</text:p>
            <text:p/>
          </table:table-cell>
          <table:table-cell office:value-type="string">
            <text:p>syd for Øresundsvej</text:p>
            <text:p/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700">
            <text:p>3700</text:p>
          </table:table-cell>
          <table:table-cell office:value-type="string">
            <text:p>7,4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EvkWI9AjkA.pdf</text:p>
          </table:table-cell>
        </table:table-row>
        <table:table-row table:style-name="ro2">
          <table:table-cell office:value-type="float" office:value="804">
            <text:p>804</text:p>
          </table:table-cell>
          <table:table-cell office:value-type="string">
            <text:p>Gasværksvej</text:p>
          </table:table-cell>
          <table:table-cell office:value-type="string">
            <text:p>nordvest for Istedgade</text:p>
          </table:table-cell>
          <table:table-cell office:value-type="string">
            <text:p>2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125">
            <text:p>4125</text:p>
          </table:table-cell>
          <table:table-cell office:value-type="string">
            <text:p>2,5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office:value-type="float" office:value="6548">
            <text:p>6548</text:p>
          </table:table-cell>
          <table:table-cell office:value-type="float" office:value="6700">
            <text:p>6700</text:p>
          </table:table-cell>
          <table:table-cell office:value-type="float" office:value="8000">
            <text:p>8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UIUt8Bue5.pdf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string">
            <text:p>Gasværksvej</text:p>
          </table:table-cell>
          <table:table-cell office:value-type="string">
            <text:p>sydøst for Istedgade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153">
            <text:p>3153</text:p>
          </table:table-cell>
          <table:table-cell office:value-type="string">
            <text:p>2,8</text:p>
          </table:table-cell>
          <table:table-cell office:value-type="float" office:value="3700">
            <text:p>3700</text:p>
          </table:table-cell>
          <table:table-cell office:value-type="float" office:value="4100">
            <text:p>4100</text:p>
          </table:table-cell>
          <table:table-cell office:value-type="float" office:value="6140">
            <text:p>6140</text:p>
          </table:table-cell>
          <table:table-cell office:value-type="float" office:value="6300">
            <text:p>6300</text:p>
          </table:table-cell>
          <table:table-cell office:value-type="float" office:value="7500">
            <text:p>7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FBWQNtj8v.pdf</text:p>
          </table:table-cell>
        </table:table-row>
        <table:table-row table:style-name="ro2">
          <table:table-cell office:value-type="float" office:value="806">
            <text:p>806</text:p>
          </table:table-cell>
          <table:table-cell office:value-type="string">
            <text:p>Vestergade</text:p>
          </table:table-cell>
          <table:table-cell office:value-type="string">
            <text:p>sydvest for Gammeltorv</text:p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string">
            <text:p>3,5</text:p>
          </table:table-cell>
          <table:table-cell office:value-type="float" office:value="2200">
            <text:p>2200</text:p>
          </table:table-cell>
          <table:table-cell office:value-type="float" office:value="2500">
            <text:p>2500</text:p>
          </table:table-cell>
          <table:table-cell office:value-type="float" office:value="4100">
            <text:p>4100</text:p>
          </table:table-cell>
          <table:table-cell office:value-type="float" office:value="4200">
            <text:p>4200</text:p>
          </table:table-cell>
          <table:table-cell office:value-type="float" office:value="5000">
            <text:p>5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stR3KPtlzK.pdf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Skindergade</text:p>
          </table:table-cell>
          <table:table-cell office:value-type="string">
            <text:p>nordøst for Gammeltorv</text:p>
          </table:table-cell>
          <table:table-cell office:value-type="string">
            <text:p>4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00">
            <text:p>1500</text:p>
          </table:table-cell>
          <table:table-cell office:value-type="string">
            <text:p>3,5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5200">
            <text:p>5200</text:p>
          </table:table-cell>
          <table:table-cell office:value-type="float" office:value="5400">
            <text:p>5400</text:p>
          </table:table-cell>
          <table:table-cell office:value-type="float" office:value="6300">
            <text:p>63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RzuvjGczkE.pdf</text:p>
          </table:table-cell>
        </table:table-row>
        <table:table-row table:style-name="ro2">
          <table:table-cell office:value-type="float" office:value="808">
            <text:p>808</text:p>
          </table:table-cell>
          <table:table-cell office:value-type="string">
            <text:p>Nørregade</text:p>
          </table:table-cell>
          <table:table-cell office:value-type="string">
            <text:p>nord for Gammeltorv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300">
            <text:p>2300</text:p>
          </table:table-cell>
          <table:table-cell office:value-type="string">
            <text:p>15</text:p>
          </table:table-cell>
          <table:table-cell office:value-type="float" office:value="2700">
            <text:p>2700</text:p>
          </table:table-cell>
          <table:table-cell office:value-type="float" office:value="3000">
            <text:p>3000</text:p>
          </table:table-cell>
          <table:table-cell office:value-type="float" office:value="9200">
            <text:p>9200</text:p>
          </table:table-cell>
          <table:table-cell office:value-type="float" office:value="9500">
            <text:p>9500</text:p>
          </table:table-cell>
          <table:table-cell office:value-type="float" office:value="11200">
            <text:p>112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So60iUYlnY.pdf</text:p>
          </table:table-cell>
        </table:table-row>
        <table:table-row table:style-name="ro2">
          <table:table-cell office:value-type="float" office:value="809">
            <text:p>809</text:p>
          </table:table-cell>
          <table:table-cell office:value-type="string">
            <text:p>Larslejsstræde</text:p>
          </table:table-cell>
          <table:table-cell office:value-type="string">
            <text:p>nord for Sankt Peders Stræde</text:p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00">
            <text:p>900</text:p>
          </table:table-cell>
          <table:table-cell office:value-type="string">
            <text:p>1,9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8EnQcVCknu.pdf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Knippelsbrogade</text:p>
          </table:table-cell>
          <table:table-cell office:value-type="string">
            <text:p>under Knippelsbro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</text:p>
          </table:table-cell>
          <table:table-cell table:number-columns-repeated="5" office:value-type="float" office:value="100">
            <text:p>1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TfVbE6WsCb.pdf</text:p>
          </table:table-cell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Lipkesgade</text:p>
          </table:table-cell>
          <table:table-cell office:value-type="string">
            <text:p>nord for Classensgade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48">
            <text:p>448</text:p>
          </table:table-cell>
          <table:table-cell office:value-type="string">
            <text:p>2,5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6">
            <text:p>706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NFHvTQnqg.pdf</text:p>
          </table:table-cell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Niels Hemmingsens Gade</text:p>
          </table:table-cell>
          <table:table-cell office:value-type="string">
            <text:p>sydøst for Skindergade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string">
            <text:p>2,8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507">
            <text:p>1507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osZZc3xxT.pdf</text:p>
          </table:table-cell>
        </table:table-row>
        <table:table-row table:style-name="ro2">
          <table:table-cell office:value-type="float" office:value="813">
            <text:p>813</text:p>
          </table:table-cell>
          <table:table-cell office:value-type="string">
            <text:p>Kristianiagade</text:p>
          </table:table-cell>
          <table:table-cell office:value-type="string">
            <text:p>sydvest for Bergensgade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1,9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2dQ9Yvdytc.pdf</text:p>
          </table:table-cell>
        </table:table-row>
        <table:table-row table:style-name="ro2">
          <table:table-cell office:value-type="float" office:value="814">
            <text:p>814</text:p>
          </table:table-cell>
          <table:table-cell office:value-type="string">
            <text:p>Islands Brygge</text:p>
          </table:table-cell>
          <table:table-cell office:value-type="string">
            <text:p>sydøst for Sturlasgade</text:p>
          </table:table-cell>
          <table:table-cell office:value-type="string">
            <text:p>5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string">
            <text:p>6,3</text:p>
          </table:table-cell>
          <table:table-cell office:value-type="float" office:value="4700">
            <text:p>4700</text:p>
          </table:table-cell>
          <table:table-cell office:value-type="float" office:value="5200">
            <text:p>5200</text:p>
          </table:table-cell>
          <table:table-cell office:value-type="float" office:value="5000">
            <text:p>5000</text:p>
          </table:table-cell>
          <table:table-cell office:value-type="float" office:value="5200">
            <text:p>5200</text:p>
          </table:table-cell>
          <table:table-cell office:value-type="float" office:value="6100">
            <text:p>6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0KI7vXwmme.pdf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string">
            <text:p>Vendersgade</text:p>
          </table:table-cell>
          <table:table-cell office:value-type="string">
            <text:p>nordøst for Nansensgade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2,5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400">
            <text:p>6400</text:p>
          </table:table-cell>
          <table:table-cell office:value-type="float" office:value="6600">
            <text:p>6600</text:p>
          </table:table-cell>
          <table:table-cell office:value-type="float" office:value="7800">
            <text:p>7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GLGTtej9YG.pdf</text:p>
          </table:table-cell>
        </table:table-row>
        <table:table-row table:style-name="ro2">
          <table:table-cell office:value-type="float" office:value="816">
            <text:p>816</text:p>
          </table:table-cell>
          <table:table-cell office:value-type="string">
            <text:p>Prøvestensbro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700">
            <text:p>1700</text:p>
          </table:table-cell>
          <table:table-cell office:value-type="string">
            <text:p>60,9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biPU7nuqz.pdf</text:p>
          </table:table-cell>
        </table:table-row>
        <table:table-row table:style-name="ro2">
          <table:table-cell office:value-type="float" office:value="817">
            <text:p>817</text:p>
          </table:table-cell>
          <table:table-cell office:value-type="string">
            <text:p>Borgmester Christiansens Gade</text:p>
          </table:table-cell>
          <table:table-cell office:value-type="string">
            <text:p>vest for Louis Pios Gade</text:p>
          </table:table-cell>
          <table:table-cell office:value-type="string">
            <text:p>3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800">
            <text:p>2800</text:p>
          </table:table-cell>
          <table:table-cell office:value-type="string">
            <text:p>15,3</text:p>
          </table:table-cell>
          <table:table-cell office:value-type="float" office:value="3300">
            <text:p>330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gflcHpXIJK.pdf</text:p>
          </table:table-cell>
        </table:table-row>
        <table:table-row table:style-name="ro2">
          <table:table-cell office:value-type="float" office:value="818">
            <text:p>818</text:p>
          </table:table-cell>
          <table:table-cell office:value-type="string">
            <text:p>Stubmøllevej</text:p>
          </table:table-cell>
          <table:table-cell office:value-type="string">
            <text:p>øst for Grønrisvej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200">
            <text:p>3200</text:p>
          </table:table-cell>
          <table:table-cell office:value-type="string">
            <text:p>6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RxIpAiNIv.pdf</text:p>
          </table:table-cell>
        </table:table-row>
        <table:table-row table:style-name="ro2">
          <table:table-cell office:value-type="float" office:value="819">
            <text:p>819</text:p>
          </table:table-cell>
          <table:table-cell office:value-type="string">
            <text:p>Herman Bangs Plads</text:p>
          </table:table-cell>
          <table:table-cell office:value-type="string">
            <text:p>vest for Herman Bangs Plads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4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hwKgveQMeQ.pdf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Vilhelm Topsøes Vej</text:p>
          </table:table-cell>
          <table:table-cell office:value-type="string">
            <text:p>øst for Herman Bangs 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4,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c8rOFbaWr.pdf</text:p>
          </table:table-cell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Hjalmar Bergstrøms Vej</text:p>
          </table:table-cell>
          <table:table-cell office:value-type="string">
            <text:p>nord for Valby Langgade</text:p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0</text:p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3lJLdRzlb.pdf</text:p>
          </table:table-cell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Ole Borchs Vej</text:p>
          </table:table-cell>
          <table:table-cell office:value-type="string">
            <text:p>nordøst for Vigerslev Allé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3,1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m3cpQrV0Q.pdf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Saxtorphsvej</text:p>
          </table:table-cell>
          <table:table-cell office:value-type="string">
            <text:p>nordøst for Vigerslev Allé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3,3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0dSaP8tGad.pdf</text:p>
          </table:table-cell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Panumsvej</text:p>
          </table:table-cell>
          <table:table-cell office:value-type="string">
            <text:p>øst for Mansasvej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9</text:p>
          </table:table-cell>
          <table:table-cell office:value-type="float" office:value="200">
            <text:p>200</text:p>
          </table:table-cell>
          <table:table-cell table:number-columns-repeated="3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dbsr7EpPq.pdf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Hyltebjerg Allé</text:p>
          </table:table-cell>
          <table:table-cell office:value-type="string">
            <text:p>øst for Ålekistevej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42">
            <text:p>1242</text:p>
          </table:table-cell>
          <table:table-cell office:value-type="string">
            <text:p>1,7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928">
            <text:p>2928</text:p>
          </table:table-cell>
          <table:table-cell office:value-type="float" office:value="3000">
            <text:p>3000</text:p>
          </table:table-cell>
          <table:table-cell office:value-type="float" office:value="3600">
            <text:p>3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WatGok9Nj.pdf</text:p>
          </table:table-cell>
        </table:table-row>
        <table:table-row table:style-name="ro2">
          <table:table-cell office:value-type="float" office:value="826">
            <text:p>826</text:p>
          </table:table-cell>
          <table:table-cell office:value-type="string">
            <text:p>Linde Allé</text:p>
          </table:table-cell>
          <table:table-cell office:value-type="string">
            <text:p>øst for Ålekistevej</text:p>
          </table:table-cell>
          <table:table-cell office:value-type="string">
            <text:p>5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00">
            <text:p>900</text:p>
          </table:table-cell>
          <table:table-cell office:value-type="string">
            <text:p>2,9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5g8cMdGG8j.pdf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Bangsbovej</text:p>
          </table:table-cell>
          <table:table-cell office:value-type="string">
            <text:p>sydøst for Vanløse Allé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1,3</text:p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Fq1dsueOB4.pdf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Bangsbovej</text:p>
          </table:table-cell>
          <table:table-cell office:value-type="string">
            <text:p>sydøst for Vanløse Allé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0</text:p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QDIqm33JDX.pdf</text:p>
          </table:table-cell>
        </table:table-row>
        <table:table-row table:style-name="ro2">
          <table:table-cell office:value-type="float" office:value="827">
            <text:p>827</text:p>
          </table:table-cell>
          <table:table-cell office:value-type="string">
            <text:p>Bangsbovej</text:p>
          </table:table-cell>
          <table:table-cell office:value-type="string">
            <text:p>sydøst for Vanløse Allé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2,6</text:p>
          </table:table-cell>
          <table:table-cell table:number-columns-repeated="5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hZeDPAx34W.pdf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Randbølvej</text:p>
          </table:table-cell>
          <table:table-cell office:value-type="string">
            <text:p>sydøst for Vanløse Allé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1,5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0j2LVV5UG.pdf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Randbølvej</text:p>
          </table:table-cell>
          <table:table-cell office:value-type="string">
            <text:p>sydøst for Vanløse Allé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2,7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FOAL6WRXcS.pdf</text:p>
          </table:table-cell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Randbølvej</text:p>
          </table:table-cell>
          <table:table-cell office:value-type="string">
            <text:p>sydøst for Vanløse Allé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00">
            <text:p>900</text:p>
          </table:table-cell>
          <table:table-cell office:value-type="string">
            <text:p>1,4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5j8BBPuZId.pdf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Ådalsvej</text:p>
          </table:table-cell>
          <table:table-cell office:value-type="string">
            <text:p>sydøst for Vanløse Allé</text:p>
          </table:table-cell>
          <table:table-cell office:value-type="string">
            <text:p>21 A</text:p>
          </table:table-cell>
          <table:table-cell office:value-type="string">
            <text:p>Øvrige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4,5</text:p>
          </table:table-cell>
          <table:table-cell table:number-columns-repeated="5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rFRgqrH2aI.pdf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Ådalsvej</text:p>
          </table:table-cell>
          <table:table-cell office:value-type="string">
            <text:p>sydøst for Vanløse Allé</text:p>
          </table:table-cell>
          <table:table-cell office:value-type="string">
            <text:p>21 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2,4</text:p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S62i9G4P8.pdf</text:p>
          </table:table-cell>
        </table:table-row>
        <table:table-row table:style-name="ro2">
          <table:table-cell office:value-type="float" office:value="829">
            <text:p>829</text:p>
          </table:table-cell>
          <table:table-cell office:value-type="string">
            <text:p>Ådalsvej</text:p>
          </table:table-cell>
          <table:table-cell office:value-type="string">
            <text:p>sydøst for Vanløse Allé</text:p>
          </table:table-cell>
          <table:table-cell office:value-type="string">
            <text:p>21 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1,5</text:p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vU8E6fBYf2.pdf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Åbakkevej</text:p>
          </table:table-cell>
          <table:table-cell office:value-type="string">
            <text:p>sydøst for Vanløse Allé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6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6Lyh7Yx2De.pdf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Åbakkevej</text:p>
          </table:table-cell>
          <table:table-cell office:value-type="string">
            <text:p>sydøst for Vanløse Allé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6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vGGwCFav8w.pdf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Åbakkevej</text:p>
          </table:table-cell>
          <table:table-cell office:value-type="string">
            <text:p>sydøst for Vanløse Allé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,8</text:p>
          </table:table-cell>
          <table:table-cell table:number-columns-repeated="5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Ew2gaRA4J.pdf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Dybendalsvej</text:p>
          </table:table-cell>
          <table:table-cell office:value-type="string">
            <text:p>sydøst for Vanløse Allé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6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xsIxPbzOF.pdf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Dybendalsvej</text:p>
          </table:table-cell>
          <table:table-cell office:value-type="string">
            <text:p>sydøst for Vanløse Allé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8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pAzrek7VU.pdf</text:p>
          </table:table-cell>
        </table:table-row>
        <table:table-row table:style-name="ro2">
          <table:table-cell office:value-type="float" office:value="831">
            <text:p>831</text:p>
          </table:table-cell>
          <table:table-cell office:value-type="string">
            <text:p>Dybendalsvej</text:p>
          </table:table-cell>
          <table:table-cell office:value-type="string">
            <text:p>sydøst for Vanløse Allé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1,6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ky30SBGvEp.pdf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Åløkkevej</text:p>
          </table:table-cell>
          <table:table-cell office:value-type="string">
            <text:p>sydøst for Vanløse Allé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3,2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8lHqxCOjp5.pdf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Åløkkevej</text:p>
          </table:table-cell>
          <table:table-cell office:value-type="string">
            <text:p>sydøst for Vanløse Allé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3,7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iOvyhnF4O4.pdf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string">
            <text:p>Åløkkevej</text:p>
          </table:table-cell>
          <table:table-cell office:value-type="string">
            <text:p>sydøst for Vanløse Allé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1,9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CADG0Cg39t.pdf</text:p>
          </table:table-cell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Ny Carlsbergvej</text:p>
          </table:table-cell>
          <table:table-cell office:value-type="string">
            <text:p>vest for Haderslevgade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1,4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RxJjIFc6uy.pdf</text:p>
          </table:table-cell>
        </table:table-row>
        <table:table-row table:style-name="ro2">
          <table:table-cell office:value-type="float" office:value="834">
            <text:p>834</text:p>
          </table:table-cell>
          <table:table-cell office:value-type="string">
            <text:p>Vesterbrogade (Teaterpassagen)</text:p>
          </table:table-cell>
          <table:table-cell office:value-type="string">
            <text:p>nord for Vesterbros Torv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03">
            <text:p>1203</text:p>
          </table:table-cell>
          <table:table-cell office:value-type="string">
            <text:p>0,3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3469">
            <text:p>3469</text:p>
          </table:table-cell>
          <table:table-cell office:value-type="float" office:value="3600">
            <text:p>3600</text:p>
          </table:table-cell>
          <table:table-cell office:value-type="float" office:value="4200">
            <text:p>4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6gDrCP77K.pdf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string">
            <text:p>Hamletsgade / Nannas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pIwKCVIc6F.pdf</text:p>
          </table:table-cell>
        </table:table-row>
        <table:table-row table:style-name="ro2">
          <table:table-cell office:value-type="float" office:value="836">
            <text:p>836</text:p>
          </table:table-cell>
          <table:table-cell office:value-type="string">
            <text:p>Nannasgade / Balders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yqCTPogY2t.pdf</text:p>
          </table:table-cell>
        </table:table-row>
        <table:table-row table:style-name="ro2">
          <table:table-cell office:value-type="float" office:value="837">
            <text:p>837</text:p>
          </table:table-cell>
          <table:table-cell office:value-type="string">
            <text:p>Bragesgade / Nørrebro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x5rVrOsxpm.pdf</text:p>
          </table:table-cell>
        </table:table-row>
        <table:table-row table:style-name="ro2">
          <table:table-cell office:value-type="float" office:value="838">
            <text:p>838</text:p>
          </table:table-cell>
          <table:table-cell office:value-type="string">
            <text:p>Nørrebros Runddel</text:p>
          </table:table-cell>
          <table:table-cell office:value-type="string">
            <text:p>Krydset mellem Nørrebrogade og Jagt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QeZNYQI7i.pdf</text:p>
          </table:table-cell>
        </table:table-row>
        <table:table-row table:style-name="ro2">
          <table:table-cell office:value-type="float" office:value="839">
            <text:p>839</text:p>
          </table:table-cell>
          <table:table-cell office:value-type="string">
            <text:p>Sjællandsgade / Nørrebro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UdIl6RPwW3.pdf</text:p>
          </table:table-cell>
        </table:table-row>
        <table:table-row table:style-name="ro2">
          <table:table-cell office:value-type="float" office:value="843">
            <text:p>843</text:p>
          </table:table-cell>
          <table:table-cell office:value-type="string">
            <text:p>Studiestræde / Larsbjørnstræ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JsiQ8Lgp6.pdf</text:p>
          </table:table-cell>
        </table:table-row>
        <table:table-row table:style-name="ro2">
          <table:table-cell office:value-type="float" office:value="844">
            <text:p>844</text:p>
          </table:table-cell>
          <table:table-cell office:value-type="string">
            <text:p>Søtorvet</text:p>
          </table:table-cell>
          <table:table-cell office:value-type="string">
            <text:p>Cykelsti mod Vendersgade</text:p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317">
            <text:p>4317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e5JID3Jcb.pdf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string">
            <text:p>Ørestads Boulevard</text:p>
          </table:table-cell>
          <table:table-cell office:value-type="string">
            <text:p>nord for Sundby Station</text:p>
          </table:table-cell>
          <table:table-cell office:value-type="string">
            <text:p>2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100">
            <text:p>12100</text:p>
          </table:table-cell>
          <table:table-cell office:value-type="string">
            <text:p>2,9</text:p>
          </table:table-cell>
          <table:table-cell office:value-type="float" office:value="14200">
            <text:p>14200</text:p>
          </table:table-cell>
          <table:table-cell office:value-type="float" office:value="15900">
            <text:p>15900</text:p>
          </table:table-cell>
          <table:table-cell office:value-type="float" office:value="2200">
            <text:p>2200</text:p>
          </table:table-cell>
          <table:table-cell office:value-type="float" office:value="2300">
            <text:p>2300</text:p>
          </table:table-cell>
          <table:table-cell office:value-type="float" office:value="2700">
            <text:p>2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bhjF52fPo.pdf</text:p>
          </table:table-cell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Ørestads Boulevard / Islands Brygge st.</text:p>
          </table:table-cell>
          <table:table-cell office:value-type="string">
            <text:p>Indkørsel til parkeringsplads syd for Islands Brygge st.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9A8duunlTY.pdf</text:p>
          </table:table-cell>
        </table:table-row>
        <table:table-row table:style-name="ro2">
          <table:table-cell office:value-type="float" office:value="847">
            <text:p>847</text:p>
          </table:table-cell>
          <table:table-cell office:value-type="string">
            <text:p>Banegårdspladsen / Vesterbrogade</text:p>
          </table:table-cell>
          <table:table-cell office:value-type="string">
            <text:p>sydvestlige kryds ved Vester Farimag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q9YJVgho9p.pdf</text:p>
          </table:table-cell>
        </table:table-row>
        <table:table-row table:style-name="ro2">
          <table:table-cell office:value-type="float" office:value="848">
            <text:p>848</text:p>
          </table:table-cell>
          <table:table-cell office:value-type="string">
            <text:p>Vester Farimagsgade / Ved Vesterport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n4LAf1ya66.pdf</text:p>
          </table:table-cell>
        </table:table-row>
        <table:table-row table:style-name="ro2">
          <table:table-cell office:value-type="float" office:value="849">
            <text:p>849</text:p>
          </table:table-cell>
          <table:table-cell office:value-type="string">
            <text:p>Nørre Farimagsgade / Gyldenløvs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3gpX5OzPik.pdf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Jagtvej - Å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TCY3Zc1AV.pdf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Jagtvej / Borups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vUXwqBCGS.pdf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Classensgade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ZyujL1ki80.pdf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Rosenvængets Hovedvej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LAceWdrEWW.pdf</text:p>
          </table:table-cell>
        </table:table-row>
        <table:table-row table:style-name="ro2">
          <table:table-cell office:value-type="float" office:value="854">
            <text:p>854</text:p>
          </table:table-cell>
          <table:table-cell office:value-type="string">
            <text:p>Nordre Frihavnsgade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FN2lZJBvy.pdf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Århusgade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tw81XydatA.pdf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Vordingborggade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sftn5I62wp.pdf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Randersgade / Strandboulevard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gLDyZZMt0d.pdf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Randbølvej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Csf4ATbjW2.pdf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Randbølvej / Katrinedals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cetu5QhtI2.pdf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Randbølvej / Katrinedals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AlDLYGoTFH.pdf</text:p>
          </table:table-cell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Grøndal Parkvej / Godthåbs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yaQYO1bFPC.pdf</text:p>
          </table:table-cell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Ved Mønten / Amagerfælled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HXIrE4MhaG.pdf</text:p>
          </table:table-cell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Tankstation ved Enghave St</text:p>
          </table:table-cell>
          <table:table-cell office:value-type="string">
            <text:p>Indkørsler til tankstation på hjørnet af Enghavevej og Sønder Boulevar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2kZAuLfoby.pdf</text:p>
          </table:table-cell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H. C. Andersens Boulevard / Vesterbro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seczXSxkI.pdf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Artillerivej / Ved Slus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4QofGzt0Ya.pdf</text:p>
          </table:table-cell>
        </table:table-row>
        <table:table-row table:style-name="ro2">
          <table:table-cell office:value-type="float" office:value="866">
            <text:p>866</text:p>
          </table:table-cell>
          <table:table-cell office:value-type="string">
            <text:p>Vigerslevvej / Folehav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zv4k69y1Xg.pdf</text:p>
          </table:table-cell>
        </table:table-row>
        <table:table-row table:style-name="ro2">
          <table:table-cell office:value-type="float" office:value="867">
            <text:p>867</text:p>
          </table:table-cell>
          <table:table-cell office:value-type="string">
            <text:p>Folehaven / Sønderkær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EMOlirSUR.pdf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Borgervænget / Bellmans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icjV1QcN0p.pdf</text:p>
          </table:table-cell>
        </table:table-row>
        <table:table-row table:style-name="ro2">
          <table:table-cell office:value-type="float" office:value="868">
            <text:p>868</text:p>
          </table:table-cell>
          <table:table-cell office:value-type="string">
            <text:p>Borgervænget / Bellmans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5inY9pBbIE.pdf</text:p>
          </table:table-cell>
        </table:table-row>
        <table:table-row table:style-name="ro2">
          <table:table-cell office:value-type="float" office:value="869">
            <text:p>869</text:p>
          </table:table-cell>
          <table:table-cell office:value-type="string">
            <text:p>Øster Allé / Edel Sauntes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yxuiJYupgl.pdf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Øster Allé / Per Henrik Lings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bQ7afI1n3.pdf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Gyldenløvesgade / Rosenørns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OUNYXeVbWI.pdf</text:p>
          </table:table-cell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Dybbølsbro / Kalvebod Brygg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TDklQhQZal.pdf</text:p>
          </table:table-cell>
        </table:table-row>
        <table:table-row table:style-name="ro2">
          <table:table-cell office:value-type="float" office:value="873">
            <text:p>873</text:p>
          </table:table-cell>
          <table:table-cell office:value-type="string">
            <text:p>Arresøgade</text:p>
          </table:table-cell>
          <table:table-cell office:value-type="string">
            <text:p>øst for Refsnæsgade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2,6</text:p>
          </table:table-cell>
          <table:table-cell table:number-columns-repeated="4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7AZa0G7qXd.pdf</text:p>
          </table:table-cell>
        </table:table-row>
        <table:table-row table:style-name="ro2">
          <table:table-cell office:value-type="float" office:value="874">
            <text:p>874</text:p>
          </table:table-cell>
          <table:table-cell office:value-type="string">
            <text:p>Faksegade</text:p>
          </table:table-cell>
          <table:table-cell office:value-type="string">
            <text:p>nord for Rosenvængets Allé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string">
            <text:p>2,7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F2qXqiaq9.pdf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Islands Brygge</text:p>
          </table:table-cell>
          <table:table-cell office:value-type="string">
            <text:p>nordøst for Njals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00">
            <text:p>4600</text:p>
          </table:table-cell>
          <table:table-cell office:value-type="string">
            <text:p>2,5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v55UVolnGp.pdf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Islands Brygge</text:p>
          </table:table-cell>
          <table:table-cell office:value-type="string">
            <text:p>nordøst for Njals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700">
            <text:p>4700</text:p>
          </table:table-cell>
          <table:table-cell office:value-type="string">
            <text:p>2,4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OpG63jlUcq.pdf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string">
            <text:p>Islands Brygge</text:p>
          </table:table-cell>
          <table:table-cell office:value-type="string">
            <text:p>nordøst for Njals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00">
            <text:p>4600</text:p>
          </table:table-cell>
          <table:table-cell office:value-type="string">
            <text:p>2,4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q5Xq5KYcB.pdf</text:p>
          </table:table-cell>
        </table:table-row>
        <table:table-row table:style-name="ro2">
          <table:table-cell office:value-type="float" office:value="876">
            <text:p>876</text:p>
          </table:table-cell>
          <table:table-cell office:value-type="string">
            <text:p>Strandboulevarden</text:p>
          </table:table-cell>
          <table:table-cell office:value-type="string">
            <text:p>vest for Svendborggade</text:p>
          </table:table-cell>
          <table:table-cell office:value-type="string">
            <text:p>13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600">
            <text:p>12600</text:p>
          </table:table-cell>
          <table:table-cell office:value-type="string">
            <text:p>4,5</text:p>
          </table:table-cell>
          <table:table-cell office:value-type="float" office:value="14700">
            <text:p>14700</text:p>
          </table:table-cell>
          <table:table-cell office:value-type="float" office:value="16500">
            <text:p>165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VstQmIXlEL.pdf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Tuborgvej</text:p>
          </table:table-cell>
          <table:table-cell office:value-type="string">
            <text:p>vest for Strandvejen</text:p>
          </table:table-cell>
          <table:table-cell office:value-type="string">
            <text:p>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8700">
            <text:p>18700</text:p>
          </table:table-cell>
          <table:table-cell office:value-type="string">
            <text:p>8,2</text:p>
          </table:table-cell>
          <table:table-cell office:value-type="float" office:value="21900">
            <text:p>21900</text:p>
          </table:table-cell>
          <table:table-cell office:value-type="float" office:value="24500">
            <text:p>245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SFjNsJ95WA.pdf</text:p>
          </table:table-cell>
        </table:table-row>
        <table:table-row table:style-name="ro2">
          <table:table-cell office:value-type="float" office:value="877">
            <text:p>877</text:p>
          </table:table-cell>
          <table:table-cell office:value-type="string">
            <text:p>Tuborgvej</text:p>
          </table:table-cell>
          <table:table-cell office:value-type="string">
            <text:p>vest for Strandvejen</text:p>
          </table:table-cell>
          <table:table-cell office:value-type="string">
            <text:p>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9600">
            <text:p>19600</text:p>
          </table:table-cell>
          <table:table-cell office:value-type="string">
            <text:p>9,1</text:p>
          </table:table-cell>
          <table:table-cell office:value-type="float" office:value="22900">
            <text:p>22900</text:p>
          </table:table-cell>
          <table:table-cell office:value-type="float" office:value="25700">
            <text:p>25700</text:p>
          </table:table-cell>
          <table:table-cell office:value-type="float" office:value="2400">
            <text:p>2400</text:p>
          </table:table-cell>
          <table:table-cell office:value-type="float" office:value="2500">
            <text:p>2500</text:p>
          </table:table-cell>
          <table:table-cell office:value-type="float" office:value="2900">
            <text:p>2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zcSqUrfpk.pdf</text:p>
          </table:table-cell>
        </table:table-row>
        <table:table-row table:style-name="ro2">
          <table:table-cell office:value-type="float" office:value="878">
            <text:p>878</text:p>
          </table:table-cell>
          <table:table-cell office:value-type="string">
            <text:p>Grøndalsvænge Allé</text:p>
          </table:table-cell>
          <table:table-cell office:value-type="string">
            <text:p>nordøst for Godthåbsvej</text:p>
          </table:table-cell>
          <table:table-cell office:value-type="string">
            <text:p>7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0,8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DsRxGQgBfv.pdf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Bygrænsen / Glamsbjerg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HdEiCegtq.pdf</text:p>
          </table:table-cell>
        </table:table-row>
        <table:table-row table:style-name="ro2">
          <table:table-cell office:value-type="float" office:value="879">
            <text:p>879</text:p>
          </table:table-cell>
          <table:table-cell office:value-type="string">
            <text:p>Bygrænsen / Glamsbjerg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NJYFhUekoG.pdf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Østbanegade / Tunnel til Kalkbrænderi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cXZlJKjRxP.pdf</text:p>
          </table:table-cell>
        </table:table-row>
        <table:table-row table:style-name="ro2">
          <table:table-cell office:value-type="float" office:value="881">
            <text:p>881</text:p>
          </table:table-cell>
          <table:table-cell office:value-type="string">
            <text:p>Gothersgade</text:p>
          </table:table-cell>
          <table:table-cell office:value-type="string">
            <text:p>nordvest for Adelgade</text:p>
          </table:table-cell>
          <table:table-cell office:value-type="string">
            <text:p>5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400">
            <text:p>3400</text:p>
          </table:table-cell>
          <table:table-cell office:value-type="string">
            <text:p>9,4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office:value-type="float" office:value="8700">
            <text:p>8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DSf02Vgrf7.pdf</text:p>
          </table:table-cell>
        </table:table-row>
        <table:table-row table:style-name="ro2">
          <table:table-cell office:value-type="float" office:value="882">
            <text:p>882</text:p>
          </table:table-cell>
          <table:table-cell office:value-type="string">
            <text:p>Jagtvej</text:p>
          </table:table-cell>
          <table:table-cell office:value-type="string">
            <text:p>sydvest for Ydunsgade</text:p>
          </table:table-cell>
          <table:table-cell office:value-type="string">
            <text:p>1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571">
            <text:p>15571</text:p>
          </table:table-cell>
          <table:table-cell office:value-type="string">
            <text:p>3,2</text:p>
          </table:table-cell>
          <table:table-cell office:value-type="float" office:value="18200">
            <text:p>18200</text:p>
          </table:table-cell>
          <table:table-cell office:value-type="float" office:value="20400">
            <text:p>20400</text:p>
          </table:table-cell>
          <table:table-cell office:value-type="float" office:value="15060">
            <text:p>15060</text:p>
          </table:table-cell>
          <table:table-cell office:value-type="float" office:value="15500">
            <text:p>15500</text:p>
          </table:table-cell>
          <table:table-cell office:value-type="float" office:value="18400">
            <text:p>18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oweJtBItd.pdf</text:p>
          </table:table-cell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H.C. Andersens Boulevard</text:p>
          </table:table-cell>
          <table:table-cell office:value-type="string">
            <text:p>sydøst for Bag Rådhuset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915">
            <text:p>46915</text:p>
          </table:table-cell>
          <table:table-cell office:value-type="string">
            <text:p>3,9</text:p>
          </table:table-cell>
          <table:table-cell office:value-type="float" office:value="54900">
            <text:p>54900</text:p>
          </table:table-cell>
          <table:table-cell office:value-type="float" office:value="61500">
            <text:p>61500</text:p>
          </table:table-cell>
          <table:table-cell office:value-type="float" office:value="25037">
            <text:p>25037</text:p>
          </table:table-cell>
          <table:table-cell office:value-type="float" office:value="25800">
            <text:p>25800</text:p>
          </table:table-cell>
          <table:table-cell office:value-type="float" office:value="30500">
            <text:p>30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KmPW4srFE.pdf</text:p>
          </table:table-cell>
        </table:table-row>
        <table:table-row table:style-name="ro2">
          <table:table-cell office:value-type="float" office:value="884">
            <text:p>884</text:p>
          </table:table-cell>
          <table:table-cell office:value-type="string">
            <text:p>Cykelrute</text:p>
          </table:table-cell>
          <table:table-cell office:value-type="string">
            <text:p>øst for Artilleri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WTmbn2272H.pdf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string">
            <text:p>Cykelruten ved Sjællandsbroen / Ved Slus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4smvX9tSER.pdf</text:p>
          </table:table-cell>
        </table:table-row>
        <table:table-row table:style-name="ro2">
          <table:table-cell office:value-type="float" office:value="886">
            <text:p>886</text:p>
          </table:table-cell>
          <table:table-cell office:value-type="string">
            <text:p>Sluseholmen / Sjællandsbro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xQ3GiVZuPW.pdf</text:p>
          </table:table-cell>
        </table:table-row>
        <table:table-row table:style-name="ro2">
          <table:table-cell office:value-type="float" office:value="887">
            <text:p>887</text:p>
          </table:table-cell>
          <table:table-cell office:value-type="string">
            <text:p>Carl Jacobsens Vej / Trekroner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eI65aQuEmR.pdf</text:p>
          </table:table-cell>
        </table:table-row>
        <table:table-row table:style-name="ro2">
          <table:table-cell office:value-type="float" office:value="888">
            <text:p>888</text:p>
          </table:table-cell>
          <table:table-cell office:value-type="string">
            <text:p>Ellebjergvej / Sjælør Boulevard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Xg4xDjkg3Q.pdf</text:p>
          </table:table-cell>
        </table:table-row>
        <table:table-row table:style-name="ro2">
          <table:table-cell office:value-type="float" office:value="889">
            <text:p>889</text:p>
          </table:table-cell>
          <table:table-cell office:value-type="string">
            <text:p>Folehaven / Gammel Køge Lande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F8TziZEgP2.pdf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Folehaven / Retort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3GlijQTGTq.pdf</text:p>
          </table:table-cell>
        </table:table-row>
        <table:table-row table:style-name="ro2">
          <table:table-cell office:value-type="float" office:value="891">
            <text:p>891</text:p>
          </table:table-cell>
          <table:table-cell office:value-type="string">
            <text:p>Grøndals Parkvej / Jernban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NiadfOZ6Uv.pdf</text:p>
          </table:table-cell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Grøndals Parkvej / Flintholm st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gznv1IZR9c.pdf</text:p>
          </table:table-cell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Grøndals Parkvej / C. F. Richs 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RBN3CAoIcE.pdf</text:p>
          </table:table-cell>
        </table:table-row>
        <table:table-row table:style-name="ro2">
          <table:table-cell office:value-type="float" office:value="894">
            <text:p>894</text:p>
          </table:table-cell>
          <table:table-cell office:value-type="string">
            <text:p>Jernbane Allé / Jydeholmen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CMyBIGxxnO.pdf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Jernbane Allé / Vanløs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AGidJq6dgM.pdf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Jyllingevej / Ålekiste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Jj5z2m8DhD.pdf</text:p>
          </table:table-cell>
        </table:table-row>
        <table:table-row table:style-name="ro2">
          <table:table-cell office:value-type="float" office:value="897">
            <text:p>897</text:p>
          </table:table-cell>
          <table:table-cell office:value-type="string">
            <text:p>Jyllingevej / Jernbane Allé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oa1LMI6Neu.pdf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string">
            <text:p>Jyllingevej / Slotsherrens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obUd0fHA0v.pdf</text:p>
          </table:table-cell>
        </table:table-row>
        <table:table-row table:style-name="ro2">
          <table:table-cell office:value-type="float" office:value="899">
            <text:p>899</text:p>
          </table:table-cell>
          <table:table-cell office:value-type="string">
            <text:p>Sallingvej / Rebild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Mi6XWVOoQE.pdf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Bülowsvej</text:p>
          </table:table-cell>
          <table:table-cell office:value-type="string">
            <text:p>nord for Amalievej</text:p>
          </table:table-cell>
          <table:table-cell office:value-type="string">
            <text:p>18 eller 20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6500">
            <text:p>6500</text:p>
          </table:table-cell>
          <table:table-cell office:value-type="string">
            <text:p>2,4</text:p>
          </table:table-cell>
          <table:table-cell office:value-type="float" office:value="7600">
            <text:p>7600</text:p>
          </table:table-cell>
          <table:table-cell office:value-type="float" office:value="8500">
            <text:p>85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bpoJhR6dds.pdf</text:p>
          </table:table-cell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H.C. Ørstedsvej</text:p>
          </table:table-cell>
          <table:table-cell office:value-type="string">
            <text:p>nord for Niels Ebbesens vej</text:p>
          </table:table-cell>
          <table:table-cell office:value-type="string">
            <text:p>27 eller 30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0600">
            <text:p>10600</text:p>
          </table:table-cell>
          <table:table-cell office:value-type="string">
            <text:p>3,6</text:p>
          </table:table-cell>
          <table:table-cell office:value-type="float" office:value="12400">
            <text:p>12400</text:p>
          </table:table-cell>
          <table:table-cell office:value-type="float" office:value="13900">
            <text:p>139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10000">
            <text:p>10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onERGS6Czn.pdf</text:p>
          </table:table-cell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Vesterbrogade</text:p>
          </table:table-cell>
          <table:table-cell office:value-type="string">
            <text:p>øst for Pile Allé</text:p>
          </table:table-cell>
          <table:table-cell office:value-type="string">
            <text:p>187 eller 206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3700">
            <text:p>13700</text:p>
          </table:table-cell>
          <table:table-cell office:value-type="string">
            <text:p>3,9</text:p>
          </table:table-cell>
          <table:table-cell office:value-type="float" office:value="16000">
            <text:p>16000</text:p>
          </table:table-cell>
          <table:table-cell office:value-type="float" office:value="17900">
            <text:p>17900</text:p>
          </table:table-cell>
          <table:table-cell office:value-type="float" office:value="4300">
            <text:p>4300</text:p>
          </table:table-cell>
          <table:table-cell office:value-type="float" office:value="4400">
            <text:p>4400</text:p>
          </table:table-cell>
          <table:table-cell office:value-type="float" office:value="5200">
            <text:p>5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BXHAfBKvp.pdf</text:p>
          </table:table-cell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Pile Allé</text:p>
          </table:table-cell>
          <table:table-cell office:value-type="string">
            <text:p>syd for Vesterbrogade</text:p>
          </table:table-cell>
          <table:table-cell office:value-type="string">
            <text:p>25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0300">
            <text:p>10300</text:p>
          </table:table-cell>
          <table:table-cell office:value-type="string">
            <text:p>5,7</text:p>
          </table:table-cell>
          <table:table-cell office:value-type="float" office:value="12100">
            <text:p>12100</text:p>
          </table:table-cell>
          <table:table-cell office:value-type="float" office:value="13500">
            <text:p>13500</text:p>
          </table:table-cell>
          <table:table-cell office:value-type="float" office:value="4400">
            <text:p>4400</text:p>
          </table:table-cell>
          <table:table-cell office:value-type="float" office:value="4500">
            <text:p>4500</text:p>
          </table:table-cell>
          <table:table-cell office:value-type="float" office:value="5400">
            <text:p>5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ZotCIsSr68.pdf</text:p>
          </table:table-cell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Gammel Kongevej</text:p>
          </table:table-cell>
          <table:table-cell office:value-type="string">
            <text:p>øst for Allégade</text:p>
          </table:table-cell>
          <table:table-cell office:value-type="string">
            <text:p>178 eller 179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0190">
            <text:p>10190</text:p>
          </table:table-cell>
          <table:table-cell office:value-type="string">
            <text:p>3,4</text:p>
          </table:table-cell>
          <table:table-cell office:value-type="float" office:value="11900">
            <text:p>11900</text:p>
          </table:table-cell>
          <table:table-cell office:value-type="float" office:value="13300">
            <text:p>13300</text:p>
          </table:table-cell>
          <table:table-cell office:value-type="float" office:value="9989">
            <text:p>9989</text:p>
          </table:table-cell>
          <table:table-cell office:value-type="float" office:value="10300">
            <text:p>10300</text:p>
          </table:table-cell>
          <table:table-cell office:value-type="float" office:value="12200">
            <text:p>12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SWKjngMAt.pdf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Godthåbsvej</text:p>
          </table:table-cell>
          <table:table-cell office:value-type="string">
            <text:p>øst for Guldborgvej</text:p>
          </table:table-cell>
          <table:table-cell office:value-type="string">
            <text:p>64A eller 69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1000">
            <text:p>11000</text:p>
          </table:table-cell>
          <table:table-cell office:value-type="string">
            <text:p>4,2</text:p>
          </table:table-cell>
          <table:table-cell office:value-type="float" office:value="12900">
            <text:p>12900</text:p>
          </table:table-cell>
          <table:table-cell office:value-type="float" office:value="14400">
            <text:p>14400</text:p>
          </table:table-cell>
          <table:table-cell office:value-type="float" office:value="10300">
            <text:p>10300</text:p>
          </table:table-cell>
          <table:table-cell office:value-type="float" office:value="10600">
            <text:p>10600</text:p>
          </table:table-cell>
          <table:table-cell office:value-type="float" office:value="12600">
            <text:p>126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yunBOijtPy.pdf</text:p>
          </table:table-cell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Finsensvej</text:p>
          </table:table-cell>
          <table:table-cell office:value-type="string">
            <text:p>øst for Lindevangs Allé</text:p>
          </table:table-cell>
          <table:table-cell office:value-type="string">
            <text:p>15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7400">
            <text:p>7400</text:p>
          </table:table-cell>
          <table:table-cell office:value-type="string">
            <text:p>3,4</text:p>
          </table:table-cell>
          <table:table-cell office:value-type="float" office:value="8700">
            <text:p>8700</text:p>
          </table:table-cell>
          <table:table-cell office:value-type="float" office:value="9700">
            <text:p>9700</text:p>
          </table:table-cell>
          <table:table-cell office:value-type="float" office:value="7700">
            <text:p>7700</text:p>
          </table:table-cell>
          <table:table-cell office:value-type="float" office:value="7900">
            <text:p>7900</text:p>
          </table:table-cell>
          <table:table-cell office:value-type="float" office:value="9400">
            <text:p>94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u9MnU9C1Pr.pdf</text:p>
          </table:table-cell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Peter Bangs Vej</text:p>
          </table:table-cell>
          <table:table-cell office:value-type="string">
            <text:p>vest for Orla Lehmanns Vej</text:p>
          </table:table-cell>
          <table:table-cell office:value-type="string">
            <text:p>8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0200">
            <text:p>10200</text:p>
          </table:table-cell>
          <table:table-cell office:value-type="string">
            <text:p>3,8</text:p>
          </table:table-cell>
          <table:table-cell office:value-type="float" office:value="11900">
            <text:p>11900</text:p>
          </table:table-cell>
          <table:table-cell office:value-type="float" office:value="13400">
            <text:p>13400</text:p>
          </table:table-cell>
          <table:table-cell office:value-type="float" office:value="7600">
            <text:p>7600</text:p>
          </table:table-cell>
          <table:table-cell office:value-type="float" office:value="7800">
            <text:p>7800</text:p>
          </table:table-cell>
          <table:table-cell office:value-type="float" office:value="9300">
            <text:p>93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qdY50MYkH.pdf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Frederiksberg Allé</text:p>
          </table:table-cell>
          <table:table-cell office:value-type="string">
            <text:p>øst for Pile Allé</text:p>
          </table:table-cell>
          <table:table-cell office:value-type="string">
            <text:p>102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6600">
            <text:p>6600</text:p>
          </table:table-cell>
          <table:table-cell office:value-type="string">
            <text:p>5,2</text:p>
          </table:table-cell>
          <table:table-cell office:value-type="float" office:value="7700">
            <text:p>7700</text:p>
          </table:table-cell>
          <table:table-cell office:value-type="float" office:value="8600">
            <text:p>8600</text:p>
          </table:table-cell>
          <table:table-cell office:value-type="float" office:value="3900">
            <text:p>3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0uinhIvuvS.pdf</text:p>
          </table:table-cell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Finsensvej</text:p>
          </table:table-cell>
          <table:table-cell office:value-type="string">
            <text:p>øst for Sønderjyllands Allé</text:p>
          </table:table-cell>
          <table:table-cell office:value-type="string">
            <text:p>128 eller 145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9100">
            <text:p>9100</text:p>
          </table:table-cell>
          <table:table-cell office:value-type="string">
            <text:p>3,4</text:p>
          </table:table-cell>
          <table:table-cell office:value-type="float" office:value="10600">
            <text:p>10600</text:p>
          </table:table-cell>
          <table:table-cell office:value-type="float" office:value="11900">
            <text:p>119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8MYAs7VLvf.pdf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C. F. Richsvej</text:p>
          </table:table-cell>
          <table:table-cell office:value-type="string">
            <text:p>øst for grøndals parkvej</text:p>
          </table:table-cell>
          <table:table-cell office:value-type="string">
            <text:p>109 eller 146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5258">
            <text:p>5258</text:p>
          </table:table-cell>
          <table:table-cell office:value-type="string">
            <text:p>0,9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 office:value-type="float" office:value="2278">
            <text:p>2278</text:p>
          </table:table-cell>
          <table:table-cell office:value-type="float" office:value="2300">
            <text:p>2300</text:p>
          </table:table-cell>
          <table:table-cell office:value-type="float" office:value="2800">
            <text:p>2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uqJgTfcwRd.pdf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Dalgas Boulevard</text:p>
          </table:table-cell>
          <table:table-cell office:value-type="string">
            <text:p>nord for Roskildevej</text:p>
          </table:table-cell>
          <table:table-cell office:value-type="string">
            <text:p>4 eller 5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6987">
            <text:p>6987</text:p>
          </table:table-cell>
          <table:table-cell office:value-type="string">
            <text:p>1,5</text:p>
          </table:table-cell>
          <table:table-cell office:value-type="float" office:value="8200">
            <text:p>8200</text:p>
          </table:table-cell>
          <table:table-cell office:value-type="float" office:value="9200">
            <text:p>9200</text:p>
          </table:table-cell>
          <table:table-cell office:value-type="float" office:value="1817">
            <text:p>1817</text:p>
          </table:table-cell>
          <table:table-cell office:value-type="float" office:value="1900">
            <text:p>1900</text:p>
          </table:table-cell>
          <table:table-cell office:value-type="float" office:value="2200">
            <text:p>2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0Cm25jSFC.pdf</text:p>
          </table:table-cell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Nordre Fasanvej</text:p>
          </table:table-cell>
          <table:table-cell office:value-type="string">
            <text:p>nord for Stæhr Johansens vej</text:p>
          </table:table-cell>
          <table:table-cell office:value-type="string">
            <text:p>31 eller 34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6600">
            <text:p>16600</text:p>
          </table:table-cell>
          <table:table-cell office:value-type="string">
            <text:p>3,7</text:p>
          </table:table-cell>
          <table:table-cell office:value-type="float" office:value="19400">
            <text:p>19400</text:p>
          </table:table-cell>
          <table:table-cell office:value-type="float" office:value="21700">
            <text:p>21700</text:p>
          </table:table-cell>
          <table:table-cell office:value-type="float" office:value="6300">
            <text:p>6300</text:p>
          </table:table-cell>
          <table:table-cell office:value-type="float" office:value="6500">
            <text:p>6500</text:p>
          </table:table-cell>
          <table:table-cell office:value-type="float" office:value="7700">
            <text:p>77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vQOVp3qxZR.pdf</text:p>
          </table:table-cell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Falkoner Allé</text:p>
          </table:table-cell>
          <table:table-cell office:value-type="string">
            <text:p>syd for Dronning Olgas Vej</text:p>
          </table:table-cell>
          <table:table-cell office:value-type="string">
            <text:p>77 eller 108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13500">
            <text:p>13500</text:p>
          </table:table-cell>
          <table:table-cell office:value-type="string">
            <text:p>3,4</text:p>
          </table:table-cell>
          <table:table-cell office:value-type="float" office:value="15800">
            <text:p>15800</text:p>
          </table:table-cell>
          <table:table-cell office:value-type="float" office:value="17700">
            <text:p>17700</text:p>
          </table:table-cell>
          <table:table-cell office:value-type="float" office:value="8100">
            <text:p>8100</text:p>
          </table:table-cell>
          <table:table-cell office:value-type="float" office:value="8300">
            <text:p>8300</text:p>
          </table:table-cell>
          <table:table-cell office:value-type="float" office:value="9900">
            <text:p>99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FedaUPS4Wr.pdf</text:p>
          </table:table-cell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Nyelandsvej</text:p>
          </table:table-cell>
          <table:table-cell office:value-type="string">
            <text:p>vest for Falkoner Allé</text:p>
          </table:table-cell>
          <table:table-cell office:value-type="string">
            <text:p>3 eller 4B</text:p>
          </table:table-cell>
          <table:table-cell office:value-type="string">
            <text:p>Frederiksberg Kommune</text:p>
          </table:table-cell>
          <table:table-cell office:value-type="float" office:value="4">
            <text:p>4</text:p>
          </table:table-cell>
          <table:table-cell office:value-type="float" office:value="6700">
            <text:p>6700</text:p>
          </table:table-cell>
          <table:table-cell office:value-type="string">
            <text:p>4,1</text:p>
          </table:table-cell>
          <table:table-cell office:value-type="float" office:value="7800">
            <text:p>7800</text:p>
          </table:table-cell>
          <table:table-cell office:value-type="float" office:value="8800">
            <text:p>8800</text:p>
          </table:table-cell>
          <table:table-cell office:value-type="float" office:value="5838">
            <text:p>5838</text:p>
          </table:table-cell>
          <table:table-cell office:value-type="float" office:value="6000">
            <text:p>6000</text:p>
          </table:table-cell>
          <table:table-cell office:value-type="float" office:value="7100">
            <text:p>7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0651R1gXM.pdf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Sallingvej / Hulgårds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d8hhaIhrbt.pdf</text:p>
          </table:table-cell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Hulgårdsvej / Hvidkildevej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8BoiFUQXWN.pdf</text:p>
          </table:table-cell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Vibenshus Runddel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YixdD0msH.pdf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Nyhavn</text:p>
          </table:table-cell>
          <table:table-cell office:value-type="string">
            <text:p>vest for Kvæsthusgade (solsiden)</text:p>
          </table:table-cell>
          <table:table-cell office:value-type="string">
            <text:p>6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00">
            <text:p>900</text:p>
          </table:table-cell>
          <table:table-cell office:value-type="string">
            <text:p/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2Ljg3GQC1E.pdf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Borups Allé</text:p>
          </table:table-cell>
          <table:table-cell office:value-type="string">
            <text:p>Borups Allé 43 SØ for Ågade-krydset</text:p>
          </table:table-cell>
          <table:table-cell office:value-type="string">
            <text:p>4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800">
            <text:p>3800</text:p>
          </table:table-cell>
          <table:table-cell office:value-type="string">
            <text:p>5,0</text:p>
          </table:table-cell>
          <table:table-cell office:value-type="float" office:value="4400">
            <text:p>4400</text:p>
          </table:table-cell>
          <table:table-cell office:value-type="float" office:value="5000">
            <text:p>5000</text:p>
          </table:table-cell>
          <table:table-cell office:value-type="float" office:value="5800">
            <text:p>5800</text:p>
          </table:table-cell>
          <table:table-cell office:value-type="float" office:value="6000">
            <text:p>6000</text:p>
          </table:table-cell>
          <table:table-cell office:value-type="float" office:value="7100">
            <text:p>7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fZklWnR4w.pdf</text:p>
          </table:table-cell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Bragesgade</text:p>
          </table:table-cell>
          <table:table-cell office:value-type="string">
            <text:p>Bragesgade 10 s.f. Mimersgade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0,6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Ahzg7ddZr.pdf</text:p>
          </table:table-cell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Frederikssundsvej</text:p>
          </table:table-cell>
          <table:table-cell office:value-type="string">
            <text:p>Frederikssundsvej/Lygten/Nordre Fasanvej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j92gN1Pya.pdf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Frederikssundsvej</text:p>
          </table:table-cell>
          <table:table-cell office:value-type="string">
            <text:p>Frederikssundsvej 50A nv.f. Blytækkervej</text:p>
          </table:table-cell>
          <table:table-cell office:value-type="string">
            <text:p>5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470">
            <text:p>9470</text:p>
          </table:table-cell>
          <table:table-cell office:value-type="string">
            <text:p>7,4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9705">
            <text:p>9705</text:p>
          </table:table-cell>
          <table:table-cell office:value-type="float" office:value="10000">
            <text:p>10000</text:p>
          </table:table-cell>
          <table:table-cell office:value-type="float" office:value="11800">
            <text:p>1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8dYRyFEPi.pdf</text:p>
          </table:table-cell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Frederikssundsvej</text:p>
          </table:table-cell>
          <table:table-cell office:value-type="string">
            <text:p>Frederikssundsvej 50A nv.f. Blytækkervej</text:p>
          </table:table-cell>
          <table:table-cell office:value-type="string">
            <text:p>5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500">
            <text:p>9500</text:p>
          </table:table-cell>
          <table:table-cell office:value-type="string">
            <text:p>7,4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9700">
            <text:p>9700</text:p>
          </table:table-cell>
          <table:table-cell office:value-type="float" office:value="10000">
            <text:p>10000</text:p>
          </table:table-cell>
          <table:table-cell office:value-type="float" office:value="11800">
            <text:p>1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A5EGQYUj9.pdf</text:p>
          </table:table-cell>
        </table:table-row>
        <table:table-row table:style-name="ro2">
          <table:table-cell office:value-type="float" office:value="939">
            <text:p>939</text:p>
          </table:table-cell>
          <table:table-cell office:value-type="string">
            <text:p>Lundtoftegade</text:p>
          </table:table-cell>
          <table:table-cell office:value-type="string">
            <text:p>Syd for Humlebækgade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700">
            <text:p>6700</text:p>
          </table:table-cell>
          <table:table-cell office:value-type="string">
            <text:p>4</text:p>
          </table:table-cell>
          <table:table-cell office:value-type="float" office:value="7800">
            <text:p>7800</text:p>
          </table:table-cell>
          <table:table-cell office:value-type="float" office:value="8800">
            <text:p>88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400">
            <text:p>2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ZyHSRLDEF.pdf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Mimersgade</text:p>
          </table:table-cell>
          <table:table-cell office:value-type="string">
            <text:p>Mimersgade 101 Vest for Heimdalsgade</text:p>
          </table:table-cell>
          <table:table-cell office:value-type="string">
            <text:p>10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600">
            <text:p>5600</text:p>
          </table:table-cell>
          <table:table-cell office:value-type="string">
            <text:p>1,4</text:p>
          </table:table-cell>
          <table:table-cell office:value-type="float" office:value="6600">
            <text:p>6600</text:p>
          </table:table-cell>
          <table:table-cell office:value-type="float" office:value="7300">
            <text:p>7300</text:p>
          </table:table-cell>
          <table:table-cell office:value-type="float" office:value="5400">
            <text:p>5400</text:p>
          </table:table-cell>
          <table:table-cell office:value-type="float" office:value="5600">
            <text:p>5600</text:p>
          </table:table-cell>
          <table:table-cell office:value-type="float" office:value="6600">
            <text:p>6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beb8IHmZW.pdf</text:p>
          </table:table-cell>
        </table:table-row>
        <table:table-row table:style-name="ro2">
          <table:table-cell office:value-type="float" office:value="6511">
            <text:p>6511</text:p>
          </table:table-cell>
          <table:table-cell office:value-type="string">
            <text:p>Rådhusplads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vEMD359z3C.pdf</text:p>
          </table:table-cell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Mjølnerparken</text:p>
          </table:table-cell>
          <table:table-cell office:value-type="string">
            <text:p>Mjølnerparken SV for Tagensvej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rMSJol0p2.pdf</text:p>
          </table:table-cell>
        </table:table-row>
        <table:table-row table:style-name="ro2">
          <table:table-cell office:value-type="float" office:value="942">
            <text:p>942</text:p>
          </table:table-cell>
          <table:table-cell office:value-type="string">
            <text:p>Nannasgade</text:p>
          </table:table-cell>
          <table:table-cell office:value-type="string">
            <text:p>Nannasgade SØ for Hamletsgade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100">
            <text:p>2100</text:p>
          </table:table-cell>
          <table:table-cell office:value-type="string">
            <text:p>1,7</text:p>
          </table:table-cell>
          <table:table-cell office:value-type="float" office:value="2500">
            <text:p>2500</text:p>
          </table:table-cell>
          <table:table-cell office:value-type="float" office:value="2800">
            <text:p>28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FTCS2eWcvz.pdf</text:p>
          </table:table-cell>
        </table:table-row>
        <table:table-row table:style-name="ro2">
          <table:table-cell office:value-type="float" office:value="943">
            <text:p>943</text:p>
          </table:table-cell>
          <table:table-cell office:value-type="string">
            <text:p>Rentemestervej</text:p>
          </table:table-cell>
          <table:table-cell office:value-type="string">
            <text:p>Rentemestervej 22 SV.f. Frederiksborgvej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700">
            <text:p>1700</text:p>
          </table:table-cell>
          <table:table-cell office:value-type="string">
            <text:p>0,9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PpqQMeTaI.pdf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string">
            <text:p>Rådmandsgade</text:p>
          </table:table-cell>
          <table:table-cell office:value-type="string">
            <text:p>Rådmansgade 43 sv.f. Tagensvej</text:p>
          </table:table-cell>
          <table:table-cell office:value-type="string">
            <text:p>4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1,4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400">
            <text:p>3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q1m4NiuhU.pdf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string">
            <text:p>Thorsgade</text:p>
          </table:table-cell>
          <table:table-cell office:value-type="string">
            <text:p>Thorsgade 3 NØ.f. Nørrebro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0,9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I0GiOEycz.pdf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Borgmestervangen</text:p>
          </table:table-cell>
          <table:table-cell office:value-type="string">
            <text:p>Borgmestervangen 12 n.f. Mimersgade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  <table:table-cell office:value-type="string">
            <text:p>0,7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rj9pCM2Wxp.pdf</text:p>
          </table:table-cell>
        </table:table-row>
        <table:table-row table:style-name="ro2">
          <table:table-cell office:value-type="float" office:value="947">
            <text:p>947</text:p>
          </table:table-cell>
          <table:table-cell office:value-type="string">
            <text:p>Ægirsgade</text:p>
          </table:table-cell>
          <table:table-cell office:value-type="string">
            <text:p>Ægirsgade 61 nø.f. Nannasgade</text:p>
          </table:table-cell>
          <table:table-cell office:value-type="string">
            <text:p>6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1,8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pVpvoTlNm.pdf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Gothersgade</text:p>
          </table:table-cell>
          <table:table-cell office:value-type="string">
            <text:p>nordvest for Landemærket</text:p>
          </table:table-cell>
          <table:table-cell office:value-type="string">
            <text:p>9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Kqn95Zxxhv.pdf</text:p>
          </table:table-cell>
        </table:table-row>
        <table:table-row table:style-name="ro2">
          <table:table-cell office:value-type="float" office:value="949">
            <text:p>949</text:p>
          </table:table-cell>
          <table:table-cell office:value-type="string">
            <text:p>Sankt Annæ Plads</text:p>
          </table:table-cell>
          <table:table-cell office:value-type="string">
            <text:p>øst for Bred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gwQMxdS9ea.pdf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Sønder Boulevard</text:p>
          </table:table-cell>
          <table:table-cell office:value-type="string">
            <text:p>nordøst for Dybbølsgade</text:p>
          </table:table-cell>
          <table:table-cell office:value-type="string">
            <text:p>4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o2oJqaXrZ.pdf</text:p>
          </table:table-cell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Sønder Boulevard</text:p>
          </table:table-cell>
          <table:table-cell office:value-type="string">
            <text:p>øst for Stenderupgade</text:p>
          </table:table-cell>
          <table:table-cell office:value-type="string">
            <text:p>10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ldTiptNwbC.pdf</text:p>
          </table:table-cell>
        </table:table-row>
        <table:table-row table:style-name="ro2">
          <table:table-cell office:value-type="float" office:value="952">
            <text:p>952</text:p>
          </table:table-cell>
          <table:table-cell office:value-type="string">
            <text:p>Teglholmsgade / Støberigade</text:p>
          </table:table-cell>
          <table:table-cell office:value-type="string">
            <text:p>kryds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4Y15oqeeB.pdf</text:p>
          </table:table-cell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Wildersbro</text:p>
          </table:table-cell>
          <table:table-cell office:value-type="string">
            <text:p>Wildersbro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600">
            <text:p>1600</text:p>
          </table:table-cell>
          <table:table-cell office:value-type="string">
            <text:p>5,9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tENl4AfxT.pdf</text:p>
          </table:table-cell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Lykkebovej</text:p>
          </table:table-cell>
          <table:table-cell office:value-type="string">
            <text:p>Lykkebovej 1 v.f. Vigerslev Allé</text:p>
          </table:table-cell>
          <table:table-cell office:value-type="string">
            <text:p>1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4085">
            <text:p>4085</text:p>
          </table:table-cell>
          <table:table-cell office:value-type="string">
            <text:p>2,3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67sG0Y9KNy.pdf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Ørestads Boulevard</text:p>
          </table:table-cell>
          <table:table-cell office:value-type="string">
            <text:p>Ørestads Boulevard s.f. Njalsgade</text:p>
          </table:table-cell>
          <table:table-cell office:value-type="string">
            <text:p>-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8340">
            <text:p>8340</text:p>
          </table:table-cell>
          <table:table-cell office:value-type="string">
            <text:p>2,3</text:p>
          </table:table-cell>
          <table:table-cell office:value-type="float" office:value="9800">
            <text:p>9800</text:p>
          </table:table-cell>
          <table:table-cell office:value-type="float" office:value="10900">
            <text:p>10900</text:p>
          </table:table-cell>
          <table:table-cell office:value-type="float" office:value="3146">
            <text:p>3146</text:p>
          </table:table-cell>
          <table:table-cell office:value-type="float" office:value="3200">
            <text:p>3200</text:p>
          </table:table-cell>
          <table:table-cell office:value-type="float" office:value="3800">
            <text:p>3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Ou1Sj5GQ2.pdf</text:p>
          </table:table-cell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Engvej</text:p>
          </table:table-cell>
          <table:table-cell office:value-type="string">
            <text:p>Engvej s.f. Italiensvej</text:p>
          </table:table-cell>
          <table:table-cell office:value-type="string">
            <text:p>-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094">
            <text:p>2094</text:p>
          </table:table-cell>
          <table:table-cell office:value-type="string">
            <text:p>1,4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862">
            <text:p>862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UgQMrWKrE.pdf</text:p>
          </table:table-cell>
        </table:table-row>
        <table:table-row table:style-name="ro2">
          <table:table-cell office:value-type="float" office:value="957">
            <text:p>957</text:p>
          </table:table-cell>
          <table:table-cell office:value-type="string">
            <text:p>Gormsgade</text:p>
          </table:table-cell>
          <table:table-cell office:value-type="string">
            <text:p>NØ for Nørrebrogade</text:p>
          </table:table-cell>
          <table:table-cell office:value-type="string">
            <text:p>6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2100">
            <text:p>2100</text:p>
          </table:table-cell>
          <table:table-cell office:value-type="string">
            <text:p>1,7</text:p>
          </table:table-cell>
          <table:table-cell office:value-type="float" office:value="2500">
            <text:p>2500</text:p>
          </table:table-cell>
          <table:table-cell office:value-type="float" office:value="2800">
            <text:p>2800</text:p>
          </table:table-cell>
          <table:table-cell office:value-type="float" office:value="2700">
            <text:p>2700</text:p>
          </table:table-cell>
          <table:table-cell office:value-type="float" office:value="2800">
            <text:p>2800</text:p>
          </table:table-cell>
          <table:table-cell office:value-type="float" office:value="3300">
            <text:p>3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ypzRaUZs6.pdf</text:p>
          </table:table-cell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Heimdalsgade</text:p>
          </table:table-cell>
          <table:table-cell office:value-type="string">
            <text:p>NØ for Nørrebrogade</text:p>
          </table:table-cell>
          <table:table-cell office:value-type="string">
            <text:p>6B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100">
            <text:p>1100</text:p>
          </table:table-cell>
          <table:table-cell office:value-type="string">
            <text:p>1,8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WtE3xETkt.pdf</text:p>
          </table:table-cell>
        </table:table-row>
        <table:table-row table:style-name="ro2">
          <table:table-cell office:value-type="float" office:value="959">
            <text:p>959</text:p>
          </table:table-cell>
          <table:table-cell office:value-type="string">
            <text:p>Borgmestervangen</text:p>
          </table:table-cell>
          <table:table-cell office:value-type="string">
            <text:p>NØ for Nørrebrogade</text:p>
          </table:table-cell>
          <table:table-cell office:value-type="string">
            <text:p>4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3800">
            <text:p>3800</text:p>
          </table:table-cell>
          <table:table-cell office:value-type="string">
            <text:p>3,6</text:p>
          </table:table-cell>
          <table:table-cell office:value-type="float" office:value="4400">
            <text:p>44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bt1Z5eqIq.pdf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Gaunøvej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400">
            <text:p>2400</text:p>
          </table:table-cell>
          <table:table-cell office:value-type="string">
            <text:p>15,9</text:p>
          </table:table-cell>
          <table:table-cell office:value-type="float" office:value="2800">
            <text:p>28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IfJaaRXePY.pdf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Brønshøjvej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800">
            <text:p>3800</text:p>
          </table:table-cell>
          <table:table-cell office:value-type="string">
            <text:p>10,6</text:p>
          </table:table-cell>
          <table:table-cell office:value-type="float" office:value="4400">
            <text:p>4400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5ejmmwcR3o.pdf</text:p>
          </table:table-cell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Sønder Boulevard</text:p>
          </table:table-cell>
          <table:table-cell office:value-type="string">
            <text:p>Mellem Valdemarsgade/Skjalm Hvides Gade og Sankelmarksgade/Sigerstedgade</text:p>
          </table:table-cell>
          <table:table-cell office:value-type="string">
            <text:p>7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5600">
            <text:p>5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WUAGBzzBX.pdf</text:p>
          </table:table-cell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Istedgade</text:p>
          </table:table-cell>
          <table:table-cell office:value-type="string">
            <text:p>Mellem Dannebrogsgade og Saxogade</text:p>
          </table:table-cell>
          <table:table-cell office:value-type="string">
            <text:p>10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695">
            <text:p>4695</text:p>
          </table:table-cell>
          <table:table-cell office:value-type="string">
            <text:p>7,1</text:p>
          </table:table-cell>
          <table:table-cell office:value-type="float" office:value="5500">
            <text:p>5500</text:p>
          </table:table-cell>
          <table:table-cell office:value-type="float" office:value="6200">
            <text:p>6200</text:p>
          </table:table-cell>
          <table:table-cell office:value-type="float" office:value="5397">
            <text:p>5397</text:p>
          </table:table-cell>
          <table:table-cell office:value-type="float" office:value="5600">
            <text:p>5600</text:p>
          </table:table-cell>
          <table:table-cell office:value-type="float" office:value="6600">
            <text:p>6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1UfSakpS4.pdf</text:p>
          </table:table-cell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Halmtorvet</text:p>
          </table:table-cell>
          <table:table-cell office:value-type="string">
            <text:p>Mellem Høkerboderne/Eskildsgade og Skelbækgade/Absalonsgade</text:p>
          </table:table-cell>
          <table:table-cell office:value-type="string">
            <text:p>5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office:value-type="float" office:value="10200">
            <text:p>10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A9I78OzVM.pdf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Krydset Linde Allé/Grøndalsparkvej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vCyxxDrug.pdf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Krydset Guldbergsgade/Mølle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111M6Vdk8K.pdf</text:p>
          </table:table-cell>
        </table:table-row>
        <table:table-row table:style-name="ro2">
          <table:table-cell office:value-type="float" office:value="967">
            <text:p>967</text:p>
          </table:table-cell>
          <table:table-cell office:value-type="string">
            <text:p>Svineryggen</text:p>
          </table:table-cell>
          <table:table-cell office:value-type="string">
            <text:p>Syd for Sveas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rFsTQz7moi.pdf</text:p>
          </table:table-cell>
        </table:table-row>
        <table:table-row table:style-name="ro2">
          <table:table-cell office:value-type="float" office:value="968">
            <text:p>968</text:p>
          </table:table-cell>
          <table:table-cell office:value-type="string">
            <text:p>Svineryggen</text:p>
          </table:table-cell>
          <table:table-cell office:value-type="string">
            <text:p>Syd for Martins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oH7LDvFYx.pdf</text:p>
          </table:table-cell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Sortedam Dossering</text:p>
          </table:table-cell>
          <table:table-cell office:value-type="string">
            <text:p>Syd for Hedemann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115">
            <text:p>4115</text:p>
          </table:table-cell>
          <table:table-cell office:value-type="float" office:value="4200">
            <text:p>4200</text:p>
          </table:table-cell>
          <table:table-cell office:value-type="float" office:value="5000">
            <text:p>5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ijJVic2VaF.pdf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Øster Søgade</text:p>
          </table:table-cell>
          <table:table-cell office:value-type="string">
            <text:p>Nord for Voldmester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c5OUMgoXU.pdf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Øster Søgade</text:p>
          </table:table-cell>
          <table:table-cell office:value-type="string">
            <text:p>Syd for Gammeltoft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HT0mz3dE9.pdf</text:p>
          </table:table-cell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Nørre Søgade</text:p>
          </table:table-cell>
          <table:table-cell office:value-type="string">
            <text:p>Nord for Kjeld Langes 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Y0uZSSrqW.pdf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Vester Søgade</text:p>
          </table:table-cell>
          <table:table-cell office:value-type="string">
            <text:p>U.f. nr. 60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A1LQ2h6Fb.pdf</text:p>
          </table:table-cell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Vester Søgade</text:p>
          </table:table-cell>
          <table:table-cell office:value-type="string">
            <text:p>Syd for Herholdt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8NnhQUmy5a.pdf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Vordingborggade</text:p>
          </table:table-cell>
          <table:table-cell office:value-type="string">
            <text:p>Vest for Herninggade</text:p>
          </table:table-cell>
          <table:table-cell office:value-type="string">
            <text:p>8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408">
            <text:p>6408</text:p>
          </table:table-cell>
          <table:table-cell office:value-type="string">
            <text:p>6,6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office:value-type="float" office:value="1791">
            <text:p>1791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m7MS3KSBC.pdf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Vordingborggade</text:p>
          </table:table-cell>
          <table:table-cell office:value-type="string">
            <text:p>Vest for Herninggade</text:p>
          </table:table-cell>
          <table:table-cell office:value-type="string">
            <text:p>8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402">
            <text:p>6402</text:p>
          </table:table-cell>
          <table:table-cell office:value-type="string">
            <text:p>7,3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office:value-type="float" office:value="1609">
            <text:p>160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3GKWMhzZY.pdf</text:p>
          </table:table-cell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Vester Voldgade</text:p>
          </table:table-cell>
          <table:table-cell office:value-type="string">
            <text:p>Mellem Ny Kongensgade og Rysensteensgade</text:p>
          </table:table-cell>
          <table:table-cell office:value-type="string">
            <text:p>10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30">
            <text:p>630</text:p>
          </table:table-cell>
          <table:table-cell office:value-type="string">
            <text:p>1,7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3439">
            <text:p>3439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O4tNB48rh.pdf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Cykelkryds Hønsestien-Banevolden-Gl. Jernbanevej</text:p>
          </table:table-cell>
          <table:table-cell office:value-type="string">
            <text:p>Cykelkryds Hønsestien-Banevolden-Gl. Jernbanevej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4E1IJKskLi.pdf</text:p>
          </table:table-cell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Sti langs banerne</text:p>
          </table:table-cell>
          <table:table-cell office:value-type="string">
            <text:p>Ved Østbanegade 181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LgCnr4Ywf.pdf</text:p>
          </table:table-cell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Vester Voldgade-Frederiksberggade-Rådhusplads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lJnchKBgi.pdf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Linde Allé</text:p>
          </table:table-cell>
          <table:table-cell office:value-type="string">
            <text:p>Vest for Grøndalspark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698">
            <text:p>1698</text:p>
          </table:table-cell>
          <table:table-cell office:value-type="string">
            <text:p>1,1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3260">
            <text:p>326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U3ahv9OAzU.pdf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office:value-type="string">
            <text:p>KRYDS Nørrebrogade/Elmegade/Sten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6mlkaTcZ6.pdf</text:p>
          </table:table-cell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Frederiksholms Kanal</text:p>
          </table:table-cell>
          <table:table-cell office:value-type="string">
            <text:p>Mellem Stormgade og Ny Vestergade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19">
            <text:p>1319</text:p>
          </table:table-cell>
          <table:table-cell office:value-type="string">
            <text:p>9,9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3994">
            <text:p>3994</text:p>
          </table:table-cell>
          <table:table-cell office:value-type="float" office:value="4100">
            <text:p>4100</text:p>
          </table:table-cell>
          <table:table-cell office:value-type="float" office:value="4900">
            <text:p>49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baeQnZ0hg.pdf</text:p>
          </table:table-cell>
        </table:table-row>
        <table:table-row table:style-name="ro2">
          <table:table-cell office:value-type="float" office:value="983">
            <text:p>983</text:p>
          </table:table-cell>
          <table:table-cell office:value-type="string">
            <text:p>Sundsholmsvej</text:p>
          </table:table-cell>
          <table:table-cell office:value-type="string">
            <text:p>Krydsende Sundholmsvej ved nr. 43 (ved Brigadevej)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048">
            <text:p>1048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eJXF3eCom.pdf</text:p>
          </table:table-cell>
        </table:table-row>
        <table:table-row table:style-name="ro2">
          <table:table-cell office:value-type="float" office:value="984">
            <text:p>984</text:p>
          </table:table-cell>
          <table:table-cell office:value-type="string">
            <text:p>Sundsholmsvej</text:p>
          </table:table-cell>
          <table:table-cell office:value-type="string">
            <text:p>Krydsende Sundholmsvej ved nr. 95 (ved Skotland Plads)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OE2WquTMy.pdf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string">
            <text:p>Cykelslang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9423">
            <text:p>9423</text:p>
          </table:table-cell>
          <table:table-cell office:value-type="float" office:value="9700">
            <text:p>9700</text:p>
          </table:table-cell>
          <table:table-cell office:value-type="float" office:value="11500">
            <text:p>115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lvZntgxsP.pdf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office:value-type="string">
            <text:p>KRYDS Enghavevej/Ingerslevsgade/Vigerslev Allé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CcGDzfcal.pdf</text:p>
          </table:table-cell>
        </table:table-row>
        <table:table-row table:style-name="ro2">
          <table:table-cell office:value-type="float" office:value="987">
            <text:p>987</text:p>
          </table:table-cell>
          <table:table-cell office:value-type="string">
            <text:p>Kryds: Kronprinsessegade/Sølv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XJoApZMfu.pdf</text:p>
          </table:table-cell>
        </table:table-row>
        <table:table-row table:style-name="ro2">
          <table:table-cell office:value-type="float" office:value="988">
            <text:p>988</text:p>
          </table:table-cell>
          <table:table-cell office:value-type="string">
            <text:p>Kryds: Kronprinsessegade/Gothers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1LfHanlHD.pdf</text:p>
          </table:table-cell>
        </table:table-row>
        <table:table-row table:style-name="ro2">
          <table:table-cell office:value-type="float" office:value="989">
            <text:p>989</text:p>
          </table:table-cell>
          <table:table-cell office:value-type="string">
            <text:p>Vognmagergade</text:p>
          </table:table-cell>
          <table:table-cell office:value-type="string">
            <text:p>Nordvest for Møntergade</text:p>
          </table:table-cell>
          <table:table-cell office:value-type="string">
            <text:p/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1397">
            <text:p>1397</text:p>
          </table:table-cell>
          <table:table-cell office:value-type="string">
            <text:p>3,7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4552">
            <text:p>4552</text:p>
          </table:table-cell>
          <table:table-cell office:value-type="float" office:value="4700">
            <text:p>4700</text:p>
          </table:table-cell>
          <table:table-cell office:value-type="float" office:value="5600">
            <text:p>5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IZupQ1Vz6.pdf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Skelbækgade</text:p>
          </table:table-cell>
          <table:table-cell office:value-type="string">
            <text:p>Skelbækgade NV for Ingerslevsgade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529">
            <text:p>3529</text:p>
          </table:table-cell>
          <table:table-cell office:value-type="float" office:value="3600">
            <text:p>3600</text:p>
          </table:table-cell>
          <table:table-cell office:value-type="float" office:value="4300">
            <text:p>4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a7Dtnykpj.pdf</text:p>
          </table:table-cell>
        </table:table-row>
        <table:table-row table:style-name="ro2">
          <table:table-cell office:value-type="float" office:value="991">
            <text:p>991</text:p>
          </table:table-cell>
          <table:table-cell table:number-columns-repeated="2" office:value-type="string">
            <text:p>Sti under Tagens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JLnPtif17.pdf</text:p>
          </table:table-cell>
        </table:table-row>
        <table:table-row table:style-name="ro2">
          <table:table-cell office:value-type="float" office:value="992">
            <text:p>992</text:p>
          </table:table-cell>
          <table:table-cell office:value-type="string">
            <text:p>Amager Fælled</text:p>
          </table:table-cell>
          <table:table-cell office:value-type="string">
            <text:p>Cykelrut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423">
            <text:p>3423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31bOHCslL.pdf</text:p>
          </table:table-cell>
        </table:table-row>
        <table:table-row table:style-name="ro2">
          <table:table-cell office:value-type="float" office:value="993">
            <text:p>993</text:p>
          </table:table-cell>
          <table:table-cell office:value-type="string">
            <text:p>Ryvangsruten</text:p>
          </table:table-cell>
          <table:table-cell office:value-type="string">
            <text:p>Indgang 1 (Nord)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2HIyh0vdoh.pdf</text:p>
          </table:table-cell>
        </table:table-row>
        <table:table-row table:style-name="ro2">
          <table:table-cell office:value-type="float" office:value="994">
            <text:p>994</text:p>
          </table:table-cell>
          <table:table-cell office:value-type="string">
            <text:p>Ryvangsruten</text:p>
          </table:table-cell>
          <table:table-cell office:value-type="string">
            <text:p>Indgang 2 (Syd)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5I5vHMcEMC.pdf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Cykelbro over Lyngbyvej</text:p>
          </table:table-cell>
          <table:table-cell office:value-type="string">
            <text:p>Indgang 2 (Syd)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HdNBE1pTN.pdf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Cykelbro over Nordhavnsvej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5LTvaE6sE.pdf</text:p>
          </table:table-cell>
        </table:table-row>
        <table:table-row table:style-name="ro2">
          <table:table-cell office:value-type="float" office:value="997">
            <text:p>997</text:p>
          </table:table-cell>
          <table:table-cell office:value-type="string">
            <text:p>Fisketorvets Bro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MsmzRgKfw.pdf</text:p>
          </table:table-cell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Ørnevej</text:p>
          </table:table-cell>
          <table:table-cell office:value-type="string">
            <text:p>Ved Bregnerød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456">
            <text:p>1456</text:p>
          </table:table-cell>
          <table:table-cell office:value-type="string">
            <text:p>0,5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h7bv0rHj3.pdf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string">
            <text:p>Strandvænget</text:p>
          </table:table-cell>
          <table:table-cell office:value-type="string">
            <text:p>øst for Strandvejen</text:p>
          </table:table-cell>
          <table:table-cell office:value-type="string">
            <text:p>1 eller 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500">
            <text:p>10500</text:p>
          </table:table-cell>
          <table:table-cell office:value-type="string">
            <text:p>10,2</text:p>
          </table:table-cell>
          <table:table-cell office:value-type="float" office:value="12300">
            <text:p>12300</text:p>
          </table:table-cell>
          <table:table-cell office:value-type="float" office:value="13800">
            <text:p>138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y8YhF8yBKQ.pdf</text:p>
          </table:table-cell>
        </table:table-row>
        <table:table-row table:style-name="ro2">
          <table:table-cell office:value-type="float" office:value="4005">
            <text:p>4005</text:p>
          </table:table-cell>
          <table:table-cell office:value-type="string">
            <text:p>Christians Brygge</text:p>
          </table:table-cell>
          <table:table-cell office:value-type="string">
            <text:p>nordøst for Vester Vold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8000">
            <text:p>18000</text:p>
          </table:table-cell>
          <table:table-cell office:value-type="string">
            <text:p>2,3</text:p>
          </table:table-cell>
          <table:table-cell office:value-type="float" office:value="21100">
            <text:p>21100</text:p>
          </table:table-cell>
          <table:table-cell office:value-type="float" office:value="23600">
            <text:p>23600</text:p>
          </table:table-cell>
          <table:table-cell office:value-type="float" office:value="3300">
            <text:p>33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LUT0fP2VUi.pdf</text:p>
          </table:table-cell>
        </table:table-row>
        <table:table-row table:style-name="ro2">
          <table:table-cell office:value-type="float" office:value="4006">
            <text:p>4006</text:p>
          </table:table-cell>
          <table:table-cell office:value-type="string">
            <text:p>Ny Kongensgade</text:p>
          </table:table-cell>
          <table:table-cell office:value-type="string">
            <text:p>nordøst for Vester Voldgade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61">
            <text:p>1361</text:p>
          </table:table-cell>
          <table:table-cell office:value-type="string">
            <text:p>4,2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6037">
            <text:p>6037</text:p>
          </table:table-cell>
          <table:table-cell office:value-type="float" office:value="6200">
            <text:p>6200</text:p>
          </table:table-cell>
          <table:table-cell office:value-type="float" office:value="7400">
            <text:p>7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AfWzFD13R.pdf</text:p>
          </table:table-cell>
        </table:table-row>
        <table:table-row table:style-name="ro2">
          <table:table-cell office:value-type="float" office:value="4321">
            <text:p>4321</text:p>
          </table:table-cell>
          <table:table-cell office:value-type="string">
            <text:p>Ørestads Boulevard</text:p>
          </table:table-cell>
          <table:table-cell office:value-type="string">
            <text:p>Sivegaden Syd - 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qkQBLLfID.pdf</text:p>
          </table:table-cell>
        </table:table-row>
        <table:table-row table:style-name="ro2">
          <table:table-cell office:value-type="float" office:value="4322">
            <text:p>4322</text:p>
          </table:table-cell>
          <table:table-cell office:value-type="string">
            <text:p>Ørestads Boulevard</text:p>
          </table:table-cell>
          <table:table-cell office:value-type="string">
            <text:p>Sivegaden NORD - 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cQJasACgtD.pdf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string">
            <text:p>Nyhav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UbmL2yTs8.pdf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string">
            <text:p>Skuespilhuset, Kvæsthusbroen</text:p>
          </table:table-cell>
          <table:table-cell office:value-type="string">
            <text:p>Kvæsthusbroen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t1gN1JJY81.pdf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string">
            <text:p>Kongens Nytorv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r8Y6I75N1.pdf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string">
            <text:p>Kongens Nytorv metrostatio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UQugLBNgj.pdf</text:p>
          </table:table-cell>
        </table:table-row>
        <table:table-row table:style-name="ro2">
          <table:table-cell office:value-type="float" office:value="6505">
            <text:p>6505</text:p>
          </table:table-cell>
          <table:table-cell office:value-type="string">
            <text:p>Magasin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HoakiW7wD.pdf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string">
            <text:p>Nikolaj Plads</text:p>
          </table:table-cell>
          <table:table-cell office:value-type="string">
            <text:p>incl. legeplads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dbGPs2THVc.pdf</text:p>
          </table:table-cell>
        </table:table-row>
        <table:table-row table:style-name="ro2">
          <table:table-cell office:value-type="float" office:value="6507">
            <text:p>6507</text:p>
          </table:table-cell>
          <table:table-cell office:value-type="string">
            <text:p>Højbro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2vUF9zzLXC.pdf</text:p>
          </table:table-cell>
        </table:table-row>
        <table:table-row table:style-name="ro2">
          <table:table-cell office:value-type="float" office:value="6508">
            <text:p>6508</text:p>
          </table:table-cell>
          <table:table-cell office:value-type="string">
            <text:p>Amagertorv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mOXhqSCA2.pdf</text:p>
          </table:table-cell>
        </table:table-row>
        <table:table-row table:style-name="ro2">
          <table:table-cell office:value-type="float" office:value="6509">
            <text:p>6509</text:p>
          </table:table-cell>
          <table:table-cell office:value-type="string">
            <text:p>Gammel Strand</text:p>
          </table:table-cell>
          <table:table-cell office:value-type="string">
            <text:p>OPHOLD</text:p>
          </table:table-cell>
          <table:table-cell office:value-type="string">
            <text:p>48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kUzotnb2qV.pdf</text:p>
          </table:table-cell>
        </table:table-row>
        <table:table-row table:style-name="ro2">
          <table:table-cell office:value-type="float" office:value="6512">
            <text:p>6512</text:p>
          </table:table-cell>
          <table:table-cell office:value-type="string">
            <text:p>Axeltorv nor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h5rJkWyV8.pdf</text:p>
          </table:table-cell>
        </table:table-row>
        <table:table-row table:style-name="ro2">
          <table:table-cell office:value-type="float" office:value="6512">
            <text:p>6512</text:p>
          </table:table-cell>
          <table:table-cell office:value-type="string">
            <text:p>Axeltorv nor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h5rJkWyV8.pdf</text:p>
          </table:table-cell>
        </table:table-row>
        <table:table-row table:style-name="ro2">
          <table:table-cell office:value-type="float" office:value="6513">
            <text:p>6513</text:p>
          </table:table-cell>
          <table:table-cell office:value-type="string">
            <text:p>Axeltorv sy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n8pd7vfp17.pdf</text:p>
          </table:table-cell>
        </table:table-row>
        <table:table-row table:style-name="ro2">
          <table:table-cell office:value-type="float" office:value="6514">
            <text:p>6514</text:p>
          </table:table-cell>
          <table:table-cell office:value-type="string">
            <text:p>Kompagnistræde (Strædet)</text:p>
          </table:table-cell>
          <table:table-cell office:value-type="string">
            <text:p>vest for Hyskenstræde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uNXoTXoPf.pdf</text:p>
          </table:table-cell>
        </table:table-row>
        <table:table-row table:style-name="ro2">
          <table:table-cell office:value-type="float" office:value="6515">
            <text:p>6515</text:p>
          </table:table-cell>
          <table:table-cell office:value-type="string">
            <text:p>Vimmelskaftet (Strøget)</text:p>
          </table:table-cell>
          <table:table-cell office:value-type="string">
            <text:p>vest for Skoubogade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kTmv19GH7.pdf</text:p>
          </table:table-cell>
        </table:table-row>
        <table:table-row table:style-name="ro2">
          <table:table-cell office:value-type="float" office:value="6516">
            <text:p>6516</text:p>
          </table:table-cell>
          <table:table-cell office:value-type="string">
            <text:p>Søren Kierkegaard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kNVhrBRWGT.pdf</text:p>
          </table:table-cell>
        </table:table-row>
        <table:table-row table:style-name="ro2">
          <table:table-cell office:value-type="float" office:value="6517">
            <text:p>6517</text:p>
          </table:table-cell>
          <table:table-cell office:value-type="string">
            <text:p>Gråbrødre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XtkCIVw27.pdf</text:p>
          </table:table-cell>
        </table:table-row>
        <table:table-row table:style-name="ro2">
          <table:table-cell office:value-type="float" office:value="6518">
            <text:p>6518</text:p>
          </table:table-cell>
          <table:table-cell office:value-type="string">
            <text:p>Frue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6hiDx2qwjo.pdf</text:p>
          </table:table-cell>
        </table:table-row>
        <table:table-row table:style-name="ro2">
          <table:table-cell office:value-type="float" office:value="6519">
            <text:p>6519</text:p>
          </table:table-cell>
          <table:table-cell office:value-type="string">
            <text:p>Kultorvet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pB32ekwN1k.pdf</text:p>
          </table:table-cell>
        </table:table-row>
        <table:table-row table:style-name="ro2">
          <table:table-cell office:value-type="float" office:value="6520">
            <text:p>6520</text:p>
          </table:table-cell>
          <table:table-cell office:value-type="string">
            <text:p>Nørrevold ved Nørreport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taPdgUStqA.pdf</text:p>
          </table:table-cell>
        </table:table-row>
        <table:table-row table:style-name="ro2">
          <table:table-cell office:value-type="float" office:value="6521">
            <text:p>6521</text:p>
          </table:table-cell>
          <table:table-cell office:value-type="string">
            <text:p>Christianshavns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A1Q4qBV9v.pdf</text:p>
          </table:table-cell>
        </table:table-row>
        <table:table-row table:style-name="ro2">
          <table:table-cell office:value-type="float" office:value="6522">
            <text:p>6522</text:p>
          </table:table-cell>
          <table:table-cell office:value-type="string">
            <text:p>Legeplads på Elefantens Bastio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IsO5ysbn3.pdf</text:p>
          </table:table-cell>
        </table:table-row>
        <table:table-row table:style-name="ro2">
          <table:table-cell office:value-type="float" office:value="6523">
            <text:p>6523</text:p>
          </table:table-cell>
          <table:table-cell office:value-type="string">
            <text:p>Amerika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2gmJzd190x.pdf</text:p>
          </table:table-cell>
        </table:table-row>
        <table:table-row table:style-name="ro2">
          <table:table-cell office:value-type="float" office:value="6525">
            <text:p>6525</text:p>
          </table:table-cell>
          <table:table-cell office:value-type="string">
            <text:p>Gunnar nu Hansens Plads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ofGGUkUQCp.pdf</text:p>
          </table:table-cell>
        </table:table-row>
        <table:table-row table:style-name="ro2">
          <table:table-cell office:value-type="float" office:value="6526">
            <text:p>6526</text:p>
          </table:table-cell>
          <table:table-cell office:value-type="string">
            <text:p>Nordre Frihavns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HeCnn3DKvM.pdf</text:p>
          </table:table-cell>
        </table:table-row>
        <table:table-row table:style-name="ro2">
          <table:table-cell office:value-type="float" office:value="6527">
            <text:p>6527</text:p>
          </table:table-cell>
          <table:table-cell office:value-type="string">
            <text:p>Bopa Plads</text:p>
          </table:table-cell>
          <table:table-cell office:value-type="string">
            <text:p>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5Qj1FEXrG9.pdf</text:p>
          </table:table-cell>
        </table:table-row>
        <table:table-row table:style-name="ro2">
          <table:table-cell office:value-type="float" office:value="6528">
            <text:p>6528</text:p>
          </table:table-cell>
          <table:table-cell office:value-type="string">
            <text:p>Melchior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dStzk7EFt.pdf</text:p>
          </table:table-cell>
        </table:table-row>
        <table:table-row table:style-name="ro2">
          <table:table-cell office:value-type="float" office:value="6529">
            <text:p>6529</text:p>
          </table:table-cell>
          <table:table-cell office:value-type="string">
            <text:p>Silkeborg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530">
            <text:p>6530</text:p>
          </table:table-cell>
          <table:table-cell office:value-type="string">
            <text:p>Århus Plads</text:p>
          </table:table-cell>
          <table:table-cell office:value-type="string">
            <text:p>inkl.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531">
            <text:p>6531</text:p>
          </table:table-cell>
          <table:table-cell office:value-type="string">
            <text:p>Blågård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MFRvpaQj8.pdf</text:p>
          </table:table-cell>
        </table:table-row>
        <table:table-row table:style-name="ro2">
          <table:table-cell office:value-type="float" office:value="6532">
            <text:p>6532</text:p>
          </table:table-cell>
          <table:table-cell office:value-type="string">
            <text:p>Blågårdsgade</text:p>
          </table:table-cell>
          <table:table-cell office:value-type="string">
            <text:p>syd for Baggesensgade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QUIfguU2y.pdf</text:p>
          </table:table-cell>
        </table:table-row>
        <table:table-row table:style-name="ro2">
          <table:table-cell office:value-type="float" office:value="6533">
            <text:p>6533</text:p>
          </table:table-cell>
          <table:table-cell office:value-type="string">
            <text:p>Sankt <text:s/>Hans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0nAhxOv9s9.pdf</text:p>
          </table:table-cell>
        </table:table-row>
        <table:table-row table:style-name="ro2">
          <table:table-cell office:value-type="float" office:value="6534">
            <text:p>6534</text:p>
          </table:table-cell>
          <table:table-cell office:value-type="string">
            <text:p>Sankt Hans Gades legeplads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7Ipzv7wmGZ.pdf</text:p>
          </table:table-cell>
        </table:table-row>
        <table:table-row table:style-name="ro2">
          <table:table-cell office:value-type="float" office:value="6535">
            <text:p>6535</text:p>
          </table:table-cell>
          <table:table-cell office:value-type="string">
            <text:p>Guldbergs Plads lege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tuSLSJJ3K6.pdf</text:p>
          </table:table-cell>
        </table:table-row>
        <table:table-row table:style-name="ro2">
          <table:table-cell office:value-type="float" office:value="6536">
            <text:p>6536</text:p>
          </table:table-cell>
          <table:table-cell office:value-type="string">
            <text:p>Odinsgade Lommepark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B7aDgDvcdf.pdf</text:p>
          </table:table-cell>
        </table:table-row>
        <table:table-row table:style-name="ro2">
          <table:table-cell office:value-type="float" office:value="6537">
            <text:p>6537</text:p>
          </table:table-cell>
          <table:table-cell office:value-type="string">
            <text:p>Silkeborg Plads - Legeplads</text:p>
          </table:table-cell>
          <table:table-cell office:value-type="string">
            <text:p/>
          </table:table-cell>
          <table:table-cell office:value-type="string">
            <text:p>Silkeborg Plads - Legeplads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L0sH3C4nxW.pdf</text:p>
          </table:table-cell>
        </table:table-row>
        <table:table-row table:style-name="ro2">
          <table:table-cell office:value-type="float" office:value="6538">
            <text:p>6538</text:p>
          </table:table-cell>
          <table:table-cell office:value-type="string">
            <text:p>Fisketorvet ved havneba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UfO3OqL6On.pdf</text:p>
          </table:table-cell>
        </table:table-row>
        <table:table-row table:style-name="ro2">
          <table:table-cell office:value-type="float" office:value="6540">
            <text:p>6540</text:p>
          </table:table-cell>
          <table:table-cell office:value-type="string">
            <text:p>Otto Krabbe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d7JiGZhyD.pdf</text:p>
          </table:table-cell>
        </table:table-row>
        <table:table-row table:style-name="ro2">
          <table:table-cell office:value-type="float" office:value="6541">
            <text:p>6541</text:p>
          </table:table-cell>
          <table:table-cell office:value-type="string">
            <text:p>Halmtorvet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19Wi5Mamg.pdf</text:p>
          </table:table-cell>
        </table:table-row>
        <table:table-row table:style-name="ro2">
          <table:table-cell office:value-type="float" office:value="6542">
            <text:p>6542</text:p>
          </table:table-cell>
          <table:table-cell office:value-type="string">
            <text:p>Skydebanehaven lege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vMgADP22v.pdf</text:p>
          </table:table-cell>
        </table:table-row>
        <table:table-row table:style-name="ro2">
          <table:table-cell office:value-type="float" office:value="6543">
            <text:p>6543</text:p>
          </table:table-cell>
          <table:table-cell office:value-type="string">
            <text:p>Isted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xBcoM6UOlZ.pdf</text:p>
          </table:table-cell>
        </table:table-row>
        <table:table-row table:style-name="ro2">
          <table:table-cell office:value-type="float" office:value="6544">
            <text:p>6544</text:p>
          </table:table-cell>
          <table:table-cell office:value-type="string">
            <text:p>Enghave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eNZ8oOvoM2.pdf</text:p>
          </table:table-cell>
        </table:table-row>
        <table:table-row table:style-name="ro2">
          <table:table-cell office:value-type="float" office:value="6545">
            <text:p>6545</text:p>
          </table:table-cell>
          <table:table-cell office:value-type="string">
            <text:p>Enghaveparken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tvhiJaWuZc.pdf</text:p>
          </table:table-cell>
        </table:table-row>
        <table:table-row table:style-name="ro2">
          <table:table-cell office:value-type="float" office:value="6547">
            <text:p>6547</text:p>
          </table:table-cell>
          <table:table-cell office:value-type="string">
            <text:p>Holmblads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5itRdFTsHr.pdf</text:p>
          </table:table-cell>
        </table:table-row>
        <table:table-row table:style-name="ro2">
          <table:table-cell office:value-type="float" office:value="6548">
            <text:p>6548</text:p>
          </table:table-cell>
          <table:table-cell office:value-type="string">
            <text:p>Bremensgade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dq9Oyonw6R.pdf</text:p>
          </table:table-cell>
        </table:table-row>
        <table:table-row table:style-name="ro2">
          <table:table-cell office:value-type="float" office:value="6549">
            <text:p>6549</text:p>
          </table:table-cell>
          <table:table-cell office:value-type="string">
            <text:p>Jemtelands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VQtch5Kaa.pdf</text:p>
          </table:table-cell>
        </table:table-row>
        <table:table-row table:style-name="ro2">
          <table:table-cell office:value-type="float" office:value="6550">
            <text:p>6550</text:p>
          </table:table-cell>
          <table:table-cell office:value-type="string">
            <text:p>Prags Boulevar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1NQgwiSG7N.pdf</text:p>
          </table:table-cell>
        </table:table-row>
        <table:table-row table:style-name="ro2">
          <table:table-cell office:value-type="float" office:value="6551">
            <text:p>6551</text:p>
          </table:table-cell>
          <table:table-cell office:value-type="string">
            <text:p>Amagerbrogade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bkSUSt21XK.pdf</text:p>
          </table:table-cell>
        </table:table-row>
        <table:table-row table:style-name="ro2">
          <table:table-cell office:value-type="float" office:value="6552">
            <text:p>6552</text:p>
          </table:table-cell>
          <table:table-cell office:value-type="string">
            <text:p>Sundbyøster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nQK7F0lAo.pdf</text:p>
          </table:table-cell>
        </table:table-row>
        <table:table-row table:style-name="ro2">
          <table:table-cell office:value-type="float" office:value="6553">
            <text:p>6553</text:p>
          </table:table-cell>
          <table:table-cell office:value-type="string">
            <text:p>Sundbyvester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f70M5g8JB.pdf</text:p>
          </table:table-cell>
        </table:table-row>
        <table:table-row table:style-name="ro2">
          <table:table-cell office:value-type="float" office:value="6554">
            <text:p>6554</text:p>
          </table:table-cell>
          <table:table-cell office:value-type="string">
            <text:p>Emil Holms Kanal</text:p>
          </table:table-cell>
          <table:table-cell office:value-type="string">
            <text:p>syd for Njalsgade</text:p>
          </table:table-cell>
          <table:table-cell office:value-type="string">
            <text:p>134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8rAR4A2E50.pdf</text:p>
          </table:table-cell>
        </table:table-row>
        <table:table-row table:style-name="ro2">
          <table:table-cell office:value-type="float" office:value="6555">
            <text:p>6555</text:p>
          </table:table-cell>
          <table:table-cell office:value-type="string">
            <text:p>Bispebjerg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M9adM0z91L.pdf</text:p>
          </table:table-cell>
        </table:table-row>
        <table:table-row table:style-name="ro2">
          <table:table-cell office:value-type="float" office:value="6556">
            <text:p>6556</text:p>
          </table:table-cell>
          <table:table-cell office:value-type="string">
            <text:p>Bispebjerg Parkalle</text:p>
          </table:table-cell>
          <table:table-cell office:value-type="string">
            <text:p>Legeplads</text:p>
          </table:table-cell>
          <table:table-cell office:value-type="string">
            <text:p>130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arAXiLmTg.pdf</text:p>
          </table:table-cell>
        </table:table-row>
        <table:table-row table:style-name="ro2">
          <table:table-cell office:value-type="float" office:value="6557">
            <text:p>6557</text:p>
          </table:table-cell>
          <table:table-cell office:value-type="string">
            <text:p>Utterslev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558">
            <text:p>6558</text:p>
          </table:table-cell>
          <table:table-cell office:value-type="string">
            <text:p>Frederikssundsvej ved Husum Torv</text:p>
          </table:table-cell>
          <table:table-cell office:value-type="string">
            <text:p>FOD</text:p>
          </table:table-cell>
          <table:table-cell office:value-type="string">
            <text:p>322B</text:p>
          </table:table-cell>
          <table:table-cell office:value-type="string">
            <text:p>Øvrige</text:p>
          </table:table-cell>
          <table:table-cell office:value-type="float" office:value="6070">
            <text:p>60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tLgQ9I4z5.pdf</text:p>
          </table:table-cell>
        </table:table-row>
        <table:table-row table:style-name="ro2">
          <table:table-cell office:value-type="float" office:value="6559">
            <text:p>6559</text:p>
          </table:table-cell>
          <table:table-cell office:value-type="string">
            <text:p>Brønshøj Torv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5DwkeWS2xV.pdf</text:p>
          </table:table-cell>
        </table:table-row>
        <table:table-row table:style-name="ro2">
          <table:table-cell office:value-type="float" office:value="6562">
            <text:p>6562</text:p>
          </table:table-cell>
          <table:table-cell office:value-type="string">
            <text:p>Jernbane Allé</text:p>
          </table:table-cell>
          <table:table-cell office:value-type="string">
            <text:p/>
          </table:table-cell>
          <table:table-cell office:value-type="string">
            <text:p>38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Ej4x8NMbwn.pdf</text:p>
          </table:table-cell>
        </table:table-row>
        <table:table-row table:style-name="ro2">
          <table:table-cell office:value-type="float" office:value="6566">
            <text:p>6566</text:p>
          </table:table-cell>
          <table:table-cell office:value-type="string">
            <text:p>Legeplads i Valbypark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gyjSbjR3E.pdf</text:p>
          </table:table-cell>
        </table:table-row>
        <table:table-row table:style-name="ro2">
          <table:table-cell office:value-type="float" office:value="6578">
            <text:p>6578</text:p>
          </table:table-cell>
          <table:table-cell office:value-type="string">
            <text:p>Islands Brygge Havnebad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5ZAjxJV4xb.pdf</text:p>
          </table:table-cell>
        </table:table-row>
        <table:table-row table:style-name="ro2">
          <table:table-cell office:value-type="float" office:value="6579">
            <text:p>6579</text:p>
          </table:table-cell>
          <table:table-cell office:value-type="string">
            <text:p>Blågårds Plads</text:p>
          </table:table-cell>
          <table:table-cell office:value-type="string">
            <text:p>Blågårds Plads - legeplads</text:p>
          </table:table-cell>
          <table:table-cell office:value-type="string">
            <text:p>25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c3xebdos0.pdf</text:p>
          </table:table-cell>
        </table:table-row>
        <table:table-row table:style-name="ro2">
          <table:table-cell office:value-type="float" office:value="6580">
            <text:p>6580</text:p>
          </table:table-cell>
          <table:table-cell office:value-type="string">
            <text:p>Enghave Plads</text:p>
          </table:table-cell>
          <table:table-cell office:value-type="string">
            <text:p>Enghave Plads - Skaterban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ZjWJPFSj4m.pdf</text:p>
          </table:table-cell>
        </table:table-row>
        <table:table-row table:style-name="ro2">
          <table:table-cell office:value-type="float" office:value="6581">
            <text:p>6581</text:p>
          </table:table-cell>
          <table:table-cell office:value-type="string">
            <text:p>Gammel Strand</text:p>
          </table:table-cell>
          <table:table-cell office:value-type="string">
            <text:p>Gammel Strand - ved vand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fSIzMDSzVj.pdf</text:p>
          </table:table-cell>
        </table:table-row>
        <table:table-row table:style-name="ro2">
          <table:table-cell office:value-type="float" office:value="6582">
            <text:p>6582</text:p>
          </table:table-cell>
          <table:table-cell office:value-type="string">
            <text:p>Guldberg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5YaznsqiZ.pdf</text:p>
          </table:table-cell>
        </table:table-row>
        <table:table-row table:style-name="ro2">
          <table:table-cell office:value-type="float" office:value="6583">
            <text:p>6583</text:p>
          </table:table-cell>
          <table:table-cell office:value-type="string">
            <text:p>Grøndalsparken - Lege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llHKR5vRfh.pdf</text:p>
          </table:table-cell>
        </table:table-row>
        <table:table-row table:style-name="ro2">
          <table:table-cell office:value-type="float" office:value="6584">
            <text:p>6584</text:p>
          </table:table-cell>
          <table:table-cell office:value-type="string">
            <text:p>Kastrup Fort</text:p>
          </table:table-cell>
          <table:table-cell office:value-type="string">
            <text:p>ved den sydlige bastio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Vtfmox7x2O.pdf</text:p>
          </table:table-cell>
        </table:table-row>
        <table:table-row table:style-name="ro2">
          <table:table-cell office:value-type="float" office:value="6585">
            <text:p>6585</text:p>
          </table:table-cell>
          <table:table-cell office:value-type="string">
            <text:p>Hulgårds Plads - Legeplads</text:p>
          </table:table-cell>
          <table:table-cell office:value-type="string">
            <text:p>OPHOLD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y3MB4lRrz.pdf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string">
            <text:p>Nordrupvej</text:p>
          </table:table-cell>
          <table:table-cell office:value-type="string">
            <text:p>Husum Parken - legeplads</text:p>
          </table:table-cell>
          <table:table-cell office:value-type="string">
            <text:p>16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7wu18WDn5.pdf</text:p>
          </table:table-cell>
        </table:table-row>
        <table:table-row table:style-name="ro2">
          <table:table-cell office:value-type="float" office:value="6587">
            <text:p>6587</text:p>
          </table:table-cell>
          <table:table-cell office:value-type="string">
            <text:p>Valby Storbyhav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J7KntA8o5.pdf</text:p>
          </table:table-cell>
        </table:table-row>
        <table:table-row table:style-name="ro2">
          <table:table-cell office:value-type="float" office:value="6588">
            <text:p>6588</text:p>
          </table:table-cell>
          <table:table-cell office:value-type="string">
            <text:p>Nicolaj Plads</text:p>
          </table:table-cell>
          <table:table-cell office:value-type="string">
            <text:p>Nikolaj Plads - legeplads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2IJ4BVqpg.pdf</text:p>
          </table:table-cell>
        </table:table-row>
        <table:table-row table:style-name="ro2">
          <table:table-cell office:value-type="float" office:value="6589">
            <text:p>6589</text:p>
          </table:table-cell>
          <table:table-cell office:value-type="string">
            <text:p>Sankt Annæ Plads - Legeplads</text:p>
          </table:table-cell>
          <table:table-cell office:value-type="string">
            <text:p>OPHOLD</text:p>
          </table:table-cell>
          <table:table-cell office:value-type="string">
            <text:p>14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RqO0328tDB.pdf</text:p>
          </table:table-cell>
        </table:table-row>
        <table:table-row table:style-name="ro2">
          <table:table-cell office:value-type="float" office:value="6590">
            <text:p>6590</text:p>
          </table:table-cell>
          <table:table-cell office:value-type="string">
            <text:p>Skotlands Plads</text:p>
          </table:table-cell>
          <table:table-cell office:value-type="string">
            <text:p>Skotlands Plads - legeplads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7x3n2GOps9.pdf</text:p>
          </table:table-cell>
        </table:table-row>
        <table:table-row table:style-name="ro2">
          <table:table-cell office:value-type="float" office:value="6592">
            <text:p>6592</text:p>
          </table:table-cell>
          <table:table-cell office:value-type="string">
            <text:p>Sundbyøster Plads</text:p>
          </table:table-cell>
          <table:table-cell office:value-type="string">
            <text:p>Sundbyøster Plads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593">
            <text:p>6593</text:p>
          </table:table-cell>
          <table:table-cell office:value-type="string">
            <text:p>Filipsparken - Legepladsen Elba</text:p>
          </table:table-cell>
          <table:table-cell office:value-type="string">
            <text:p>Filipsparken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ONvN7UFmu.pdf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string">
            <text:p>Østre Anlæg - Lille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9NE0sfANn.pdf</text:p>
          </table:table-cell>
        </table:table-row>
        <table:table-row table:style-name="ro2">
          <table:table-cell office:value-type="float" office:value="6595">
            <text:p>6595</text:p>
          </table:table-cell>
          <table:table-cell office:value-type="string">
            <text:p>Østre Anlæg - Store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kWYnNABORU.pdf</text:p>
          </table:table-cell>
        </table:table-row>
        <table:table-row table:style-name="ro2">
          <table:table-cell office:value-type="float" office:value="6596">
            <text:p>6596</text:p>
          </table:table-cell>
          <table:table-cell office:value-type="string">
            <text:p>Vestvolden</text:p>
          </table:table-cell>
          <table:table-cell office:value-type="string">
            <text:p>ved Mørkhøjvej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xyMug7bGiZ.pdf</text:p>
          </table:table-cell>
        </table:table-row>
        <table:table-row table:style-name="ro2">
          <table:table-cell office:value-type="float" office:value="6597">
            <text:p>6597</text:p>
          </table:table-cell>
          <table:table-cell office:value-type="string">
            <text:p>Nordhavnsgården</text:p>
          </table:table-cell>
          <table:table-cell office:value-type="string">
            <text:p>Nordhavnsgård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1uFOXjxMxP.pdf</text:p>
          </table:table-cell>
        </table:table-row>
        <table:table-row table:style-name="ro2">
          <table:table-cell office:value-type="float" office:value="6598">
            <text:p>6598</text:p>
          </table:table-cell>
          <table:table-cell office:value-type="string">
            <text:p>Nørager Plads</text:p>
          </table:table-cell>
          <table:table-cell office:value-type="string">
            <text:p>Legeplads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QEi5Ah8l4.pdf</text:p>
          </table:table-cell>
        </table:table-row>
        <table:table-row table:style-name="ro2">
          <table:table-cell office:value-type="float" office:value="6599">
            <text:p>6599</text:p>
          </table:table-cell>
          <table:table-cell office:value-type="string">
            <text:p>Odinsgade</text:p>
          </table:table-cell>
          <table:table-cell office:value-type="string">
            <text:p>Odinsgade - legeplads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3ltp0cfNYe.pdf</text:p>
          </table:table-cell>
        </table:table-row>
        <table:table-row table:style-name="ro2">
          <table:table-cell office:value-type="float" office:value="6600">
            <text:p>6600</text:p>
          </table:table-cell>
          <table:table-cell office:value-type="string">
            <text:p>Sundbyvester Plads</text:p>
          </table:table-cell>
          <table:table-cell office:value-type="string">
            <text:p>Sundbyvester Plads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dMZlNeIdCQ.pdf</text:p>
          </table:table-cell>
        </table:table-row>
        <table:table-row table:style-name="ro2">
          <table:table-cell office:value-type="float" office:value="6601">
            <text:p>6601</text:p>
          </table:table-cell>
          <table:table-cell office:value-type="string">
            <text:p>Fælledparken</text:p>
          </table:table-cell>
          <table:table-cell office:value-type="string">
            <text:p>Fælledparken - Tårnlegeplads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xV7Vc4ZF0.pdf</text:p>
          </table:table-cell>
        </table:table-row>
        <table:table-row table:style-name="ro2">
          <table:table-cell office:value-type="float" office:value="6602">
            <text:p>6602</text:p>
          </table:table-cell>
          <table:table-cell office:value-type="string">
            <text:p>Fælledparken</text:p>
          </table:table-cell>
          <table:table-cell office:value-type="string">
            <text:p>Fælledparken - Sansehav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VLgDfidULG.pdf</text:p>
          </table:table-cell>
        </table:table-row>
        <table:table-row table:style-name="ro2">
          <table:table-cell office:value-type="float" office:value="6603">
            <text:p>6603</text:p>
          </table:table-cell>
          <table:table-cell office:value-type="string">
            <text:p>Fælledparken</text:p>
          </table:table-cell>
          <table:table-cell office:value-type="string">
            <text:p>Fælledparken - Trafiklegeplads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2m95zBUEB.pdf</text:p>
          </table:table-cell>
        </table:table-row>
        <table:table-row table:style-name="ro2">
          <table:table-cell office:value-type="float" office:value="6604">
            <text:p>6604</text:p>
          </table:table-cell>
          <table:table-cell office:value-type="string">
            <text:p>Brønshøj Torv</text:p>
          </table:table-cell>
          <table:table-cell office:value-type="string">
            <text:p>Legeplads ved Krabbesholm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605">
            <text:p>6605</text:p>
          </table:table-cell>
          <table:table-cell office:value-type="string">
            <text:p>Litauens Plads - Boldbaner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6606">
            <text:p>6606</text:p>
          </table:table-cell>
          <table:table-cell office:value-type="string">
            <text:p>Udbygade - Legeplads</text:p>
          </table:table-cell>
          <table:table-cell office:value-type="string">
            <text:p>Udbygade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efsPzyEWaT.pdf</text:p>
          </table:table-cell>
        </table:table-row>
        <table:table-row table:style-name="ro2">
          <table:table-cell office:value-type="float" office:value="6607">
            <text:p>6607</text:p>
          </table:table-cell>
          <table:table-cell office:value-type="string">
            <text:p>Utterslevmose</text:p>
          </table:table-cell>
          <table:table-cell office:value-type="string">
            <text:p>ved Pilesvinget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OIzRRCgrK5.pdf</text:p>
          </table:table-cell>
        </table:table-row>
        <table:table-row table:style-name="ro2">
          <table:table-cell office:value-type="float" office:value="6608">
            <text:p>6608</text:p>
          </table:table-cell>
          <table:table-cell office:value-type="string">
            <text:p>Vestvolden</text:p>
          </table:table-cell>
          <table:table-cell office:value-type="string">
            <text:p>ved Bystævnet - 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vA6B1Pd8xF.pdf</text:p>
          </table:table-cell>
        </table:table-row>
        <table:table-row table:style-name="ro2">
          <table:table-cell office:value-type="float" office:value="6609">
            <text:p>6609</text:p>
          </table:table-cell>
          <table:table-cell office:value-type="string">
            <text:p>Skuespilhuset</text:p>
          </table:table-cell>
          <table:table-cell office:value-type="string">
            <text:p>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kYqiofbC1J.pdf</text:p>
          </table:table-cell>
        </table:table-row>
        <table:table-row table:style-name="ro2">
          <table:table-cell office:value-type="float" office:value="6609">
            <text:p>6609</text:p>
          </table:table-cell>
          <table:table-cell office:value-type="string">
            <text:p>Skuespilhuset</text:p>
          </table:table-cell>
          <table:table-cell office:value-type="string">
            <text:p>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SvOLaKYo6g.pdf</text:p>
          </table:table-cell>
        </table:table-row>
        <table:table-row table:style-name="ro2">
          <table:table-cell office:value-type="float" office:value="6610">
            <text:p>6610</text:p>
          </table:table-cell>
          <table:table-cell office:value-type="string">
            <text:p>Grøndalsparken - fodboldbane</text:p>
          </table:table-cell>
          <table:table-cell office:value-type="string">
            <text:p>Boldban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5XBXuI6Gp3.pdf</text:p>
          </table:table-cell>
        </table:table-row>
        <table:table-row table:style-name="ro2">
          <table:table-cell office:value-type="float" office:value="6611">
            <text:p>6611</text:p>
          </table:table-cell>
          <table:table-cell office:value-type="string">
            <text:p>Hauser Plads</text:p>
          </table:table-cell>
          <table:table-cell office:value-type="string">
            <text:p>Hauser Plads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ZrQjULpvtT.pdf</text:p>
          </table:table-cell>
        </table:table-row>
        <table:table-row table:style-name="ro2">
          <table:table-cell office:value-type="float" office:value="6612">
            <text:p>6612</text:p>
          </table:table-cell>
          <table:table-cell office:value-type="string">
            <text:p>Hauser Plads (legeplads)</text:p>
          </table:table-cell>
          <table:table-cell office:value-type="string">
            <text:p>Hauser Plads (legeplads)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ZrQjULpvtT.pdf</text:p>
          </table:table-cell>
        </table:table-row>
        <table:table-row table:style-name="ro2">
          <table:table-cell office:value-type="float" office:value="6613">
            <text:p>6613</text:p>
          </table:table-cell>
          <table:table-cell table:number-columns-repeated="2" office:value-type="string">
            <text:p>Havneparken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xnGqvYDtSk.pdf</text:p>
          </table:table-cell>
        </table:table-row>
        <table:table-row table:style-name="ro2">
          <table:table-cell office:value-type="float" office:value="6614">
            <text:p>6614</text:p>
          </table:table-cell>
          <table:table-cell table:number-columns-repeated="2" office:value-type="string">
            <text:p>Havneparken (legeplads)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XjtWw9HSlP.pdf</text:p>
          </table:table-cell>
        </table:table-row>
        <table:table-row table:style-name="ro2">
          <table:table-cell office:value-type="float" office:value="6615">
            <text:p>6615</text:p>
          </table:table-cell>
          <table:table-cell office:value-type="string">
            <text:p>Sankt Annæ Plads</text:p>
          </table:table-cell>
          <table:table-cell office:value-type="string">
            <text:p>Ophold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cMZRR2AKTP.pdf</text:p>
          </table:table-cell>
        </table:table-row>
        <table:table-row table:style-name="ro2">
          <table:table-cell office:value-type="float" office:value="6616">
            <text:p>6616</text:p>
          </table:table-cell>
          <table:table-cell office:value-type="string">
            <text:p>Vibogrund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jG0nFg6sFp.pdf</text:p>
          </table:table-cell>
        </table:table-row>
        <table:table-row table:style-name="ro2">
          <table:table-cell office:value-type="float" office:value="6617">
            <text:p>6617</text:p>
          </table:table-cell>
          <table:table-cell office:value-type="string">
            <text:p>Sæterdalsgadeparken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ronoovZFup.pdf</text:p>
          </table:table-cell>
        </table:table-row>
        <table:table-row table:style-name="ro2">
          <table:table-cell office:value-type="float" office:value="6618">
            <text:p>6618</text:p>
          </table:table-cell>
          <table:table-cell office:value-type="string">
            <text:p>Sæterdalsgadeparken - Legeplads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Jza1yZYmJ.pdf</text:p>
          </table:table-cell>
        </table:table-row>
        <table:table-row table:style-name="ro2">
          <table:table-cell office:value-type="float" office:value="6619">
            <text:p>6619</text:p>
          </table:table-cell>
          <table:table-cell office:value-type="string">
            <text:p>Skotland Plads</text:p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XvFd5hfEY.pdf</text:p>
          </table:table-cell>
        </table:table-row>
        <table:table-row table:style-name="ro2">
          <table:table-cell office:value-type="float" office:value="6620">
            <text:p>6620</text:p>
          </table:table-cell>
          <table:table-cell office:value-type="string">
            <text:p>Kildevældsparken</text:p>
          </table:table-cell>
          <table:table-cell office:value-type="string">
            <text:p>Bylivsundersøgelse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1">
            <text:p>6621</text:p>
          </table:table-cell>
          <table:table-cell office:value-type="string">
            <text:p>Bellmannsgade</text:p>
          </table:table-cell>
          <table:table-cell office:value-type="string">
            <text:p>fodgængertælling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2">
            <text:p>6622</text:p>
          </table:table-cell>
          <table:table-cell office:value-type="string">
            <text:p>Vognmandsmarken</text:p>
          </table:table-cell>
          <table:table-cell office:value-type="string">
            <text:p>fodgængertælling 7-21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3">
            <text:p>6623</text:p>
          </table:table-cell>
          <table:table-cell office:value-type="string">
            <text:p>Kildevældsgade</text:p>
          </table:table-cell>
          <table:table-cell office:value-type="string">
            <text:p>fodgængertælling 7-21</text:p>
          </table:table-cell>
          <table:table-cell office:value-type="string">
            <text:p>8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4">
            <text:p>6624</text:p>
          </table:table-cell>
          <table:table-cell office:value-type="string">
            <text:p>Vennemendevej</text:p>
          </table:table-cell>
          <table:table-cell office:value-type="string">
            <text:p>fodgængertælling 7-21</text:p>
          </table:table-cell>
          <table:table-cell office:value-type="string">
            <text:p>7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5">
            <text:p>6625</text:p>
          </table:table-cell>
          <table:table-cell office:value-type="string">
            <text:p>Bryggevangen (Ved Kirken)</text:p>
          </table:table-cell>
          <table:table-cell office:value-type="string">
            <text:p>fodgængertælling 7-21</text:p>
          </table:table-cell>
          <table:table-cell office:value-type="string">
            <text:p>7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6">
            <text:p>6626</text:p>
          </table:table-cell>
          <table:table-cell office:value-type="string">
            <text:p>Bryggevangen</text:p>
          </table:table-cell>
          <table:table-cell office:value-type="string">
            <text:p>fodgængertælling 7-21</text:p>
          </table:table-cell>
          <table:table-cell office:value-type="string">
            <text:p>3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7">
            <text:p>6627</text:p>
          </table:table-cell>
          <table:table-cell office:value-type="string">
            <text:p>Bryggevangen</text:p>
          </table:table-cell>
          <table:table-cell office:value-type="string">
            <text:p>fodgængertælling 7-21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8">
            <text:p>6628</text:p>
          </table:table-cell>
          <table:table-cell office:value-type="string">
            <text:p>Bryggevangen</text:p>
          </table:table-cell>
          <table:table-cell office:value-type="string">
            <text:p>fodgængertælling 7-21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29">
            <text:p>6629</text:p>
          </table:table-cell>
          <table:table-cell office:value-type="string">
            <text:p>Samsøgade</text:p>
          </table:table-cell>
          <table:table-cell office:value-type="string">
            <text:p>fodgængertælling 7-21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0">
            <text:p>6630</text:p>
          </table:table-cell>
          <table:table-cell office:value-type="string">
            <text:p>Australiensvej</text:p>
          </table:table-cell>
          <table:table-cell office:value-type="string">
            <text:p>fodgængertælling 7-21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1">
            <text:p>6631</text:p>
          </table:table-cell>
          <table:table-cell office:value-type="string">
            <text:p>Australiensvej</text:p>
          </table:table-cell>
          <table:table-cell office:value-type="string">
            <text:p>fodgængertælling 7-21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2">
            <text:p>6632</text:p>
          </table:table-cell>
          <table:table-cell office:value-type="string">
            <text:p>Sankt Kjelds Gade</text:p>
          </table:table-cell>
          <table:table-cell office:value-type="string">
            <text:p>fodgængertælling 7-21</text:p>
          </table:table-cell>
          <table:table-cell office:value-type="string">
            <text:p>3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3">
            <text:p>6633</text:p>
          </table:table-cell>
          <table:table-cell office:value-type="string">
            <text:p>Langøgade</text:p>
          </table:table-cell>
          <table:table-cell office:value-type="string">
            <text:p>fodgængertælling 7-21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4">
            <text:p>6634</text:p>
          </table:table-cell>
          <table:table-cell office:value-type="string">
            <text:p>Tåsingegade</text:p>
          </table:table-cell>
          <table:table-cell office:value-type="string">
            <text:p>fodgængertælling 7-21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5">
            <text:p>6635</text:p>
          </table:table-cell>
          <table:table-cell office:value-type="string">
            <text:p>Tåsingegade</text:p>
          </table:table-cell>
          <table:table-cell office:value-type="string">
            <text:p>fodgængertælling 7-21</text:p>
          </table:table-cell>
          <table:table-cell office:value-type="string">
            <text:p>6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6">
            <text:p>6636</text:p>
          </table:table-cell>
          <table:table-cell office:value-type="string">
            <text:p>Sejrøgade</text:p>
          </table:table-cell>
          <table:table-cell office:value-type="string">
            <text:p>fodgængertælling 7-21</text:p>
          </table:table-cell>
          <table:table-cell office:value-type="string">
            <text:p>1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7">
            <text:p>6637</text:p>
          </table:table-cell>
          <table:table-cell office:value-type="string">
            <text:p>Æbeløgade</text:p>
          </table:table-cell>
          <table:table-cell office:value-type="string">
            <text:p>fodgængertælling 7-21</text:p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6638">
            <text:p>6638</text:p>
          </table:table-cell>
          <table:table-cell office:value-type="string">
            <text:p>Nygårdsvej</text:p>
          </table:table-cell>
          <table:table-cell office:value-type="string">
            <text:p>fodgængertælling 7-21</text:p>
          </table:table-cell>
          <table:table-cell office:value-type="string">
            <text:p>8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aEVxU6ro99.pdf</text:p>
          </table:table-cell>
        </table:table-row>
        <table:table-row table:style-name="ro2">
          <table:table-cell office:value-type="float" office:value="7005">
            <text:p>7005</text:p>
          </table:table-cell>
          <table:table-cell office:value-type="string">
            <text:p>Dr. Louises Bro</text:p>
          </table:table-cell>
          <table:table-cell office:value-type="string">
            <text:p>ud for statu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WIiZRT7Og.pdf</text:p>
          </table:table-cell>
        </table:table-row>
        <table:table-row table:style-name="ro2">
          <table:table-cell office:value-type="float" office:value="7052">
            <text:p>7052</text:p>
          </table:table-cell>
          <table:table-cell office:value-type="string">
            <text:p>Vesterbrogade</text:p>
          </table:table-cell>
          <table:table-cell office:value-type="string">
            <text:p>ved Scala/Bryggeriet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u9irLazuJ.pdf</text:p>
          </table:table-cell>
        </table:table-row>
        <table:table-row table:style-name="ro2">
          <table:table-cell office:value-type="float" office:value="7101">
            <text:p>7101</text:p>
          </table:table-cell>
          <table:table-cell office:value-type="string">
            <text:p>Nyhavn</text:p>
          </table:table-cell>
          <table:table-cell office:value-type="string">
            <text:p>nordvest for Ll. Strandstræde</text:p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sEckANvHD.pdf</text:p>
          </table:table-cell>
        </table:table-row>
        <table:table-row table:style-name="ro2">
          <table:table-cell office:value-type="float" office:value="7102">
            <text:p>7102</text:p>
          </table:table-cell>
          <table:table-cell office:value-type="string">
            <text:p>Østergade</text:p>
          </table:table-cell>
          <table:table-cell office:value-type="string">
            <text:p>øst for Ny Østergade</text:p>
          </table:table-cell>
          <table:table-cell office:value-type="string">
            <text:p>1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string">
            <text:p/>
          </table:table-cell>
          <table:table-cell table:number-columns-repeated="2" office:value-type="float" office:value="100">
            <text:p>100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Q6OuZPxn1.pdf</text:p>
          </table:table-cell>
        </table:table-row>
        <table:table-row table:style-name="ro2">
          <table:table-cell office:value-type="float" office:value="7103">
            <text:p>7103</text:p>
          </table:table-cell>
          <table:table-cell office:value-type="string">
            <text:p>Vimmelskaftet (Strøget)</text:p>
          </table:table-cell>
          <table:table-cell office:value-type="string">
            <text:p>øst for Badstuestræde</text:p>
          </table:table-cell>
          <table:table-cell office:value-type="string">
            <text:p>4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string">
            <text:p/>
          </table:table-cell>
          <table:table-cell table:number-columns-repeated="2" office:value-type="float" office:value="100">
            <text:p>100</text:p>
          </table:table-cell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dz9416c07.pdf</text:p>
          </table:table-cell>
        </table:table-row>
        <table:table-row table:style-name="ro2">
          <table:table-cell office:value-type="float" office:value="7105">
            <text:p>7105</text:p>
          </table:table-cell>
          <table:table-cell office:value-type="string">
            <text:p>Fiolstræde</text:p>
          </table:table-cell>
          <table:table-cell office:value-type="string">
            <text:p>nord for St. Kannikestræde</text:p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rHj3Jlmty7.pdf</text:p>
          </table:table-cell>
        </table:table-row>
        <table:table-row table:style-name="ro2">
          <table:table-cell office:value-type="float" office:value="7106">
            <text:p>7106</text:p>
          </table:table-cell>
          <table:table-cell office:value-type="string">
            <text:p>Kompagnistræde</text:p>
          </table:table-cell>
          <table:table-cell office:value-type="string">
            <text:p>nordøst for Knabrostræde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16">
            <text:p>316</text:p>
          </table:table-cell>
          <table:table-cell office:value-type="string">
            <text:p/>
          </table:table-cell>
          <table:table-cell table:number-columns-repeated="2" office:value-type="float" office:value="400">
            <text:p>400</text:p>
          </table:table-cell>
          <table:table-cell office:value-type="float" office:value="3356">
            <text:p>3356</text:p>
          </table:table-cell>
          <table:table-cell office:value-type="float" office:value="3500">
            <text:p>3500</text:p>
          </table:table-cell>
          <table:table-cell office:value-type="float" office:value="4100">
            <text:p>4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PwoloAtn7.pdf</text:p>
          </table:table-cell>
        </table:table-row>
        <table:table-row table:style-name="ro2">
          <table:table-cell office:value-type="float" office:value="7107">
            <text:p>7107</text:p>
          </table:table-cell>
          <table:table-cell office:value-type="string">
            <text:p>Blågårdsgade</text:p>
          </table:table-cell>
          <table:table-cell office:value-type="string">
            <text:p>nord for Baggesensgade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434">
            <text:p>3434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NMEJuRSus.pdf</text:p>
          </table:table-cell>
        </table:table-row>
        <table:table-row table:style-name="ro2">
          <table:table-cell office:value-type="float" office:value="7108">
            <text:p>7108</text:p>
          </table:table-cell>
          <table:table-cell office:value-type="string">
            <text:p>Vanløse Torv</text:p>
          </table:table-cell>
          <table:table-cell office:value-type="string">
            <text:p>ved stationen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NMeavBmTb5.pdf</text:p>
          </table:table-cell>
        </table:table-row>
        <table:table-row table:style-name="ro2">
          <table:table-cell office:value-type="float" office:value="7109">
            <text:p>7109</text:p>
          </table:table-cell>
          <table:table-cell office:value-type="string">
            <text:p>Kay Fiskers Plads</text:p>
          </table:table-cell>
          <table:table-cell office:value-type="string">
            <text:p>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WvUSkUUF72.pdf</text:p>
          </table:table-cell>
        </table:table-row>
        <table:table-row table:style-name="ro2">
          <table:table-cell office:value-type="float" office:value="7110">
            <text:p>7110</text:p>
          </table:table-cell>
          <table:table-cell office:value-type="string">
            <text:p>Østerbrogade</text:p>
          </table:table-cell>
          <table:table-cell office:value-type="string">
            <text:p>nord for Rosenvængets Allé</text:p>
          </table:table-cell>
          <table:table-cell office:value-type="string">
            <text:p>6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D1pWn7i6I.pdf</text:p>
          </table:table-cell>
        </table:table-row>
        <table:table-row table:style-name="ro2">
          <table:table-cell office:value-type="float" office:value="7111">
            <text:p>7111</text:p>
          </table:table-cell>
          <table:table-cell office:value-type="string">
            <text:p>Østerbrogade</text:p>
          </table:table-cell>
          <table:table-cell office:value-type="string">
            <text:p>nord for Skt Jacobs Plads</text:p>
          </table:table-cell>
          <table:table-cell office:value-type="string">
            <text:p>1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gUu2qeLqQ.pdf</text:p>
          </table:table-cell>
        </table:table-row>
        <table:table-row table:style-name="ro2">
          <table:table-cell office:value-type="float" office:value="7112">
            <text:p>7112</text:p>
          </table:table-cell>
          <table:table-cell office:value-type="string">
            <text:p>Østerbrogade</text:p>
          </table:table-cell>
          <table:table-cell office:value-type="string">
            <text:p>syd for Vordingborggade</text:p>
          </table:table-cell>
          <table:table-cell office:value-type="string">
            <text:p>14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llpMdyCEoI.pdf</text:p>
          </table:table-cell>
        </table:table-row>
        <table:table-row table:style-name="ro2">
          <table:table-cell office:value-type="float" office:value="7113">
            <text:p>7113</text:p>
          </table:table-cell>
          <table:table-cell office:value-type="string">
            <text:p>Østerbrogade</text:p>
          </table:table-cell>
          <table:table-cell office:value-type="string">
            <text:p>nord for Kildevældsgade</text:p>
          </table:table-cell>
          <table:table-cell office:value-type="string">
            <text:p>16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1f0MIKMlL.pdf</text:p>
          </table:table-cell>
        </table:table-row>
        <table:table-row table:style-name="ro2">
          <table:table-cell office:value-type="float" office:value="7114">
            <text:p>7114</text:p>
          </table:table-cell>
          <table:table-cell office:value-type="string">
            <text:p>Amagerbrogade</text:p>
          </table:table-cell>
          <table:table-cell office:value-type="string">
            <text:p>syd for Svinget</text:p>
          </table:table-cell>
          <table:table-cell office:value-type="string">
            <text:p>1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UuyBZHvCmT.pdf</text:p>
          </table:table-cell>
        </table:table-row>
        <table:table-row table:style-name="ro2">
          <table:table-cell office:value-type="float" office:value="7115">
            <text:p>7115</text:p>
          </table:table-cell>
          <table:table-cell office:value-type="string">
            <text:p>Amagerbrogade</text:p>
          </table:table-cell>
          <table:table-cell office:value-type="string">
            <text:p>Amagerbrogade - ved Brysselgade</text:p>
          </table:table-cell>
          <table:table-cell office:value-type="string">
            <text:p>6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5AvRl9JTM9.pdf</text:p>
          </table:table-cell>
        </table:table-row>
        <table:table-row table:style-name="ro2">
          <table:table-cell office:value-type="float" office:value="7116">
            <text:p>7116</text:p>
          </table:table-cell>
          <table:table-cell office:value-type="string">
            <text:p>Amagerbrogade</text:p>
          </table:table-cell>
          <table:table-cell office:value-type="string">
            <text:p>nord for Sundbyvester Plads</text:p>
          </table:table-cell>
          <table:table-cell office:value-type="string">
            <text:p>232 B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TbcVW8fFe.pdf</text:p>
          </table:table-cell>
        </table:table-row>
        <table:table-row table:style-name="ro2">
          <table:table-cell office:value-type="float" office:value="7117">
            <text:p>7117</text:p>
          </table:table-cell>
          <table:table-cell office:value-type="string">
            <text:p>Nørrebrogade</text:p>
          </table:table-cell>
          <table:table-cell office:value-type="string">
            <text:p>sydøst for Sjællandsgade</text:p>
          </table:table-cell>
          <table:table-cell office:value-type="string">
            <text:p>8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H4che5txgh.pdf</text:p>
          </table:table-cell>
        </table:table-row>
        <table:table-row table:style-name="ro2">
          <table:table-cell office:value-type="float" office:value="7118">
            <text:p>7118</text:p>
          </table:table-cell>
          <table:table-cell office:value-type="string">
            <text:p>Nørrebrogade</text:p>
          </table:table-cell>
          <table:table-cell office:value-type="string">
            <text:p>sydøst for Jagtvej</text:p>
          </table:table-cell>
          <table:table-cell office:value-type="string">
            <text:p>1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m38QCvrV1.pdf</text:p>
          </table:table-cell>
        </table:table-row>
        <table:table-row table:style-name="ro2">
          <table:table-cell office:value-type="float" office:value="7119">
            <text:p>7119</text:p>
          </table:table-cell>
          <table:table-cell office:value-type="string">
            <text:p>Nørrebrogade</text:p>
          </table:table-cell>
          <table:table-cell office:value-type="string">
            <text:p>vest for Hyltebro</text:p>
          </table:table-cell>
          <table:table-cell office:value-type="string">
            <text:p>23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vLyesidHF.pdf</text:p>
          </table:table-cell>
        </table:table-row>
        <table:table-row table:style-name="ro2">
          <table:table-cell office:value-type="float" office:value="7120">
            <text:p>7120</text:p>
          </table:table-cell>
          <table:table-cell office:value-type="string">
            <text:p>Nyhavn</text:p>
          </table:table-cell>
          <table:table-cell office:value-type="string">
            <text:p>vest for Havnegade</text:p>
          </table:table-cell>
          <table:table-cell office:value-type="string">
            <text:p>4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zMw5ooQap.pdf</text:p>
          </table:table-cell>
        </table:table-row>
        <table:table-row table:style-name="ro2">
          <table:table-cell office:value-type="float" office:value="7122">
            <text:p>7122</text:p>
          </table:table-cell>
          <table:table-cell office:value-type="string">
            <text:p>Vester Voldgade</text:p>
          </table:table-cell>
          <table:table-cell office:value-type="string">
            <text:p>nordvest for Stormgade</text:p>
          </table:table-cell>
          <table:table-cell office:value-type="string">
            <text:p>82 eller 8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3qXU9rAOV.pdf</text:p>
          </table:table-cell>
        </table:table-row>
        <table:table-row table:style-name="ro2">
          <table:table-cell office:value-type="float" office:value="7123">
            <text:p>7123</text:p>
          </table:table-cell>
          <table:table-cell office:value-type="string">
            <text:p>Vester Voldgade</text:p>
          </table:table-cell>
          <table:table-cell office:value-type="string">
            <text:p>sydøst for Ny Kongensgade</text:p>
          </table:table-cell>
          <table:table-cell office:value-type="string">
            <text:p>1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qlutLSZc5.pdf</text:p>
          </table:table-cell>
        </table:table-row>
        <table:table-row table:style-name="ro2">
          <table:table-cell office:value-type="float" office:value="7124">
            <text:p>7124</text:p>
          </table:table-cell>
          <table:table-cell office:value-type="string">
            <text:p>Amaliehaven</text:p>
          </table:table-cell>
          <table:table-cell office:value-type="string">
            <text:p>ved springvand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EAtXByFBVS.pdf</text:p>
          </table:table-cell>
        </table:table-row>
        <table:table-row table:style-name="ro2">
          <table:table-cell office:value-type="float" office:value="7125">
            <text:p>7125</text:p>
          </table:table-cell>
          <table:table-cell office:value-type="string">
            <text:p>Kalvebod Brygge</text:p>
          </table:table-cell>
          <table:table-cell office:value-type="string">
            <text:p>FOD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wPbSPmuHiX.pdf</text:p>
          </table:table-cell>
        </table:table-row>
        <table:table-row table:style-name="ro2">
          <table:table-cell office:value-type="float" office:value="7126">
            <text:p>7126</text:p>
          </table:table-cell>
          <table:table-cell office:value-type="string">
            <text:p>Frederiksborggade</text:p>
          </table:table-cell>
          <table:table-cell office:value-type="string">
            <text:p>vest for Nørre Voldgade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jieaee9ZI.pdf</text:p>
          </table:table-cell>
        </table:table-row>
        <table:table-row table:style-name="ro2">
          <table:table-cell office:value-type="float" office:value="7127">
            <text:p>7127</text:p>
          </table:table-cell>
          <table:table-cell office:value-type="string">
            <text:p>Nørre Voldgade</text:p>
          </table:table-cell>
          <table:table-cell office:value-type="string">
            <text:p>syd for Nørregade</text:p>
          </table:table-cell>
          <table:table-cell office:value-type="string">
            <text:p>56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HmLOJlQIzb.pdf</text:p>
          </table:table-cell>
        </table:table-row>
        <table:table-row table:style-name="ro2">
          <table:table-cell office:value-type="float" office:value="7128">
            <text:p>7128</text:p>
          </table:table-cell>
          <table:table-cell office:value-type="string">
            <text:p>Nørre Voldgade</text:p>
          </table:table-cell>
          <table:table-cell office:value-type="string">
            <text:p>nord for Frederiksborggade</text:p>
          </table:table-cell>
          <table:table-cell office:value-type="string">
            <text:p>29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4uMIA7xCq6.pdf</text:p>
          </table:table-cell>
        </table:table-row>
        <table:table-row table:style-name="ro2">
          <table:table-cell office:value-type="float" office:value="7131">
            <text:p>7131</text:p>
          </table:table-cell>
          <table:table-cell office:value-type="string">
            <text:p>Dampfærgevej</text:p>
          </table:table-cell>
          <table:table-cell office:value-type="string">
            <text:p>syd for Pakhusvej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kqy7bCTY8o.pdf</text:p>
          </table:table-cell>
        </table:table-row>
        <table:table-row table:style-name="ro2">
          <table:table-cell office:value-type="float" office:value="7132">
            <text:p>7132</text:p>
          </table:table-cell>
          <table:table-cell office:value-type="string">
            <text:p>Sortedam Dossering - Ved Kroghsgade</text:p>
          </table:table-cell>
          <table:table-cell office:value-type="string">
            <text:p/>
          </table:table-cell>
          <table:table-cell office:value-type="string">
            <text:p>8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836">
            <text:p>3836</text:p>
          </table:table-cell>
          <table:table-cell office:value-type="float" office:value="4000">
            <text:p>4000</text:p>
          </table:table-cell>
          <table:table-cell office:value-type="float" office:value="4700">
            <text:p>4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kca3YdLpU1.pdf</text:p>
          </table:table-cell>
        </table:table-row>
        <table:table-row table:style-name="ro2">
          <table:table-cell office:value-type="float" office:value="7133">
            <text:p>7133</text:p>
          </table:table-cell>
          <table:table-cell office:value-type="string">
            <text:p>Nordre Frihavnsgade</text:p>
          </table:table-cell>
          <table:table-cell office:value-type="string">
            <text:p>nordøst for Østerbrogade</text:p>
          </table:table-cell>
          <table:table-cell office:value-type="string">
            <text:p>1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8YPoZLGdP.pdf</text:p>
          </table:table-cell>
        </table:table-row>
        <table:table-row table:style-name="ro2">
          <table:table-cell office:value-type="float" office:value="7135">
            <text:p>7135</text:p>
          </table:table-cell>
          <table:table-cell office:value-type="string">
            <text:p>Sortedam Dossering - ved Læssøesgade</text:p>
          </table:table-cell>
          <table:table-cell office:value-type="string">
            <text:p/>
          </table:table-cell>
          <table:table-cell office:value-type="string">
            <text:p>2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7457">
            <text:p>7457</text:p>
          </table:table-cell>
          <table:table-cell office:value-type="float" office:value="7700">
            <text:p>7700</text:p>
          </table:table-cell>
          <table:table-cell office:value-type="float" office:value="9100">
            <text:p>9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KEW3a43haF.pdf</text:p>
          </table:table-cell>
        </table:table-row>
        <table:table-row table:style-name="ro2">
          <table:table-cell office:value-type="float" office:value="7137">
            <text:p>7137</text:p>
          </table:table-cell>
          <table:table-cell office:value-type="string">
            <text:p>Dybbølsbro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9999">
            <text:p>99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4h3ZBU5bmF.pdf</text:p>
          </table:table-cell>
        </table:table-row>
        <table:table-row table:style-name="ro2">
          <table:table-cell office:value-type="float" office:value="7138">
            <text:p>7138</text:p>
          </table:table-cell>
          <table:table-cell office:value-type="string">
            <text:p>Vesterbrogade</text:p>
          </table:table-cell>
          <table:table-cell office:value-type="string">
            <text:p>øst for Stenogade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Nf2dx9Af1b.pdf</text:p>
          </table:table-cell>
        </table:table-row>
        <table:table-row table:style-name="ro2">
          <table:table-cell office:value-type="float" office:value="7139">
            <text:p>7139</text:p>
          </table:table-cell>
          <table:table-cell office:value-type="string">
            <text:p>Vesterbrogade</text:p>
          </table:table-cell>
          <table:table-cell office:value-type="string">
            <text:p>vest for Dannebrogsgade</text:p>
          </table:table-cell>
          <table:table-cell office:value-type="string">
            <text:p>7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7m5F82sWr5.pdf</text:p>
          </table:table-cell>
        </table:table-row>
        <table:table-row table:style-name="ro2">
          <table:table-cell office:value-type="float" office:value="7140">
            <text:p>7140</text:p>
          </table:table-cell>
          <table:table-cell office:value-type="string">
            <text:p>Istedgade</text:p>
          </table:table-cell>
          <table:table-cell office:value-type="string">
            <text:p>sydvest for Saxogade</text:p>
          </table:table-cell>
          <table:table-cell office:value-type="string">
            <text:p>1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GgQOQJw9r.pdf</text:p>
          </table:table-cell>
        </table:table-row>
        <table:table-row table:style-name="ro2">
          <table:table-cell office:value-type="float" office:value="7141">
            <text:p>7141</text:p>
          </table:table-cell>
          <table:table-cell office:value-type="string">
            <text:p>Istedgade</text:p>
          </table:table-cell>
          <table:table-cell office:value-type="string">
            <text:p>nordøst for Gasværksvej</text:p>
          </table:table-cell>
          <table:table-cell office:value-type="string">
            <text:p>3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Q3JBqSUPe.pdf</text:p>
          </table:table-cell>
        </table:table-row>
        <table:table-row table:style-name="ro2">
          <table:table-cell office:value-type="float" office:value="7143">
            <text:p>7143</text:p>
          </table:table-cell>
          <table:table-cell office:value-type="string">
            <text:p>Holmbladsgade</text:p>
          </table:table-cell>
          <table:table-cell office:value-type="string">
            <text:p>øst for Nordlandsgade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TYdyDXQRhy.pdf</text:p>
          </table:table-cell>
        </table:table-row>
        <table:table-row table:style-name="ro2">
          <table:table-cell office:value-type="float" office:value="7144">
            <text:p>7144</text:p>
          </table:table-cell>
          <table:table-cell office:value-type="string">
            <text:p>Prags Boulevard</text:p>
          </table:table-cell>
          <table:table-cell office:value-type="string">
            <text:p>øst for Amager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7146">
            <text:p>7146</text:p>
          </table:table-cell>
          <table:table-cell office:value-type="string">
            <text:p>Islands Brygge - Promenadesiden ud for husnr. 17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9999">
            <text:p>99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7147">
            <text:p>7147</text:p>
          </table:table-cell>
          <table:table-cell office:value-type="string">
            <text:p>Emil Holms Kanal</text:p>
          </table:table-cell>
          <table:table-cell office:value-type="string">
            <text:p>nord for Rued Langgårds Vej</text:p>
          </table:table-cell>
          <table:table-cell office:value-type="string">
            <text:p>13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R7iMEdXGvq.pdf</text:p>
          </table:table-cell>
        </table:table-row>
        <table:table-row table:style-name="ro2">
          <table:table-cell office:value-type="float" office:value="7149">
            <text:p>7149</text:p>
          </table:table-cell>
          <table:table-cell office:value-type="string">
            <text:p>Bystævnet</text:p>
          </table:table-cell>
          <table:table-cell office:value-type="string">
            <text:p>nord for Gadeland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Sli9zW2Uha.pdf</text:p>
          </table:table-cell>
        </table:table-row>
        <table:table-row table:style-name="ro2">
          <table:table-cell office:value-type="float" office:value="7150">
            <text:p>7150</text:p>
          </table:table-cell>
          <table:table-cell office:value-type="string">
            <text:p>Husum Torv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AqO97r0Xth.pdf</text:p>
          </table:table-cell>
        </table:table-row>
        <table:table-row table:style-name="ro2">
          <table:table-cell office:value-type="float" office:value="7151">
            <text:p>7151</text:p>
          </table:table-cell>
          <table:table-cell office:value-type="string">
            <text:p>Frederikssundsvej - ved Brønshøj Torv</text:p>
          </table:table-cell>
          <table:table-cell office:value-type="string">
            <text:p/>
          </table:table-cell>
          <table:table-cell office:value-type="string">
            <text:p>15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UlzQCjJ4D.pdf</text:p>
          </table:table-cell>
        </table:table-row>
        <table:table-row table:style-name="ro2">
          <table:table-cell office:value-type="float" office:value="7153">
            <text:p>7153</text:p>
          </table:table-cell>
          <table:table-cell office:value-type="string">
            <text:p>Jernbane Alle</text:p>
          </table:table-cell>
          <table:table-cell office:value-type="string">
            <text:p>nord for Jydeholmen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9999">
            <text:p>99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6IZMMDA27J.pdf</text:p>
          </table:table-cell>
        </table:table-row>
        <table:table-row table:style-name="ro2">
          <table:table-cell office:value-type="float" office:value="7154">
            <text:p>7154</text:p>
          </table:table-cell>
          <table:table-cell office:value-type="string">
            <text:p>Flintholm station</text:p>
          </table:table-cell>
          <table:table-cell office:value-type="string">
            <text:p>ved Grøndals Park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aLOOtWH0II.pdf</text:p>
          </table:table-cell>
        </table:table-row>
        <table:table-row table:style-name="ro2">
          <table:table-cell office:value-type="float" office:value="7157">
            <text:p>7157</text:p>
          </table:table-cell>
          <table:table-cell office:value-type="string">
            <text:p>Vesterbos 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7060">
            <text:p>70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IzYHYFK2Tk.pdf</text:p>
          </table:table-cell>
        </table:table-row>
        <table:table-row table:style-name="ro2">
          <table:table-cell office:value-type="float" office:value="7160">
            <text:p>7160</text:p>
          </table:table-cell>
          <table:table-cell office:value-type="string">
            <text:p>Amaliehaven</text:p>
          </table:table-cell>
          <table:table-cell office:value-type="string">
            <text:p>kajsiden nord for anløbstrapp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pobdblGviw.pdf</text:p>
          </table:table-cell>
        </table:table-row>
        <table:table-row table:style-name="ro2">
          <table:table-cell office:value-type="float" office:value="7161">
            <text:p>7161</text:p>
          </table:table-cell>
          <table:table-cell office:value-type="string">
            <text:p>Amaliehaven</text:p>
          </table:table-cell>
          <table:table-cell office:value-type="string">
            <text:p>indgang fra kajsid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RtfIbhp2CR.pdf</text:p>
          </table:table-cell>
        </table:table-row>
        <table:table-row table:style-name="ro2">
          <table:table-cell office:value-type="float" office:value="7162">
            <text:p>7162</text:p>
          </table:table-cell>
          <table:table-cell office:value-type="string">
            <text:p>Amaliehaven</text:p>
          </table:table-cell>
          <table:table-cell office:value-type="string">
            <text:p>kajsiden syd for anløbstrapp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xmZ594160.pdf</text:p>
          </table:table-cell>
        </table:table-row>
        <table:table-row table:style-name="ro2">
          <table:table-cell office:value-type="float" office:value="7163">
            <text:p>7163</text:p>
          </table:table-cell>
          <table:table-cell office:value-type="string">
            <text:p>Amaliehaven</text:p>
          </table:table-cell>
          <table:table-cell office:value-type="string">
            <text:p>kajsiden til og fra båd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YtEGK7NdBM.pdf</text:p>
          </table:table-cell>
        </table:table-row>
        <table:table-row table:style-name="ro2">
          <table:table-cell office:value-type="float" office:value="7164">
            <text:p>7164</text:p>
          </table:table-cell>
          <table:table-cell office:value-type="string">
            <text:p>Borgbjergsvej</text:p>
          </table:table-cell>
          <table:table-cell office:value-type="string">
            <text:p>Borgbjergsvej 25</text:p>
          </table:table-cell>
          <table:table-cell office:value-type="string">
            <text:p>2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T4D0nqX8m8.pdf</text:p>
          </table:table-cell>
        </table:table-row>
        <table:table-row table:style-name="ro2">
          <table:table-cell office:value-type="float" office:value="7165">
            <text:p>7165</text:p>
          </table:table-cell>
          <table:table-cell office:value-type="string">
            <text:p>Christianshavns Kanal</text:p>
          </table:table-cell>
          <table:table-cell office:value-type="string">
            <text:p>Overgaden oven Vandet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6070">
            <text:p>6070</text:p>
          </table:table-cell>
          <table:table-cell office:value-type="float" office:value="700">
            <text:p>700</text:p>
          </table:table-cell>
          <table:table-cell office:value-type="string">
            <text:p/>
          </table:table-cell>
          <table:table-cell office:value-type="float" office:value="800">
            <text:p>800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pgrO65T9y.pdf</text:p>
          </table:table-cell>
        </table:table-row>
        <table:table-row table:style-name="ro2">
          <table:table-cell office:value-type="float" office:value="7166">
            <text:p>7166</text:p>
          </table:table-cell>
          <table:table-cell office:value-type="string">
            <text:p>Cirkelines Plads</text:p>
          </table:table-cell>
          <table:table-cell office:value-type="string">
            <text:p>Hjørnet Enghavevej og Ny Carlsberg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28hLo5MiMT.pdf</text:p>
          </table:table-cell>
        </table:table-row>
        <table:table-row table:style-name="ro2">
          <table:table-cell office:value-type="float" office:value="7167">
            <text:p>7167</text:p>
          </table:table-cell>
          <table:table-cell office:value-type="string">
            <text:p>Damhusdæmningen</text:p>
          </table:table-cell>
          <table:table-cell office:value-type="string">
            <text:p>Vest for Ved Damhussøen</text:p>
          </table:table-cell>
          <table:table-cell office:value-type="string">
            <text:p>2B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5uSC7ozTNO.pdf</text:p>
          </table:table-cell>
        </table:table-row>
        <table:table-row table:style-name="ro2">
          <table:table-cell office:value-type="float" office:value="7168">
            <text:p>7168</text:p>
          </table:table-cell>
          <table:table-cell office:value-type="string">
            <text:p>Applebys Plads (ved Cirkelbroen)</text:p>
          </table:table-cell>
          <table:table-cell office:value-type="string">
            <text:p>ved Cirkelbroen ved Danisco bygning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4Wz9Pw54P.pdf</text:p>
          </table:table-cell>
        </table:table-row>
        <table:table-row table:style-name="ro2">
          <table:table-cell office:value-type="float" office:value="7169">
            <text:p>7169</text:p>
          </table:table-cell>
          <table:table-cell office:value-type="string">
            <text:p>Fiskebro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Wzj4Ci67eU.pdf</text:p>
          </table:table-cell>
        </table:table-row>
        <table:table-row table:style-name="ro2">
          <table:table-cell office:value-type="float" office:value="7170">
            <text:p>7170</text:p>
          </table:table-cell>
          <table:table-cell office:value-type="string">
            <text:p>Frederiksstadsgade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1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PxsWs04Wxj.pdf</text:p>
          </table:table-cell>
        </table:table-row>
        <table:table-row table:style-name="ro2">
          <table:table-cell office:value-type="float" office:value="7171">
            <text:p>7171</text:p>
          </table:table-cell>
          <table:table-cell office:value-type="string">
            <text:p>Haderslevsgade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4,8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cD8hFjuLYj.pdf</text:p>
          </table:table-cell>
        </table:table-row>
        <table:table-row table:style-name="ro2">
          <table:table-cell office:value-type="float" office:value="7172">
            <text:p>7172</text:p>
          </table:table-cell>
          <table:table-cell office:value-type="string">
            <text:p>Islands Brygge - Fortov ud for husnr. 17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9999">
            <text:p>99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ZiRhFAN00R.pdf</text:p>
          </table:table-cell>
        </table:table-row>
        <table:table-row table:style-name="ro2">
          <table:table-cell office:value-type="float" office:value="7173">
            <text:p>7173</text:p>
          </table:table-cell>
          <table:table-cell office:value-type="string">
            <text:p>Ben Websters Vej</text:p>
          </table:table-cell>
          <table:table-cell office:value-type="string">
            <text:p>FOD</text:p>
          </table:table-cell>
          <table:table-cell office:value-type="string">
            <text:p>7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/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wZcfwaMjP.pdf</text:p>
          </table:table-cell>
        </table:table-row>
        <table:table-row table:style-name="ro2">
          <table:table-cell office:value-type="float" office:value="7174">
            <text:p>7174</text:p>
          </table:table-cell>
          <table:table-cell office:value-type="string">
            <text:p>Islands Brygge</text:p>
          </table:table-cell>
          <table:table-cell office:value-type="string">
            <text:p>Havneparken ved redningskrans (overfor Islands Brygge 35)</text:p>
          </table:table-cell>
          <table:table-cell office:value-type="string">
            <text:p>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u2huvbEEj.pdf</text:p>
          </table:table-cell>
        </table:table-row>
        <table:table-row table:style-name="ro2">
          <table:table-cell office:value-type="float" office:value="7176">
            <text:p>7176</text:p>
          </table:table-cell>
          <table:table-cell office:value-type="string">
            <text:p>Amagerbrogade</text:p>
          </table:table-cell>
          <table:table-cell office:value-type="string">
            <text:p>ud for Prags Boulevard</text:p>
          </table:table-cell>
          <table:table-cell office:value-type="string">
            <text:p>30</text:p>
          </table:table-cell>
          <table:table-cell office:value-type="string">
            <text:p>Øvrige</text:p>
          </table:table-cell>
          <table:table-cell office:value-type="float" office:value="9999">
            <text:p>9999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TZUAsvE8Hl.pdf</text:p>
          </table:table-cell>
        </table:table-row>
        <table:table-row table:style-name="ro2">
          <table:table-cell office:value-type="float" office:value="7179">
            <text:p>7179</text:p>
          </table:table-cell>
          <table:table-cell office:value-type="string">
            <text:p>Store Møllevej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jrvyZMXKiz.pdf</text:p>
          </table:table-cell>
        </table:table-row>
        <table:table-row table:style-name="ro2">
          <table:table-cell office:value-type="float" office:value="7180">
            <text:p>7180</text:p>
          </table:table-cell>
          <table:table-cell office:value-type="string">
            <text:p>Strandboulevarden</text:p>
          </table:table-cell>
          <table:table-cell office:value-type="string">
            <text:p/>
          </table:table-cell>
          <table:table-cell office:value-type="string">
            <text:p>142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7181">
            <text:p>7181</text:p>
          </table:table-cell>
          <table:table-cell office:value-type="string">
            <text:p>Strandboulevarden</text:p>
          </table:table-cell>
          <table:table-cell office:value-type="string">
            <text:p/>
          </table:table-cell>
          <table:table-cell office:value-type="string">
            <text:p>31A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7182">
            <text:p>7182</text:p>
          </table:table-cell>
          <table:table-cell office:value-type="string">
            <text:p>Strandboulevarden</text:p>
          </table:table-cell>
          <table:table-cell office:value-type="string">
            <text:p/>
          </table:table-cell>
          <table:table-cell office:value-type="string">
            <text:p>75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7183">
            <text:p>7183</text:p>
          </table:table-cell>
          <table:table-cell office:value-type="string">
            <text:p>Nybrogade</text:p>
          </table:table-cell>
          <table:table-cell office:value-type="string">
            <text:p>ved Gammel Strand</text:p>
          </table:table-cell>
          <table:table-cell office:value-type="string">
            <text:p>24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900">
            <text:p>1900</text:p>
          </table:table-cell>
          <table:table-cell office:value-type="float" office:value="2200">
            <text:p>2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exSOvSYZgX.pdf</text:p>
          </table:table-cell>
        </table:table-row>
        <table:table-row table:style-name="ro2">
          <table:table-cell office:value-type="float" office:value="7184">
            <text:p>7184</text:p>
          </table:table-cell>
          <table:table-cell office:value-type="string">
            <text:p>Langeliniekaj</text:p>
          </table:table-cell>
          <table:table-cell office:value-type="string">
            <text:p>ved Langelinie Allé</text:p>
          </table:table-cell>
          <table:table-cell office:value-type="string">
            <text:p>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string">
            <text:p/>
          </table:table-cell>
          <table:table-cell office:value-type="float" office:value="2300">
            <text:p>2300</text:p>
          </table:table-cell>
          <table:table-cell office:value-type="float" office:value="2600">
            <text:p>26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5FhnWv8YMV.pdf</text:p>
          </table:table-cell>
        </table:table-row>
        <table:table-row table:style-name="ro2">
          <table:table-cell office:value-type="float" office:value="7185">
            <text:p>7185</text:p>
          </table:table-cell>
          <table:table-cell office:value-type="string">
            <text:p>Matthæusgade</text:p>
          </table:table-cell>
          <table:table-cell office:value-type="string">
            <text:p>øst for Enghavevej</text:p>
          </table:table-cell>
          <table:table-cell office:value-type="string">
            <text:p>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3,2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rcHREJUq5.pdf</text:p>
          </table:table-cell>
        </table:table-row>
        <table:table-row table:style-name="ro2">
          <table:table-cell office:value-type="float" office:value="7186">
            <text:p>7186</text:p>
          </table:table-cell>
          <table:table-cell office:value-type="string">
            <text:p>Liva Weel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kPKEw3KiYO.pdf</text:p>
          </table:table-cell>
        </table:table-row>
        <table:table-row table:style-name="ro2">
          <table:table-cell office:value-type="float" office:value="7187">
            <text:p>7187</text:p>
          </table:table-cell>
          <table:table-cell office:value-type="string">
            <text:p>Nokken Strandvej</text:p>
          </table:table-cell>
          <table:table-cell office:value-type="string">
            <text:p>Nokken Strandvej - ved roklub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/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gD1puIwbxI.pdf</text:p>
          </table:table-cell>
        </table:table-row>
        <table:table-row table:style-name="ro2">
          <table:table-cell office:value-type="float" office:value="7188">
            <text:p>7188</text:p>
          </table:table-cell>
          <table:table-cell office:value-type="string">
            <text:p>Nokken Strandvej</text:p>
          </table:table-cell>
          <table:table-cell office:value-type="string">
            <text:p>Nokken Strandvej - ved bom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cf1VFCUnz.pdf</text:p>
          </table:table-cell>
        </table:table-row>
        <table:table-row table:style-name="ro2">
          <table:table-cell office:value-type="float" office:value="7189">
            <text:p>7189</text:p>
          </table:table-cell>
          <table:table-cell office:value-type="string">
            <text:p>Strandgade</text:p>
          </table:table-cell>
          <table:table-cell office:value-type="string">
            <text:p>Nordatlantens Brygge</text:p>
          </table:table-cell>
          <table:table-cell office:value-type="string">
            <text:p>9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/>
          </table:table-cell>
          <table:table-cell table:number-columns-repeated="2" office:value-type="float" office:value="500">
            <text:p>5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vdG3g1gz9.pdf</text:p>
          </table:table-cell>
        </table:table-row>
        <table:table-row table:style-name="ro2">
          <table:table-cell office:value-type="float" office:value="7190">
            <text:p>7190</text:p>
          </table:table-cell>
          <table:table-cell office:value-type="string">
            <text:p>Nørre Voldgade</text:p>
          </table:table-cell>
          <table:table-cell office:value-type="string">
            <text:p>Nørre Voldgade - ud for husnr. 106</text:p>
          </table:table-cell>
          <table:table-cell office:value-type="string">
            <text:p>106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eQfbhlQmHR.pdf</text:p>
          </table:table-cell>
        </table:table-row>
        <table:table-row table:style-name="ro2">
          <table:table-cell office:value-type="float" office:value="7191">
            <text:p>7191</text:p>
          </table:table-cell>
          <table:table-cell office:value-type="string">
            <text:p>Nørre Voldgade</text:p>
          </table:table-cell>
          <table:table-cell office:value-type="string">
            <text:p>Nørre Voldgade - ud for husnr. 3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xu1BRpDh1Q.pdf</text:p>
          </table:table-cell>
        </table:table-row>
        <table:table-row table:style-name="ro2">
          <table:table-cell office:value-type="float" office:value="7192">
            <text:p>7192</text:p>
          </table:table-cell>
          <table:table-cell office:value-type="string">
            <text:p>Orlogsværftvej</text:p>
          </table:table-cell>
          <table:table-cell office:value-type="string">
            <text:p>Operaen - Dokø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4VaVQ62rT.pdf</text:p>
          </table:table-cell>
        </table:table-row>
        <table:table-row table:style-name="ro2">
          <table:table-cell office:value-type="float" office:value="7193">
            <text:p>7193</text:p>
          </table:table-cell>
          <table:table-cell office:value-type="string">
            <text:p>Peblinge Dossering - ved Baggesensgade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8428">
            <text:p>8428</text:p>
          </table:table-cell>
          <table:table-cell office:value-type="float" office:value="8700">
            <text:p>8700</text:p>
          </table:table-cell>
          <table:table-cell office:value-type="float" office:value="10300">
            <text:p>10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Af4NNQ67w.pdf</text:p>
          </table:table-cell>
        </table:table-row>
        <table:table-row table:style-name="ro2">
          <table:table-cell office:value-type="float" office:value="7195">
            <text:p>7195</text:p>
          </table:table-cell>
          <table:table-cell office:value-type="string">
            <text:p>Refshalevej</text:p>
          </table:table-cell>
          <table:table-cell office:value-type="string">
            <text:p>Café Halvandet</text:p>
          </table:table-cell>
          <table:table-cell office:value-type="string">
            <text:p>340</text:p>
          </table:table-cell>
          <table:table-cell office:value-type="string">
            <text:p>Øvrige</text:p>
          </table:table-cell>
          <table:table-cell office:value-type="float" office:value="6070">
            <text:p>607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  <table:table-cell table:number-columns-repeated="2"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ZbUoTMuxye.pdf</text:p>
          </table:table-cell>
        </table:table-row>
        <table:table-row table:style-name="ro2">
          <table:table-cell office:value-type="float" office:value="7196">
            <text:p>7196</text:p>
          </table:table-cell>
          <table:table-cell office:value-type="string">
            <text:p>Sluseholmen</text:p>
          </table:table-cell>
          <table:table-cell office:value-type="string">
            <text:p/>
          </table:table-cell>
          <table:table-cell office:value-type="string">
            <text:p>2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3,6</text:p>
          </table:table-cell>
          <table:table-cell office:value-type="float" office:value="2900">
            <text:p>2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Izc4uAUK6w.pdf</text:p>
          </table:table-cell>
        </table:table-row>
        <table:table-row table:style-name="ro2">
          <table:table-cell office:value-type="float" office:value="7198">
            <text:p>7198</text:p>
          </table:table-cell>
          <table:table-cell office:value-type="string">
            <text:p>Bølg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3KGd2GgBT.pdf</text:p>
          </table:table-cell>
        </table:table-row>
        <table:table-row table:style-name="ro2">
          <table:table-cell office:value-type="float" office:value="7199">
            <text:p>7199</text:p>
          </table:table-cell>
          <table:table-cell office:value-type="string">
            <text:p>Langebrogade</text:p>
          </table:table-cell>
          <table:table-cell office:value-type="string">
            <text:p>Langebrogade havnetælling 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564">
            <text:p>3564</text:p>
          </table:table-cell>
          <table:table-cell office:value-type="float" office:value="3700">
            <text:p>3700</text:p>
          </table:table-cell>
          <table:table-cell office:value-type="float" office:value="4300">
            <text:p>43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q0yY2t8std.pdf</text:p>
          </table:table-cell>
        </table:table-row>
        <table:table-row table:style-name="ro2">
          <table:table-cell office:value-type="float" office:value="7200">
            <text:p>7200</text:p>
          </table:table-cell>
          <table:table-cell office:value-type="string">
            <text:p>Vasbygade</text:p>
          </table:table-cell>
          <table:table-cell office:value-type="string">
            <text:p>Vasbygade FOD+CYKLER+JOGGER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777">
            <text:p>4777</text:p>
          </table:table-cell>
          <table:table-cell office:value-type="float" office:value="4900">
            <text:p>4900</text:p>
          </table:table-cell>
          <table:table-cell office:value-type="float" office:value="5800">
            <text:p>5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JvsHNPf7g.pdf</text:p>
          </table:table-cell>
        </table:table-row>
        <table:table-row table:style-name="ro2">
          <table:table-cell office:value-type="float" office:value="7600">
            <text:p>7600</text:p>
          </table:table-cell>
          <table:table-cell office:value-type="string">
            <text:p>Klædemålet</text:p>
          </table:table-cell>
          <table:table-cell office:value-type="string">
            <text:p>Gang(jern)banebro vest for Klædemål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OfwzdeSLx.pdf</text:p>
          </table:table-cell>
        </table:table-row>
        <table:table-row table:style-name="ro2">
          <table:table-cell office:value-type="float" office:value="7601">
            <text:p>7601</text:p>
          </table:table-cell>
          <table:table-cell office:value-type="string">
            <text:p>Folehaven</text:p>
          </table:table-cell>
          <table:table-cell office:value-type="string">
            <text:p>Gangbro over Folehaven</text:p>
          </table:table-cell>
          <table:table-cell office:value-type="string">
            <text:p>63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wEDaGPD4Z.pdf</text:p>
          </table:table-cell>
        </table:table-row>
        <table:table-row table:style-name="ro2">
          <table:table-cell office:value-type="float" office:value="7602">
            <text:p>7602</text:p>
          </table:table-cell>
          <table:table-cell office:value-type="string">
            <text:p>Nordre Toldbod</text:p>
          </table:table-cell>
          <table:table-cell office:value-type="string">
            <text:p>Gangbro over forbindelsesvej ved Gefionspringvand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BiBN0rKdp.pdf</text:p>
          </table:table-cell>
        </table:table-row>
        <table:table-row table:style-name="ro2">
          <table:table-cell office:value-type="float" office:value="7603">
            <text:p>7603</text:p>
          </table:table-cell>
          <table:table-cell office:value-type="string">
            <text:p>Jyllingevej</text:p>
          </table:table-cell>
          <table:table-cell office:value-type="string">
            <text:p>Gangbro over Jyllingevej ved Jyllingevej Station</text:p>
          </table:table-cell>
          <table:table-cell office:value-type="string">
            <text:p>9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16ZW62xvlU.pdf</text:p>
          </table:table-cell>
        </table:table-row>
        <table:table-row table:style-name="ro2">
          <table:table-cell office:value-type="float" office:value="7604">
            <text:p>7604</text:p>
          </table:table-cell>
          <table:table-cell office:value-type="string">
            <text:p>Lersø Parkallé</text:p>
          </table:table-cell>
          <table:table-cell office:value-type="string">
            <text:p>Gangbro over Lersø Parkallé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6fkXWdcKo.pdf</text:p>
          </table:table-cell>
        </table:table-row>
        <table:table-row table:style-name="ro2">
          <table:table-cell office:value-type="float" office:value="7605">
            <text:p>7605</text:p>
          </table:table-cell>
          <table:table-cell office:value-type="string">
            <text:p>Banefløjstien</text:p>
          </table:table-cell>
          <table:table-cell office:value-type="string">
            <text:p>Gangbro på Banefløjstien over fæstningsgrav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zvzgIC5tzv.pdf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string">
            <text:p>Korsager Allé</text:p>
          </table:table-cell>
          <table:table-cell office:value-type="string">
            <text:p>Gangtunnel mellem Korsager Allé og Åvending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SuyQvsYx9w.pdf</text:p>
          </table:table-cell>
        </table:table-row>
        <table:table-row table:style-name="ro2">
          <table:table-cell office:value-type="float" office:value="7607">
            <text:p>7607</text:p>
          </table:table-cell>
          <table:table-cell office:value-type="string">
            <text:p>Amager Boulevard</text:p>
          </table:table-cell>
          <table:table-cell office:value-type="string">
            <text:p>Gangtunnel under Amager Boulevard ved Thorshavns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n5DjEuo44.pdf</text:p>
          </table:table-cell>
        </table:table-row>
        <table:table-row table:style-name="ro2">
          <table:table-cell office:value-type="float" office:value="7608">
            <text:p>7608</text:p>
          </table:table-cell>
          <table:table-cell office:value-type="string">
            <text:p>Amagerbrogade</text:p>
          </table:table-cell>
          <table:table-cell office:value-type="string">
            <text:p>Gangtunnel under Amagerbrogade ved Hans Bogbinders Allé</text:p>
          </table:table-cell>
          <table:table-cell office:value-type="string">
            <text:p>156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PxYlPfPRK.pdf</text:p>
          </table:table-cell>
        </table:table-row>
        <table:table-row table:style-name="ro2">
          <table:table-cell office:value-type="float" office:value="7609">
            <text:p>7609</text:p>
          </table:table-cell>
          <table:table-cell office:value-type="string">
            <text:p>Emdrupvej</text:p>
          </table:table-cell>
          <table:table-cell office:value-type="string">
            <text:p>Gangtunnel under Emdrupvej ved Banebrinken</text:p>
          </table:table-cell>
          <table:table-cell office:value-type="string">
            <text:p>8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j6d6pwGtgm.pdf</text:p>
          </table:table-cell>
        </table:table-row>
        <table:table-row table:style-name="ro2">
          <table:table-cell office:value-type="float" office:value="7610">
            <text:p>7610</text:p>
          </table:table-cell>
          <table:table-cell office:value-type="string">
            <text:p>Frederikssundsvej</text:p>
          </table:table-cell>
          <table:table-cell office:value-type="string">
            <text:p>Gangtunnel under Frederikssundsvej ved Hyrdevangen</text:p>
          </table:table-cell>
          <table:table-cell office:value-type="string">
            <text:p>125A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wMkTnktTju.pdf</text:p>
          </table:table-cell>
        </table:table-row>
        <table:table-row table:style-name="ro2">
          <table:table-cell office:value-type="float" office:value="7611">
            <text:p>7611</text:p>
          </table:table-cell>
          <table:table-cell office:value-type="string">
            <text:p>Jagtvej</text:p>
          </table:table-cell>
          <table:table-cell office:value-type="string">
            <text:p>Gangtunnel under Jagtvej ved Hans Egedes Gade</text:p>
          </table:table-cell>
          <table:table-cell office:value-type="string">
            <text:p>34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eLx6dicqg.pdf</text:p>
          </table:table-cell>
        </table:table-row>
        <table:table-row table:style-name="ro2">
          <table:table-cell office:value-type="float" office:value="7612">
            <text:p>7612</text:p>
          </table:table-cell>
          <table:table-cell office:value-type="string">
            <text:p>Jagtvej</text:p>
          </table:table-cell>
          <table:table-cell office:value-type="string">
            <text:p>Gangtunnel under Jagtvej ved Stevnsgade</text:p>
          </table:table-cell>
          <table:table-cell office:value-type="string">
            <text:p>7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om7vZodKu.pdf</text:p>
          </table:table-cell>
        </table:table-row>
        <table:table-row table:style-name="ro2">
          <table:table-cell office:value-type="float" office:value="7613">
            <text:p>7613</text:p>
          </table:table-cell>
          <table:table-cell office:value-type="string">
            <text:p>Lyshøjgårdsvej</text:p>
          </table:table-cell>
          <table:table-cell office:value-type="string">
            <text:p>Gangtunnel under jernbane ved Fengers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OoYl7zMBAY.pdf</text:p>
          </table:table-cell>
        </table:table-row>
        <table:table-row table:style-name="ro2">
          <table:table-cell office:value-type="float" office:value="7614">
            <text:p>7614</text:p>
          </table:table-cell>
          <table:table-cell office:value-type="string">
            <text:p>Oslo Plads</text:p>
          </table:table-cell>
          <table:table-cell office:value-type="string">
            <text:p>Gangtunnel under Oslo Plads nordøs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YuBLNLwtYI.pdf</text:p>
          </table:table-cell>
        </table:table-row>
        <table:table-row table:style-name="ro2">
          <table:table-cell office:value-type="float" office:value="7615">
            <text:p>7615</text:p>
          </table:table-cell>
          <table:table-cell office:value-type="string">
            <text:p>Oslo Plads</text:p>
          </table:table-cell>
          <table:table-cell office:value-type="string">
            <text:p>Gangtunnel under Oslo Plads sydves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vEQmKXnrQg.pdf</text:p>
          </table:table-cell>
        </table:table-row>
        <table:table-row table:style-name="ro2">
          <table:table-cell office:value-type="float" office:value="7616">
            <text:p>7616</text:p>
          </table:table-cell>
          <table:table-cell office:value-type="string">
            <text:p>Peder Lykkes Vej</text:p>
          </table:table-cell>
          <table:table-cell office:value-type="string">
            <text:p>Gangtunnel under Peder Lykkes Vej ved Tingvej</text:p>
          </table:table-cell>
          <table:table-cell office:value-type="string">
            <text:p>59C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ZwwKROrTQX.pdf</text:p>
          </table:table-cell>
        </table:table-row>
        <table:table-row table:style-name="ro2">
          <table:table-cell office:value-type="float" office:value="7617">
            <text:p>7617</text:p>
          </table:table-cell>
          <table:table-cell office:value-type="string">
            <text:p>Roskildevej</text:p>
          </table:table-cell>
          <table:table-cell office:value-type="string">
            <text:p>Gangtunnel under Roskildevej ved Ålholm Station</text:p>
          </table:table-cell>
          <table:table-cell office:value-type="string">
            <text:p>130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xtZWYZ1GkU.pdf</text:p>
          </table:table-cell>
        </table:table-row>
        <table:table-row table:style-name="ro2">
          <table:table-cell office:value-type="float" office:value="7618">
            <text:p>7618</text:p>
          </table:table-cell>
          <table:table-cell office:value-type="string">
            <text:p>Sjælør Boulevard</text:p>
          </table:table-cell>
          <table:table-cell office:value-type="string">
            <text:p>Gangtunnel under Sjælør Boulevard ved Sjælør Statio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nlrnoG0MSb.pdf</text:p>
          </table:table-cell>
        </table:table-row>
        <table:table-row table:style-name="ro2">
          <table:table-cell office:value-type="float" office:value="7619">
            <text:p>7619</text:p>
          </table:table-cell>
          <table:table-cell office:value-type="string">
            <text:p>Slotsherrensvej</text:p>
          </table:table-cell>
          <table:table-cell office:value-type="string">
            <text:p>Gangtunnel under Slotsherrensvej ved Islev Station</text:p>
          </table:table-cell>
          <table:table-cell office:value-type="string">
            <text:p>137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CDY83mXNEB.pdf</text:p>
          </table:table-cell>
        </table:table-row>
        <table:table-row table:style-name="ro2">
          <table:table-cell office:value-type="float" office:value="7620">
            <text:p>7620</text:p>
          </table:table-cell>
          <table:table-cell office:value-type="string">
            <text:p>Sølvgade</text:p>
          </table:table-cell>
          <table:table-cell office:value-type="string">
            <text:p>Gangtunnel under Sølvgade ved Botanisk Have</text:p>
          </table:table-cell>
          <table:table-cell office:value-type="string">
            <text:p>79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swQj87AIv9.pdf</text:p>
          </table:table-cell>
        </table:table-row>
        <table:table-row table:style-name="ro2">
          <table:table-cell office:value-type="float" office:value="7621">
            <text:p>7621</text:p>
          </table:table-cell>
          <table:table-cell office:value-type="string">
            <text:p>Sølvgade</text:p>
          </table:table-cell>
          <table:table-cell office:value-type="string">
            <text:p>Gangtunnel under Sølvgade ved Rigen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pehlkGC1Cm.pdf</text:p>
          </table:table-cell>
        </table:table-row>
        <table:table-row table:style-name="ro2">
          <table:table-cell office:value-type="float" office:value="7622">
            <text:p>7622</text:p>
          </table:table-cell>
          <table:table-cell office:value-type="string">
            <text:p>Tagensvej</text:p>
          </table:table-cell>
          <table:table-cell office:value-type="string">
            <text:p>Gangtunnel under Tagensvej ved Arresøgade</text:p>
          </table:table-cell>
          <table:table-cell office:value-type="string">
            <text:p>18B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k89DYUKEn.pdf</text:p>
          </table:table-cell>
        </table:table-row>
        <table:table-row table:style-name="ro2">
          <table:table-cell office:value-type="float" office:value="7623">
            <text:p>7623</text:p>
          </table:table-cell>
          <table:table-cell office:value-type="string">
            <text:p>Tomgårdsvej</text:p>
          </table:table-cell>
          <table:table-cell office:value-type="string">
            <text:p>Gangtunnel under Tomsgårdsvej ved Hovmestervej</text:p>
          </table:table-cell>
          <table:table-cell office:value-type="string">
            <text:p>69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CIOLdKuzXp.pdf</text:p>
          </table:table-cell>
        </table:table-row>
        <table:table-row table:style-name="ro2">
          <table:table-cell office:value-type="float" office:value="7624">
            <text:p>7624</text:p>
          </table:table-cell>
          <table:table-cell office:value-type="string">
            <text:p>Tuborgvej</text:p>
          </table:table-cell>
          <table:table-cell office:value-type="string">
            <text:p>Gangtunnel under Tuborgvej ved Bispebjerg Parkallé</text:p>
          </table:table-cell>
          <table:table-cell office:value-type="string">
            <text:p>172A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JgaHGvVcc.pdf</text:p>
          </table:table-cell>
        </table:table-row>
        <table:table-row table:style-name="ro2">
          <table:table-cell office:value-type="float" office:value="7625">
            <text:p>7625</text:p>
          </table:table-cell>
          <table:table-cell office:value-type="string">
            <text:p>Tuborgvej</text:p>
          </table:table-cell>
          <table:table-cell office:value-type="string">
            <text:p>Gangtunnel under Tuborgvej ved Rymarksvej</text:p>
          </table:table-cell>
          <table:table-cell office:value-type="string">
            <text:p>66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jSZ3EOzoeI.pdf</text:p>
          </table:table-cell>
        </table:table-row>
        <table:table-row table:style-name="ro2">
          <table:table-cell office:value-type="float" office:value="7626">
            <text:p>7626</text:p>
          </table:table-cell>
          <table:table-cell office:value-type="string">
            <text:p>Vigerslevvej</text:p>
          </table:table-cell>
          <table:table-cell office:value-type="string">
            <text:p>Gangtunnel under Vigerslevvej ved Hansstedsvej</text:p>
          </table:table-cell>
          <table:table-cell office:value-type="string">
            <text:p>99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8jRkKW0lgx.pdf</text:p>
          </table:table-cell>
        </table:table-row>
        <table:table-row table:style-name="ro2">
          <table:table-cell office:value-type="float" office:value="7627">
            <text:p>7627</text:p>
          </table:table-cell>
          <table:table-cell office:value-type="string">
            <text:p>Østerbrogade</text:p>
          </table:table-cell>
          <table:table-cell office:value-type="string">
            <text:p>Gangtunnel under Østerbrogade ved Koldinggade</text:p>
          </table:table-cell>
          <table:table-cell office:value-type="string">
            <text:p>136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moY37RjqR0.pdf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string">
            <text:p>Østerbrogade</text:p>
          </table:table-cell>
          <table:table-cell office:value-type="string">
            <text:p>Gangtunnel under Østerbrogade ved Sionsgade</text:p>
          </table:table-cell>
          <table:table-cell office:value-type="string">
            <text:p>190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GQOspFptXw.pdf</text:p>
          </table:table-cell>
        </table:table-row>
        <table:table-row table:style-name="ro2">
          <table:table-cell office:value-type="float" office:value="7629">
            <text:p>7629</text:p>
          </table:table-cell>
          <table:table-cell office:value-type="string">
            <text:p>Østerbrogade</text:p>
          </table:table-cell>
          <table:table-cell office:value-type="string">
            <text:p>Gangtunnel under Østerbrogade ved Sortedam Dossering</text:p>
          </table:table-cell>
          <table:table-cell office:value-type="string">
            <text:p>60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16DBpBFVFG.pdf</text:p>
          </table:table-cell>
        </table:table-row>
        <table:table-row table:style-name="ro2">
          <table:table-cell office:value-type="float" office:value="7630">
            <text:p>7630</text:p>
          </table:table-cell>
          <table:table-cell office:value-type="string">
            <text:p>Østerbrogade</text:p>
          </table:table-cell>
          <table:table-cell office:value-type="string">
            <text:p>Gangtunnel under Østerbrogade ved Svanemøllebro</text:p>
          </table:table-cell>
          <table:table-cell office:value-type="string">
            <text:p>16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rswGYFTwVV.pdf</text:p>
          </table:table-cell>
        </table:table-row>
        <table:table-row table:style-name="ro2">
          <table:table-cell office:value-type="float" office:value="7630">
            <text:p>7630</text:p>
          </table:table-cell>
          <table:table-cell office:value-type="string">
            <text:p>Østerbrogade</text:p>
          </table:table-cell>
          <table:table-cell office:value-type="string">
            <text:p>Gangtunnel under Østerbrogade ved Svanemøllebro</text:p>
          </table:table-cell>
          <table:table-cell office:value-type="string">
            <text:p>16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QNep4PMeYl.pdf</text:p>
          </table:table-cell>
        </table:table-row>
        <table:table-row table:style-name="ro2">
          <table:table-cell office:value-type="float" office:value="7631">
            <text:p>7631</text:p>
          </table:table-cell>
          <table:table-cell office:value-type="string">
            <text:p>Teglværksbro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aQfS1k9kcN.pdf</text:p>
          </table:table-cell>
        </table:table-row>
        <table:table-row table:style-name="ro2">
          <table:table-cell office:value-type="float" office:value="7632">
            <text:p>7632</text:p>
          </table:table-cell>
          <table:table-cell office:value-type="string">
            <text:p>Tove Ditlevsens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WaTtq7F5aQ.pdf</text:p>
          </table:table-cell>
        </table:table-row>
        <table:table-row table:style-name="ro2">
          <table:table-cell office:value-type="float" office:value="7633">
            <text:p>7633</text:p>
          </table:table-cell>
          <table:table-cell office:value-type="string">
            <text:p>Valby Langgade</text:p>
          </table:table-cell>
          <table:table-cell office:value-type="string">
            <text:p/>
          </table:table-cell>
          <table:table-cell office:value-type="string">
            <text:p>12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w0uNmT10kQ.pdf</text:p>
          </table:table-cell>
        </table:table-row>
        <table:table-row table:style-name="ro2">
          <table:table-cell office:value-type="float" office:value="7634">
            <text:p>7634</text:p>
          </table:table-cell>
          <table:table-cell office:value-type="string">
            <text:p>Valbyparken</text:p>
          </table:table-cell>
          <table:table-cell office:value-type="string">
            <text:p>Valbyparken - stien øst for Kalvebodsti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gbdC7mO40r.pdf</text:p>
          </table:table-cell>
        </table:table-row>
        <table:table-row table:style-name="ro2">
          <table:table-cell office:value-type="float" office:value="7635">
            <text:p>7635</text:p>
          </table:table-cell>
          <table:table-cell office:value-type="string">
            <text:p>Vesterbrogade</text:p>
          </table:table-cell>
          <table:table-cell office:value-type="string">
            <text:p>Vesterbrogade - ved Tivoli/Bryggeriet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v6mkWpRLe.pdf</text:p>
          </table:table-cell>
        </table:table-row>
        <table:table-row table:style-name="ro2">
          <table:table-cell office:value-type="float" office:value="7636">
            <text:p>7636</text:p>
          </table:table-cell>
          <table:table-cell office:value-type="string">
            <text:p>Yrsa Plads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702">
            <text:p>4702</text:p>
          </table:table-cell>
          <table:table-cell office:value-type="float" office:value="4800">
            <text:p>4800</text:p>
          </table:table-cell>
          <table:table-cell office:value-type="float" office:value="5700">
            <text:p>57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qSHRcEfAR.pdf</text:p>
          </table:table-cell>
        </table:table-row>
        <table:table-row table:style-name="ro2">
          <table:table-cell office:value-type="float" office:value="7638">
            <text:p>7638</text:p>
          </table:table-cell>
          <table:table-cell office:value-type="string">
            <text:p>Torvehallern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ZMFRvpaQj8.pdf</text:p>
          </table:table-cell>
        </table:table-row>
        <table:table-row table:style-name="ro2">
          <table:table-cell office:value-type="float" office:value="7639">
            <text:p>7639</text:p>
          </table:table-cell>
          <table:table-cell office:value-type="string">
            <text:p>Farvergad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j81dOgmcz.pdf</text:p>
          </table:table-cell>
        </table:table-row>
        <table:table-row table:style-name="ro2">
          <table:table-cell office:value-type="float" office:value="7640">
            <text:p>7640</text:p>
          </table:table-cell>
          <table:table-cell office:value-type="string">
            <text:p>Læderstræd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brA8SAHvD2.pdf</text:p>
          </table:table-cell>
        </table:table-row>
        <table:table-row table:style-name="ro2">
          <table:table-cell office:value-type="float" office:value="7641">
            <text:p>7641</text:p>
          </table:table-cell>
          <table:table-cell office:value-type="string">
            <text:p>Frederikssundsvej - Lommepark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0zEs0H7KSi.pdf</text:p>
          </table:table-cell>
        </table:table-row>
        <table:table-row table:style-name="ro2">
          <table:table-cell office:value-type="float" office:value="7642">
            <text:p>7642</text:p>
          </table:table-cell>
          <table:table-cell office:value-type="string">
            <text:p>Nyhavn</text:p>
          </table:table-cell>
          <table:table-cell office:value-type="string">
            <text:p>Toldbodgade til Kvæsthusbro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utTCwhS7I.pdf</text:p>
          </table:table-cell>
        </table:table-row>
        <table:table-row table:style-name="ro2">
          <table:table-cell office:value-type="float" office:value="7643">
            <text:p>7643</text:p>
          </table:table-cell>
          <table:table-cell office:value-type="string">
            <text:p>Nytorv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xwovryzZ8.pdf</text:p>
          </table:table-cell>
        </table:table-row>
        <table:table-row table:style-name="ro2">
          <table:table-cell office:value-type="float" office:value="7644">
            <text:p>7644</text:p>
          </table:table-cell>
          <table:table-cell office:value-type="string">
            <text:p>Regnbuepladsen</text:p>
          </table:table-cell>
          <table:table-cell office:value-type="string">
            <text:p>Farvergade til Lavendelstræ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TDUNSMfJq.pdf</text:p>
          </table:table-cell>
        </table:table-row>
        <table:table-row table:style-name="ro2">
          <table:table-cell office:value-type="float" office:value="7645">
            <text:p>7645</text:p>
          </table:table-cell>
          <table:table-cell office:value-type="string">
            <text:p>Regnbuepladsen</text:p>
          </table:table-cell>
          <table:table-cell office:value-type="string">
            <text:p>Lavendelstræde til Frederiksborg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Qs207IwWO.pdf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string">
            <text:p>Hyltebjerg Allé</text:p>
          </table:table-cell>
          <table:table-cell office:value-type="string">
            <text:p>vest for Ålekiste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0">
            <text:p>0</text:p>
          </table:table-cell>
          <table:table-cell office:value-type="float" office:value="1242">
            <text:p>1242</text:p>
          </table:table-cell>
          <table:table-cell office:value-type="string">
            <text:p>1,7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928">
            <text:p>2928</text:p>
          </table:table-cell>
          <table:table-cell office:value-type="float" office:value="3000">
            <text:p>3000</text:p>
          </table:table-cell>
          <table:table-cell office:value-type="float" office:value="3600">
            <text:p>36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6ee0pdCfBE.pdf</text:p>
          </table:table-cell>
        </table:table-row>
        <table:table-row table:style-name="ro2">
          <table:table-cell office:value-type="float" office:value="8005">
            <text:p>8005</text:p>
          </table:table-cell>
          <table:table-cell office:value-type="string">
            <text:p>Langelinjebroen</text:p>
          </table:table-cell>
          <table:table-cell office:value-type="string">
            <text:p>Cykel- og gangbro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zZr79PfWa0.pdf</text:p>
          </table:table-cell>
        </table:table-row>
        <table:table-row table:style-name="ro2">
          <table:table-cell office:value-type="float" office:value="8006">
            <text:p>8006</text:p>
          </table:table-cell>
          <table:table-cell office:value-type="string">
            <text:p>Cykelruten</text:p>
          </table:table-cell>
          <table:table-cell office:value-type="string">
            <text:p>syd for Tagens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4715">
            <text:p>4715</text:p>
          </table:table-cell>
          <table:table-cell office:value-type="float" office:value="4900">
            <text:p>4900</text:p>
          </table:table-cell>
          <table:table-cell office:value-type="float" office:value="5800">
            <text:p>58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NXGvDHR0Z.pdf</text:p>
          </table:table-cell>
        </table:table-row>
        <table:table-row table:style-name="ro2">
          <table:table-cell office:value-type="float" office:value="8007">
            <text:p>8007</text:p>
          </table:table-cell>
          <table:table-cell office:value-type="string">
            <text:p>Tycho Brahes Allé</text:p>
          </table:table-cell>
          <table:table-cell office:value-type="string">
            <text:p>vest for Kastrupvej</text:p>
          </table:table-cell>
          <table:table-cell office:value-type="string">
            <text:p>4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1,6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RqpLeNcbma.pdf</text:p>
          </table:table-cell>
        </table:table-row>
        <table:table-row table:style-name="ro2">
          <table:table-cell office:value-type="float" office:value="8008">
            <text:p>8008</text:p>
          </table:table-cell>
          <table:table-cell office:value-type="string">
            <text:p>Lillegrund</text:p>
          </table:table-cell>
          <table:table-cell office:value-type="string">
            <text:p>nordøst for Kirkegårdsvej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10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4G46qGMPOa.pdf</text:p>
          </table:table-cell>
        </table:table-row>
        <table:table-row table:style-name="ro2">
          <table:table-cell office:value-type="float" office:value="8009">
            <text:p>8009</text:p>
          </table:table-cell>
          <table:table-cell office:value-type="string">
            <text:p>Øresundsvej</text:p>
          </table:table-cell>
          <table:table-cell office:value-type="string">
            <text:p>nordøst for Kirkegårdsvej</text:p>
          </table:table-cell>
          <table:table-cell office:value-type="string">
            <text:p>3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100">
            <text:p>5100</text:p>
          </table:table-cell>
          <table:table-cell office:value-type="string">
            <text:p>5</text:p>
          </table:table-cell>
          <table:table-cell office:value-type="float" office:value="6000">
            <text:p>6000</text:p>
          </table:table-cell>
          <table:table-cell office:value-type="float" office:value="6700">
            <text:p>6700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EzMbqCp8gR.pdf</text:p>
          </table:table-cell>
        </table:table-row>
        <table:table-row table:style-name="ro2">
          <table:table-cell office:value-type="float" office:value="8010">
            <text:p>8010</text:p>
          </table:table-cell>
          <table:table-cell office:value-type="string">
            <text:p>Frankrigsgade</text:p>
          </table:table-cell>
          <table:table-cell office:value-type="string">
            <text:p>øst for Ålandsgade</text:p>
          </table:table-cell>
          <table:table-cell office:value-type="string">
            <text:p>2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400">
            <text:p>1400</text:p>
          </table:table-cell>
          <table:table-cell office:value-type="string">
            <text:p>5,2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UqlfFnFnVt.pdf</text:p>
          </table:table-cell>
        </table:table-row>
        <table:table-row table:style-name="ro2">
          <table:table-cell office:value-type="float" office:value="8011">
            <text:p>8011</text:p>
          </table:table-cell>
          <table:table-cell office:value-type="string">
            <text:p>Cykelruten</text:p>
          </table:table-cell>
          <table:table-cell office:value-type="string">
            <text:p>syd for Nørrebrogade - Cafe Castro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xEDYc69kqQ.pdf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string">
            <text:p>Sydbanestien</text:p>
          </table:table-cell>
          <table:table-cell office:value-type="string">
            <text:p>øst for Sjælør Boulevar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1KJc8rYxF7.pdf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string">
            <text:p>Kødboderne</text:p>
          </table:table-cell>
          <table:table-cell office:value-type="string">
            <text:p>nordøst for Skelbæk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205">
            <text:p>3205</text:p>
          </table:table-cell>
          <table:table-cell office:value-type="string">
            <text:p>3,0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office:value-type="float" office:value="1702">
            <text:p>1702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LsVRTpOMq.pdf</text:p>
          </table:table-cell>
        </table:table-row>
        <table:table-row table:style-name="ro2">
          <table:table-cell office:value-type="float" office:value="9002">
            <text:p>9002</text:p>
          </table:table-cell>
          <table:table-cell office:value-type="string">
            <text:p>Høkerboderne</text:p>
          </table:table-cell>
          <table:table-cell office:value-type="string">
            <text:p>sydøst for Halmtorvet</text:p>
          </table:table-cell>
          <table:table-cell office:value-type="string">
            <text:p>1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09">
            <text:p>609</text:p>
          </table:table-cell>
          <table:table-cell office:value-type="string">
            <text:p>12,5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746">
            <text:p>1746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e2opOXDfD.pdf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string">
            <text:p>Slagterboderne</text:p>
          </table:table-cell>
          <table:table-cell office:value-type="string">
            <text:p>sydøst for Halmtorvet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715">
            <text:p>1715</text:p>
          </table:table-cell>
          <table:table-cell office:value-type="string">
            <text:p>4,6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768">
            <text:p>768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9Dn5zddJGl.pdf</text:p>
          </table:table-cell>
        </table:table-row>
        <table:table-row table:style-name="ro2">
          <table:table-cell office:value-type="float" office:value="9004">
            <text:p>9004</text:p>
          </table:table-cell>
          <table:table-cell office:value-type="string">
            <text:p>Staldgade</text:p>
          </table:table-cell>
          <table:table-cell office:value-type="string">
            <text:p>nordvest for Ingerslevsgade</text:p>
          </table:table-cell>
          <table:table-cell office:value-type="string">
            <text:p>3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28">
            <text:p>928</text:p>
          </table:table-cell>
          <table:table-cell office:value-type="string">
            <text:p>9,9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266">
            <text:p>266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awByh33Fd.pdf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string">
            <text:p>Dronningens Tværgade</text:p>
          </table:table-cell>
          <table:table-cell office:value-type="string">
            <text:p>Øst for Borgergade</text:p>
          </table:table-cell>
          <table:table-cell office:value-type="string">
            <text:p>2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472">
            <text:p>5472</text:p>
          </table:table-cell>
          <table:table-cell office:value-type="string">
            <text:p>4,6</text:p>
          </table:table-cell>
          <table:table-cell office:value-type="float" office:value="6400">
            <text:p>6400</text:p>
          </table:table-cell>
          <table:table-cell office:value-type="float" office:value="7200">
            <text:p>7200</text:p>
          </table:table-cell>
          <table:table-cell office:value-type="float" office:value="2650">
            <text:p>2650</text:p>
          </table:table-cell>
          <table:table-cell office:value-type="float" office:value="2700">
            <text:p>2700</text:p>
          </table:table-cell>
          <table:table-cell office:value-type="float" office:value="3200">
            <text:p>3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47y7VYSdrn.pdf</text:p>
          </table:table-cell>
        </table:table-row>
        <table:table-row table:style-name="ro2">
          <table:table-cell office:value-type="float" office:value="9013">
            <text:p>9013</text:p>
          </table:table-cell>
          <table:table-cell office:value-type="string">
            <text:p>Borgervænget</text:p>
          </table:table-cell>
          <table:table-cell office:value-type="string">
            <text:p>øst for Hans Knudsens Plads</text:p>
          </table:table-cell>
          <table:table-cell office:value-type="string">
            <text:p>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00">
            <text:p>900</text:p>
          </table:table-cell>
          <table:table-cell office:value-type="string">
            <text:p>12,7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Tv2UdW0p9P.pdf</text:p>
          </table:table-cell>
        </table:table-row>
        <table:table-row table:style-name="ro2">
          <table:table-cell office:value-type="float" office:value="9014">
            <text:p>9014</text:p>
          </table:table-cell>
          <table:table-cell office:value-type="string">
            <text:p>Wittenberggade</text:p>
          </table:table-cell>
          <table:table-cell office:value-type="string">
            <text:p>øst for Moselgade</text:p>
          </table:table-cell>
          <table:table-cell office:value-type="string">
            <text:p>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100">
            <text:p>4100</text:p>
          </table:table-cell>
          <table:table-cell office:value-type="string">
            <text:p>2</text:p>
          </table:table-cell>
          <table:table-cell office:value-type="float" office:value="4800">
            <text:p>4800</text:p>
          </table:table-cell>
          <table:table-cell office:value-type="float" office:value="5400">
            <text:p>5400</text:p>
          </table:table-cell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3900">
            <text:p>3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IyAw3SM6gH.pdf</text:p>
          </table:table-cell>
        </table:table-row>
        <table:table-row table:style-name="ro2">
          <table:table-cell office:value-type="float" office:value="9015">
            <text:p>9015</text:p>
          </table:table-cell>
          <table:table-cell office:value-type="string">
            <text:p>Carl Jacobsens Vej</text:p>
          </table:table-cell>
          <table:table-cell office:value-type="string">
            <text:p>øst for Gl. Køge Landevej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700">
            <text:p>3700</text:p>
          </table:table-cell>
          <table:table-cell office:value-type="string">
            <text:p>7,9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mNh7VfQzIV.pdf</text:p>
          </table:table-cell>
        </table:table-row>
        <table:table-row table:style-name="ro2">
          <table:table-cell office:value-type="float" office:value="9016">
            <text:p>9016</text:p>
          </table:table-cell>
          <table:table-cell office:value-type="string">
            <text:p>Willemoesgade</text:p>
          </table:table-cell>
          <table:table-cell office:value-type="string">
            <text:p>øst for Østerbro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1,7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lV4KfZpJ66.pdf</text:p>
          </table:table-cell>
        </table:table-row>
        <table:table-row table:style-name="ro2">
          <table:table-cell office:value-type="float" office:value="9017">
            <text:p>9017</text:p>
          </table:table-cell>
          <table:table-cell office:value-type="string">
            <text:p>Fiskedamsgade</text:p>
          </table:table-cell>
          <table:table-cell office:value-type="string">
            <text:p>nord for Classens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office:value-type="string">
            <text:p>3,1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RAmtKFc02y.pdf</text:p>
          </table:table-cell>
        </table:table-row>
        <table:table-row table:style-name="ro2">
          <table:table-cell office:value-type="float" office:value="9018">
            <text:p>9018</text:p>
          </table:table-cell>
          <table:table-cell office:value-type="string">
            <text:p>Slagelsegade</text:p>
          </table:table-cell>
          <table:table-cell office:value-type="string">
            <text:p>øst for Østerbrogade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2,6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tzgZNSEStu.pdf</text:p>
          </table:table-cell>
        </table:table-row>
        <table:table-row table:style-name="ro2">
          <table:table-cell office:value-type="float" office:value="9019">
            <text:p>9019</text:p>
          </table:table-cell>
          <table:table-cell office:value-type="string">
            <text:p>J.E. Ohlsens Gade</text:p>
          </table:table-cell>
          <table:table-cell office:value-type="string">
            <text:p>øst for Øster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2,4</text:p>
          </table:table-cell>
          <table:table-cell table:number-columns-repeated="2" office:value-type="float" office:value="500">
            <text:p>5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a5tLZhc7z7.pdf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string">
            <text:p>Carl Johans Gade</text:p>
          </table:table-cell>
          <table:table-cell office:value-type="string">
            <text:p>øst for Østerbro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string">
            <text:p>2,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bUqufdofes.pdf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string">
            <text:p>Gustav Adolfs Gade</text:p>
          </table:table-cell>
          <table:table-cell office:value-type="string">
            <text:p>øst for Østerbrogade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,5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N8ggju6wL8.pdf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string">
            <text:p>Weidekampsgade</text:p>
          </table:table-cell>
          <table:table-cell office:value-type="string">
            <text:p>vest for Ørestads Boulevard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office:value-type="string">
            <text:p>3,1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G96PoekYdL.pdf</text:p>
          </table:table-cell>
        </table:table-row>
        <table:table-row table:style-name="ro2">
          <table:table-cell office:value-type="float" office:value="9023">
            <text:p>9023</text:p>
          </table:table-cell>
          <table:table-cell office:value-type="string">
            <text:p>Sankt Jacobs Gade</text:p>
          </table:table-cell>
          <table:table-cell office:value-type="string">
            <text:p>sydøst for Ribegade</text:p>
          </table:table-cell>
          <table:table-cell office:value-type="string">
            <text:p>1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3,8</text:p>
          </table:table-cell>
          <table:table-cell office:value-type="float" office:value="600">
            <text:p>600</text:p>
          </table:table-cell>
          <table:table-cell table:number-columns-repeated="3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61KFa518mV.pdf</text:p>
          </table:table-cell>
        </table:table-row>
        <table:table-row table:style-name="ro2">
          <table:table-cell office:value-type="float" office:value="9024">
            <text:p>9024</text:p>
          </table:table-cell>
          <table:table-cell office:value-type="string">
            <text:p>Sorøgade</text:p>
          </table:table-cell>
          <table:table-cell office:value-type="string">
            <text:p>nord for Slagelse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string">
            <text:p>2,1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2009">
            <text:p>2009</text:p>
          </table:table-cell>
          <table:table-cell office:value-type="string">
            <text:p>http://kk.sites.itera.dk/apps/kk_trafik/pdf/pFiVhrXXSC.pdf</text:p>
          </table:table-cell>
        </table:table-row>
        <table:table-row table:style-name="ro2">
          <table:table-cell office:value-type="float" office:value="9028">
            <text:p>9028</text:p>
          </table:table-cell>
          <table:table-cell office:value-type="string">
            <text:p>Alsgade</text:p>
          </table:table-cell>
          <table:table-cell office:value-type="string">
            <text:p>vest for Slesvigsvej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sHRWzzEtHh.pdf</text:p>
          </table:table-cell>
        </table:table-row>
        <table:table-row table:style-name="ro2">
          <table:table-cell office:value-type="float" office:value="9030">
            <text:p>9030</text:p>
          </table:table-cell>
          <table:table-cell office:value-type="string">
            <text:p>Center Boulevard</text:p>
          </table:table-cell>
          <table:table-cell office:value-type="string">
            <text:p>syd for C.F.Møllers Allé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8300">
            <text:p>8300</text:p>
          </table:table-cell>
          <table:table-cell office:value-type="string">
            <text:p>3,4</text:p>
          </table:table-cell>
          <table:table-cell office:value-type="float" office:value="9700">
            <text:p>9700</text:p>
          </table:table-cell>
          <table:table-cell office:value-type="float" office:value="10900">
            <text:p>1090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TORu2PFr6v.pdf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string">
            <text:p>Kalkbrænderihavnsgade</text:p>
          </table:table-cell>
          <table:table-cell office:value-type="string">
            <text:p>syd for tunnel ved Ndr. Frihavns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2700">
            <text:p>2700</text:p>
          </table:table-cell>
          <table:table-cell office:value-type="float" office:value="3200">
            <text:p>3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jvddIydlae.pdf</text:p>
          </table:table-cell>
        </table:table-row>
        <table:table-row table:style-name="ro2">
          <table:table-cell office:value-type="float" office:value="9032">
            <text:p>9032</text:p>
          </table:table-cell>
          <table:table-cell office:value-type="string">
            <text:p>Reventlowsgade</text:p>
          </table:table-cell>
          <table:table-cell office:value-type="string">
            <text:p>syd for vesterbrogade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600">
            <text:p>6600</text:p>
          </table:table-cell>
          <table:table-cell office:value-type="string">
            <text:p>7</text:p>
          </table:table-cell>
          <table:table-cell office:value-type="float" office:value="7700">
            <text:p>7700</text:p>
          </table:table-cell>
          <table:table-cell office:value-type="float" office:value="8600">
            <text:p>8600</text:p>
          </table:table-cell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3400">
            <text:p>34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FxM5C6ljzb.pdf</text:p>
          </table:table-cell>
        </table:table-row>
        <table:table-row table:style-name="ro2">
          <table:table-cell office:value-type="float" office:value="9033">
            <text:p>9033</text:p>
          </table:table-cell>
          <table:table-cell office:value-type="string">
            <text:p>Strandboulevarden</text:p>
          </table:table-cell>
          <table:table-cell office:value-type="string">
            <text:p>syd for Nordre Frihavnsgade</text:p>
          </table:table-cell>
          <table:table-cell office:value-type="string">
            <text:p>5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3700">
            <text:p>3700</text:p>
          </table:table-cell>
          <table:table-cell office:value-type="float" office:value="4400">
            <text:p>44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fQCMUQvzvl.pdf</text:p>
          </table:table-cell>
        </table:table-row>
        <table:table-row table:style-name="ro2">
          <table:table-cell office:value-type="float" office:value="9034">
            <text:p>9034</text:p>
          </table:table-cell>
          <table:table-cell office:value-type="string">
            <text:p>Danneskiold-Samsøes Allé</text:p>
          </table:table-cell>
          <table:table-cell office:value-type="string">
            <text:p>ud for Eik Skaløe's 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300">
            <text:p>2300</text:p>
          </table:table-cell>
          <table:table-cell office:value-type="string">
            <text:p>4,7</text:p>
          </table:table-cell>
          <table:table-cell office:value-type="float" office:value="2700">
            <text:p>27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0mPFBBpN7l.pdf</text:p>
          </table:table-cell>
        </table:table-row>
        <table:table-row table:style-name="ro2">
          <table:table-cell office:value-type="float" office:value="9035">
            <text:p>9035</text:p>
          </table:table-cell>
          <table:table-cell office:value-type="string">
            <text:p>Flensborggade</text:p>
          </table:table-cell>
          <table:table-cell office:value-type="string">
            <text:p>syd for Ullerupgade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,7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M8wTAOWAq3.pdf</text:p>
          </table:table-cell>
        </table:table-row>
        <table:table-row table:style-name="ro2">
          <table:table-cell office:value-type="float" office:value="9036">
            <text:p>9036</text:p>
          </table:table-cell>
          <table:table-cell office:value-type="string">
            <text:p>Grøndalsvænge Allé</text:p>
          </table:table-cell>
          <table:table-cell office:value-type="string">
            <text:p>syd for Hillerødgade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00">
            <text:p>700</text:p>
          </table:table-cell>
          <table:table-cell office:value-type="string">
            <text:p>1,7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gNUGpGYQ7F.pdf</text:p>
          </table:table-cell>
        </table:table-row>
        <table:table-row table:style-name="ro2">
          <table:table-cell office:value-type="float" office:value="9037">
            <text:p>9037</text:p>
          </table:table-cell>
          <table:table-cell office:value-type="string">
            <text:p>Hillerødgade</text:p>
          </table:table-cell>
          <table:table-cell office:value-type="string">
            <text:p>øst for Esrom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300">
            <text:p>6300</text:p>
          </table:table-cell>
          <table:table-cell office:value-type="string">
            <text:p>4,8</text:p>
          </table:table-cell>
          <table:table-cell office:value-type="float" office:value="7400">
            <text:p>7400</text:p>
          </table:table-cell>
          <table:table-cell office:value-type="float" office:value="8300">
            <text:p>8300</text:p>
          </table:table-cell>
          <table:table-cell office:value-type="float" office:value="4300">
            <text:p>4300</text:p>
          </table:table-cell>
          <table:table-cell office:value-type="float" office:value="4400">
            <text:p>4400</text:p>
          </table:table-cell>
          <table:table-cell office:value-type="float" office:value="5200">
            <text:p>5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ZlMT4RMIvT.pdf</text:p>
          </table:table-cell>
        </table:table-row>
        <table:table-row table:style-name="ro2">
          <table:table-cell office:value-type="float" office:value="9038">
            <text:p>9038</text:p>
          </table:table-cell>
          <table:table-cell office:value-type="string">
            <text:p>Irlandsvej</text:p>
          </table:table-cell>
          <table:table-cell office:value-type="string">
            <text:p>syd for Vejlands Allé</text:p>
          </table:table-cell>
          <table:table-cell office:value-type="string">
            <text:p>9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200">
            <text:p>3200</text:p>
          </table:table-cell>
          <table:table-cell office:value-type="string">
            <text:p>2,5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JBUA6Dz50o.pdf</text:p>
          </table:table-cell>
        </table:table-row>
        <table:table-row table:style-name="ro2">
          <table:table-cell office:value-type="float" office:value="9039">
            <text:p>9039</text:p>
          </table:table-cell>
          <table:table-cell office:value-type="string">
            <text:p>Njalsgade</text:p>
          </table:table-cell>
          <table:table-cell office:value-type="string">
            <text:p>øst for Ørestads Boulevard</text:p>
          </table:table-cell>
          <table:table-cell office:value-type="string">
            <text:p>8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400">
            <text:p>6400</text:p>
          </table:table-cell>
          <table:table-cell office:value-type="string">
            <text:p>6,1</text:p>
          </table:table-cell>
          <table:table-cell office:value-type="float" office:value="7500">
            <text:p>7500</text:p>
          </table:table-cell>
          <table:table-cell office:value-type="float" office:value="8400">
            <text:p>8400</text:p>
          </table:table-cell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8400">
            <text:p>84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w9NAiDYDzo.pdf</text:p>
          </table:table-cell>
        </table:table-row>
        <table:table-row table:style-name="ro2">
          <table:table-cell office:value-type="float" office:value="9040">
            <text:p>9040</text:p>
          </table:table-cell>
          <table:table-cell office:value-type="string">
            <text:p>Ny Carlsberg Vej</text:p>
          </table:table-cell>
          <table:table-cell office:value-type="string">
            <text:p>vest for Dannevirkegade</text:p>
          </table:table-cell>
          <table:table-cell office:value-type="string">
            <text:p>3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string">
            <text:p>2,6</text:p>
          </table:table-cell>
          <table:table-cell office:value-type="float" office:value="4100">
            <text:p>4100</text:p>
          </table:table-cell>
          <table:table-cell office:value-type="float" office:value="4600">
            <text:p>4600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ysMgawF27W.pdf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string">
            <text:p>Nørre Allé</text:p>
          </table:table-cell>
          <table:table-cell office:value-type="string">
            <text:p>syd for Nørre Sideallé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200">
            <text:p>3200</text:p>
          </table:table-cell>
          <table:table-cell office:value-type="string">
            <text:p>2,5</text:p>
          </table:table-cell>
          <table:table-cell office:value-type="float" office:value="3700">
            <text:p>3700</text:p>
          </table:table-cell>
          <table:table-cell office:value-type="float" office:value="4200">
            <text:p>4200</text:p>
          </table:table-cell>
          <table:table-cell office:value-type="float" office:value="5100">
            <text:p>5100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qBp5IpxCnb.pdf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string">
            <text:p>Prinsessegade</text:p>
          </table:table-cell>
          <table:table-cell office:value-type="string">
            <text:p>nordøst for Bådsmandsstræde</text:p>
          </table:table-cell>
          <table:table-cell office:value-type="string">
            <text:p>4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700">
            <text:p>2700</text:p>
          </table:table-cell>
          <table:table-cell office:value-type="string">
            <text:p>9,1</text:p>
          </table:table-cell>
          <table:table-cell office:value-type="float" office:value="3200">
            <text:p>3200</text:p>
          </table:table-cell>
          <table:table-cell office:value-type="float" office:value="3500">
            <text:p>35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office:value-type="float" office:value="11100">
            <text:p>111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W0z1hatAP7.pdf</text:p>
          </table:table-cell>
        </table:table-row>
        <table:table-row table:style-name="ro2">
          <table:table-cell office:value-type="float" office:value="9043">
            <text:p>9043</text:p>
          </table:table-cell>
          <table:table-cell office:value-type="string">
            <text:p>Skoleholdervej</text:p>
          </table:table-cell>
          <table:table-cell office:value-type="string">
            <text:p>vest for Smedetoften</text:p>
          </table:table-cell>
          <table:table-cell office:value-type="string">
            <text:p>5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700">
            <text:p>1700</text:p>
          </table:table-cell>
          <table:table-cell office:value-type="string">
            <text:p>2,6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kUATyNmbPS.pdf</text:p>
          </table:table-cell>
        </table:table-row>
        <table:table-row table:style-name="ro2">
          <table:table-cell office:value-type="float" office:value="9044">
            <text:p>9044</text:p>
          </table:table-cell>
          <table:table-cell office:value-type="string">
            <text:p>Øster Farimagsgade</text:p>
          </table:table-cell>
          <table:table-cell office:value-type="string">
            <text:p>nord for Hallinsgade</text:p>
          </table:table-cell>
          <table:table-cell office:value-type="string">
            <text:p>4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500">
            <text:p>5500</text:p>
          </table:table-cell>
          <table:table-cell office:value-type="string">
            <text:p>7</text:p>
          </table:table-cell>
          <table:table-cell office:value-type="float" office:value="6400">
            <text:p>6400</text:p>
          </table:table-cell>
          <table:table-cell office:value-type="float" office:value="7200">
            <text:p>7200</text:p>
          </table:table-cell>
          <table:table-cell office:value-type="float" office:value="4000">
            <text:p>4000</text:p>
          </table:table-cell>
          <table:table-cell office:value-type="float" office:value="4100">
            <text:p>4100</text:p>
          </table:table-cell>
          <table:table-cell office:value-type="float" office:value="4900">
            <text:p>490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kaKvpB6uM9.pdf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string">
            <text:p>Baltikavej</text:p>
          </table:table-cell>
          <table:table-cell office:value-type="string">
            <text:p>Baltikavej ved Oceanvej</text:p>
          </table:table-cell>
          <table:table-cell office:value-type="string">
            <text:p>3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YyZ5CC9fj2.pdf</text:p>
          </table:table-cell>
        </table:table-row>
        <table:table-row table:style-name="ro2">
          <table:table-cell office:value-type="float" office:value="9641">
            <text:p>9641</text:p>
          </table:table-cell>
          <table:table-cell office:value-type="string">
            <text:p>Købmagergade</text:p>
          </table:table-cell>
          <table:table-cell office:value-type="string">
            <text:p>Fodgængere_cykler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string">
            <text:p/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920">
            <text:p>92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Tp30vwyP1.pdf</text:p>
          </table:table-cell>
        </table:table-row>
        <table:table-row table:style-name="ro2">
          <table:table-cell office:value-type="float" office:value="9642">
            <text:p>9642</text:p>
          </table:table-cell>
          <table:table-cell office:value-type="string">
            <text:p>Prinsessegade_Sankt_Annæ_gade_X</text:p>
          </table:table-cell>
          <table:table-cell office:value-type="string">
            <text:p>KRYDS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md5gsghUPa.pdf</text:p>
          </table:table-cell>
        </table:table-row>
        <table:table-row table:style-name="ro2">
          <table:table-cell office:value-type="float" office:value="9643">
            <text:p>9643</text:p>
          </table:table-cell>
          <table:table-cell office:value-type="string">
            <text:p>Christian IV's Bro</text:p>
          </table:table-cell>
          <table:table-cell office:value-type="string">
            <text:p>Under Knippelsbro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VZgbg0w1LA.pdf</text:p>
          </table:table-cell>
        </table:table-row>
        <table:table-row table:style-name="ro2">
          <table:table-cell office:value-type="float" office:value="9644">
            <text:p>9644</text:p>
          </table:table-cell>
          <table:table-cell office:value-type="string">
            <text:p>Ørestads Bolulevard</text:p>
          </table:table-cell>
          <table:table-cell office:value-type="string">
            <text:p/>
          </table:table-cell>
          <table:table-cell office:value-type="string">
            <text:p>5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RhX3wfNFoD.pdf</text:p>
          </table:table-cell>
        </table:table-row>
        <table:table-row table:style-name="ro2">
          <table:table-cell office:value-type="float" office:value="9645">
            <text:p>9645</text:p>
          </table:table-cell>
          <table:table-cell office:value-type="string">
            <text:p>Ørestads Bolulevard</text:p>
          </table:table-cell>
          <table:table-cell office:value-type="string">
            <text:p/>
          </table:table-cell>
          <table:table-cell office:value-type="string">
            <text:p>7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1Dp2y5FKq.pdf</text:p>
          </table:table-cell>
        </table:table-row>
        <table:table-row table:style-name="ro2">
          <table:table-cell office:value-type="float" office:value="9646">
            <text:p>9646</text:p>
          </table:table-cell>
          <table:table-cell office:value-type="string">
            <text:p>Blegdamsvej</text:p>
          </table:table-cell>
          <table:table-cell office:value-type="string">
            <text:p>Tunnel ved Frederik d. V's Vej</text:p>
          </table:table-cell>
          <table:table-cell office:value-type="string">
            <text:p>78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cqFtTgCD2e.pdf</text:p>
          </table:table-cell>
        </table:table-row>
        <table:table-row table:style-name="ro2">
          <table:table-cell office:value-type="float" office:value="9647">
            <text:p>9647</text:p>
          </table:table-cell>
          <table:table-cell office:value-type="string">
            <text:p>Valby Langgade</text:p>
          </table:table-cell>
          <table:table-cell office:value-type="string">
            <text:p>Gangbro under Valby Langgade ved Vibeholmen</text:p>
          </table:table-cell>
          <table:table-cell office:value-type="string">
            <text:p>19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d9farT9MCi.pdf</text:p>
          </table:table-cell>
        </table:table-row>
        <table:table-row table:style-name="ro2">
          <table:table-cell office:value-type="float" office:value="9648">
            <text:p>9648</text:p>
          </table:table-cell>
          <table:table-cell office:value-type="string">
            <text:p>Vester Voldgade</text:p>
          </table:table-cell>
          <table:table-cell office:value-type="string">
            <text:p>Farvergade - Stormgade</text:p>
          </table:table-cell>
          <table:table-cell office:value-type="string">
            <text:p>82 eller 8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63TI3mm1v.pdf</text:p>
          </table:table-cell>
        </table:table-row>
        <table:table-row table:style-name="ro2">
          <table:table-cell office:value-type="float" office:value="9649">
            <text:p>9649</text:p>
          </table:table-cell>
          <table:table-cell office:value-type="string">
            <text:p>Vester Voldgade</text:p>
          </table:table-cell>
          <table:table-cell office:value-type="string">
            <text:p>Stormgade - Ny Kongensgade</text:p>
          </table:table-cell>
          <table:table-cell office:value-type="string">
            <text:p>82 eller 8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0WxGkpE8S.pdf</text:p>
          </table:table-cell>
        </table:table-row>
        <table:table-row table:style-name="ro2">
          <table:table-cell office:value-type="float" office:value="9650">
            <text:p>9650</text:p>
          </table:table-cell>
          <table:table-cell office:value-type="string">
            <text:p>Vester Voldgade</text:p>
          </table:table-cell>
          <table:table-cell office:value-type="string">
            <text:p>Stormgade - Ny Kongensgade</text:p>
          </table:table-cell>
          <table:table-cell office:value-type="string">
            <text:p>82 eller 8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a6Dmy5gM7.pdf</text:p>
          </table:table-cell>
        </table:table-row>
        <table:table-row table:style-name="ro2">
          <table:table-cell office:value-type="float" office:value="9651">
            <text:p>9651</text:p>
          </table:table-cell>
          <table:table-cell office:value-type="string">
            <text:p>Bopa Plads - Legeplads</text:p>
          </table:table-cell>
          <table:table-cell office:value-type="string">
            <text:p>Legeplads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string">
            <text:p>http://kk.sites.itera.dk/apps/kk_trafik/pdf/VpT1RWRvpT.pdf</text:p>
          </table:table-cell>
        </table:table-row>
        <table:table-row table:style-name="ro2">
          <table:table-cell office:value-type="float" office:value="9652">
            <text:p>9652</text:p>
          </table:table-cell>
          <table:table-cell office:value-type="string">
            <text:p>Skaterbanen - Jyllingevej</text:p>
          </table:table-cell>
          <table:table-cell office:value-type="string">
            <text:p>OPHOLD</text:p>
          </table:table-cell>
          <table:table-cell office:value-type="string">
            <text:p>38</text:p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qK4oBmZjUQ.pdf</text:p>
          </table:table-cell>
        </table:table-row>
        <table:table-row table:style-name="ro2">
          <table:table-cell office:value-type="float" office:value="9653">
            <text:p>9653</text:p>
          </table:table-cell>
          <table:table-cell office:value-type="string">
            <text:p>Trekronergade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6JqvYPlRcj.pdf</text:p>
          </table:table-cell>
        </table:table-row>
        <table:table-row table:style-name="ro2">
          <table:table-cell office:value-type="float" office:value="9654">
            <text:p>9654</text:p>
          </table:table-cell>
          <table:table-cell office:value-type="string">
            <text:p>Dronning Louises Bro</text:p>
          </table:table-cell>
          <table:table-cell office:value-type="string">
            <text:p>øst for Nørrebrogade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FuomQCvCv.pdf</text:p>
          </table:table-cell>
        </table:table-row>
        <table:table-row table:style-name="ro2">
          <table:table-cell office:value-type="float" office:value="9655">
            <text:p>9655</text:p>
          </table:table-cell>
          <table:table-cell office:value-type="string">
            <text:p>Koralbadet</text:p>
          </table:table-cell>
          <table:table-cell office:value-type="string">
            <text:p>Havnebadet ved BenŽWebsters Vej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aPAoxVHxkf.pdf</text:p>
          </table:table-cell>
        </table:table-row>
        <table:table-row table:style-name="ro2">
          <table:table-cell office:value-type="float" office:value="9656">
            <text:p>9656</text:p>
          </table:table-cell>
          <table:table-cell office:value-type="string">
            <text:p>Kay Fiskers 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GU5VN8Kx7z.pdf</text:p>
          </table:table-cell>
        </table:table-row>
        <table:table-row table:style-name="ro2">
          <table:table-cell office:value-type="float" office:value="9657">
            <text:p>9657</text:p>
          </table:table-cell>
          <table:table-cell office:value-type="string">
            <text:p>Kalvebod Brygge</text:p>
          </table:table-cell>
          <table:table-cell office:value-type="string">
            <text:p>Ophold</text:p>
          </table:table-cell>
          <table:table-cell office:value-type="string">
            <text:p>3-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JImWWm5WwF.pdf</text:p>
          </table:table-cell>
        </table:table-row>
        <table:table-row table:style-name="ro2">
          <table:table-cell office:value-type="float" office:value="9658">
            <text:p>9658</text:p>
          </table:table-cell>
          <table:table-cell office:value-type="string">
            <text:p>Prags Boulevard</text:p>
          </table:table-cell>
          <table:table-cell office:value-type="string">
            <text:p>Ophold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s91igbOMPb.pdf</text:p>
          </table:table-cell>
        </table:table-row>
        <table:table-row table:style-name="ro2">
          <table:table-cell office:value-type="float" office:value="9659">
            <text:p>9659</text:p>
          </table:table-cell>
          <table:table-cell office:value-type="string">
            <text:p>Sankt Annæ Plads</text:p>
          </table:table-cell>
          <table:table-cell office:value-type="string">
            <text:p>FOD</text:p>
          </table:table-cell>
          <table:table-cell office:value-type="string">
            <text:p>15B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8mGcMNx5dY.pdf</text:p>
          </table:table-cell>
        </table:table-row>
        <table:table-row table:style-name="ro2">
          <table:table-cell office:value-type="float" office:value="9660">
            <text:p>9660</text:p>
          </table:table-cell>
          <table:table-cell office:value-type="string">
            <text:p>Langebro</text:p>
          </table:table-cell>
          <table:table-cell office:value-type="string">
            <text:p>Fodgænger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/>
          </table:table-cell>
        </table:table-row>
        <table:table-row table:style-name="ro2">
          <table:table-cell office:value-type="float" office:value="9662">
            <text:p>9662</text:p>
          </table:table-cell>
          <table:table-cell office:value-type="string">
            <text:p>Østre Anlæg</text:p>
          </table:table-cell>
          <table:table-cell office:value-type="string">
            <text:p>Fodgængere, kun ind i parken, alle indgange. Beregn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MpC5w0OAfL.pdf</text:p>
          </table:table-cell>
        </table:table-row>
        <table:table-row table:style-name="ro2">
          <table:table-cell office:value-type="float" office:value="9663">
            <text:p>9663</text:p>
          </table:table-cell>
          <table:table-cell office:value-type="string">
            <text:p>Borgergade</text:p>
          </table:table-cell>
          <table:table-cell office:value-type="string">
            <text:p>FOD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M997qsqQm.pdf</text:p>
          </table:table-cell>
        </table:table-row>
        <table:table-row table:style-name="ro2">
          <table:table-cell office:value-type="float" office:value="9664">
            <text:p>9664</text:p>
          </table:table-cell>
          <table:table-cell office:value-type="string">
            <text:p>Bredgade</text:p>
          </table:table-cell>
          <table:table-cell office:value-type="string">
            <text:p>FOD</text:p>
          </table:table-cell>
          <table:table-cell office:value-type="string">
            <text:p>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k84TWn7WG.pdf</text:p>
          </table:table-cell>
        </table:table-row>
        <table:table-row table:style-name="ro2">
          <table:table-cell office:value-type="float" office:value="9665">
            <text:p>9665</text:p>
          </table:table-cell>
          <table:table-cell office:value-type="string">
            <text:p>Bremerholm</text:p>
          </table:table-cell>
          <table:table-cell office:value-type="string">
            <text:p>FOD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Rup71R2ZD.pdf</text:p>
          </table:table-cell>
        </table:table-row>
        <table:table-row table:style-name="ro2">
          <table:table-cell office:value-type="float" office:value="9667">
            <text:p>9667</text:p>
          </table:table-cell>
          <table:table-cell office:value-type="string">
            <text:p>Frederikkssundsvej</text:p>
          </table:table-cell>
          <table:table-cell office:value-type="string">
            <text:p>FOD</text:p>
          </table:table-cell>
          <table:table-cell office:value-type="string">
            <text:p>2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dqxV7Er7r.pdf</text:p>
          </table:table-cell>
        </table:table-row>
        <table:table-row table:style-name="ro2">
          <table:table-cell office:value-type="float" office:value="9668">
            <text:p>9668</text:p>
          </table:table-cell>
          <table:table-cell office:value-type="string">
            <text:p>Gammel Mønt</text:p>
          </table:table-cell>
          <table:table-cell office:value-type="string">
            <text:p>FOD</text:p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PHfRtUzHb.pdf</text:p>
          </table:table-cell>
        </table:table-row>
        <table:table-row table:style-name="ro2">
          <table:table-cell office:value-type="float" office:value="9669">
            <text:p>9669</text:p>
          </table:table-cell>
          <table:table-cell office:value-type="string">
            <text:p>H.C. Andersens Boulevard</text:p>
          </table:table-cell>
          <table:table-cell office:value-type="string">
            <text:p>FOD</text:p>
          </table:table-cell>
          <table:table-cell office:value-type="string">
            <text:p>1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6QGfLGp2Ht.pdf</text:p>
          </table:table-cell>
        </table:table-row>
        <table:table-row table:style-name="ro2">
          <table:table-cell office:value-type="float" office:value="9670">
            <text:p>9670</text:p>
          </table:table-cell>
          <table:table-cell office:value-type="string">
            <text:p>H.C. Andersens Boulevard</text:p>
          </table:table-cell>
          <table:table-cell office:value-type="string">
            <text:p>FOD</text:p>
          </table:table-cell>
          <table:table-cell office:value-type="string">
            <text:p>2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wYqkZ5X67.pdf</text:p>
          </table:table-cell>
        </table:table-row>
        <table:table-row table:style-name="ro2">
          <table:table-cell office:value-type="float" office:value="9671">
            <text:p>9671</text:p>
          </table:table-cell>
          <table:table-cell office:value-type="string">
            <text:p>Havnegade</text:p>
          </table:table-cell>
          <table:table-cell office:value-type="string">
            <text:p>FOD</text:p>
          </table:table-cell>
          <table:table-cell office:value-type="string">
            <text:p>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avj2IWMq9.pdf</text:p>
          </table:table-cell>
        </table:table-row>
        <table:table-row table:style-name="ro2">
          <table:table-cell office:value-type="float" office:value="9672">
            <text:p>9672</text:p>
          </table:table-cell>
          <table:table-cell office:value-type="string">
            <text:p>Jagtvej</text:p>
          </table:table-cell>
          <table:table-cell office:value-type="string">
            <text:p>FOD</text:p>
          </table:table-cell>
          <table:table-cell office:value-type="string">
            <text:p>52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RntwEEdTY.pdf</text:p>
          </table:table-cell>
        </table:table-row>
        <table:table-row table:style-name="ro2">
          <table:table-cell office:value-type="float" office:value="9673">
            <text:p>9673</text:p>
          </table:table-cell>
          <table:table-cell office:value-type="string">
            <text:p>Jagtvej</text:p>
          </table:table-cell>
          <table:table-cell office:value-type="string">
            <text:p>FOD</text:p>
          </table:table-cell>
          <table:table-cell office:value-type="string">
            <text:p>6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MCBtUxLhR.pdf</text:p>
          </table:table-cell>
        </table:table-row>
        <table:table-row table:style-name="ro2">
          <table:table-cell office:value-type="float" office:value="9674">
            <text:p>9674</text:p>
          </table:table-cell>
          <table:table-cell office:value-type="string">
            <text:p>Jagtvej</text:p>
          </table:table-cell>
          <table:table-cell office:value-type="string">
            <text:p>FOD</text:p>
          </table:table-cell>
          <table:table-cell office:value-type="string">
            <text:p>13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bSUzhO4Ra.pdf</text:p>
          </table:table-cell>
        </table:table-row>
        <table:table-row table:style-name="ro2">
          <table:table-cell office:value-type="float" office:value="9675">
            <text:p>9675</text:p>
          </table:table-cell>
          <table:table-cell office:value-type="string">
            <text:p>Knippelsbro</text:p>
          </table:table-cell>
          <table:table-cell office:value-type="string">
            <text:p>FOD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S6WyRoIGrQ.pdf</text:p>
          </table:table-cell>
        </table:table-row>
        <table:table-row table:style-name="ro2">
          <table:table-cell office:value-type="float" office:value="9676">
            <text:p>9676</text:p>
          </table:table-cell>
          <table:table-cell office:value-type="string">
            <text:p>Kristen Bernikows Gade</text:p>
          </table:table-cell>
          <table:table-cell office:value-type="string">
            <text:p>FOD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QSw4BRQ50.pdf</text:p>
          </table:table-cell>
        </table:table-row>
        <table:table-row table:style-name="ro2">
          <table:table-cell office:value-type="float" office:value="9677">
            <text:p>9677</text:p>
          </table:table-cell>
          <table:table-cell office:value-type="string">
            <text:p>Lygten</text:p>
          </table:table-cell>
          <table:table-cell office:value-type="string">
            <text:p>FOD</text:p>
          </table:table-cell>
          <table:table-cell office:value-type="string">
            <text:p>3A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mbLuyxafY.pdf</text:p>
          </table:table-cell>
        </table:table-row>
        <table:table-row table:style-name="ro2">
          <table:table-cell office:value-type="float" office:value="9678">
            <text:p>9678</text:p>
          </table:table-cell>
          <table:table-cell office:value-type="string">
            <text:p>Nordre Fasanvej</text:p>
          </table:table-cell>
          <table:table-cell office:value-type="string">
            <text:p>FOD</text:p>
          </table:table-cell>
          <table:table-cell office:value-type="string">
            <text:p>25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ZD7tMSANrC.pdf</text:p>
          </table:table-cell>
        </table:table-row>
        <table:table-row table:style-name="ro2">
          <table:table-cell office:value-type="float" office:value="9679">
            <text:p>9679</text:p>
          </table:table-cell>
          <table:table-cell office:value-type="string">
            <text:p>Nørre Farigmagsgade</text:p>
          </table:table-cell>
          <table:table-cell office:value-type="string">
            <text:p>FOD</text:p>
          </table:table-cell>
          <table:table-cell office:value-type="string">
            <text:p>6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BFd7Fxl7a.pdf</text:p>
          </table:table-cell>
        </table:table-row>
        <table:table-row table:style-name="ro2">
          <table:table-cell office:value-type="float" office:value="9680">
            <text:p>9680</text:p>
          </table:table-cell>
          <table:table-cell office:value-type="string">
            <text:p>Rantzausgade</text:p>
          </table:table-cell>
          <table:table-cell office:value-type="string">
            <text:p>FOD</text:p>
          </table:table-cell>
          <table:table-cell office:value-type="string">
            <text:p>4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jBJrTv3wo.pdf</text:p>
          </table:table-cell>
        </table:table-row>
        <table:table-row table:style-name="ro2">
          <table:table-cell office:value-type="float" office:value="9681">
            <text:p>9681</text:p>
          </table:table-cell>
          <table:table-cell office:value-type="string">
            <text:p>Store Kongensgade</text:p>
          </table:table-cell>
          <table:table-cell office:value-type="string">
            <text:p>FOD</text:p>
          </table:table-cell>
          <table:table-cell office:value-type="string">
            <text:p>2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DBIbhcayn.pdf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string">
            <text:p>Tagensvej</text:p>
          </table:table-cell>
          <table:table-cell office:value-type="string">
            <text:p>FOD</text:p>
          </table:table-cell>
          <table:table-cell office:value-type="string">
            <text:p>1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Ai0pNPBJ4.pdf</text:p>
          </table:table-cell>
        </table:table-row>
        <table:table-row table:style-name="ro2">
          <table:table-cell office:value-type="float" office:value="9683">
            <text:p>9683</text:p>
          </table:table-cell>
          <table:table-cell office:value-type="string">
            <text:p>Tagensvej</text:p>
          </table:table-cell>
          <table:table-cell office:value-type="string">
            <text:p>FOD</text:p>
          </table:table-cell>
          <table:table-cell office:value-type="string">
            <text:p>9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Nu743HmzR.pdf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string">
            <text:p>Torvegade</text:p>
          </table:table-cell>
          <table:table-cell office:value-type="string">
            <text:p>FOD</text:p>
          </table:table-cell>
          <table:table-cell office:value-type="string">
            <text:p>29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YWT7ugRJt.pdf</text:p>
          </table:table-cell>
        </table:table-row>
        <table:table-row table:style-name="ro2">
          <table:table-cell office:value-type="float" office:value="9686">
            <text:p>9686</text:p>
          </table:table-cell>
          <table:table-cell office:value-type="string">
            <text:p>Vester Farimagsgade</text:p>
          </table:table-cell>
          <table:table-cell office:value-type="string">
            <text:p>FOD</text:p>
          </table:table-cell>
          <table:table-cell office:value-type="string">
            <text:p>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B9OcN6f3rd.pdf</text:p>
          </table:table-cell>
        </table:table-row>
        <table:table-row table:style-name="ro2">
          <table:table-cell office:value-type="float" office:value="9687">
            <text:p>9687</text:p>
          </table:table-cell>
          <table:table-cell office:value-type="string">
            <text:p>Vester Voldgade</text:p>
          </table:table-cell>
          <table:table-cell office:value-type="string">
            <text:p>FOD</text:p>
          </table:table-cell>
          <table:table-cell office:value-type="string">
            <text:p>8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A6PbAxggP.pdf</text:p>
          </table:table-cell>
        </table:table-row>
        <table:table-row table:style-name="ro2">
          <table:table-cell office:value-type="float" office:value="9688">
            <text:p>9688</text:p>
          </table:table-cell>
          <table:table-cell office:value-type="string">
            <text:p>Vester Voldgade</text:p>
          </table:table-cell>
          <table:table-cell office:value-type="string">
            <text:p>FOD</text:p>
          </table:table-cell>
          <table:table-cell office:value-type="string">
            <text:p>1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KiPvIudt3.pdf</text:p>
          </table:table-cell>
        </table:table-row>
        <table:table-row table:style-name="ro2">
          <table:table-cell office:value-type="float" office:value="9690">
            <text:p>9690</text:p>
          </table:table-cell>
          <table:table-cell office:value-type="string">
            <text:p>Øster Farimagsgade</text:p>
          </table:table-cell>
          <table:table-cell office:value-type="string">
            <text:p>FOD</text:p>
          </table:table-cell>
          <table:table-cell office:value-type="string">
            <text:p>1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s99VvMnwJ.pdf</text:p>
          </table:table-cell>
        </table:table-row>
        <table:table-row table:style-name="ro2">
          <table:table-cell office:value-type="float" office:value="9691">
            <text:p>9691</text:p>
          </table:table-cell>
          <table:table-cell office:value-type="string">
            <text:p>Åboulevard</text:p>
          </table:table-cell>
          <table:table-cell office:value-type="string">
            <text:p>FOD</text:p>
          </table:table-cell>
          <table:table-cell office:value-type="string">
            <text:p>1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9dUwZxOOd.pdf</text:p>
          </table:table-cell>
        </table:table-row>
        <table:table-row table:style-name="ro2">
          <table:table-cell office:value-type="float" office:value="9692">
            <text:p>9692</text:p>
          </table:table-cell>
          <table:table-cell office:value-type="string">
            <text:p>Strandgade - Nordatlantens Brygg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jVvRYqScX.pdf</text:p>
          </table:table-cell>
        </table:table-row>
        <table:table-row table:style-name="ro2">
          <table:table-cell office:value-type="float" office:value="9693">
            <text:p>9693</text:p>
          </table:table-cell>
          <table:table-cell office:value-type="string">
            <text:p>Opera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3gU200kJLa.pdf</text:p>
          </table:table-cell>
        </table:table-row>
        <table:table-row table:style-name="ro2">
          <table:table-cell office:value-type="float" office:value="9694">
            <text:p>9694</text:p>
          </table:table-cell>
          <table:table-cell office:value-type="string">
            <text:p>Refshalevej - Café Halvandet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loqNSmuN99.pdf</text:p>
          </table:table-cell>
        </table:table-row>
        <table:table-row table:style-name="ro2">
          <table:table-cell office:value-type="float" office:value="9695">
            <text:p>9695</text:p>
          </table:table-cell>
          <table:table-cell office:value-type="string">
            <text:p>Valbypark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69uHyYtA4K.pdf</text:p>
          </table:table-cell>
        </table:table-row>
        <table:table-row table:style-name="ro2">
          <table:table-cell office:value-type="float" office:value="9696">
            <text:p>9696</text:p>
          </table:table-cell>
          <table:table-cell office:value-type="string">
            <text:p>Damhusengen</text:p>
          </table:table-cell>
          <table:table-cell office:value-type="string">
            <text:p>Fodgængere, kun ind i parken, alle indgange. Beregnet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YK3yMyJGOq.pdf</text:p>
          </table:table-cell>
        </table:table-row>
        <table:table-row table:style-name="ro2">
          <table:table-cell office:value-type="float" office:value="9697">
            <text:p>9697</text:p>
          </table:table-cell>
          <table:table-cell office:value-type="string">
            <text:p>Enghavepark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4iX66VV7jz.pdf</text:p>
          </table:table-cell>
        </table:table-row>
        <table:table-row table:style-name="ro2">
          <table:table-cell office:value-type="float" office:value="9698">
            <text:p>9698</text:p>
          </table:table-cell>
          <table:table-cell office:value-type="string">
            <text:p>Enghaveparken</text:p>
          </table:table-cell>
          <table:table-cell office:value-type="string">
            <text:p>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v03jlP5KR5.pdf</text:p>
          </table:table-cell>
        </table:table-row>
        <table:table-row table:style-name="ro2">
          <table:table-cell office:value-type="float" office:value="9699">
            <text:p>9699</text:p>
          </table:table-cell>
          <table:table-cell office:value-type="string">
            <text:p>Victor Borges 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TCSTlux30.pdf</text:p>
          </table:table-cell>
        </table:table-row>
        <table:table-row table:style-name="ro2">
          <table:table-cell office:value-type="float" office:value="9701">
            <text:p>9701</text:p>
          </table:table-cell>
          <table:table-cell office:value-type="string">
            <text:p>Damhuseng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Lw85gmthDb.pdf</text:p>
          </table:table-cell>
        </table:table-row>
        <table:table-row table:style-name="ro2">
          <table:table-cell office:value-type="float" office:value="9702">
            <text:p>9702</text:p>
          </table:table-cell>
          <table:table-cell office:value-type="string">
            <text:p>Emdrupvej</text:p>
          </table:table-cell>
          <table:table-cell office:value-type="string">
            <text:p>vest for Tuborgvej</text:p>
          </table:table-cell>
          <table:table-cell office:value-type="string">
            <text:p>ingen</text:p>
          </table:table-cell>
          <table:table-cell office:value-type="string">
            <text:p>5 års-tællinger</text:p>
          </table:table-cell>
          <table:table-cell office:value-type="float" office:value="5">
            <text:p>5</text:p>
          </table:table-cell>
          <table:table-cell office:value-type="float" office:value="6472">
            <text:p>6472</text:p>
          </table:table-cell>
          <table:table-cell office:value-type="string">
            <text:p>3,0</text:p>
          </table:table-cell>
          <table:table-cell office:value-type="float" office:value="7600">
            <text:p>7600</text:p>
          </table:table-cell>
          <table:table-cell office:value-type="float" office:value="8500">
            <text:p>8500</text:p>
          </table:table-cell>
          <table:table-cell office:value-type="float" office:value="1371">
            <text:p>1371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2KDktmFYB.pdf</text:p>
          </table:table-cell>
        </table:table-row>
        <table:table-row table:style-name="ro2">
          <table:table-cell office:value-type="float" office:value="9703">
            <text:p>9703</text:p>
          </table:table-cell>
          <table:table-cell office:value-type="string">
            <text:p>Stranden ved Svanemøllebugten/Strandparken</text:p>
          </table:table-cell>
          <table:table-cell office:value-type="string">
            <text:p>OPHOLD</text:p>
          </table:table-cell>
          <table:table-cell office:value-type="string">
            <text:p>3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2ajTFpAY36.pdf</text:p>
          </table:table-cell>
        </table:table-row>
        <table:table-row table:style-name="ro2">
          <table:table-cell office:value-type="float" office:value="9703">
            <text:p>9703</text:p>
          </table:table-cell>
          <table:table-cell office:value-type="string">
            <text:p>Stranden ved Svanemøllebugten/Strandparken</text:p>
          </table:table-cell>
          <table:table-cell office:value-type="string">
            <text:p>OPHOLD</text:p>
          </table:table-cell>
          <table:table-cell office:value-type="string">
            <text:p>3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H5CIuqrWKs.pdf</text:p>
          </table:table-cell>
        </table:table-row>
        <table:table-row table:style-name="ro2">
          <table:table-cell office:value-type="float" office:value="9703">
            <text:p>9703</text:p>
          </table:table-cell>
          <table:table-cell office:value-type="string">
            <text:p>Stranden ved Svanemøllebugten/Strandparken</text:p>
          </table:table-cell>
          <table:table-cell office:value-type="string">
            <text:p>OPHOLD</text:p>
          </table:table-cell>
          <table:table-cell office:value-type="string">
            <text:p>3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NyLGqVvkHv.pdf</text:p>
          </table:table-cell>
        </table:table-row>
        <table:table-row table:style-name="ro2">
          <table:table-cell office:value-type="float" office:value="9704">
            <text:p>9704</text:p>
          </table:table-cell>
          <table:table-cell office:value-type="string">
            <text:p>Teglholmsgade</text:p>
          </table:table-cell>
          <table:table-cell office:value-type="string">
            <text:p>Teglholmsgade ø.f. Vasbygade</text:p>
          </table:table-cell>
          <table:table-cell office:value-type="string">
            <text:p>-</text:p>
          </table:table-cell>
          <table:table-cell office:value-type="string">
            <text:p>Andre faste tællinger</text:p>
          </table:table-cell>
          <table:table-cell office:value-type="float" office:value="3">
            <text:p>3</text:p>
          </table:table-cell>
          <table:table-cell office:value-type="float" office:value="7024">
            <text:p>7024</text:p>
          </table:table-cell>
          <table:table-cell office:value-type="string">
            <text:p>5,0</text:p>
          </table:table-cell>
          <table:table-cell office:value-type="float" office:value="8200">
            <text:p>8200</text:p>
          </table:table-cell>
          <table:table-cell office:value-type="float" office:value="9200">
            <text:p>9200</text:p>
          </table:table-cell>
          <table:table-cell office:value-type="float" office:value="1798">
            <text:p>1798</text:p>
          </table:table-cell>
          <table:table-cell office:value-type="float" office:value="1900">
            <text:p>1900</text:p>
          </table:table-cell>
          <table:table-cell office:value-type="float" office:value="2200">
            <text:p>2200</text:p>
          </table:table-cell>
          <table:table-cell office:value-type="float" office:value="2014">
            <text:p>2014</text:p>
          </table:table-cell>
          <table:table-cell office:value-type="string">
            <text:p>http://kk.sites.itera.dk/apps/kk_trafik/pdf/Ou0nYd5tdp.pdf</text:p>
          </table:table-cell>
        </table:table-row>
        <table:table-row table:style-name="ro2">
          <table:table-cell office:value-type="float" office:value="9705">
            <text:p>9705</text:p>
          </table:table-cell>
          <table:table-cell office:value-type="string">
            <text:p>Faksegade</text:p>
          </table:table-cell>
          <table:table-cell office:value-type="string">
            <text:p>Ved Nordre Frihavnsgade</text:p>
          </table:table-cell>
          <table:table-cell office:value-type="string">
            <text:p>1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64">
            <text:p>1364</text:p>
          </table:table-cell>
          <table:table-cell office:value-type="string">
            <text:p/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ZMXSQ7X3A.pdf</text:p>
          </table:table-cell>
        </table:table-row>
        <table:table-row table:style-name="ro2">
          <table:table-cell office:value-type="float" office:value="9706">
            <text:p>9706</text:p>
          </table:table-cell>
          <table:table-cell office:value-type="string">
            <text:p>Bryggebroen</text:p>
          </table:table-cell>
          <table:table-cell office:value-type="string">
            <text:p>SmartView forsøg</text:p>
          </table:table-cell>
          <table:table-cell office:value-type="string">
            <text:p/>
          </table:table-cell>
          <table:table-cell office:value-type="string">
            <text:p>Søsnitte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12200">
            <text:p>12200</text:p>
          </table:table-cell>
          <table:table-cell office:value-type="float" office:value="14400">
            <text:p>14400</text:p>
          </table:table-cell>
          <table:table-cell office:value-type="float" office:value="2015">
            <text:p>2015</text:p>
          </table:table-cell>
          <table:table-cell office:value-type="string">
            <text:p>http://report.cognimatics.com/webreport_report/api/?method=tables.GetTable&amp;id=180k97e0232</text:p>
          </table:table-cell>
        </table:table-row>
        <table:table-row table:style-name="ro2">
          <table:table-cell office:value-type="float" office:value="9707">
            <text:p>9707</text:p>
          </table:table-cell>
          <table:table-cell office:value-type="string">
            <text:p>Fisketorvet - Rundkørslen</text:p>
          </table:table-cell>
          <table:table-cell office:value-type="string">
            <text:p>IND i Rundkørsl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676">
            <text:p>1676</text:p>
          </table:table-cell>
          <table:table-cell office:value-type="string">
            <text:p>0,1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5565">
            <text:p>5565</text:p>
          </table:table-cell>
          <table:table-cell office:value-type="float" office:value="5700">
            <text:p>5700</text:p>
          </table:table-cell>
          <table:table-cell office:value-type="float" office:value="6800">
            <text:p>6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GUmYErWG0.pdf</text:p>
          </table:table-cell>
        </table:table-row>
        <table:table-row table:style-name="ro2">
          <table:table-cell office:value-type="float" office:value="9708">
            <text:p>9708</text:p>
          </table:table-cell>
          <table:table-cell office:value-type="string">
            <text:p>Fisketorvet - Rundkørslen</text:p>
          </table:table-cell>
          <table:table-cell office:value-type="string">
            <text:p>UD af Rundkørslen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28">
            <text:p>1128</text:p>
          </table:table-cell>
          <table:table-cell office:value-type="string">
            <text:p>0,4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  <table:table-cell office:value-type="float" office:value="5333">
            <text:p>5333</text:p>
          </table:table-cell>
          <table:table-cell office:value-type="float" office:value="5500">
            <text:p>5500</text:p>
          </table:table-cell>
          <table:table-cell office:value-type="float" office:value="6500">
            <text:p>6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SbnlXgAPOz.pdf</text:p>
          </table:table-cell>
        </table:table-row>
        <table:table-row table:style-name="ro2">
          <table:table-cell office:value-type="float" office:value="9709">
            <text:p>9709</text:p>
          </table:table-cell>
          <table:table-cell office:value-type="string">
            <text:p>Grenågade</text:p>
          </table:table-cell>
          <table:table-cell office:value-type="string">
            <text:p>Nord for Nordre Frihavnsgade</text:p>
          </table:table-cell>
          <table:table-cell office:value-type="string">
            <text:p>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16">
            <text:p>316</text:p>
          </table:table-cell>
          <table:table-cell office:value-type="string">
            <text:p/>
          </table:table-cell>
          <table:table-cell table:number-columns-repeated="2"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ApFsJjWUh.pdf</text:p>
          </table:table-cell>
        </table:table-row>
        <table:table-row table:style-name="ro2">
          <table:table-cell office:value-type="float" office:value="9711">
            <text:p>9711</text:p>
          </table:table-cell>
          <table:table-cell office:value-type="string">
            <text:p>Nordre Frihavnsgade</text:p>
          </table:table-cell>
          <table:table-cell office:value-type="string">
            <text:p>FOD</text:p>
          </table:table-cell>
          <table:table-cell office:value-type="string">
            <text:p>52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qKiq16RXE.pdf</text:p>
          </table:table-cell>
        </table:table-row>
        <table:table-row table:style-name="ro2">
          <table:table-cell office:value-type="float" office:value="9712">
            <text:p>9712</text:p>
          </table:table-cell>
          <table:table-cell office:value-type="string">
            <text:p>Nordre Frihavnsgade</text:p>
          </table:table-cell>
          <table:table-cell office:value-type="string">
            <text:p>FOD</text:p>
          </table:table-cell>
          <table:table-cell office:value-type="string">
            <text:p>98</text:p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HidLdFgXg.pdf</text:p>
          </table:table-cell>
        </table:table-row>
        <table:table-row table:style-name="ro2">
          <table:table-cell office:value-type="float" office:value="9714">
            <text:p>9714</text:p>
          </table:table-cell>
          <table:table-cell office:value-type="string">
            <text:p>Nordre Frihavnsgade</text:p>
          </table:table-cell>
          <table:table-cell office:value-type="string">
            <text:p>TRAFIK</text:p>
          </table:table-cell>
          <table:table-cell office:value-type="string">
            <text:p>8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516">
            <text:p>3516</text:p>
          </table:table-cell>
          <table:table-cell office:value-type="string">
            <text:p>8,6</text:p>
          </table:table-cell>
          <table:table-cell office:value-type="float" office:value="4100">
            <text:p>4100</text:p>
          </table:table-cell>
          <table:table-cell office:value-type="float" office:value="4600">
            <text:p>4600</text:p>
          </table:table-cell>
          <table:table-cell office:value-type="float" office:value="2331">
            <text:p>2331</text:p>
          </table:table-cell>
          <table:table-cell office:value-type="float" office:value="2400">
            <text:p>2400</text:p>
          </table:table-cell>
          <table:table-cell office:value-type="float" office:value="2800">
            <text:p>2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0M0YbwR55.pdf</text:p>
          </table:table-cell>
        </table:table-row>
        <table:table-row table:style-name="ro2">
          <table:table-cell office:value-type="float" office:value="9715">
            <text:p>9715</text:p>
          </table:table-cell>
          <table:table-cell office:value-type="string">
            <text:p>Nordre Frihavnsgade</text:p>
          </table:table-cell>
          <table:table-cell office:value-type="string">
            <text:p>TRAFIK</text:p>
          </table:table-cell>
          <table:table-cell office:value-type="string">
            <text:p>9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72">
            <text:p>1072</text:p>
          </table:table-cell>
          <table:table-cell office:value-type="string">
            <text:p>29</text:p>
          </table:table-cell>
          <table:table-cell office:value-type="float" office:value="1300">
            <text:p>1300</text:p>
          </table:table-cell>
          <table:table-cell office:value-type="float" office:value="1400">
            <text:p>1400</text:p>
          </table:table-cell>
          <table:table-cell office:value-type="float" office:value="1207">
            <text:p>1207</text:p>
          </table:table-cell>
          <table:table-cell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xaXzOGqhI.pdf</text:p>
          </table:table-cell>
        </table:table-row>
        <table:table-row table:style-name="ro2">
          <table:table-cell office:value-type="float" office:value="9716">
            <text:p>9716</text:p>
          </table:table-cell>
          <table:table-cell office:value-type="string">
            <text:p>Randersgade - Nord for Ndr. Frihavnsgade</text:p>
          </table:table-cell>
          <table:table-cell office:value-type="string">
            <text:p>TRAFIK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589">
            <text:p>1589</text:p>
          </table:table-cell>
          <table:table-cell office:value-type="string">
            <text:p/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7Gf0tPyEv.pdf</text:p>
          </table:table-cell>
        </table:table-row>
        <table:table-row table:style-name="ro2">
          <table:table-cell office:value-type="float" office:value="9717">
            <text:p>9717</text:p>
          </table:table-cell>
          <table:table-cell office:value-type="string">
            <text:p>Rigsdagsgården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6475">
            <text:p>6475</text:p>
          </table:table-cell>
          <table:table-cell office:value-type="float" office:value="6700">
            <text:p>6700</text:p>
          </table:table-cell>
          <table:table-cell office:value-type="float" office:value="7900">
            <text:p>7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DBUvHJmCg.pdf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string">
            <text:p>Hjørringggade</text:p>
          </table:table-cell>
          <table:table-cell office:value-type="string">
            <text:p>ved Østbanegade</text:p>
          </table:table-cell>
          <table:table-cell office:value-type="string">
            <text:p>3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string">
            <text:p>1,1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62GxCHHA0.pdf</text:p>
          </table:table-cell>
        </table:table-row>
        <table:table-row table:style-name="ro2">
          <table:table-cell office:value-type="float" office:value="9720">
            <text:p>9720</text:p>
          </table:table-cell>
          <table:table-cell office:value-type="string">
            <text:p>Middelfartgade</text:p>
          </table:table-cell>
          <table:table-cell office:value-type="string">
            <text:p>ved Østbane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437">
            <text:p>437</text:p>
          </table:table-cell>
          <table:table-cell office:value-type="string">
            <text:p>2,1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245">
            <text:p>245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12HAASzsWr.pdf</text:p>
          </table:table-cell>
        </table:table-row>
        <table:table-row table:style-name="ro2">
          <table:table-cell office:value-type="float" office:value="9720">
            <text:p>9720</text:p>
          </table:table-cell>
          <table:table-cell office:value-type="string">
            <text:p>Middelfartgade</text:p>
          </table:table-cell>
          <table:table-cell office:value-type="string">
            <text:p>ved Østbanegade</text:p>
          </table:table-cell>
          <table:table-cell office:value-type="string">
            <text:p>1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96">
            <text:p>696</text:p>
          </table:table-cell>
          <table:table-cell office:value-type="string">
            <text:p>0,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Oc1NzhPiX0.pdf</text:p>
          </table:table-cell>
        </table:table-row>
        <table:table-row table:style-name="ro2">
          <table:table-cell office:value-type="float" office:value="9721">
            <text:p>9721</text:p>
          </table:table-cell>
          <table:table-cell office:value-type="string">
            <text:p>Ringkøbinggade</text:p>
          </table:table-cell>
          <table:table-cell office:value-type="string">
            <text:p>ved Østbanegade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06">
            <text:p>206</text:p>
          </table:table-cell>
          <table:table-cell office:value-type="string">
            <text:p>1,9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rvBJhdjZV.pdf</text:p>
          </table:table-cell>
        </table:table-row>
        <table:table-row table:style-name="ro2">
          <table:table-cell office:value-type="float" office:value="9721">
            <text:p>9721</text:p>
          </table:table-cell>
          <table:table-cell office:value-type="string">
            <text:p>Ringkøbinggade</text:p>
          </table:table-cell>
          <table:table-cell office:value-type="string">
            <text:p>ved Østbanegade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string">
            <text:p>3,2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9urbVJRJhB.pdf</text:p>
          </table:table-cell>
        </table:table-row>
        <table:table-row table:style-name="ro2">
          <table:table-cell office:value-type="float" office:value="9722">
            <text:p>9722</text:p>
          </table:table-cell>
          <table:table-cell office:value-type="string">
            <text:p>Stockholmgade</text:p>
          </table:table-cell>
          <table:table-cell office:value-type="string">
            <text:p/>
          </table:table-cell>
          <table:table-cell office:value-type="string">
            <text:p>43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939">
            <text:p>939</text:p>
          </table:table-cell>
          <table:table-cell office:value-type="string">
            <text:p>1,4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office:value-type="float" office:value="1399">
            <text:p>1399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04zlV19yWu.pdf</text:p>
          </table:table-cell>
        </table:table-row>
        <table:table-row table:style-name="ro2">
          <table:table-cell office:value-type="float" office:value="9723">
            <text:p>9723</text:p>
          </table:table-cell>
          <table:table-cell office:value-type="string">
            <text:p>Stormgade</text:p>
          </table:table-cell>
          <table:table-cell office:value-type="string">
            <text:p/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786">
            <text:p>12786</text:p>
          </table:table-cell>
          <table:table-cell office:value-type="string">
            <text:p>10,7</text:p>
          </table:table-cell>
          <table:table-cell office:value-type="float" office:value="15000">
            <text:p>15000</text:p>
          </table:table-cell>
          <table:table-cell office:value-type="float" office:value="16700">
            <text:p>16700</text:p>
          </table:table-cell>
          <table:table-cell office:value-type="float" office:value="8728">
            <text:p>8728</text:p>
          </table:table-cell>
          <table:table-cell office:value-type="float" office:value="9000">
            <text:p>9000</text:p>
          </table:table-cell>
          <table:table-cell office:value-type="float" office:value="10600">
            <text:p>10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DtKhRTr3R.pdf</text:p>
          </table:table-cell>
        </table:table-row>
        <table:table-row table:style-name="ro2">
          <table:table-cell office:value-type="float" office:value="9724">
            <text:p>9724</text:p>
          </table:table-cell>
          <table:table-cell office:value-type="string">
            <text:p>Tietgensgade</text:p>
          </table:table-cell>
          <table:table-cell office:value-type="string">
            <text:p>SV for H.C.A.B.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529">
            <text:p>12529</text:p>
          </table:table-cell>
          <table:table-cell office:value-type="string">
            <text:p>9,8</text:p>
          </table:table-cell>
          <table:table-cell office:value-type="float" office:value="14700">
            <text:p>14700</text:p>
          </table:table-cell>
          <table:table-cell office:value-type="float" office:value="16400">
            <text:p>16400</text:p>
          </table:table-cell>
          <table:table-cell office:value-type="float" office:value="9040">
            <text:p>9040</text:p>
          </table:table-cell>
          <table:table-cell office:value-type="float" office:value="9300">
            <text:p>9300</text:p>
          </table:table-cell>
          <table:table-cell office:value-type="float" office:value="11000">
            <text:p>110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1HQmlJBNr.pdf</text:p>
          </table:table-cell>
        </table:table-row>
        <table:table-row table:style-name="ro2">
          <table:table-cell office:value-type="float" office:value="9730">
            <text:p>9730</text:p>
          </table:table-cell>
          <table:table-cell office:value-type="string">
            <text:p>Sønder Boulevard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hEueWchChS.pdf</text:p>
          </table:table-cell>
        </table:table-row>
        <table:table-row table:style-name="ro2">
          <table:table-cell office:value-type="float" office:value="9732">
            <text:p>9732</text:p>
          </table:table-cell>
          <table:table-cell office:value-type="string">
            <text:p>Istedgade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0">
            <text:p>2010</text:p>
          </table:table-cell>
          <table:table-cell office:value-type="string">
            <text:p>http://kk.sites.itera.dk/apps/kk_trafik/pdf/UJSfhTMMV4.pdf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string">
            <text:p>Christianshavns Torv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E0TQ1oJkF9.pdf</text:p>
          </table:table-cell>
        </table:table-row>
        <table:table-row table:style-name="ro2">
          <table:table-cell office:value-type="float" office:value="9736">
            <text:p>9736</text:p>
          </table:table-cell>
          <table:table-cell office:value-type="string">
            <text:p>Lergravsvej</text:p>
          </table:table-cell>
          <table:table-cell office:value-type="string">
            <text:p>Mellem Nyrnberggade Sternberggade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013">
            <text:p>1013</text:p>
          </table:table-cell>
          <table:table-cell office:value-type="string">
            <text:p>3,8</text:p>
          </table:table-cell>
          <table:table-cell office:value-type="float" office:value="1200">
            <text:p>1200</text:p>
          </table:table-cell>
          <table:table-cell office:value-type="float" office:value="1300">
            <text:p>1300</text:p>
          </table:table-cell>
          <table:table-cell office:value-type="float" office:value="1475">
            <text:p>1475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UupeFsfQd.pdf</text:p>
          </table:table-cell>
        </table:table-row>
        <table:table-row table:style-name="ro2">
          <table:table-cell office:value-type="float" office:value="9737">
            <text:p>9737</text:p>
          </table:table-cell>
          <table:table-cell office:value-type="string">
            <text:p>Lergravsvej</text:p>
          </table:table-cell>
          <table:table-cell office:value-type="string">
            <text:p>Mellem Strandlodsvej og Ved Amagerbanen</text:p>
          </table:table-cell>
          <table:table-cell office:value-type="string">
            <text:p>57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30">
            <text:p>730</text:p>
          </table:table-cell>
          <table:table-cell office:value-type="string">
            <text:p>2,2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FAXHF5VnA.pdf</text:p>
          </table:table-cell>
        </table:table-row>
        <table:table-row table:style-name="ro2">
          <table:table-cell office:value-type="float" office:value="9744">
            <text:p>9744</text:p>
          </table:table-cell>
          <table:table-cell office:value-type="string">
            <text:p>Søren Kierkegaards 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string">
            <text:p>http://kk.sites.itera.dk/apps/kk_trafik/pdf/VIazhym3SY.pdf</text:p>
          </table:table-cell>
        </table:table-row>
        <table:table-row table:style-name="ro2">
          <table:table-cell office:value-type="float" office:value="9747">
            <text:p>9747</text:p>
          </table:table-cell>
          <table:table-cell office:value-type="string">
            <text:p>Christianshavns Kanal</text:p>
          </table:table-cell>
          <table:table-cell office:value-type="string">
            <text:p>OPHOLD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6070">
            <text:p>607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3">
            <text:p>2013</text:p>
          </table:table-cell>
          <table:table-cell office:value-type="string">
            <text:p>http://kk.sites.itera.dk/apps/kk_trafik/pdf/tqWpZFHl5h.pdf</text:p>
          </table:table-cell>
        </table:table-row>
        <table:table-row table:style-name="ro2">
          <table:table-cell office:value-type="float" office:value="9751">
            <text:p>9751</text:p>
          </table:table-cell>
          <table:table-cell office:value-type="string">
            <text:p>Meinungsgade</text:p>
          </table:table-cell>
          <table:table-cell office:value-type="string">
            <text:p>trafik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650">
            <text:p>650</text:p>
          </table:table-cell>
          <table:table-cell office:value-type="string">
            <text:p>1,1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926">
            <text:p>926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6BBshnAs6Z.pdf</text:p>
          </table:table-cell>
        </table:table-row>
        <table:table-row table:style-name="ro2">
          <table:table-cell office:value-type="float" office:value="9752">
            <text:p>9752</text:p>
          </table:table-cell>
          <table:table-cell office:value-type="string">
            <text:p>Cirkelbroen</text:p>
          </table:table-cell>
          <table:table-cell office:value-type="string">
            <text:p>CYKL+FODG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2"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200">
            <text:p>2200</text:p>
          </table:table-cell>
          <table:table-cell office:value-type="float" office:value="2600">
            <text:p>26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0IsDDT0BBQ.pdf</text:p>
          </table:table-cell>
        </table:table-row>
        <table:table-row table:style-name="ro2">
          <table:table-cell office:value-type="float" office:value="9753">
            <text:p>9753</text:p>
          </table:table-cell>
          <table:table-cell office:value-type="string">
            <text:p>Baggesensgade</text:p>
          </table:table-cell>
          <table:table-cell office:value-type="string">
            <text:p>sydøst for Blågårdsgade</text:p>
          </table:table-cell>
          <table:table-cell office:value-type="string">
            <text:p>2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string">
            <text:p>1,8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1181">
            <text:p>1181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038g6zNDM.pdf</text:p>
          </table:table-cell>
        </table:table-row>
        <table:table-row table:style-name="ro2">
          <table:table-cell office:value-type="float" office:value="9754">
            <text:p>9754</text:p>
          </table:table-cell>
          <table:table-cell office:value-type="string">
            <text:p>Griffenfeldsgade</text:p>
          </table:table-cell>
          <table:table-cell office:value-type="string">
            <text:p>Syd for Nørrebrogade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22">
            <text:p>522</text:p>
          </table:table-cell>
          <table:table-cell office:value-type="string">
            <text:p>4,4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3928">
            <text:p>3928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vdl3JaMgL.pdf</text:p>
          </table:table-cell>
        </table:table-row>
        <table:table-row table:style-name="ro2">
          <table:table-cell office:value-type="float" office:value="9755">
            <text:p>9755</text:p>
          </table:table-cell>
          <table:table-cell office:value-type="string">
            <text:p>Guldbergsgade 35</text:p>
          </table:table-cell>
          <table:table-cell table:number-columns-repeated="2"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792">
            <text:p>792</text:p>
          </table:table-cell>
          <table:table-cell office:value-type="string">
            <text:p>1,9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5912">
            <text:p>5912</text:p>
          </table:table-cell>
          <table:table-cell office:value-type="float" office:value="6100">
            <text:p>6100</text:p>
          </table:table-cell>
          <table:table-cell office:value-type="float" office:value="7200">
            <text:p>7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qQCSb7Nuo.pdf</text:p>
          </table:table-cell>
        </table:table-row>
        <table:table-row table:style-name="ro2">
          <table:table-cell office:value-type="float" office:value="9756">
            <text:p>9756</text:p>
          </table:table-cell>
          <table:table-cell office:value-type="string">
            <text:p>Peblinge Dossering Syd for Nørrebrogade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207">
            <text:p>1207</text:p>
          </table:table-cell>
          <table:table-cell office:value-type="string">
            <text:p>1,5</text:p>
          </table:table-cell>
          <table:table-cell office:value-type="float" office:value="1400">
            <text:p>1400</text:p>
          </table:table-cell>
          <table:table-cell office:value-type="float" office:value="1600">
            <text:p>1600</text:p>
          </table:table-cell>
          <table:table-cell office:value-type="float" office:value="4861">
            <text:p>4861</text:p>
          </table:table-cell>
          <table:table-cell office:value-type="float" office:value="5000">
            <text:p>5000</text:p>
          </table:table-cell>
          <table:table-cell office:value-type="float" office:value="5900">
            <text:p>5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2FbeCzSBMt.pdf</text:p>
          </table:table-cell>
        </table:table-row>
        <table:table-row table:style-name="ro2">
          <table:table-cell office:value-type="float" office:value="9757">
            <text:p>9757</text:p>
          </table:table-cell>
          <table:table-cell office:value-type="string">
            <text:p>Prinsesse Charlottes Gade</text:p>
          </table:table-cell>
          <table:table-cell office:value-type="string">
            <text:p>Mellem Meinungsgade og Frederik VII's Gade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string">
            <text:p>1,4</text:p>
          </table:table-cell>
          <table:table-cell table:number-columns-repeated="2" office:value-type="float" office:value="700">
            <text:p>700</text:p>
          </table:table-cell>
          <table:table-cell office:value-type="float" office:value="762">
            <text:p>762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CIP43J0iI.pdf</text:p>
          </table:table-cell>
        </table:table-row>
        <table:table-row table:style-name="ro2">
          <table:table-cell office:value-type="float" office:value="9758">
            <text:p>9758</text:p>
          </table:table-cell>
          <table:table-cell office:value-type="string">
            <text:p>Slotsgade</text:p>
          </table:table-cell>
          <table:table-cell office:value-type="string">
            <text:p>sydvest for Nørrebrogade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string">
            <text:p>9,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40">
            <text:p>34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tx35Bl1n93.pdf</text:p>
          </table:table-cell>
        </table:table-row>
        <table:table-row table:style-name="ro2">
          <table:table-cell office:value-type="float" office:value="9759">
            <text:p>9759</text:p>
          </table:table-cell>
          <table:table-cell office:value-type="string">
            <text:p>X_Korsgade_Blågårdsgade</text:p>
          </table:table-cell>
          <table:table-cell office:value-type="string">
            <text:p>KRYDSTÆLLING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c2RdbBNpN.pdf</text:p>
          </table:table-cell>
        </table:table-row>
        <table:table-row table:style-name="ro2">
          <table:table-cell office:value-type="float" office:value="9760">
            <text:p>9760</text:p>
          </table:table-cell>
          <table:table-cell office:value-type="string">
            <text:p>Nørrebrogade-Kapelvej_Peter Fabers Gade</text:p>
          </table:table-cell>
          <table:table-cell office:value-type="string">
            <text:p>nordvest for Stengade</text:p>
          </table:table-cell>
          <table:table-cell office:value-type="string">
            <text:p>42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9QiqeL0rS.pdf</text:p>
          </table:table-cell>
        </table:table-row>
        <table:table-row table:style-name="ro2">
          <table:table-cell office:value-type="float" office:value="9761">
            <text:p>9761</text:p>
          </table:table-cell>
          <table:table-cell office:value-type="string">
            <text:p>Guldbergsgade-Ahorngade-Birkegade</text:p>
          </table:table-cell>
          <table:table-cell office:value-type="string">
            <text:p>KRYDSTÆLLING</text:p>
          </table:table-cell>
          <table:table-cell office:value-type="string">
            <text:p>9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xIxpI3p89.pdf</text:p>
          </table:table-cell>
        </table:table-row>
        <table:table-row table:style-name="ro2">
          <table:table-cell office:value-type="float" office:value="9762">
            <text:p>9762</text:p>
          </table:table-cell>
          <table:table-cell office:value-type="string">
            <text:p>Tåsinge 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jEOUwWDNK.pdf</text:p>
          </table:table-cell>
        </table:table-row>
        <table:table-row table:style-name="ro2">
          <table:table-cell office:value-type="float" office:value="9763">
            <text:p>9763</text:p>
          </table:table-cell>
          <table:table-cell office:value-type="string">
            <text:p>Israels Plads - Syd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uamUkyVNq.pdf</text:p>
          </table:table-cell>
        </table:table-row>
        <table:table-row table:style-name="ro2">
          <table:table-cell office:value-type="float" office:value="9764">
            <text:p>9764</text:p>
          </table:table-cell>
          <table:table-cell office:value-type="string">
            <text:p>Slesviggade</text:p>
          </table:table-cell>
          <table:table-cell office:value-type="string">
            <text:p>Alsgade-Slesvigsgade, SØ</text:p>
          </table:table-cell>
          <table:table-cell office:value-type="string">
            <text:p>21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DzrKj78dm.pdf</text:p>
          </table:table-cell>
        </table:table-row>
        <table:table-row table:style-name="ro2">
          <table:table-cell office:value-type="float" office:value="9765">
            <text:p>9765</text:p>
          </table:table-cell>
          <table:table-cell office:value-type="string">
            <text:p>Legepladsen på Bispeeng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xYHVL42Ew.pdf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string">
            <text:p>Slesviggade</text:p>
          </table:table-cell>
          <table:table-cell office:value-type="string">
            <text:p>Alsgade-Slesvigsgade, NV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ZTuAwAuX5H.pdf</text:p>
          </table:table-cell>
        </table:table-row>
        <table:table-row table:style-name="ro2">
          <table:table-cell office:value-type="float" office:value="9767">
            <text:p>9767</text:p>
          </table:table-cell>
          <table:table-cell office:value-type="string">
            <text:p>Blegdamsremisen - Legeplads</text:p>
          </table:table-cell>
          <table:table-cell office:value-type="string">
            <text:p>OPHOLD</text:p>
          </table:table-cell>
          <table:table-cell office:value-type="string">
            <text:p>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bRW7eEx4If.pdf</text:p>
          </table:table-cell>
        </table:table-row>
        <table:table-row table:style-name="ro2">
          <table:table-cell office:value-type="float" office:value="9768">
            <text:p>9768</text:p>
          </table:table-cell>
          <table:table-cell office:value-type="string">
            <text:p>Bredegrund</text:p>
          </table:table-cell>
          <table:table-cell office:value-type="string">
            <text:p>OPHOLD Byggelegepladsen på Bredegrund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0JKMLlP7n.pdf</text:p>
          </table:table-cell>
        </table:table-row>
        <table:table-row table:style-name="ro2">
          <table:table-cell office:value-type="float" office:value="9769">
            <text:p>9769</text:p>
          </table:table-cell>
          <table:table-cell office:value-type="string">
            <text:p>Bredegrund</text:p>
          </table:table-cell>
          <table:table-cell office:value-type="string">
            <text:p>OPHOLD Legepladsen på Bredegrund</text:p>
          </table:table-cell>
          <table:table-cell office:value-type="string">
            <text:p>8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dPFuSOIDC.pdf</text:p>
          </table:table-cell>
        </table:table-row>
        <table:table-row table:style-name="ro2">
          <table:table-cell office:value-type="float" office:value="9770">
            <text:p>9770</text:p>
          </table:table-cell>
          <table:table-cell office:value-type="string">
            <text:p>ByOasen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zpCagd0Kd.pdf</text:p>
          </table:table-cell>
        </table:table-row>
        <table:table-row table:style-name="ro2">
          <table:table-cell office:value-type="float" office:value="9771">
            <text:p>9771</text:p>
          </table:table-cell>
          <table:table-cell office:value-type="string">
            <text:p>Cirkelbroen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YtxzFnjH3G.pdf</text:p>
          </table:table-cell>
        </table:table-row>
        <table:table-row table:style-name="ro2">
          <table:table-cell office:value-type="float" office:value="9772">
            <text:p>9772</text:p>
          </table:table-cell>
          <table:table-cell office:value-type="string">
            <text:p>Den Røde Plads</text:p>
          </table:table-cell>
          <table:table-cell office:value-type="string">
            <text:p>OPHOLD</text:p>
          </table:table-cell>
          <table:table-cell office:value-type="string">
            <text:p>-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XHXnsVI6dQ.pdf</text:p>
          </table:table-cell>
        </table:table-row>
        <table:table-row table:style-name="ro2">
          <table:table-cell office:value-type="float" office:value="9773">
            <text:p>9773</text:p>
          </table:table-cell>
          <table:table-cell office:value-type="string">
            <text:p>Grøndal Torv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5FIDDZgPnA.pdf</text:p>
          </table:table-cell>
        </table:table-row>
        <table:table-row table:style-name="ro2">
          <table:table-cell office:value-type="float" office:value="9774">
            <text:p>9774</text:p>
          </table:table-cell>
          <table:table-cell office:value-type="string">
            <text:p>Grøndal Torv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GVwwrVvsa.pdf</text:p>
          </table:table-cell>
        </table:table-row>
        <table:table-row table:style-name="ro2">
          <table:table-cell office:value-type="float" office:value="9775">
            <text:p>9775</text:p>
          </table:table-cell>
          <table:table-cell office:value-type="string">
            <text:p>Gunløgsgade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KwdMuRUcU.pdf</text:p>
          </table:table-cell>
        </table:table-row>
        <table:table-row table:style-name="ro2">
          <table:table-cell office:value-type="float" office:value="9776">
            <text:p>9776</text:p>
          </table:table-cell>
          <table:table-cell office:value-type="string">
            <text:p>Hans Tavsens Park - Legeplads VEST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rJKixoOCL.pdf</text:p>
          </table:table-cell>
        </table:table-row>
        <table:table-row table:style-name="ro2">
          <table:table-cell office:value-type="float" office:value="9777">
            <text:p>9777</text:p>
          </table:table-cell>
          <table:table-cell office:value-type="string">
            <text:p>Hans Tavsens Park - Legeplads ØST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PW0gxYhLe.pdf</text:p>
          </table:table-cell>
        </table:table-row>
        <table:table-row table:style-name="ro2">
          <table:table-cell office:value-type="float" office:value="9778">
            <text:p>9778</text:p>
          </table:table-cell>
          <table:table-cell office:value-type="string">
            <text:p>Kildevældsparken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iLC0hVy15.pdf</text:p>
          </table:table-cell>
        </table:table-row>
        <table:table-row table:style-name="ro2">
          <table:table-cell office:value-type="float" office:value="9779">
            <text:p>9779</text:p>
          </table:table-cell>
          <table:table-cell office:value-type="string">
            <text:p>Lergravsparken - Legeplads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JeYuBvk9m.pdf</text:p>
          </table:table-cell>
        </table:table-row>
        <table:table-row table:style-name="ro2">
          <table:table-cell office:value-type="float" office:value="9781">
            <text:p>9781</text:p>
          </table:table-cell>
          <table:table-cell office:value-type="string">
            <text:p>Mozarts Plads</text:p>
          </table:table-cell>
          <table:table-cell office:value-type="string">
            <text:p>OPHOLD</text:p>
          </table:table-cell>
          <table:table-cell office:value-type="string">
            <text:p>Mozarts Plads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jDgJr24fh.pdf</text:p>
          </table:table-cell>
        </table:table-row>
        <table:table-row table:style-name="ro2">
          <table:table-cell office:value-type="float" office:value="9782">
            <text:p>9782</text:p>
          </table:table-cell>
          <table:table-cell office:value-type="string">
            <text:p>Nørrebroparken - Legeplads</text:p>
          </table:table-cell>
          <table:table-cell office:value-type="string">
            <text:p>OPHOLD</text:p>
          </table:table-cell>
          <table:table-cell office:value-type="string">
            <text:p>Nørrebroparken - Legeplads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uxnFYnm0a.pdf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string">
            <text:p>Remiseparken - Bondegården</text:p>
          </table:table-cell>
          <table:table-cell office:value-type="string">
            <text:p>OPHOLD</text:p>
          </table:table-cell>
          <table:table-cell office:value-type="string">
            <text:p>Remiseparken - Bondegården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WbY7G6gWqo.pdf</text:p>
          </table:table-cell>
        </table:table-row>
        <table:table-row table:style-name="ro2">
          <table:table-cell office:value-type="float" office:value="9784">
            <text:p>9784</text:p>
          </table:table-cell>
          <table:table-cell office:value-type="string">
            <text:p>Remiseparken - Byggelegepladsen</text:p>
          </table:table-cell>
          <table:table-cell office:value-type="string">
            <text:p>OPHOLD</text:p>
          </table:table-cell>
          <table:table-cell office:value-type="string">
            <text:p>Remiseparken - Byggelegepladsen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xuf6KEFWh.pdf</text:p>
          </table:table-cell>
        </table:table-row>
        <table:table-row table:style-name="ro2">
          <table:table-cell office:value-type="float" office:value="9785">
            <text:p>9785</text:p>
          </table:table-cell>
          <table:table-cell office:value-type="string">
            <text:p>Wesselsgade - Legeplads</text:p>
          </table:table-cell>
          <table:table-cell office:value-type="string">
            <text:p>OPHOLD</text:p>
          </table:table-cell>
          <table:table-cell office:value-type="string">
            <text:p>Wesselsgade - Legeplads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DV1wStX8CU.pdf</text:p>
          </table:table-cell>
        </table:table-row>
        <table:table-row table:style-name="ro2">
          <table:table-cell office:value-type="float" office:value="9786">
            <text:p>9786</text:p>
          </table:table-cell>
          <table:table-cell office:value-type="string">
            <text:p>Ørstedsparken - Legeplads</text:p>
          </table:table-cell>
          <table:table-cell office:value-type="string">
            <text:p>OPHOLD</text:p>
          </table:table-cell>
          <table:table-cell office:value-type="string">
            <text:p>Ørstedsparken - Legeplads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xzuojeNag.pdf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string">
            <text:p>Assistens Kirkegård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jnR3IkxXhi.pdf</text:p>
          </table:table-cell>
        </table:table-row>
        <table:table-row table:style-name="ro2">
          <table:table-cell office:value-type="float" office:value="9790">
            <text:p>9790</text:p>
          </table:table-cell>
          <table:table-cell office:value-type="string">
            <text:p>Hørsholm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foQzr4YXj.pdf</text:p>
          </table:table-cell>
        </table:table-row>
        <table:table-row table:style-name="ro2">
          <table:table-cell office:value-type="float" office:value="9791">
            <text:p>9791</text:p>
          </table:table-cell>
          <table:table-cell office:value-type="string">
            <text:p>Kronborg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90gmxvWGe.pdf</text:p>
          </table:table-cell>
        </table:table-row>
        <table:table-row table:style-name="ro2">
          <table:table-cell office:value-type="float" office:value="9792">
            <text:p>9792</text:p>
          </table:table-cell>
          <table:table-cell office:value-type="string">
            <text:p>Jægersborg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6MDULHmR5z.pdf</text:p>
          </table:table-cell>
        </table:table-row>
        <table:table-row table:style-name="ro2">
          <table:table-cell office:value-type="float" office:value="9793">
            <text:p>9793</text:p>
          </table:table-cell>
          <table:table-cell office:value-type="string">
            <text:p>Bjelkes Allé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RE3jk18Zr.pdf</text:p>
          </table:table-cell>
        </table:table-row>
        <table:table-row table:style-name="ro2">
          <table:table-cell office:value-type="float" office:value="9794">
            <text:p>9794</text:p>
          </table:table-cell>
          <table:table-cell office:value-type="string">
            <text:p>Husum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VgTPog7aDv.pdf</text:p>
          </table:table-cell>
        </table:table-row>
        <table:table-row table:style-name="ro2">
          <table:table-cell office:value-type="float" office:value="9795">
            <text:p>9795</text:p>
          </table:table-cell>
          <table:table-cell office:value-type="string">
            <text:p>Julius Bloms 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YfHtxdEMwB.pdf</text:p>
          </table:table-cell>
        </table:table-row>
        <table:table-row table:style-name="ro2">
          <table:table-cell office:value-type="float" office:value="9796">
            <text:p>9796</text:p>
          </table:table-cell>
          <table:table-cell office:value-type="string">
            <text:p>Bispeengbuen - Borups Allé frakørsel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3uaFwBte2.pdf</text:p>
          </table:table-cell>
        </table:table-row>
        <table:table-row table:style-name="ro2">
          <table:table-cell office:value-type="float" office:value="9797">
            <text:p>9797</text:p>
          </table:table-cell>
          <table:table-cell office:value-type="string">
            <text:p>Bispeengbuen - Ågade - Borups Plads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ZimU0zEEv.pdf</text:p>
          </table:table-cell>
        </table:table-row>
        <table:table-row table:style-name="ro2">
          <table:table-cell office:value-type="float" office:value="9798">
            <text:p>9798</text:p>
          </table:table-cell>
          <table:table-cell office:value-type="string">
            <text:p>Borups Allé - Hulgårds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2x7gayhXx.pdf</text:p>
          </table:table-cell>
        </table:table-row>
        <table:table-row table:style-name="ro2">
          <table:table-cell office:value-type="float" office:value="9800">
            <text:p>9800</text:p>
          </table:table-cell>
          <table:table-cell office:value-type="string">
            <text:p>Hareskovvej - Pilesvinget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J4nywWmq3.pdf</text:p>
          </table:table-cell>
        </table:table-row>
        <table:table-row table:style-name="ro2">
          <table:table-cell office:value-type="float" office:value="9801">
            <text:p>9801</text:p>
          </table:table-cell>
          <table:table-cell office:value-type="string">
            <text:p>Jagtvej - Lersø Parkallé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9eLBbzoMTA.pdf</text:p>
          </table:table-cell>
        </table:table-row>
        <table:table-row table:style-name="ro2">
          <table:table-cell office:value-type="float" office:value="9802">
            <text:p>9802</text:p>
          </table:table-cell>
          <table:table-cell office:value-type="string">
            <text:p>Jagtvej - Serridslevsvej - Venneminde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Mz33eXJq4X.pdf</text:p>
          </table:table-cell>
        </table:table-row>
        <table:table-row table:style-name="ro2">
          <table:table-cell office:value-type="float" office:value="9803">
            <text:p>9803</text:p>
          </table:table-cell>
          <table:table-cell office:value-type="string">
            <text:p>Jagtvej - Tagens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r6aR5NrXxX.pdf</text:p>
          </table:table-cell>
        </table:table-row>
        <table:table-row table:style-name="ro2">
          <table:table-cell office:value-type="float" office:value="9804">
            <text:p>9804</text:p>
          </table:table-cell>
          <table:table-cell office:value-type="string">
            <text:p>Kronprinsesse Sofies Vej - Bispeengbuen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0h8pOLgxO3.pdf</text:p>
          </table:table-cell>
        </table:table-row>
        <table:table-row table:style-name="ro2">
          <table:table-cell office:value-type="float" office:value="9805">
            <text:p>9805</text:p>
          </table:table-cell>
          <table:table-cell office:value-type="string">
            <text:p>Åboulevard - H.C. Ørstedsvej - Griffenfeldsgade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3muBSguruh.pdf</text:p>
          </table:table-cell>
        </table:table-row>
        <table:table-row table:style-name="ro2">
          <table:table-cell office:value-type="float" office:value="9806">
            <text:p>9806</text:p>
          </table:table-cell>
          <table:table-cell office:value-type="string">
            <text:p>Åboulevard - Blågårdsgade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wHtoaxLvh.pdf</text:p>
          </table:table-cell>
        </table:table-row>
        <table:table-row table:style-name="ro2">
          <table:table-cell office:value-type="float" office:value="9807">
            <text:p>9807</text:p>
          </table:table-cell>
          <table:table-cell office:value-type="string">
            <text:p>Åboulevard - Julius Thomsens Gade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RvRhJJ29A.pdf</text:p>
          </table:table-cell>
        </table:table-row>
        <table:table-row table:style-name="ro2">
          <table:table-cell office:value-type="float" office:value="9808">
            <text:p>9808</text:p>
          </table:table-cell>
          <table:table-cell office:value-type="string">
            <text:p>Åboulevard - Rantzausgade - Worsaaes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GEUvZNWpi.pdf</text:p>
          </table:table-cell>
        </table:table-row>
        <table:table-row table:style-name="ro2">
          <table:table-cell office:value-type="float" office:value="9809">
            <text:p>9809</text:p>
          </table:table-cell>
          <table:table-cell office:value-type="string">
            <text:p>Ågade - Åboulevard - Bülows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lIQ2Cfqy7.pdf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string">
            <text:p>Mimersgade - Jagtvej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FDOEUXDCY.pdf</text:p>
          </table:table-cell>
        </table:table-row>
        <table:table-row table:style-name="ro2">
          <table:table-cell office:value-type="float" office:value="9811">
            <text:p>9811</text:p>
          </table:table-cell>
          <table:table-cell office:value-type="string">
            <text:p>Borups Allé</text:p>
          </table:table-cell>
          <table:table-cell office:value-type="string">
            <text:p>Rampe, FRA Utterslevvej</text:p>
          </table:table-cell>
          <table:table-cell office:value-type="string">
            <text:p>28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eihb6IBeql.pdf</text:p>
          </table:table-cell>
        </table:table-row>
        <table:table-row table:style-name="ro2">
          <table:table-cell office:value-type="float" office:value="9812">
            <text:p>9812</text:p>
          </table:table-cell>
          <table:table-cell office:value-type="string">
            <text:p>Borups Allé</text:p>
          </table:table-cell>
          <table:table-cell office:value-type="string">
            <text:p>Rampe, MOD Utterslevvej</text:p>
          </table:table-cell>
          <table:table-cell office:value-type="string">
            <text:p>28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zpDYMgn4Sw.pdf</text:p>
          </table:table-cell>
        </table:table-row>
        <table:table-row table:style-name="ro2">
          <table:table-cell office:value-type="float" office:value="9813">
            <text:p>9813</text:p>
          </table:table-cell>
          <table:table-cell office:value-type="string">
            <text:p>Hareskovvej</text:p>
          </table:table-cell>
          <table:table-cell office:value-type="string">
            <text:p>rampe FRA Utterslevvej</text:p>
          </table:table-cell>
          <table:table-cell office:value-type="string">
            <text:p>1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89SnPPOSbf.pdf</text:p>
          </table:table-cell>
        </table:table-row>
        <table:table-row table:style-name="ro2">
          <table:table-cell office:value-type="float" office:value="9814">
            <text:p>9814</text:p>
          </table:table-cell>
          <table:table-cell office:value-type="string">
            <text:p>Hareskovvej</text:p>
          </table:table-cell>
          <table:table-cell office:value-type="string">
            <text:p>rampe MOD Utterslevvej</text:p>
          </table:table-cell>
          <table:table-cell office:value-type="string">
            <text:p>4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4Z03B1o6P.pdf</text:p>
          </table:table-cell>
        </table:table-row>
        <table:table-row table:style-name="ro2">
          <table:table-cell office:value-type="float" office:value="9815">
            <text:p>9815</text:p>
          </table:table-cell>
          <table:table-cell office:value-type="string">
            <text:p>Mellemvangen</text:p>
          </table:table-cell>
          <table:table-cell office:value-type="string">
            <text:p>NORD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WFTSmvngg.pdf</text:p>
          </table:table-cell>
        </table:table-row>
        <table:table-row table:style-name="ro2">
          <table:table-cell office:value-type="float" office:value="9816">
            <text:p>9816</text:p>
          </table:table-cell>
          <table:table-cell office:value-type="string">
            <text:p>Mellemvangen</text:p>
          </table:table-cell>
          <table:table-cell office:value-type="string">
            <text:p>SYD</text:p>
          </table:table-cell>
          <table:table-cell office:value-type="string">
            <text:p>3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CDVxpgXms4.pdf</text:p>
          </table:table-cell>
        </table:table-row>
        <table:table-row table:style-name="ro2">
          <table:table-cell office:value-type="float" office:value="9817">
            <text:p>9817</text:p>
          </table:table-cell>
          <table:table-cell office:value-type="string">
            <text:p>Mågevej</text:p>
          </table:table-cell>
          <table:table-cell office:value-type="string">
            <text:p>Nord for Borups Allé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2WOhfxwVm.pdf</text:p>
          </table:table-cell>
        </table:table-row>
        <table:table-row table:style-name="ro2">
          <table:table-cell office:value-type="float" office:value="9818">
            <text:p>9818</text:p>
          </table:table-cell>
          <table:table-cell office:value-type="string">
            <text:p>Mågevej SYD</text:p>
          </table:table-cell>
          <table:table-cell office:value-type="string">
            <text:p>Syd for Borups Allé</text:p>
          </table:table-cell>
          <table:table-cell office:value-type="string">
            <text:p>20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q7rUSQXn36.pdf</text:p>
          </table:table-cell>
        </table:table-row>
        <table:table-row table:style-name="ro2">
          <table:table-cell office:value-type="float" office:value="9819">
            <text:p>9819</text:p>
          </table:table-cell>
          <table:table-cell office:value-type="string">
            <text:p>Utterslev Mose - område 1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4MhRM5E1On.pdf</text:p>
          </table:table-cell>
        </table:table-row>
        <table:table-row table:style-name="ro2">
          <table:table-cell office:value-type="float" office:value="9820">
            <text:p>9820</text:p>
          </table:table-cell>
          <table:table-cell office:value-type="string">
            <text:p>Utterslev Mose - område 2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yQq2zhl9F.pdf</text:p>
          </table:table-cell>
        </table:table-row>
        <table:table-row table:style-name="ro2">
          <table:table-cell office:value-type="float" office:value="9821">
            <text:p>9821</text:p>
          </table:table-cell>
          <table:table-cell office:value-type="string">
            <text:p>Utterslev Mose - område 3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7bB4MDiki5.pdf</text:p>
          </table:table-cell>
        </table:table-row>
        <table:table-row table:style-name="ro2">
          <table:table-cell office:value-type="float" office:value="9822">
            <text:p>9822</text:p>
          </table:table-cell>
          <table:table-cell office:value-type="string">
            <text:p>Utterslev Mose - område 4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b33MmdJZT.pdf</text:p>
          </table:table-cell>
        </table:table-row>
        <table:table-row table:style-name="ro2">
          <table:table-cell office:value-type="float" office:value="9823">
            <text:p>9823</text:p>
          </table:table-cell>
          <table:table-cell office:value-type="string">
            <text:p>Utterslev Mose - område 5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ImD190Vnax.pdf</text:p>
          </table:table-cell>
        </table:table-row>
        <table:table-row table:style-name="ro2">
          <table:table-cell office:value-type="float" office:value="9824">
            <text:p>9824</text:p>
          </table:table-cell>
          <table:table-cell office:value-type="string">
            <text:p>Utterslev Mose - område 6</text:p>
          </table:table-cell>
          <table:table-cell office:value-type="string">
            <text:p>OPHOL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fcUBxvmTUs.pdf</text:p>
          </table:table-cell>
        </table:table-row>
        <table:table-row table:style-name="ro2">
          <table:table-cell office:value-type="float" office:value="9825">
            <text:p>9825</text:p>
          </table:table-cell>
          <table:table-cell office:value-type="string">
            <text:p>Stengade-Baggesensgade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8PgItrCkR5.pdf</text:p>
          </table:table-cell>
        </table:table-row>
        <table:table-row table:style-name="ro2">
          <table:table-cell office:value-type="float" office:value="9826">
            <text:p>9826</text:p>
          </table:table-cell>
          <table:table-cell office:value-type="string">
            <text:p>Wesselsgade-Baggesensgade</text:p>
          </table:table-cell>
          <table:table-cell office:value-type="string">
            <text:p>Krydstælling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cYNBfNsS4p.pdf</text:p>
          </table:table-cell>
        </table:table-row>
        <table:table-row table:style-name="ro2">
          <table:table-cell office:value-type="float" office:value="9827">
            <text:p>9827</text:p>
          </table:table-cell>
          <table:table-cell office:value-type="string">
            <text:p>Griffenfeldsgade</text:p>
          </table:table-cell>
          <table:table-cell office:value-type="string">
            <text:p>Syd for Korsgade</text:p>
          </table:table-cell>
          <table:table-cell office:value-type="string">
            <text:p>35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3324">
            <text:p>3324</text:p>
          </table:table-cell>
          <table:table-cell office:value-type="string">
            <text:p>7,9</text:p>
          </table:table-cell>
          <table:table-cell office:value-type="float" office:value="3900">
            <text:p>3900</text:p>
          </table:table-cell>
          <table:table-cell office:value-type="float" office:value="4400">
            <text:p>4400</text:p>
          </table:table-cell>
          <table:table-cell table:number-columns-repeated="3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yV1n7A4aPD.pdf</text:p>
          </table:table-cell>
        </table:table-row>
        <table:table-row table:style-name="ro2">
          <table:table-cell office:value-type="float" office:value="9828">
            <text:p>9828</text:p>
          </table:table-cell>
          <table:table-cell office:value-type="string">
            <text:p>Stengade</text:p>
          </table:table-cell>
          <table:table-cell office:value-type="string">
            <text:p>Ved Folkets Park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98">
            <text:p>2598</text:p>
          </table:table-cell>
          <table:table-cell office:value-type="string">
            <text:p/>
          </table:table-cell>
          <table:table-cell office:value-type="float" office:value="3000">
            <text:p>3000</text:p>
          </table:table-cell>
          <table:table-cell office:value-type="float" office:value="3400">
            <text:p>3400</text:p>
          </table:table-cell>
          <table:table-cell office:value-type="float" office:value="4962">
            <text:p>4962</text:p>
          </table:table-cell>
          <table:table-cell office:value-type="float" office:value="5100">
            <text:p>5100</text:p>
          </table:table-cell>
          <table:table-cell office:value-type="float" office:value="6100">
            <text:p>6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SUN4QurssK.pdf</text:p>
          </table:table-cell>
        </table:table-row>
        <table:table-row table:style-name="ro2">
          <table:table-cell office:value-type="float" office:value="9829">
            <text:p>9829</text:p>
          </table:table-cell>
          <table:table-cell office:value-type="string">
            <text:p>Hammershøis Kaj (ved Cirkelbroen)</text:p>
          </table:table-cell>
          <table:table-cell office:value-type="string">
            <text:p>FOD</text:p>
          </table:table-cell>
          <table:table-cell office:value-type="string">
            <text:p/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ab3KdzqxZm.pdf</text:p>
          </table:table-cell>
        </table:table-row>
        <table:table-row table:style-name="ro2">
          <table:table-cell office:value-type="float" office:value="9833">
            <text:p>9833</text:p>
          </table:table-cell>
          <table:table-cell office:value-type="string">
            <text:p>Staldgade</text:p>
          </table:table-cell>
          <table:table-cell office:value-type="string">
            <text:p>FOD</text:p>
          </table:table-cell>
          <table:table-cell office:value-type="string">
            <text:p>3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PblKT5unmL.pdf</text:p>
          </table:table-cell>
        </table:table-row>
        <table:table-row table:style-name="ro2">
          <table:table-cell office:value-type="float" office:value="9834">
            <text:p>9834</text:p>
          </table:table-cell>
          <table:table-cell office:value-type="string">
            <text:p>Herninggade</text:p>
          </table:table-cell>
          <table:table-cell office:value-type="string">
            <text:p>trafik</text:p>
          </table:table-cell>
          <table:table-cell office:value-type="string">
            <text:p>26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546">
            <text:p>546</text:p>
          </table:table-cell>
          <table:table-cell office:value-type="string">
            <text:p>2,2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kkh8MN849j.pdf</text:p>
          </table:table-cell>
        </table:table-row>
        <table:table-row table:style-name="ro2">
          <table:table-cell office:value-type="float" office:value="9835">
            <text:p>9835</text:p>
          </table:table-cell>
          <table:table-cell office:value-type="string">
            <text:p>Holstebrogade</text:p>
          </table:table-cell>
          <table:table-cell office:value-type="string">
            <text:p>trafik</text:p>
          </table:table-cell>
          <table:table-cell office:value-type="string">
            <text:p>1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52">
            <text:p>252</text:p>
          </table:table-cell>
          <table:table-cell office:value-type="string">
            <text:p>1,6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u5RSBxLZAr.pdf</text:p>
          </table:table-cell>
        </table:table-row>
        <table:table-row table:style-name="ro2">
          <table:table-cell office:value-type="float" office:value="9836">
            <text:p>9836</text:p>
          </table:table-cell>
          <table:table-cell office:value-type="string">
            <text:p>Middelfartgade</text:p>
          </table:table-cell>
          <table:table-cell office:value-type="string">
            <text:p>trafik</text:p>
          </table:table-cell>
          <table:table-cell office:value-type="string">
            <text:p>2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1114">
            <text:p>1114</text:p>
          </table:table-cell>
          <table:table-cell office:value-type="string">
            <text:p>0,7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  <table:table-cell office:value-type="float" office:value="338">
            <text:p>338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NDoakeUUub.pdf</text:p>
          </table:table-cell>
        </table:table-row>
        <table:table-row table:style-name="ro2">
          <table:table-cell office:value-type="float" office:value="9837">
            <text:p>9837</text:p>
          </table:table-cell>
          <table:table-cell office:value-type="string">
            <text:p>Vardegade</text:p>
          </table:table-cell>
          <table:table-cell office:value-type="string">
            <text:p>trafik</text:p>
          </table:table-cell>
          <table:table-cell office:value-type="string">
            <text:p>1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72">
            <text:p>272</text:p>
          </table:table-cell>
          <table:table-cell office:value-type="string">
            <text:p>1,5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Gt3DMH1ixK.pdf</text:p>
          </table:table-cell>
        </table:table-row>
        <table:table-row table:style-name="ro2">
          <table:table-cell office:value-type="float" office:value="9838">
            <text:p>9838</text:p>
          </table:table-cell>
          <table:table-cell office:value-type="string">
            <text:p>Vardegade</text:p>
          </table:table-cell>
          <table:table-cell office:value-type="string">
            <text:p>trafik</text:p>
          </table:table-cell>
          <table:table-cell office:value-type="string">
            <text:p>24</text:p>
          </table:table-cell>
          <table:table-cell office:value-type="string">
            <text:p>Øvrige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string">
            <text:p>6,4</text:p>
          </table:table-cell>
          <table:table-cell table:number-columns-repeated="2" office:value-type="float" office:value="300">
            <text:p>3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15">
            <text:p>2015</text:p>
          </table:table-cell>
          <table:table-cell office:value-type="string">
            <text:p>http://kk.sites.itera.dk/apps/kk_trafik/pdf/Lh7wHfjAMl.pdf</text:p>
          </table:table-cell>
        </table:table-row>
        <table:table-row table:style-name="ro2">
          <table:table-cell office:value-type="float" office:value="9839">
            <text:p>9839</text:p>
          </table:table-cell>
          <table:table-cell office:value-type="string">
            <text:p>Hans Knudsens Plads</text:p>
          </table:table-cell>
          <table:table-cell office:value-type="string">
            <text:p>KRYDS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J8ZfEAukLp.pdf</text:p>
          </table:table-cell>
        </table:table-row>
        <table:table-row table:style-name="ro2">
          <table:table-cell office:value-type="float" office:value="9840">
            <text:p>9840</text:p>
          </table:table-cell>
          <table:table-cell office:value-type="string">
            <text:p>Vordingborggade_Kalkbrænderihavnsgade</text:p>
          </table:table-cell>
          <table:table-cell office:value-type="string">
            <text:p>KRYDS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6oVJYeKVNz.pdf</text:p>
          </table:table-cell>
        </table:table-row>
        <table:table-row table:style-name="ro2">
          <table:table-cell office:value-type="float" office:value="9841">
            <text:p>9841</text:p>
          </table:table-cell>
          <table:table-cell office:value-type="string">
            <text:p>Lyngbyvej-Sejrøgade - Haraldsgade</text:p>
          </table:table-cell>
          <table:table-cell office:value-type="string">
            <text:p>KRYDS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4HQAzyAJse.pdf</text:p>
          </table:table-cell>
        </table:table-row>
        <table:table-row table:style-name="ro2">
          <table:table-cell office:value-type="float" office:value="9842">
            <text:p>9842</text:p>
          </table:table-cell>
          <table:table-cell office:value-type="string">
            <text:p>Nørre Allé-Øster Allé</text:p>
          </table:table-cell>
          <table:table-cell office:value-type="string">
            <text:p>KRYDS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ceqlyyXKXH.pdf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string">
            <text:p>Strandvejen-Strandøre</text:p>
          </table:table-cell>
          <table:table-cell office:value-type="string">
            <text:p>KRYDS</text:p>
          </table:table-cell>
          <table:table-cell office:value-type="string">
            <text:p>X</text:p>
          </table:table-cell>
          <table:table-cell office:value-type="string">
            <text:p>Øvrige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table:number-columns-repeated="5"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string">
            <text:p>http://kk.sites.itera.dk/apps/kk_trafik/pdf/QedxrXurMP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27-02-2016</text:date>, <text:time>18:13:3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8:13:39.30</dc:date>
    <meta:document-statistic meta:table-count="1" meta:cell-count="15045" meta:object-count="0"/>
    <meta:generator>OpenOffice/4.1.2$Win32 OpenOffice.org_project/412m3$Build-9782</meta:generator>
  </office:meta>
</office:document-meta>
</file>